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1165in" svg:height="2.7713in" svg:x="2.7098in" svg:y="259.7224in">
            <draw:object draw:notify-on-update-of-ranges="Sheet1.B1:Sheet1.B1 Sheet1.C2:Sheet1.C1567 Sheet1.C1:Sheet1.C1 Sheet1.B2:Sheet1.B156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R</text:p>
          </table:table-cell>
          <table:table-cell office:value-type="string">
            <text:p>RSA</text:p>
          </table:table-cell>
          <table:table-cell office:value-type="string">
            <text:p>Bg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913666051341">
            <text:p>0.9136660513</text:p>
          </table:table-cell>
          <table:table-cell office:value-type="float" office:value="0.00523709608">
            <text:p>0.0052370961</text:p>
          </table:table-cell>
          <table:table-cell office:value-type="string">
            <text:p>A25T-L4S-L4T-Y2A-Y2C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912662322742">
            <text:p>0.9126623227</text:p>
          </table:table-cell>
          <table:table-cell office:value-type="float" office:value="0.0607240267714">
            <text:p>0.0607240268</text:p>
          </table:table-cell>
          <table:table-cell office:value-type="string">
            <text:p>F29W-L4S-L4T-T54G-V53S-Y2A-Y2C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901030948312">
            <text:p>0.9010309483</text:p>
          </table:table-cell>
          <table:table-cell office:value-type="float" office:value="0.02422248695">
            <text:p>0.024222487</text:p>
          </table:table-cell>
          <table:table-cell office:value-type="string">
            <text:p>A19E-A25T-Y2A-Y2C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87889211696">
            <text:p>0.8878892117</text:p>
          </table:table-cell>
          <table:table-cell office:value-type="float" office:value="0.115687071238">
            <text:p>0.1156870712</text:p>
          </table:table-cell>
          <table:table-cell office:value-type="string">
            <text:p>A19E-A25T-E55Q-L4S-L4T-T54G-Y2A-Y2C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82352132187">
            <text:p>0.8823521322</text:p>
          </table:table-cell>
          <table:table-cell office:value-type="float" office:value="0.005654082125">
            <text:p>0.0056540821</text:p>
          </table:table-cell>
          <table:table-cell office:value-type="string">
            <text:p>F29W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82352132187">
            <text:p>0.8823521322</text:p>
          </table:table-cell>
          <table:table-cell office:value-type="float" office:value="0.005654082125">
            <text:p>0.0056540821</text:p>
          </table:table-cell>
          <table:table-cell office:value-type="string">
            <text:p>F29W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82352132187">
            <text:p>0.8823521322</text:p>
          </table:table-cell>
          <table:table-cell office:value-type="float" office:value="0.005654082125">
            <text:p>0.0056540821</text:p>
          </table:table-cell>
          <table:table-cell office:value-type="string">
            <text:p>F29W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78801365525">
            <text:p>0.8788013655</text:p>
          </table:table-cell>
          <table:table-cell office:value-type="float" office:value="0.0550858505333">
            <text:p>0.0550858505</text:p>
          </table:table-cell>
          <table:table-cell office:value-type="string">
            <text:p>A19E-A25T-F29W-L4S-L4T-T54G-V53S-Y2A-Y2C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78801365525">
            <text:p>0.8788013655</text:p>
          </table:table-cell>
          <table:table-cell office:value-type="float" office:value="0.0550858505333">
            <text:p>0.0550858505</text:p>
          </table:table-cell>
          <table:table-cell office:value-type="string">
            <text:p>A19E-A25T-F29W-L4S-L4T-T54G-V53S-Y2A-Y2C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70979336609">
            <text:p>0.8709793366</text:p>
          </table:table-cell>
          <table:table-cell office:value-type="float" office:value="0.118289081575">
            <text:p>0.1182890816</text:p>
          </table:table-cell>
          <table:table-cell office:value-type="string">
            <text:p>A19E-T54G-Y2A-Y2C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58455959707">
            <text:p>0.8584559597</text:p>
          </table:table-cell>
          <table:table-cell office:value-type="float" office:value="0.0585211528333">
            <text:p>0.0585211528</text:p>
          </table:table-cell>
          <table:table-cell office:value-type="string">
            <text:p>F29W-F29Y-K3D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58455959707">
            <text:p>0.8584559597</text:p>
          </table:table-cell>
          <table:table-cell office:value-type="float" office:value="0.0585211528333">
            <text:p>0.0585211528</text:p>
          </table:table-cell>
          <table:table-cell office:value-type="string">
            <text:p>F29W-F29Y-K3D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58455959707">
            <text:p>0.8584559597</text:p>
          </table:table-cell>
          <table:table-cell office:value-type="float" office:value="0.0585211528333">
            <text:p>0.0585211528</text:p>
          </table:table-cell>
          <table:table-cell office:value-type="string">
            <text:p>F29W-F29Y-K3D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58455959707">
            <text:p>0.8584559597</text:p>
          </table:table-cell>
          <table:table-cell office:value-type="float" office:value="0.0585211528333">
            <text:p>0.0585211528</text:p>
          </table:table-cell>
          <table:table-cell office:value-type="string">
            <text:p>F29W-F29Y-K3D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58455959707">
            <text:p>0.8584559597</text:p>
          </table:table-cell>
          <table:table-cell office:value-type="float" office:value="0.0585211528333">
            <text:p>0.0585211528</text:p>
          </table:table-cell>
          <table:table-cell office:value-type="string">
            <text:p>F29W-F29Y-K3D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58455959707">
            <text:p>0.8584559597</text:p>
          </table:table-cell>
          <table:table-cell office:value-type="float" office:value="0.0585211528333">
            <text:p>0.0585211528</text:p>
          </table:table-cell>
          <table:table-cell office:value-type="string">
            <text:p>F29W-F29Y-K3D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55443979222">
            <text:p>0.8554439792</text:p>
          </table:table-cell>
          <table:table-cell office:value-type="float" office:value="0.0657021177">
            <text:p>0.0657021177</text:p>
          </table:table-cell>
          <table:table-cell office:value-type="string">
            <text:p>F29W-K3D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51288140991">
            <text:p>0.851288141</text:p>
          </table:table-cell>
          <table:table-cell office:value-type="float" office:value="0.10626704685">
            <text:p>0.1062670469</text:p>
          </table:table-cell>
          <table:table-cell office:value-type="string">
            <text:p>F29C-T54G-Y2A-Y2C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50686761204">
            <text:p>0.8506867612</text:p>
          </table:table-cell>
          <table:table-cell office:value-type="float" office:value="0.0090465314">
            <text:p>0.0090465314</text:p>
          </table:table-cell>
          <table:table-cell office:value-type="string">
            <text:p>F29W-F29Y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50686761204">
            <text:p>0.8506867612</text:p>
          </table:table-cell>
          <table:table-cell office:value-type="float" office:value="0.0090465314">
            <text:p>0.0090465314</text:p>
          </table:table-cell>
          <table:table-cell office:value-type="string">
            <text:p>F29W-F29Y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50686761204">
            <text:p>0.8506867612</text:p>
          </table:table-cell>
          <table:table-cell office:value-type="float" office:value="0.0090465314">
            <text:p>0.0090465314</text:p>
          </table:table-cell>
          <table:table-cell office:value-type="string">
            <text:p>F29W-F29Y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50686761204">
            <text:p>0.8506867612</text:p>
          </table:table-cell>
          <table:table-cell office:value-type="float" office:value="0.0090465314">
            <text:p>0.0090465314</text:p>
          </table:table-cell>
          <table:table-cell office:value-type="string">
            <text:p>F29W-F29Y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50686761204">
            <text:p>0.8506867612</text:p>
          </table:table-cell>
          <table:table-cell office:value-type="float" office:value="0.0090465314">
            <text:p>0.0090465314</text:p>
          </table:table-cell>
          <table:table-cell office:value-type="string">
            <text:p>F29W-F29Y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50686761204">
            <text:p>0.8506867612</text:p>
          </table:table-cell>
          <table:table-cell office:value-type="float" office:value="0.0090465314">
            <text:p>0.0090465314</text:p>
          </table:table-cell>
          <table:table-cell office:value-type="string">
            <text:p>F29W-F29Y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50686761204">
            <text:p>0.8506867612</text:p>
          </table:table-cell>
          <table:table-cell office:value-type="float" office:value="0.0090465314">
            <text:p>0.0090465314</text:p>
          </table:table-cell>
          <table:table-cell office:value-type="string">
            <text:p>F29W-F29Y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40061401423">
            <text:p>0.8400614014</text:p>
          </table:table-cell>
          <table:table-cell office:value-type="float" office:value="0.0833545753">
            <text:p>0.0833545753</text:p>
          </table:table-cell>
          <table:table-cell office:value-type="string">
            <text:p>A19E-A25T-F29C-I5D-L4S-L4T-T54G-V53T-Y2A-Y2C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39918019038">
            <text:p>0.839918019</text:p>
          </table:table-cell>
          <table:table-cell office:value-type="float" office:value="0.1095035295">
            <text:p>0.1095035295</text:p>
          </table:table-cell>
          <table:table-cell office:value-type="string">
            <text:p>F29W-F29Y-K3D-K3E-L4S-L4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36518757833">
            <text:p>0.8365187578</text:p>
          </table:table-cell>
          <table:table-cell office:value-type="float" office:value="0.01237890982">
            <text:p>0.0123789098</text:p>
          </table:table-cell>
          <table:table-cell office:value-type="string">
            <text:p>A25T-F29C-Y2A-Y2C-Y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36518757833">
            <text:p>0.8365187578</text:p>
          </table:table-cell>
          <table:table-cell office:value-type="float" office:value="0.01237890982">
            <text:p>0.0123789098</text:p>
          </table:table-cell>
          <table:table-cell office:value-type="string">
            <text:p>A25T-F29C-Y2A-Y2C-Y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36518757833">
            <text:p>0.8365187578</text:p>
          </table:table-cell>
          <table:table-cell office:value-type="float" office:value="0.01237890982">
            <text:p>0.0123789098</text:p>
          </table:table-cell>
          <table:table-cell office:value-type="string">
            <text:p>A25T-F29C-Y2A-Y2C-Y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36518757833">
            <text:p>0.8365187578</text:p>
          </table:table-cell>
          <table:table-cell office:value-type="float" office:value="0.01237890982">
            <text:p>0.0123789098</text:p>
          </table:table-cell>
          <table:table-cell office:value-type="string">
            <text:p>A25T-F29C-Y2A-Y2C-Y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36518757833">
            <text:p>0.8365187578</text:p>
          </table:table-cell>
          <table:table-cell office:value-type="float" office:value="0.01237890982">
            <text:p>0.0123789098</text:p>
          </table:table-cell>
          <table:table-cell office:value-type="string">
            <text:p>A25T-F29C-Y2A-Y2C-Y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36518757833">
            <text:p>0.8365187578</text:p>
          </table:table-cell>
          <table:table-cell office:value-type="float" office:value="0.01237890982">
            <text:p>0.0123789098</text:p>
          </table:table-cell>
          <table:table-cell office:value-type="string">
            <text:p>A25T-F29C-Y2A-Y2C-Y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34486388168">
            <text:p>0.8344863882</text:p>
          </table:table-cell>
          <table:table-cell office:value-type="float" office:value="0.0829288167667">
            <text:p>0.0829288168</text:p>
          </table:table-cell>
          <table:table-cell office:value-type="string">
            <text:p>E55Q-F29W-F29Y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32624608925">
            <text:p>0.8326246089</text:p>
          </table:table-cell>
          <table:table-cell office:value-type="float" office:value="0.10267150793">
            <text:p>0.1026715079</text:p>
          </table:table-cell>
          <table:table-cell office:value-type="string">
            <text:p>A25C-F29W-F29Y-I5D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31952886239">
            <text:p>0.8319528862</text:p>
          </table:table-cell>
          <table:table-cell office:value-type="float" office:value="0.07024983925">
            <text:p>0.0702498393</text:p>
          </table:table-cell>
          <table:table-cell office:value-type="string">
            <text:p>F29W-F29Y-L4S-L4T-T54G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31952886239">
            <text:p>0.8319528862</text:p>
          </table:table-cell>
          <table:table-cell office:value-type="float" office:value="0.07024983925">
            <text:p>0.0702498393</text:p>
          </table:table-cell>
          <table:table-cell office:value-type="string">
            <text:p>F29W-F29Y-L4S-L4T-T54G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31479999358">
            <text:p>0.8314799994</text:p>
          </table:table-cell>
          <table:table-cell office:value-type="float" office:value="0.0797765414">
            <text:p>0.0797765414</text:p>
          </table:table-cell>
          <table:table-cell office:value-type="string">
            <text:p>F29W-L4S-L4T-T54G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8568356177">
            <text:p>0.8285683562</text:p>
          </table:table-cell>
          <table:table-cell office:value-type="float" office:value="0.08501363748">
            <text:p>0.0850136375</text:p>
          </table:table-cell>
          <table:table-cell office:value-type="string">
            <text:p>A25T-F29C-T54G-Y2A-Y2C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70058512">
            <text:p>0.8274700585</text:p>
          </table:table-cell>
          <table:table-cell office:value-type="float" office:value="0.0938601681429">
            <text:p>0.0938601681</text:p>
          </table:table-cell>
          <table:table-cell office:value-type="string">
            <text:p>F29W-F29Y-K3D-K3E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70058512">
            <text:p>0.8274700585</text:p>
          </table:table-cell>
          <table:table-cell office:value-type="float" office:value="0.0938601681429">
            <text:p>0.0938601681</text:p>
          </table:table-cell>
          <table:table-cell office:value-type="string">
            <text:p>F29W-F29Y-K3D-K3E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70058512">
            <text:p>0.8274700585</text:p>
          </table:table-cell>
          <table:table-cell office:value-type="float" office:value="0.0938601681429">
            <text:p>0.0938601681</text:p>
          </table:table-cell>
          <table:table-cell office:value-type="string">
            <text:p>F29W-F29Y-K3D-K3E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70058512">
            <text:p>0.8274700585</text:p>
          </table:table-cell>
          <table:table-cell office:value-type="float" office:value="0.0938601681429">
            <text:p>0.0938601681</text:p>
          </table:table-cell>
          <table:table-cell office:value-type="string">
            <text:p>F29W-F29Y-K3D-K3E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70058512">
            <text:p>0.8274700585</text:p>
          </table:table-cell>
          <table:table-cell office:value-type="float" office:value="0.0938601681429">
            <text:p>0.0938601681</text:p>
          </table:table-cell>
          <table:table-cell office:value-type="string">
            <text:p>F29W-F29Y-K3D-K3E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70058512">
            <text:p>0.8274700585</text:p>
          </table:table-cell>
          <table:table-cell office:value-type="float" office:value="0.0938601681429">
            <text:p>0.0938601681</text:p>
          </table:table-cell>
          <table:table-cell office:value-type="string">
            <text:p>F29W-F29Y-K3D-K3E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70058512">
            <text:p>0.8274700585</text:p>
          </table:table-cell>
          <table:table-cell office:value-type="float" office:value="0.0938601681429">
            <text:p>0.0938601681</text:p>
          </table:table-cell>
          <table:table-cell office:value-type="string">
            <text:p>F29W-F29Y-K3D-K3E-L4S-L4T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7425579967">
            <text:p>0.82742558</text:p>
          </table:table-cell>
          <table:table-cell office:value-type="float" office:value="0.0861177476375">
            <text:p>0.0861177476</text:p>
          </table:table-cell>
          <table:table-cell office:value-type="string">
            <text:p>F29W-F29Y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6164626796">
            <text:p>0.8261646268</text:p>
          </table:table-cell>
          <table:table-cell office:value-type="float" office:value="0.097390390075">
            <text:p>0.0973903901</text:p>
          </table:table-cell>
          <table:table-cell office:value-type="string">
            <text:p>A25C-F29W-F29Y-K3D-K3E-K3G-L4A-L4S-L4T-L6P-T17G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6164626796">
            <text:p>0.8261646268</text:p>
          </table:table-cell>
          <table:table-cell office:value-type="float" office:value="0.097390390075">
            <text:p>0.0973903901</text:p>
          </table:table-cell>
          <table:table-cell office:value-type="string">
            <text:p>A25C-F29W-F29Y-K3D-K3E-K3G-L4A-L4S-L4T-L6P-T17G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2335232521">
            <text:p>0.8223352325</text:p>
          </table:table-cell>
          <table:table-cell office:value-type="float" office:value="0.129160944437">
            <text:p>0.1291609444</text:p>
          </table:table-cell>
          <table:table-cell office:value-type="string">
            <text:p>F29W-F29Y-K3D-K3E-L4S-L4T-T54G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21348718239">
            <text:p>0.8213487182</text:p>
          </table:table-cell>
          <table:table-cell office:value-type="float" office:value="0.0826287758">
            <text:p>0.0826287758</text:p>
          </table:table-cell>
          <table:table-cell office:value-type="string">
            <text:p>A19E-A25T-F29C-T54G-Y2A-Y2C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19089794189">
            <text:p>0.8190897942</text:p>
          </table:table-cell>
          <table:table-cell office:value-type="float" office:value="0.165069755456">
            <text:p>0.1650697555</text:p>
          </table:table-cell>
          <table:table-cell office:value-type="string">
            <text:p>E55Q-F29W-F29Y-K3D-K3E-L4S-L4T-T54G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18657763419">
            <text:p>0.8186577634</text:p>
          </table:table-cell>
          <table:table-cell office:value-type="float" office:value="0.1143941268">
            <text:p>0.1143941268</text:p>
          </table:table-cell>
          <table:table-cell office:value-type="string">
            <text:p>F29W-F29Y-K3D-K3E-L4S-L4T-L6P-T15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18657763419">
            <text:p>0.8186577634</text:p>
          </table:table-cell>
          <table:table-cell office:value-type="float" office:value="0.1143941268">
            <text:p>0.1143941268</text:p>
          </table:table-cell>
          <table:table-cell office:value-type="string">
            <text:p>F29W-F29Y-K3D-K3E-L4S-L4T-L6P-T15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18657763419">
            <text:p>0.8186577634</text:p>
          </table:table-cell>
          <table:table-cell office:value-type="float" office:value="0.1143941268">
            <text:p>0.1143941268</text:p>
          </table:table-cell>
          <table:table-cell office:value-type="string">
            <text:p>F29W-F29Y-K3D-K3E-L4S-L4T-L6P-T15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17601177122">
            <text:p>0.8176011771</text:p>
          </table:table-cell>
          <table:table-cell office:value-type="float" office:value="0.04675946988">
            <text:p>0.0467594699</text:p>
          </table:table-cell>
          <table:table-cell office:value-type="string">
            <text:p>A19E-A25T-F29C-F29V-L4S-L4T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16905075007">
            <text:p>0.816905075</text:p>
          </table:table-cell>
          <table:table-cell office:value-type="float" office:value="0.119090273709">
            <text:p>0.1190902737</text:p>
          </table:table-cell>
          <table:table-cell office:value-type="string">
            <text:p>A25C-F29W-I5D-K3D-K3E-K3G-L4S-L4T-L6P-V53S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1613333658">
            <text:p>0.8161333366</text:p>
          </table:table-cell>
          <table:table-cell office:value-type="float" office:value="0.141870491767">
            <text:p>0.1418704918</text:p>
          </table:table-cell>
          <table:table-cell office:value-type="string">
            <text:p>E55Q-F29W-L4S-L4T-T54G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14478318087">
            <text:p>0.8144783181</text:p>
          </table:table-cell>
          <table:table-cell office:value-type="float" office:value="0.114079453256">
            <text:p>0.1140794533</text:p>
          </table:table-cell>
          <table:table-cell office:value-type="string">
            <text:p>F29W-F29Y-I5D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13224651213">
            <text:p>0.8132246512</text:p>
          </table:table-cell>
          <table:table-cell office:value-type="float" office:value="0.111054275433">
            <text:p>0.1110542754</text:p>
          </table:table-cell>
          <table:table-cell office:value-type="string">
            <text:p>A25C-F29Y-K3D-K3E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09899151338">
            <text:p>0.8098991513</text:p>
          </table:table-cell>
          <table:table-cell office:value-type="float" office:value="0.1314042354">
            <text:p>0.1314042354</text:p>
          </table:table-cell>
          <table:table-cell office:value-type="string">
            <text:p>F29W-F29Y-K3D-K3E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09876771413">
            <text:p>0.8098767714</text:p>
          </table:table-cell>
          <table:table-cell office:value-type="float" office:value="0.1630703818">
            <text:p>0.1630703818</text:p>
          </table:table-cell>
          <table:table-cell office:value-type="string">
            <text:p>F29W-F29Y-G37V-K3D-K3E-L4S-L4T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07847808458">
            <text:p>0.8078478085</text:p>
          </table:table-cell>
          <table:table-cell office:value-type="float" office:value="0.1062440619">
            <text:p>0.1062440619</text:p>
          </table:table-cell>
          <table:table-cell office:value-type="string">
            <text:p>A25C-F29W-F29Y-K3D-K3E-K3G-L4A-L4T-L6P-T17G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06843608012">
            <text:p>0.806843608</text:p>
          </table:table-cell>
          <table:table-cell office:value-type="float" office:value="0.17024459012">
            <text:p>0.1702445901</text:p>
          </table:table-cell>
          <table:table-cell office:value-type="string">
            <text:p>E55Q-F29W-L4S-L4T-T54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06335482746">
            <text:p>0.8063354827</text:p>
          </table:table-cell>
          <table:table-cell office:value-type="float" office:value="0.188522130436">
            <text:p>0.1885221304</text:p>
          </table:table-cell>
          <table:table-cell office:value-type="string">
            <text:p>E14G-E55T-F29W-F29Y-K3D-K3E-L4S-L4T-N36T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01548062358">
            <text:p>0.8015480624</text:p>
          </table:table-cell>
          <table:table-cell office:value-type="float" office:value="0.0726950564286">
            <text:p>0.0726950564</text:p>
          </table:table-cell>
          <table:table-cell office:value-type="string">
            <text:p>A19E-A25T-F29C-T54G-Y2A-Y2C-Y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01138921581">
            <text:p>0.8011389216</text:p>
          </table:table-cell>
          <table:table-cell office:value-type="float" office:value="0.114823663517">
            <text:p>0.1148236635</text:p>
          </table:table-cell>
          <table:table-cell office:value-type="string">
            <text:p>F29W-F29Y-K3D-K3E-L6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01059947494">
            <text:p>0.8010599475</text:p>
          </table:table-cell>
          <table:table-cell office:value-type="float" office:value="0.18082385963">
            <text:p>0.1808238596</text:p>
          </table:table-cell>
          <table:table-cell office:value-type="string">
            <text:p>F29W-F29Y-G37V-K3D-K3E-L4S-L4T-L6P-T15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01059947494">
            <text:p>0.8010599475</text:p>
          </table:table-cell>
          <table:table-cell office:value-type="float" office:value="0.18082385963">
            <text:p>0.1808238596</text:p>
          </table:table-cell>
          <table:table-cell office:value-type="string">
            <text:p>F29W-F29Y-G37V-K3D-K3E-L4S-L4T-L6P-T15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01059947494">
            <text:p>0.8010599475</text:p>
          </table:table-cell>
          <table:table-cell office:value-type="float" office:value="0.18082385963">
            <text:p>0.1808238596</text:p>
          </table:table-cell>
          <table:table-cell office:value-type="string">
            <text:p>F29W-F29Y-G37V-K3D-K3E-L4S-L4T-L6P-T15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98981048636">
            <text:p>0.7989810486</text:p>
          </table:table-cell>
          <table:table-cell office:value-type="float" office:value="0.0140851462667">
            <text:p>0.0140851463</text:p>
          </table:table-cell>
          <table:table-cell office:value-type="string">
            <text:p>A25T-F29C-F29V-Y2A-Y2C-Y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98981048636">
            <text:p>0.7989810486</text:p>
          </table:table-cell>
          <table:table-cell office:value-type="float" office:value="0.0140851462667">
            <text:p>0.0140851463</text:p>
          </table:table-cell>
          <table:table-cell office:value-type="string">
            <text:p>A25T-F29C-F29V-Y2A-Y2C-Y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96632887221">
            <text:p>0.7966328872</text:p>
          </table:table-cell>
          <table:table-cell office:value-type="float" office:value="0.126336880207">
            <text:p>0.1263368802</text:p>
          </table:table-cell>
          <table:table-cell office:value-type="string">
            <text:p>A25C-F29W-F29Y-I5D-K3D-K3E-K3G-L4S-L4T-L6P-T17G-T52D-V53S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95413936349">
            <text:p>0.7954139363</text:p>
          </table:table-cell>
          <table:table-cell office:value-type="float" office:value="0.188174569154">
            <text:p>0.1881745692</text:p>
          </table:table-cell>
          <table:table-cell office:value-type="string">
            <text:p>E14G-E55T-F29W-F29Y-K3D-K3E-L4S-L4T-L6P-N36T-T15P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94948919032">
            <text:p>0.794948919</text:p>
          </table:table-cell>
          <table:table-cell office:value-type="float" office:value="0.2105069732">
            <text:p>0.2105069732</text:p>
          </table:table-cell>
          <table:table-cell office:value-type="string">
            <text:p>E14G-E55Q-E55T-F29W-F29Y-K3D-K3E-L4S-L4T-N36T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88037425361">
            <text:p>0.7880374254</text:p>
          </table:table-cell>
          <table:table-cell office:value-type="float" office:value="0.1559330314">
            <text:p>0.1559330314</text:p>
          </table:table-cell>
          <table:table-cell office:value-type="string">
            <text:p>A25C-K3D-K3E-K3G-L4T-T17G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87849127194">
            <text:p>0.7878491272</text:p>
          </table:table-cell>
          <table:table-cell office:value-type="float" office:value="0.0566986044857">
            <text:p>0.0566986045</text:p>
          </table:table-cell>
          <table:table-cell office:value-type="string">
            <text:p>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87849127194">
            <text:p>0.7878491272</text:p>
          </table:table-cell>
          <table:table-cell office:value-type="float" office:value="0.0566986044857">
            <text:p>0.0566986045</text:p>
          </table:table-cell>
          <table:table-cell office:value-type="string">
            <text:p>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87849127194">
            <text:p>0.7878491272</text:p>
          </table:table-cell>
          <table:table-cell office:value-type="float" office:value="0.0566986044857">
            <text:p>0.0566986045</text:p>
          </table:table-cell>
          <table:table-cell office:value-type="string">
            <text:p>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87849127194">
            <text:p>0.7878491272</text:p>
          </table:table-cell>
          <table:table-cell office:value-type="float" office:value="0.0566986044857">
            <text:p>0.0566986045</text:p>
          </table:table-cell>
          <table:table-cell office:value-type="string">
            <text:p>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87849127194">
            <text:p>0.7878491272</text:p>
          </table:table-cell>
          <table:table-cell office:value-type="float" office:value="0.0566986044857">
            <text:p>0.0566986045</text:p>
          </table:table-cell>
          <table:table-cell office:value-type="string">
            <text:p>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82198266988">
            <text:p>0.782198267</text:p>
          </table:table-cell>
          <table:table-cell office:value-type="float" office:value="0.14325854405">
            <text:p>0.1432585441</text:p>
          </table:table-cell>
          <table:table-cell office:value-type="string">
            <text:p>A25C-F29Y-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82198266988">
            <text:p>0.782198267</text:p>
          </table:table-cell>
          <table:table-cell office:value-type="float" office:value="0.14325854405">
            <text:p>0.1432585441</text:p>
          </table:table-cell>
          <table:table-cell office:value-type="string">
            <text:p>A25C-F29Y-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81806674456">
            <text:p>0.7818066745</text:p>
          </table:table-cell>
          <table:table-cell office:value-type="float" office:value="0.19629648446">
            <text:p>0.1962964845</text:p>
          </table:table-cell>
          <table:table-cell office:value-type="string">
            <text:p>A25C-I5D-K3D-K3E-L6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9302447428">
            <text:p>0.7793024474</text:p>
          </table:table-cell>
          <table:table-cell office:value-type="float" office:value="0.05844933735">
            <text:p>0.0584493374</text:p>
          </table:table-cell>
          <table:table-cell office:value-type="string">
            <text:p>A19E-A25T-F29C-F29V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8529840511">
            <text:p>0.7785298405</text:p>
          </table:table-cell>
          <table:table-cell office:value-type="float" office:value="0.1052365436">
            <text:p>0.1052365436</text:p>
          </table:table-cell>
          <table:table-cell office:value-type="string">
            <text:p>F29W-I5D-L4S-L4T-T54G-V53S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6320440609">
            <text:p>0.7763204406</text:p>
          </table:table-cell>
          <table:table-cell office:value-type="float" office:value="0.187242003983">
            <text:p>0.187242004</text:p>
          </table:table-cell>
          <table:table-cell office:value-type="string">
            <text:p>A25C-K3D-K3E-K3G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71711620323">
            <text:p>0.7717116203</text:p>
          </table:table-cell>
          <table:table-cell office:value-type="float" office:value="0.13326513052">
            <text:p>0.1332651305</text:p>
          </table:table-cell>
          <table:table-cell office:value-type="string">
            <text:p>F29Y-K3D-K3E-L4A-L6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9063474649">
            <text:p>0.7690634746</text:p>
          </table:table-cell>
          <table:table-cell office:value-type="float" office:value="0.20138616254">
            <text:p>0.2013861625</text:p>
          </table:table-cell>
          <table:table-cell office:value-type="string">
            <text:p>F29Y-K3D-K3E-L6P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6977151947">
            <text:p>0.7669771519</text:p>
          </table:table-cell>
          <table:table-cell office:value-type="float" office:value="0.167741911875">
            <text:p>0.1677419119</text:p>
          </table:table-cell>
          <table:table-cell office:value-type="string">
            <text:p>E55Q-E55T-F29W-L4S-L4T-N36T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6023637075">
            <text:p>0.7660236371</text:p>
          </table:table-cell>
          <table:table-cell office:value-type="float" office:value="0.162439434978">
            <text:p>0.162439435</text:p>
          </table:table-cell>
          <table:table-cell office:value-type="string">
            <text:p>E14G-E55T-F29W-F29Y-L4S-L4T-N36T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6023637075">
            <text:p>0.7660236371</text:p>
          </table:table-cell>
          <table:table-cell office:value-type="float" office:value="0.162439434978">
            <text:p>0.162439435</text:p>
          </table:table-cell>
          <table:table-cell office:value-type="string">
            <text:p>E14G-E55T-F29W-F29Y-L4S-L4T-N36T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6023637075">
            <text:p>0.7660236371</text:p>
          </table:table-cell>
          <table:table-cell office:value-type="float" office:value="0.162439434978">
            <text:p>0.162439435</text:p>
          </table:table-cell>
          <table:table-cell office:value-type="string">
            <text:p>E14G-E55T-F29W-F29Y-L4S-L4T-N36T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466978585">
            <text:p>0.7646697859</text:p>
          </table:table-cell>
          <table:table-cell office:value-type="float" office:value="0.160927331025">
            <text:p>0.160927331</text:p>
          </table:table-cell>
          <table:table-cell office:value-type="string">
            <text:p>K3D-K3E-L4A-L6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3859041882">
            <text:p>0.7638590419</text:p>
          </table:table-cell>
          <table:table-cell office:value-type="float" office:value="0.216371316408">
            <text:p>0.2163713164</text:p>
          </table:table-cell>
          <table:table-cell office:value-type="string">
            <text:p>E14G-E55Q-E55T-F29W-F29Y-K3D-L4S-L4T-N36T-T54G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3504763974">
            <text:p>0.763504764</text:p>
          </table:table-cell>
          <table:table-cell office:value-type="float" office:value="0.1582602697">
            <text:p>0.1582602697</text:p>
          </table:table-cell>
          <table:table-cell office:value-type="string">
            <text:p>A25C-I5D-K3D-K3G-L4T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3064860385">
            <text:p>0.7630648604</text:p>
          </table:table-cell>
          <table:table-cell office:value-type="float" office:value="0.160493146271">
            <text:p>0.1604931463</text:p>
          </table:table-cell>
          <table:table-cell office:value-type="string">
            <text:p>A25C-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3064860385">
            <text:p>0.7630648604</text:p>
          </table:table-cell>
          <table:table-cell office:value-type="float" office:value="0.160493146271">
            <text:p>0.1604931463</text:p>
          </table:table-cell>
          <table:table-cell office:value-type="string">
            <text:p>A25C-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3064860385">
            <text:p>0.7630648604</text:p>
          </table:table-cell>
          <table:table-cell office:value-type="float" office:value="0.160493146271">
            <text:p>0.1604931463</text:p>
          </table:table-cell>
          <table:table-cell office:value-type="string">
            <text:p>A25C-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3064860385">
            <text:p>0.7630648604</text:p>
          </table:table-cell>
          <table:table-cell office:value-type="float" office:value="0.160493146271">
            <text:p>0.1604931463</text:p>
          </table:table-cell>
          <table:table-cell office:value-type="string">
            <text:p>A25C-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3064860385">
            <text:p>0.7630648604</text:p>
          </table:table-cell>
          <table:table-cell office:value-type="float" office:value="0.160493146271">
            <text:p>0.1604931463</text:p>
          </table:table-cell>
          <table:table-cell office:value-type="string">
            <text:p>A25C-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3064860385">
            <text:p>0.7630648604</text:p>
          </table:table-cell>
          <table:table-cell office:value-type="float" office:value="0.160493146271">
            <text:p>0.1604931463</text:p>
          </table:table-cell>
          <table:table-cell office:value-type="string">
            <text:p>A25C-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3064860385">
            <text:p>0.7630648604</text:p>
          </table:table-cell>
          <table:table-cell office:value-type="float" office:value="0.160493146271">
            <text:p>0.1604931463</text:p>
          </table:table-cell>
          <table:table-cell office:value-type="string">
            <text:p>A25C-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3064860385">
            <text:p>0.7630648604</text:p>
          </table:table-cell>
          <table:table-cell office:value-type="float" office:value="0.160493146271">
            <text:p>0.1604931463</text:p>
          </table:table-cell>
          <table:table-cell office:value-type="string">
            <text:p>A25C-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2281341095">
            <text:p>0.7622813411</text:p>
          </table:table-cell>
          <table:table-cell office:value-type="float" office:value="0.2594457246">
            <text:p>0.2594457246</text:p>
          </table:table-cell>
          <table:table-cell office:value-type="string">
            <text:p>E14G-F29Y-K3D-K3E-L6P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1667897805">
            <text:p>0.7616678978</text:p>
          </table:table-cell>
          <table:table-cell office:value-type="float" office:value="0.18025600749">
            <text:p>0.1802560075</text:p>
          </table:table-cell>
          <table:table-cell office:value-type="string">
            <text:p>E14G-E55T-F29W-F29Y-L4S-L4T-N36T-T15P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60869633889">
            <text:p>0.7608696339</text:p>
          </table:table-cell>
          <table:table-cell office:value-type="float" office:value="0.211349275444">
            <text:p>0.2113492754</text:p>
          </table:table-cell>
          <table:table-cell office:value-type="string">
            <text:p>A25C-G37V-K3D-K3E-K3G-L4A-L6P-T17G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757934626">
            <text:p>0.7597579346</text:p>
          </table:table-cell>
          <table:table-cell office:value-type="float" office:value="0.0937623419222">
            <text:p>0.0937623419</text:p>
          </table:table-cell>
          <table:table-cell office:value-type="string">
            <text:p>A19E-A25T-F29C-F29V-T54G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492383028">
            <text:p>0.759492383</text:p>
          </table:table-cell>
          <table:table-cell office:value-type="float" office:value="0.21830624396">
            <text:p>0.218306244</text:p>
          </table:table-cell>
          <table:table-cell office:value-type="string">
            <text:p>A25C-K3D-K3E-K3G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9214160345">
            <text:p>0.7592141603</text:p>
          </table:table-cell>
          <table:table-cell office:value-type="float" office:value="0.0805367797">
            <text:p>0.0805367797</text:p>
          </table:table-cell>
          <table:table-cell office:value-type="string">
            <text:p>A19H-A25T-F29C-F29V-I5D-V53T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8657332706">
            <text:p>0.7586573327</text:p>
          </table:table-cell>
          <table:table-cell office:value-type="float" office:value="0.208746446014">
            <text:p>0.208746446</text:p>
          </table:table-cell>
          <table:table-cell office:value-type="string">
            <text:p>A25C-I5D-K3D-K3E-K3G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8552109548">
            <text:p>0.7585521095</text:p>
          </table:table-cell>
          <table:table-cell office:value-type="float" office:value="0.151616847056">
            <text:p>0.1516168471</text:p>
          </table:table-cell>
          <table:table-cell office:value-type="string">
            <text:p>E55Q-E55T-F29W-F29Y-L4S-L4T-N36T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75275186">
            <text:p>0.7575275186</text:p>
          </table:table-cell>
          <table:table-cell office:value-type="float" office:value="0.18382212933">
            <text:p>0.1838221293</text:p>
          </table:table-cell>
          <table:table-cell office:value-type="string">
            <text:p>E14G-E55T-F29W-F29Y-L4S-L4T-N36T-T54G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6587594179">
            <text:p>0.7565875942</text:p>
          </table:table-cell>
          <table:table-cell office:value-type="float" office:value="0.182653140262">
            <text:p>0.1826531403</text:p>
          </table:table-cell>
          <table:table-cell office:value-type="string">
            <text:p>A25C-I5D-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6203588231">
            <text:p>0.7562035882</text:p>
          </table:table-cell>
          <table:table-cell office:value-type="float" office:value="0.136259627317">
            <text:p>0.1362596273</text:p>
          </table:table-cell>
          <table:table-cell office:value-type="string">
            <text:p>A25C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6203588231">
            <text:p>0.7562035882</text:p>
          </table:table-cell>
          <table:table-cell office:value-type="float" office:value="0.136259627317">
            <text:p>0.1362596273</text:p>
          </table:table-cell>
          <table:table-cell office:value-type="string">
            <text:p>A25C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6203588231">
            <text:p>0.7562035882</text:p>
          </table:table-cell>
          <table:table-cell office:value-type="float" office:value="0.136259627317">
            <text:p>0.1362596273</text:p>
          </table:table-cell>
          <table:table-cell office:value-type="string">
            <text:p>A25C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5684436634">
            <text:p>0.7556844366</text:p>
          </table:table-cell>
          <table:table-cell office:value-type="float" office:value="0.1666285199">
            <text:p>0.1666285199</text:p>
          </table:table-cell>
          <table:table-cell office:value-type="string">
            <text:p>E14G-E55Q-E55T-F29W-F29Y-L4S-L4T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4789274088">
            <text:p>0.7547892741</text:p>
          </table:table-cell>
          <table:table-cell office:value-type="float" office:value="0.19142951584">
            <text:p>0.1914295158</text:p>
          </table:table-cell>
          <table:table-cell office:value-type="string">
            <text:p>E14G-E55Q-E55T-F29W-F29Y-L4S-L4T-N36T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4789274088">
            <text:p>0.7547892741</text:p>
          </table:table-cell>
          <table:table-cell office:value-type="float" office:value="0.19142951584">
            <text:p>0.1914295158</text:p>
          </table:table-cell>
          <table:table-cell office:value-type="string">
            <text:p>E14G-E55Q-E55T-F29W-F29Y-L4S-L4T-N36T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4693526349">
            <text:p>0.7546935263</text:p>
          </table:table-cell>
          <table:table-cell office:value-type="float" office:value="0.0796429331273">
            <text:p>0.0796429331</text:p>
          </table:table-cell>
          <table:table-cell office:value-type="string">
            <text:p>A19E-A19H-A25T-F29C-F29V-I5D-V53T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3101418935">
            <text:p>0.7531014189</text:p>
          </table:table-cell>
          <table:table-cell office:value-type="float" office:value="0.0948609006833">
            <text:p>0.0948609007</text:p>
          </table:table-cell>
          <table:table-cell office:value-type="string">
            <text:p>A19H-A19M-A25T-F29C-F29V-I5D-T52D-V53T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0580820037">
            <text:p>0.75058082</text:p>
          </table:table-cell>
          <table:table-cell office:value-type="float" office:value="0.187242003983">
            <text:p>0.187242004</text:p>
          </table:table-cell>
          <table:table-cell office:value-type="string">
            <text:p>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0580820037">
            <text:p>0.75058082</text:p>
          </table:table-cell>
          <table:table-cell office:value-type="float" office:value="0.187242003983">
            <text:p>0.187242004</text:p>
          </table:table-cell>
          <table:table-cell office:value-type="string">
            <text:p>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0580820037">
            <text:p>0.75058082</text:p>
          </table:table-cell>
          <table:table-cell office:value-type="float" office:value="0.187242003983">
            <text:p>0.187242004</text:p>
          </table:table-cell>
          <table:table-cell office:value-type="string">
            <text:p>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50580820037">
            <text:p>0.75058082</text:p>
          </table:table-cell>
          <table:table-cell office:value-type="float" office:value="0.187242003983">
            <text:p>0.187242004</text:p>
          </table:table-cell>
          <table:table-cell office:value-type="string">
            <text:p>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49649367031">
            <text:p>0.749649367</text:p>
          </table:table-cell>
          <table:table-cell office:value-type="float" office:value="0.237767934875">
            <text:p>0.2377679349</text:p>
          </table:table-cell>
          <table:table-cell office:value-type="string">
            <text:p>A25C-G37V-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49649367031">
            <text:p>0.749649367</text:p>
          </table:table-cell>
          <table:table-cell office:value-type="float" office:value="0.237767934875">
            <text:p>0.2377679349</text:p>
          </table:table-cell>
          <table:table-cell office:value-type="string">
            <text:p>A25C-G37V-K3D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47714404828">
            <text:p>0.7477144048</text:p>
          </table:table-cell>
          <table:table-cell office:value-type="float" office:value="0.115450286943">
            <text:p>0.1154502869</text:p>
          </table:table-cell>
          <table:table-cell office:value-type="string">
            <text:p>A19E-A25T-F29V-T54G-Y2A-Y2C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3994331417">
            <text:p>0.7399433142</text:p>
          </table:table-cell>
          <table:table-cell office:value-type="float" office:value="0.163108012118">
            <text:p>0.1631080121</text:p>
          </table:table-cell>
          <table:table-cell office:value-type="string">
            <text:p>A19M-A25C-I5D-K3D-K3E-K3G-L4T-L6P-T17G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39913493437">
            <text:p>0.7399134934</text:p>
          </table:table-cell>
          <table:table-cell office:value-type="float" office:value="0.19640923995">
            <text:p>0.19640924</text:p>
          </table:table-cell>
          <table:table-cell office:value-type="string">
            <text:p>A25C-K3E-K3G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38965147583">
            <text:p>0.7389651476</text:p>
          </table:table-cell>
          <table:table-cell office:value-type="float" office:value="0.228035602714">
            <text:p>0.2280356027</text:p>
          </table:table-cell>
          <table:table-cell office:value-type="string">
            <text:p>A25C-G37V-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36266131487">
            <text:p>0.7362661315</text:p>
          </table:table-cell>
          <table:table-cell office:value-type="float" office:value="0.249194293233">
            <text:p>0.2491942932</text:p>
          </table:table-cell>
          <table:table-cell office:value-type="string">
            <text:p>A25C-G37V-K3D-K3E-K3G-L4A-L6P-T15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36264968116">
            <text:p>0.7362649681</text:p>
          </table:table-cell>
          <table:table-cell office:value-type="float" office:value="0.16351155278">
            <text:p>0.1635115528</text:p>
          </table:table-cell>
          <table:table-cell office:value-type="string">
            <text:p>K3E-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35595766568">
            <text:p>0.7355957666</text:p>
          </table:table-cell>
          <table:table-cell office:value-type="float" office:value="0.17455273925">
            <text:p>0.1745527393</text:p>
          </table:table-cell>
          <table:table-cell office:value-type="string">
            <text:p>E14G-E55T-F29W-F29Y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33749621684">
            <text:p>0.7337496217</text:p>
          </table:table-cell>
          <table:table-cell office:value-type="float" office:value="0.2976037113">
            <text:p>0.2976037113</text:p>
          </table:table-cell>
          <table:table-cell office:value-type="string">
            <text:p>F29Y-G37V-K3D-K3E-L6P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3088189455">
            <text:p>0.7308818946</text:p>
          </table:table-cell>
          <table:table-cell office:value-type="float" office:value="0.290069670991">
            <text:p>0.290069671</text:p>
          </table:table-cell>
          <table:table-cell office:value-type="string">
            <text:p>F29W-F29Y-G37T-G37V-K12D-K3D-K3E-L4A-L6P-T15P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27240314606">
            <text:p>0.7272403146</text:p>
          </table:table-cell>
          <table:table-cell office:value-type="float" office:value="0.22549003185">
            <text:p>0.2254900319</text:p>
          </table:table-cell>
          <table:table-cell office:value-type="string">
            <text:p>E14G-E55Q-E55T-F29W-F29Y-L4S-N36T-T15P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22954071345">
            <text:p>0.7229540713</text:p>
          </table:table-cell>
          <table:table-cell office:value-type="float" office:value="0.2550888954">
            <text:p>0.2550888954</text:p>
          </table:table-cell>
          <table:table-cell office:value-type="string">
            <text:p>F29Y-G37V-K3D-K3E-L4A-L6P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20896972934">
            <text:p>0.7208969729</text:p>
          </table:table-cell>
          <table:table-cell office:value-type="float" office:value="0.103846042137">
            <text:p>0.1038460421</text:p>
          </table:table-cell>
          <table:table-cell office:value-type="string">
            <text:p>A19E-A25T-F29C-F29V-T54G-Y2A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20896972934">
            <text:p>0.7208969729</text:p>
          </table:table-cell>
          <table:table-cell office:value-type="float" office:value="0.103846042137">
            <text:p>0.1038460421</text:p>
          </table:table-cell>
          <table:table-cell office:value-type="string">
            <text:p>A19E-A25T-F29C-F29V-T54G-Y2A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20896972934">
            <text:p>0.7208969729</text:p>
          </table:table-cell>
          <table:table-cell office:value-type="float" office:value="0.103846042137">
            <text:p>0.1038460421</text:p>
          </table:table-cell>
          <table:table-cell office:value-type="string">
            <text:p>A19E-A25T-F29C-F29V-T54G-Y2A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20896972934">
            <text:p>0.7208969729</text:p>
          </table:table-cell>
          <table:table-cell office:value-type="float" office:value="0.103846042137">
            <text:p>0.1038460421</text:p>
          </table:table-cell>
          <table:table-cell office:value-type="string">
            <text:p>A19E-A25T-F29C-F29V-T54G-Y2A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20306248624">
            <text:p>0.7203062486</text:p>
          </table:table-cell>
          <table:table-cell office:value-type="float" office:value="0.08629795242">
            <text:p>0.0862979524</text:p>
          </table:table-cell>
          <table:table-cell office:value-type="string">
            <text:p>A19E-A19H-A25T-F29C-F29V-I5D-V53T-Y2A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18315363373">
            <text:p>0.7183153634</text:p>
          </table:table-cell>
          <table:table-cell office:value-type="float" office:value="0.1914981851">
            <text:p>0.1914981851</text:p>
          </table:table-cell>
          <table:table-cell office:value-type="string">
            <text:p>A25C-I5D-K3D-K3E-K3G-L6P-T17G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17577553426">
            <text:p>0.7175775534</text:p>
          </table:table-cell>
          <table:table-cell office:value-type="float" office:value="0.122513526611">
            <text:p>0.1225135266</text:p>
          </table:table-cell>
          <table:table-cell office:value-type="string">
            <text:p>A19H-A19M-F29C-I5D-T52D-V53T-Y2L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16634280694">
            <text:p>0.7166342807</text:p>
          </table:table-cell>
          <table:table-cell office:value-type="float" office:value="0.276693482729">
            <text:p>0.2766934827</text:p>
          </table:table-cell>
          <table:table-cell office:value-type="string">
            <text:p>G37V-K3D-K3E-L4A-L6P-T15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16594037301">
            <text:p>0.7165940373</text:p>
          </table:table-cell>
          <table:table-cell office:value-type="float" office:value="0.127915875975">
            <text:p>0.127915876</text:p>
          </table:table-cell>
          <table:table-cell office:value-type="string">
            <text:p>K3G-L4A-L6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13147491375">
            <text:p>0.7131474914</text:p>
          </table:table-cell>
          <table:table-cell office:value-type="float" office:value="0.11993567495">
            <text:p>0.119935675</text:p>
          </table:table-cell>
          <table:table-cell office:value-type="string">
            <text:p>A25C-K3G-L4A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08669079766">
            <text:p>0.7086690798</text:p>
          </table:table-cell>
          <table:table-cell office:value-type="float" office:value="0.157509933989">
            <text:p>0.157509934</text:p>
          </table:table-cell>
          <table:table-cell office:value-type="string">
            <text:p>A25C-I5D-K3E-K3G-L4A-L6P-T17G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0846421658">
            <text:p>0.7084642166</text:p>
          </table:table-cell>
          <table:table-cell office:value-type="float" office:value="0.311763522775">
            <text:p>0.3117635228</text:p>
          </table:table-cell>
          <table:table-cell office:value-type="string">
            <text:p>A25C-E41P-K3G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05919964176">
            <text:p>0.7059199642</text:p>
          </table:table-cell>
          <table:table-cell office:value-type="float" office:value="0.0741409502">
            <text:p>0.0741409502</text:p>
          </table:table-cell>
          <table:table-cell office:value-type="string">
            <text:p>A25T-F29C-F29V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05919964176">
            <text:p>0.7059199642</text:p>
          </table:table-cell>
          <table:table-cell office:value-type="float" office:value="0.0741409502">
            <text:p>0.0741409502</text:p>
          </table:table-cell>
          <table:table-cell office:value-type="string">
            <text:p>A25T-F29C-F29V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98715896929">
            <text:p>0.6987158969</text:p>
          </table:table-cell>
          <table:table-cell office:value-type="float" office:value="0.341351228186">
            <text:p>0.3413512282</text:p>
          </table:table-cell>
          <table:table-cell office:value-type="string">
            <text:p>F29Y-G37V-K12D-K3D-K3E-L6P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97548671344">
            <text:p>0.6975486713</text:p>
          </table:table-cell>
          <table:table-cell office:value-type="float" office:value="0.111046658575">
            <text:p>0.1110466586</text:p>
          </table:table-cell>
          <table:table-cell office:value-type="string">
            <text:p>A19H-F29C-I5D-Y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96620683785">
            <text:p>0.6966206838</text:p>
          </table:table-cell>
          <table:table-cell office:value-type="float" office:value="0.329570583973">
            <text:p>0.329570584</text:p>
          </table:table-cell>
          <table:table-cell office:value-type="string">
            <text:p>A25C-G37T-G37V-K12D-K3D-K3E-K3G-L4A-L6P-T15P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96404479071">
            <text:p>0.6964044791</text:p>
          </table:table-cell>
          <table:table-cell office:value-type="float" office:value="0.09594853996">
            <text:p>0.09594854</text:p>
          </table:table-cell>
          <table:table-cell office:value-type="string">
            <text:p>A25C-K3G-L4A-L4V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92743451829">
            <text:p>0.6927434518</text:p>
          </table:table-cell>
          <table:table-cell office:value-type="float" office:value="0.208232866991">
            <text:p>0.208232867</text:p>
          </table:table-cell>
          <table:table-cell office:value-type="string">
            <text:p>E14G-E55Q-E55T-F29W-F29Y-L4S-L4T-N36T-T54G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92743451829">
            <text:p>0.6927434518</text:p>
          </table:table-cell>
          <table:table-cell office:value-type="float" office:value="0.208232866991">
            <text:p>0.208232867</text:p>
          </table:table-cell>
          <table:table-cell office:value-type="string">
            <text:p>E14G-E55Q-E55T-F29W-F29Y-L4S-L4T-N36T-T54G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92191540986">
            <text:p>0.692191541</text:p>
          </table:table-cell>
          <table:table-cell office:value-type="float" office:value="0.2043789495">
            <text:p>0.2043789495</text:p>
          </table:table-cell>
          <table:table-cell office:value-type="string">
            <text:p>A25C-I5D-K3G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87356452225">
            <text:p>0.6873564522</text:p>
          </table:table-cell>
          <table:table-cell office:value-type="float" office:value="0.15444610368">
            <text:p>0.1544461037</text:p>
          </table:table-cell>
          <table:table-cell office:value-type="string">
            <text:p>A19H-A19M-A25C-E41P-F29M-I5D-T52D-V53T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87053269551">
            <text:p>0.6870532696</text:p>
          </table:table-cell>
          <table:table-cell office:value-type="float" office:value="0.09594853996">
            <text:p>0.09594854</text:p>
          </table:table-cell>
          <table:table-cell office:value-type="string">
            <text:p>K3G-L4A-L4V-T17G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86775500273">
            <text:p>0.6867755003</text:p>
          </table:table-cell>
          <table:table-cell office:value-type="float" office:value="0.14380985115">
            <text:p>0.1438098512</text:p>
          </table:table-cell>
          <table:table-cell office:value-type="string">
            <text:p>A19M-A25C-I5D-K3G-L4A-T17G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8560651941">
            <text:p>0.6856065194</text:p>
          </table:table-cell>
          <table:table-cell office:value-type="float" office:value="0.29142233586">
            <text:p>0.2914223359</text:p>
          </table:table-cell>
          <table:table-cell office:value-type="string">
            <text:p>G37V-K3E-L4A-L6P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84960013405">
            <text:p>0.6849600134</text:p>
          </table:table-cell>
          <table:table-cell office:value-type="float" office:value="0.08375857798">
            <text:p>0.083758578</text:p>
          </table:table-cell>
          <table:table-cell office:value-type="string">
            <text:p>A19E-A25T-F29V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84877705724">
            <text:p>0.6848777057</text:p>
          </table:table-cell>
          <table:table-cell office:value-type="float" office:value="0.0735682030667">
            <text:p>0.0735682031</text:p>
          </table:table-cell>
          <table:table-cell office:value-type="string">
            <text:p>A19E-A25T-F29C-F29V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84877705724">
            <text:p>0.6848777057</text:p>
          </table:table-cell>
          <table:table-cell office:value-type="float" office:value="0.0735682030667">
            <text:p>0.0735682031</text:p>
          </table:table-cell>
          <table:table-cell office:value-type="string">
            <text:p>A19E-A25T-F29C-F29V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84661384052">
            <text:p>0.6846613841</text:p>
          </table:table-cell>
          <table:table-cell office:value-type="float" office:value="0.136500404227">
            <text:p>0.1365004042</text:p>
          </table:table-cell>
          <table:table-cell office:value-type="string">
            <text:p>A19H-A19M-F29C-F29M-I5D-T52D-T54L-V53T-Y2L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82481336214">
            <text:p>0.6824813362</text:p>
          </table:table-cell>
          <table:table-cell office:value-type="float" office:value="0.166224507057">
            <text:p>0.1662245071</text:p>
          </table:table-cell>
          <table:table-cell office:value-type="string">
            <text:p>A19M-A25C-I5D-K3G-T17G-T52D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80580428672">
            <text:p>0.6805804287</text:p>
          </table:table-cell>
          <table:table-cell office:value-type="float" office:value="0.107790473857">
            <text:p>0.1077904739</text:p>
          </table:table-cell>
          <table:table-cell office:value-type="string">
            <text:p>A19H-A19M-A25C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80511802028">
            <text:p>0.680511802</text:p>
          </table:table-cell>
          <table:table-cell office:value-type="float" office:value="0.116810799557">
            <text:p>0.1168107996</text:p>
          </table:table-cell>
          <table:table-cell office:value-type="string">
            <text:p>A19E-A25T-F29C-F29V-T54G-Y2A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7882678532">
            <text:p>0.6778826785</text:p>
          </table:table-cell>
          <table:table-cell office:value-type="float" office:value="0.044279500875">
            <text:p>0.0442795009</text:p>
          </table:table-cell>
          <table:table-cell office:value-type="string">
            <text:p>A19H-A19M-F29M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7882678532">
            <text:p>0.6778826785</text:p>
          </table:table-cell>
          <table:table-cell office:value-type="float" office:value="0.044279500875">
            <text:p>0.0442795009</text:p>
          </table:table-cell>
          <table:table-cell office:value-type="string">
            <text:p>A19H-A19M-F29M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7267766897">
            <text:p>0.6772677669</text:p>
          </table:table-cell>
          <table:table-cell office:value-type="float" office:value="0.137141779644">
            <text:p>0.1371417796</text:p>
          </table:table-cell>
          <table:table-cell office:value-type="string">
            <text:p>A19H-A19M-A25C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7267766897">
            <text:p>0.6772677669</text:p>
          </table:table-cell>
          <table:table-cell office:value-type="float" office:value="0.137141779644">
            <text:p>0.1371417796</text:p>
          </table:table-cell>
          <table:table-cell office:value-type="string">
            <text:p>A19H-A19M-A25C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7267766897">
            <text:p>0.6772677669</text:p>
          </table:table-cell>
          <table:table-cell office:value-type="float" office:value="0.137141779644">
            <text:p>0.1371417796</text:p>
          </table:table-cell>
          <table:table-cell office:value-type="string">
            <text:p>A19H-A19M-A25C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7267766897">
            <text:p>0.6772677669</text:p>
          </table:table-cell>
          <table:table-cell office:value-type="float" office:value="0.137141779644">
            <text:p>0.1371417796</text:p>
          </table:table-cell>
          <table:table-cell office:value-type="string">
            <text:p>A19H-A19M-A25C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7267766897">
            <text:p>0.6772677669</text:p>
          </table:table-cell>
          <table:table-cell office:value-type="float" office:value="0.137141779644">
            <text:p>0.1371417796</text:p>
          </table:table-cell>
          <table:table-cell office:value-type="string">
            <text:p>A19H-A19M-A25C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7267766897">
            <text:p>0.6772677669</text:p>
          </table:table-cell>
          <table:table-cell office:value-type="float" office:value="0.137141779644">
            <text:p>0.1371417796</text:p>
          </table:table-cell>
          <table:table-cell office:value-type="string">
            <text:p>A19H-A19M-A25C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7267766897">
            <text:p>0.6772677669</text:p>
          </table:table-cell>
          <table:table-cell office:value-type="float" office:value="0.137141779644">
            <text:p>0.1371417796</text:p>
          </table:table-cell>
          <table:table-cell office:value-type="string">
            <text:p>A19H-A19M-A25C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4339043351">
            <text:p>0.6743390434</text:p>
          </table:table-cell>
          <table:table-cell office:value-type="float" office:value="0.18888587896">
            <text:p>0.188885879</text:p>
          </table:table-cell>
          <table:table-cell office:value-type="string">
            <text:p>A19M-A19N-E41P-F29M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2374950839">
            <text:p>0.6723749508</text:p>
          </table:table-cell>
          <table:table-cell office:value-type="float" office:value="0.152647909575">
            <text:p>0.1526479096</text:p>
          </table:table-cell>
          <table:table-cell office:value-type="string">
            <text:p>A19H-A19M-A25C-I5D-K3G-T17G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2374950839">
            <text:p>0.6723749508</text:p>
          </table:table-cell>
          <table:table-cell office:value-type="float" office:value="0.152647909575">
            <text:p>0.1526479096</text:p>
          </table:table-cell>
          <table:table-cell office:value-type="string">
            <text:p>A19H-A19M-A25C-I5D-K3G-T17G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1813268075">
            <text:p>0.6718132681</text:p>
          </table:table-cell>
          <table:table-cell office:value-type="float" office:value="0.171606781867">
            <text:p>0.1716067819</text:p>
          </table:table-cell>
          <table:table-cell office:value-type="string">
            <text:p>A19H-A19M-A25C-E41P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1813268075">
            <text:p>0.6718132681</text:p>
          </table:table-cell>
          <table:table-cell office:value-type="float" office:value="0.171606781867">
            <text:p>0.1716067819</text:p>
          </table:table-cell>
          <table:table-cell office:value-type="string">
            <text:p>A19H-A19M-A25C-E41P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1813268075">
            <text:p>0.6718132681</text:p>
          </table:table-cell>
          <table:table-cell office:value-type="float" office:value="0.171606781867">
            <text:p>0.1716067819</text:p>
          </table:table-cell>
          <table:table-cell office:value-type="string">
            <text:p>A19H-A19M-A25C-E41P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1813268075">
            <text:p>0.6718132681</text:p>
          </table:table-cell>
          <table:table-cell office:value-type="float" office:value="0.171606781867">
            <text:p>0.1716067819</text:p>
          </table:table-cell>
          <table:table-cell office:value-type="string">
            <text:p>A19H-A19M-A25C-E41P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71813268075">
            <text:p>0.6718132681</text:p>
          </table:table-cell>
          <table:table-cell office:value-type="float" office:value="0.171606781867">
            <text:p>0.1716067819</text:p>
          </table:table-cell>
          <table:table-cell office:value-type="string">
            <text:p>A19H-A19M-A25C-E41P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9351820554">
            <text:p>0.6693518206</text:p>
          </table:table-cell>
          <table:table-cell office:value-type="float" office:value="0.097397789575">
            <text:p>0.0973977896</text:p>
          </table:table-cell>
          <table:table-cell office:value-type="string">
            <text:p>A19E-A25T-F29C-F29V-I5D-V53T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8758402983">
            <text:p>0.668758403</text:p>
          </table:table-cell>
          <table:table-cell office:value-type="float" office:value="0.0971437056875">
            <text:p>0.0971437057</text:p>
          </table:table-cell>
          <table:table-cell office:value-type="string">
            <text:p>A19H-A19M-A25C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8758402983">
            <text:p>0.668758403</text:p>
          </table:table-cell>
          <table:table-cell office:value-type="float" office:value="0.0971437056875">
            <text:p>0.0971437057</text:p>
          </table:table-cell>
          <table:table-cell office:value-type="string">
            <text:p>A19H-A19M-A25C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8758402983">
            <text:p>0.668758403</text:p>
          </table:table-cell>
          <table:table-cell office:value-type="float" office:value="0.0971437056875">
            <text:p>0.0971437057</text:p>
          </table:table-cell>
          <table:table-cell office:value-type="string">
            <text:p>A19H-A19M-A25C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8403864632">
            <text:p>0.6684038646</text:p>
          </table:table-cell>
          <table:table-cell office:value-type="float" office:value="0.145446443675">
            <text:p>0.1454464437</text:p>
          </table:table-cell>
          <table:table-cell office:value-type="string">
            <text:p>A19M-A25C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8403864632">
            <text:p>0.6684038646</text:p>
          </table:table-cell>
          <table:table-cell office:value-type="float" office:value="0.145446443675">
            <text:p>0.1454464437</text:p>
          </table:table-cell>
          <table:table-cell office:value-type="string">
            <text:p>A19M-A25C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8346272591">
            <text:p>0.6683462726</text:p>
          </table:table-cell>
          <table:table-cell office:value-type="float" office:value="0.184018521509">
            <text:p>0.1840185215</text:p>
          </table:table-cell>
          <table:table-cell office:value-type="string">
            <text:p>A19H-A19M-A25C-E41P-F29M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8346272591">
            <text:p>0.6683462726</text:p>
          </table:table-cell>
          <table:table-cell office:value-type="float" office:value="0.184018521509">
            <text:p>0.1840185215</text:p>
          </table:table-cell>
          <table:table-cell office:value-type="string">
            <text:p>A19H-A19M-A25C-E41P-F29M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8346272591">
            <text:p>0.6683462726</text:p>
          </table:table-cell>
          <table:table-cell office:value-type="float" office:value="0.184018521509">
            <text:p>0.1840185215</text:p>
          </table:table-cell>
          <table:table-cell office:value-type="string">
            <text:p>A19H-A19M-A25C-E41P-F29M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8346272591">
            <text:p>0.6683462726</text:p>
          </table:table-cell>
          <table:table-cell office:value-type="float" office:value="0.184018521509">
            <text:p>0.1840185215</text:p>
          </table:table-cell>
          <table:table-cell office:value-type="string">
            <text:p>A19H-A19M-A25C-E41P-F29M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8346272591">
            <text:p>0.6683462726</text:p>
          </table:table-cell>
          <table:table-cell office:value-type="float" office:value="0.184018521509">
            <text:p>0.1840185215</text:p>
          </table:table-cell>
          <table:table-cell office:value-type="string">
            <text:p>A19H-A19M-A25C-E41P-F29M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8145642658">
            <text:p>0.6681456427</text:p>
          </table:table-cell>
          <table:table-cell office:value-type="float" office:value="0.116810799557">
            <text:p>0.1168107996</text:p>
          </table:table-cell>
          <table:table-cell office:value-type="string">
            <text:p>A19E-A25T-F29C-F29V-T54G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8145642658">
            <text:p>0.6681456427</text:p>
          </table:table-cell>
          <table:table-cell office:value-type="float" office:value="0.116810799557">
            <text:p>0.1168107996</text:p>
          </table:table-cell>
          <table:table-cell office:value-type="string">
            <text:p>A19E-A25T-F29C-F29V-T54G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8145642658">
            <text:p>0.6681456427</text:p>
          </table:table-cell>
          <table:table-cell office:value-type="float" office:value="0.116810799557">
            <text:p>0.1168107996</text:p>
          </table:table-cell>
          <table:table-cell office:value-type="string">
            <text:p>A19E-A25T-F29C-F29V-T54G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770145446">
            <text:p>0.6677014545</text:p>
          </table:table-cell>
          <table:table-cell office:value-type="float" office:value="0.116100815857">
            <text:p>0.1161008159</text:p>
          </table:table-cell>
          <table:table-cell office:value-type="string">
            <text:p>A19M-A25C-K3G-L4A-T17G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7593762354">
            <text:p>0.6675937624</text:p>
          </table:table-cell>
          <table:table-cell office:value-type="float" office:value="0.264137864883">
            <text:p>0.2641378649</text:p>
          </table:table-cell>
          <table:table-cell office:value-type="string">
            <text:p>A25C-E41P-I5S-K3G-L4V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6873915568">
            <text:p>0.6668739156</text:p>
          </table:table-cell>
          <table:table-cell office:value-type="float" office:value="0.208297487945">
            <text:p>0.2082974879</text:p>
          </table:table-cell>
          <table:table-cell office:value-type="string">
            <text:p>A19M-A25C-E41P-F29M-I5D-I5S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679824967">
            <text:p>0.6667982497</text:p>
          </table:table-cell>
          <table:table-cell office:value-type="float" office:value="0.157404899133">
            <text:p>0.1574048991</text:p>
          </table:table-cell>
          <table:table-cell office:value-type="string">
            <text:p>A19H-A19M-E41P-F29M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679824967">
            <text:p>0.6667982497</text:p>
          </table:table-cell>
          <table:table-cell office:value-type="float" office:value="0.157404899133">
            <text:p>0.1574048991</text:p>
          </table:table-cell>
          <table:table-cell office:value-type="string">
            <text:p>A19H-A19M-E41P-F29M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5854110118">
            <text:p>0.6658541101</text:p>
          </table:table-cell>
          <table:table-cell office:value-type="float" office:value="0.174641796745">
            <text:p>0.1746417967</text:p>
          </table:table-cell>
          <table:table-cell office:value-type="string">
            <text:p>A19H-A19M-A19N-A25C-E41P-F29M-I5D-K3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60203954928">
            <text:p>0.6602039549</text:p>
          </table:table-cell>
          <table:table-cell office:value-type="float" office:value="0.132553447125">
            <text:p>0.1325534471</text:p>
          </table:table-cell>
          <table:table-cell office:value-type="string">
            <text:p>A19H-A19M-A25C-I5D-K3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9508501973">
            <text:p>0.659508502</text:p>
          </table:table-cell>
          <table:table-cell office:value-type="float" office:value="0.172383991229">
            <text:p>0.1723839912</text:p>
          </table:table-cell>
          <table:table-cell office:value-type="string">
            <text:p>A19H-A19M-E41P-F29M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7522683951">
            <text:p>0.657522684</text:p>
          </table:table-cell>
          <table:table-cell office:value-type="float" office:value="0.22905615369">
            <text:p>0.2290561537</text:p>
          </table:table-cell>
          <table:table-cell office:value-type="string">
            <text:p>E14G-E55Q-E55T-F29W-F29Y-L4S-N36T-T54G-V53M-V5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709759761">
            <text:p>0.6570975976</text:p>
          </table:table-cell>
          <table:table-cell office:value-type="float" office:value="0.0958364066">
            <text:p>0.0958364066</text:p>
          </table:table-cell>
          <table:table-cell office:value-type="string">
            <text:p>A19H-A19M-A25C-I5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6566849387">
            <text:p>0.6565668494</text:p>
          </table:table-cell>
          <table:table-cell office:value-type="float" office:value="0.123573429467">
            <text:p>0.1235734295</text:p>
          </table:table-cell>
          <table:table-cell office:value-type="string">
            <text:p>A19H-A19M-A25C-I5D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6492722506">
            <text:p>0.6564927225</text:p>
          </table:table-cell>
          <table:table-cell office:value-type="float" office:value="0.211889288392">
            <text:p>0.2118892884</text:p>
          </table:table-cell>
          <table:table-cell office:value-type="string">
            <text:p>A19M-A25C-E41P-I5S-K3A-K3C-K3G-L4V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5256402107">
            <text:p>0.6552564021</text:p>
          </table:table-cell>
          <table:table-cell office:value-type="float" office:value="0.1643541156">
            <text:p>0.1643541156</text:p>
          </table:table-cell>
          <table:table-cell office:value-type="string">
            <text:p>A19M-A25C-I5D-K3G-T17G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5256402107">
            <text:p>0.6552564021</text:p>
          </table:table-cell>
          <table:table-cell office:value-type="float" office:value="0.1643541156">
            <text:p>0.1643541156</text:p>
          </table:table-cell>
          <table:table-cell office:value-type="string">
            <text:p>A19M-A25C-I5D-K3G-T17G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5256402107">
            <text:p>0.6552564021</text:p>
          </table:table-cell>
          <table:table-cell office:value-type="float" office:value="0.1643541156">
            <text:p>0.1643541156</text:p>
          </table:table-cell>
          <table:table-cell office:value-type="string">
            <text:p>A19M-A25C-I5D-K3G-T17G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5151576366">
            <text:p>0.6551515764</text:p>
          </table:table-cell>
          <table:table-cell office:value-type="float" office:value="0.12568923453">
            <text:p>0.1256892345</text:p>
          </table:table-cell>
          <table:table-cell office:value-type="string">
            <text:p>A19H-A19M-A25C-F29M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5151576366">
            <text:p>0.6551515764</text:p>
          </table:table-cell>
          <table:table-cell office:value-type="float" office:value="0.12568923453">
            <text:p>0.1256892345</text:p>
          </table:table-cell>
          <table:table-cell office:value-type="string">
            <text:p>A19H-A19M-A25C-F29M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5151576366">
            <text:p>0.6551515764</text:p>
          </table:table-cell>
          <table:table-cell office:value-type="float" office:value="0.12568923453">
            <text:p>0.1256892345</text:p>
          </table:table-cell>
          <table:table-cell office:value-type="string">
            <text:p>A19H-A19M-A25C-F29M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5151576366">
            <text:p>0.6551515764</text:p>
          </table:table-cell>
          <table:table-cell office:value-type="float" office:value="0.12568923453">
            <text:p>0.1256892345</text:p>
          </table:table-cell>
          <table:table-cell office:value-type="string">
            <text:p>A19H-A19M-A25C-F29M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5151576366">
            <text:p>0.6551515764</text:p>
          </table:table-cell>
          <table:table-cell office:value-type="float" office:value="0.12568923453">
            <text:p>0.1256892345</text:p>
          </table:table-cell>
          <table:table-cell office:value-type="string">
            <text:p>A19H-A19M-A25C-F29M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5151576366">
            <text:p>0.6551515764</text:p>
          </table:table-cell>
          <table:table-cell office:value-type="float" office:value="0.12568923453">
            <text:p>0.1256892345</text:p>
          </table:table-cell>
          <table:table-cell office:value-type="string">
            <text:p>A19H-A19M-A25C-F29M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5151576366">
            <text:p>0.6551515764</text:p>
          </table:table-cell>
          <table:table-cell office:value-type="float" office:value="0.12568923453">
            <text:p>0.1256892345</text:p>
          </table:table-cell>
          <table:table-cell office:value-type="string">
            <text:p>A19H-A19M-A25C-F29M-I5D-K3G-T17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5007444961">
            <text:p>0.655007445</text:p>
          </table:table-cell>
          <table:table-cell office:value-type="float" office:value="0.1930576296">
            <text:p>0.1930576296</text:p>
          </table:table-cell>
          <table:table-cell office:value-type="string">
            <text:p>A19H-A19M-E41P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5007444961">
            <text:p>0.655007445</text:p>
          </table:table-cell>
          <table:table-cell office:value-type="float" office:value="0.1930576296">
            <text:p>0.1930576296</text:p>
          </table:table-cell>
          <table:table-cell office:value-type="string">
            <text:p>A19H-A19M-E41P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2147246172">
            <text:p>0.6521472462</text:p>
          </table:table-cell>
          <table:table-cell office:value-type="float" office:value="0.241061565467">
            <text:p>0.2410615655</text:p>
          </table:table-cell>
          <table:table-cell office:value-type="string">
            <text:p>G37V-K12L-L4A-L6P-L6S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1970180668">
            <text:p>0.6519701807</text:p>
          </table:table-cell>
          <table:table-cell office:value-type="float" office:value="0.125755552833">
            <text:p>0.1257555528</text:p>
          </table:table-cell>
          <table:table-cell office:value-type="string">
            <text:p>A19H-A1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1970180668">
            <text:p>0.6519701807</text:p>
          </table:table-cell>
          <table:table-cell office:value-type="float" office:value="0.125755552833">
            <text:p>0.1257555528</text:p>
          </table:table-cell>
          <table:table-cell office:value-type="string">
            <text:p>A19H-A1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1970180668">
            <text:p>0.6519701807</text:p>
          </table:table-cell>
          <table:table-cell office:value-type="float" office:value="0.125755552833">
            <text:p>0.1257555528</text:p>
          </table:table-cell>
          <table:table-cell office:value-type="string">
            <text:p>A19H-A1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1893282921">
            <text:p>0.6518932829</text:p>
          </table:table-cell>
          <table:table-cell office:value-type="float" office:value="0.120338211722">
            <text:p>0.1203382117</text:p>
          </table:table-cell>
          <table:table-cell office:value-type="string">
            <text:p>A19H-A19M-A25C-F29M-I5D-K3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1893282921">
            <text:p>0.6518932829</text:p>
          </table:table-cell>
          <table:table-cell office:value-type="float" office:value="0.120338211722">
            <text:p>0.1203382117</text:p>
          </table:table-cell>
          <table:table-cell office:value-type="string">
            <text:p>A19H-A19M-A25C-F29M-I5D-K3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1893282921">
            <text:p>0.6518932829</text:p>
          </table:table-cell>
          <table:table-cell office:value-type="float" office:value="0.120338211722">
            <text:p>0.1203382117</text:p>
          </table:table-cell>
          <table:table-cell office:value-type="string">
            <text:p>A19H-A19M-A25C-F29M-I5D-K3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0890403231">
            <text:p>0.6508904032</text:p>
          </table:table-cell>
          <table:table-cell office:value-type="float" office:value="0.1799623903">
            <text:p>0.1799623903</text:p>
          </table:table-cell>
          <table:table-cell office:value-type="string">
            <text:p>A25C-I5D-K3G-T17G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0890403231">
            <text:p>0.6508904032</text:p>
          </table:table-cell>
          <table:table-cell office:value-type="float" office:value="0.1799623903">
            <text:p>0.1799623903</text:p>
          </table:table-cell>
          <table:table-cell office:value-type="string">
            <text:p>A25C-I5D-K3G-T17G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0890403231">
            <text:p>0.6508904032</text:p>
          </table:table-cell>
          <table:table-cell office:value-type="float" office:value="0.1799623903">
            <text:p>0.1799623903</text:p>
          </table:table-cell>
          <table:table-cell office:value-type="string">
            <text:p>A25C-I5D-K3G-T17G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0729868298">
            <text:p>0.6507298683</text:p>
          </table:table-cell>
          <table:table-cell office:value-type="float" office:value="0.18503552968">
            <text:p>0.1850355297</text:p>
          </table:table-cell>
          <table:table-cell office:value-type="string">
            <text:p>A19H-A19M-A25C-E41P-F29M-I5D-K3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0729868298">
            <text:p>0.6507298683</text:p>
          </table:table-cell>
          <table:table-cell office:value-type="float" office:value="0.18503552968">
            <text:p>0.1850355297</text:p>
          </table:table-cell>
          <table:table-cell office:value-type="string">
            <text:p>A19H-A19M-A25C-E41P-F29M-I5D-K3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50729868298">
            <text:p>0.6507298683</text:p>
          </table:table-cell>
          <table:table-cell office:value-type="float" office:value="0.18503552968">
            <text:p>0.1850355297</text:p>
          </table:table-cell>
          <table:table-cell office:value-type="string">
            <text:p>A19H-A19M-A25C-E41P-F29M-I5D-K3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47520569241">
            <text:p>0.6475205692</text:p>
          </table:table-cell>
          <table:table-cell office:value-type="float" office:value="0.111021377929">
            <text:p>0.1110213779</text:p>
          </table:table-cell>
          <table:table-cell office:value-type="string">
            <text:p>A19H-A19M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47520569241">
            <text:p>0.6475205692</text:p>
          </table:table-cell>
          <table:table-cell office:value-type="float" office:value="0.111021377929">
            <text:p>0.1110213779</text:p>
          </table:table-cell>
          <table:table-cell office:value-type="string">
            <text:p>A19H-A19M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47520569241">
            <text:p>0.6475205692</text:p>
          </table:table-cell>
          <table:table-cell office:value-type="float" office:value="0.111021377929">
            <text:p>0.1110213779</text:p>
          </table:table-cell>
          <table:table-cell office:value-type="string">
            <text:p>A19H-A19M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47520569241">
            <text:p>0.6475205692</text:p>
          </table:table-cell>
          <table:table-cell office:value-type="float" office:value="0.111021377929">
            <text:p>0.1110213779</text:p>
          </table:table-cell>
          <table:table-cell office:value-type="string">
            <text:p>A19H-A19M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47520569241">
            <text:p>0.6475205692</text:p>
          </table:table-cell>
          <table:table-cell office:value-type="float" office:value="0.111021377929">
            <text:p>0.1110213779</text:p>
          </table:table-cell>
          <table:table-cell office:value-type="string">
            <text:p>A19H-A19M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47520569241">
            <text:p>0.6475205692</text:p>
          </table:table-cell>
          <table:table-cell office:value-type="float" office:value="0.111021377929">
            <text:p>0.1110213779</text:p>
          </table:table-cell>
          <table:table-cell office:value-type="string">
            <text:p>A19H-A19M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47520569241">
            <text:p>0.6475205692</text:p>
          </table:table-cell>
          <table:table-cell office:value-type="float" office:value="0.111021377929">
            <text:p>0.1110213779</text:p>
          </table:table-cell>
          <table:table-cell office:value-type="string">
            <text:p>A19H-A19M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47520569241">
            <text:p>0.6475205692</text:p>
          </table:table-cell>
          <table:table-cell office:value-type="float" office:value="0.111021377929">
            <text:p>0.1110213779</text:p>
          </table:table-cell>
          <table:table-cell office:value-type="string">
            <text:p>A19H-A19M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47520569241">
            <text:p>0.6475205692</text:p>
          </table:table-cell>
          <table:table-cell office:value-type="float" office:value="0.111021377929">
            <text:p>0.1110213779</text:p>
          </table:table-cell>
          <table:table-cell office:value-type="string">
            <text:p>A19H-A19M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47520569241">
            <text:p>0.6475205692</text:p>
          </table:table-cell>
          <table:table-cell office:value-type="float" office:value="0.111021377929">
            <text:p>0.1110213779</text:p>
          </table:table-cell>
          <table:table-cell office:value-type="string">
            <text:p>A19H-A19M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47520569241">
            <text:p>0.6475205692</text:p>
          </table:table-cell>
          <table:table-cell office:value-type="float" office:value="0.111021377929">
            <text:p>0.1110213779</text:p>
          </table:table-cell>
          <table:table-cell office:value-type="string">
            <text:p>A19H-A19M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45944136128">
            <text:p>0.6459441361</text:p>
          </table:table-cell>
          <table:table-cell office:value-type="float" office:value="0.126542429762">
            <text:p>0.1265424298</text:p>
          </table:table-cell>
          <table:table-cell office:value-type="string">
            <text:p>A19M-A25C-F29M-I5D-K3G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39031325685">
            <text:p>0.6390313257</text:p>
          </table:table-cell>
          <table:table-cell office:value-type="float" office:value="0.1811851804">
            <text:p>0.1811851804</text:p>
          </table:table-cell>
          <table:table-cell office:value-type="string">
            <text:p>A25C-I5D-K3G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39028888859">
            <text:p>0.6390288889</text:p>
          </table:table-cell>
          <table:table-cell office:value-type="float" office:value="0.13627926615">
            <text:p>0.1362792662</text:p>
          </table:table-cell>
          <table:table-cell office:value-type="string">
            <text:p>A19E-F29C-F29V-T54G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39028888859">
            <text:p>0.6390288889</text:p>
          </table:table-cell>
          <table:table-cell office:value-type="float" office:value="0.13627926615">
            <text:p>0.1362792662</text:p>
          </table:table-cell>
          <table:table-cell office:value-type="string">
            <text:p>A19E-F29C-F29V-T54G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39028888859">
            <text:p>0.6390288889</text:p>
          </table:table-cell>
          <table:table-cell office:value-type="float" office:value="0.13627926615">
            <text:p>0.1362792662</text:p>
          </table:table-cell>
          <table:table-cell office:value-type="string">
            <text:p>A19E-F29C-F29V-T54G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39028888859">
            <text:p>0.6390288889</text:p>
          </table:table-cell>
          <table:table-cell office:value-type="float" office:value="0.13627926615">
            <text:p>0.1362792662</text:p>
          </table:table-cell>
          <table:table-cell office:value-type="string">
            <text:p>A19E-F29C-F29V-T54G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38145613268">
            <text:p>0.6381456133</text:p>
          </table:table-cell>
          <table:table-cell office:value-type="float" office:value="0.18888587896">
            <text:p>0.188885879</text:p>
          </table:table-cell>
          <table:table-cell office:value-type="string">
            <text:p>A19H-A19M-E41P-F29M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36866202432">
            <text:p>0.6368662024</text:p>
          </table:table-cell>
          <table:table-cell office:value-type="float" office:value="0.117740863017">
            <text:p>0.117740863</text:p>
          </table:table-cell>
          <table:table-cell office:value-type="string">
            <text:p>A19M-F29M-I5D-T52D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31361422179">
            <text:p>0.6313614222</text:p>
          </table:table-cell>
          <table:table-cell office:value-type="float" office:value="0.09267618775">
            <text:p>0.0926761878</text:p>
          </table:table-cell>
          <table:table-cell office:value-type="string">
            <text:p>F29C-F29V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31361422179">
            <text:p>0.6313614222</text:p>
          </table:table-cell>
          <table:table-cell office:value-type="float" office:value="0.09267618775">
            <text:p>0.0926761878</text:p>
          </table:table-cell>
          <table:table-cell office:value-type="string">
            <text:p>F29C-F29V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31361422179">
            <text:p>0.6313614222</text:p>
          </table:table-cell>
          <table:table-cell office:value-type="float" office:value="0.09267618775">
            <text:p>0.0926761878</text:p>
          </table:table-cell>
          <table:table-cell office:value-type="string">
            <text:p>F29C-F29V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30904026042">
            <text:p>0.630904026</text:p>
          </table:table-cell>
          <table:table-cell office:value-type="float" office:value="0.08828184368">
            <text:p>0.0882818437</text:p>
          </table:table-cell>
          <table:table-cell office:value-type="string">
            <text:p>A19E-F29C-F29V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30904026042">
            <text:p>0.630904026</text:p>
          </table:table-cell>
          <table:table-cell office:value-type="float" office:value="0.08828184368">
            <text:p>0.0882818437</text:p>
          </table:table-cell>
          <table:table-cell office:value-type="string">
            <text:p>A19E-F29C-F29V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30904026042">
            <text:p>0.630904026</text:p>
          </table:table-cell>
          <table:table-cell office:value-type="float" office:value="0.08828184368">
            <text:p>0.0882818437</text:p>
          </table:table-cell>
          <table:table-cell office:value-type="string">
            <text:p>A19E-F29C-F29V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30904026042">
            <text:p>0.630904026</text:p>
          </table:table-cell>
          <table:table-cell office:value-type="float" office:value="0.08828184368">
            <text:p>0.0882818437</text:p>
          </table:table-cell>
          <table:table-cell office:value-type="string">
            <text:p>A19E-F29C-F29V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26604804734">
            <text:p>0.6266048047</text:p>
          </table:table-cell>
          <table:table-cell office:value-type="float" office:value="0.2392868948">
            <text:p>0.2392868948</text:p>
          </table:table-cell>
          <table:table-cell office:value-type="string">
            <text:p>E14G-E55Q-E55T-F29W-F29Y-L4S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19213703644">
            <text:p>0.6192137036</text:p>
          </table:table-cell>
          <table:table-cell office:value-type="float" office:value="0.104698222475">
            <text:p>0.1046982225</text:p>
          </table:table-cell>
          <table:table-cell office:value-type="string">
            <text:p>A19E-F29V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18505039129">
            <text:p>0.6185050391</text:p>
          </table:table-cell>
          <table:table-cell office:value-type="float" office:value="0.14828811536">
            <text:p>0.1482881154</text:p>
          </table:table-cell>
          <table:table-cell office:value-type="string">
            <text:p>A19H-A19M-I5D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14778374125">
            <text:p>0.6147783741</text:p>
          </table:table-cell>
          <table:table-cell office:value-type="float" office:value="0.25145866135">
            <text:p>0.2514586614</text:p>
          </table:table-cell>
          <table:table-cell office:value-type="string">
            <text:p>A19H-A19M-E41P-I5D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13040106879">
            <text:p>0.6130401069</text:p>
          </table:table-cell>
          <table:table-cell office:value-type="float" office:value="0.257508582129">
            <text:p>0.2575085821</text:p>
          </table:table-cell>
          <table:table-cell office:value-type="string">
            <text:p>E14G-E55T-F29W-F29Y-N36T-T15P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10910486652">
            <text:p>0.6109104867</text:p>
          </table:table-cell>
          <table:table-cell office:value-type="float" office:value="0.15901185368">
            <text:p>0.1590118537</text:p>
          </table:table-cell>
          <table:table-cell office:value-type="string">
            <text:p>A19E-F29V-T54G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10712651379">
            <text:p>0.6107126514</text:p>
          </table:table-cell>
          <table:table-cell office:value-type="float" office:value="0.254142580937">
            <text:p>0.2541425809</text:p>
          </table:table-cell>
          <table:table-cell office:value-type="string">
            <text:p>I5S-K12G-K3A-K3G-K3S-L4A-L4V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05294441869">
            <text:p>0.6052944419</text:p>
          </table:table-cell>
          <table:table-cell office:value-type="float" office:value="0.189837549925">
            <text:p>0.1898375499</text:p>
          </table:table-cell>
          <table:table-cell office:value-type="string">
            <text:p>A19E-L4S-T54G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01821490166">
            <text:p>0.6018214902</text:p>
          </table:table-cell>
          <table:table-cell office:value-type="float" office:value="0.396187792187">
            <text:p>0.3961877922</text:p>
          </table:table-cell>
          <table:table-cell office:value-type="string">
            <text:p>G37T-G37V-K12D-K12L-L4A-L6P-L6S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01821490166">
            <text:p>0.6018214902</text:p>
          </table:table-cell>
          <table:table-cell office:value-type="float" office:value="0.396187792187">
            <text:p>0.3961877922</text:p>
          </table:table-cell>
          <table:table-cell office:value-type="string">
            <text:p>G37T-G37V-K12D-K12L-L4A-L6P-L6S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00767507749">
            <text:p>0.6007675077</text:p>
          </table:table-cell>
          <table:table-cell office:value-type="float" office:value="0.07881434365">
            <text:p>0.0788143437</text:p>
          </table:table-cell>
          <table:table-cell office:value-type="string">
            <text:p>A19H-A19M-A25C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00723886861">
            <text:p>0.6007238869</text:p>
          </table:table-cell>
          <table:table-cell office:value-type="float" office:value="0.165952656892">
            <text:p>0.1659526569</text:p>
          </table:table-cell>
          <table:table-cell office:value-type="string">
            <text:p>A19H-A19M-A19N-A33S-E41P-F29M-I5A-T52D-T54A-V53T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96137281769">
            <text:p>0.5961372818</text:p>
          </table:table-cell>
          <table:table-cell office:value-type="float" office:value="0.353612147175">
            <text:p>0.3536121472</text:p>
          </table:table-cell>
          <table:table-cell office:value-type="string">
            <text:p>G37T-G37V-K12D-K12L-L4A-L6P-L6S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94117279741">
            <text:p>0.5941172797</text:p>
          </table:table-cell>
          <table:table-cell office:value-type="float" office:value="0.2598927675">
            <text:p>0.2598927675</text:p>
          </table:table-cell>
          <table:table-cell office:value-type="string">
            <text:p>I5S-K12G-K3A-K3C-K3G-K3S-L4A-L4V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93796993624">
            <text:p>0.5937969936</text:p>
          </table:table-cell>
          <table:table-cell office:value-type="float" office:value="0.181039262064">
            <text:p>0.1810392621</text:p>
          </table:table-cell>
          <table:table-cell office:value-type="string">
            <text:p>A19H-A19M-A19N-A33S-E41P-F29M-I5A-T52D-T54A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93372913445">
            <text:p>0.5933729134</text:p>
          </table:table-cell>
          <table:table-cell office:value-type="float" office:value="0.21444926788">
            <text:p>0.2144492679</text:p>
          </table:table-cell>
          <table:table-cell office:value-type="string">
            <text:p>A19M-A19N-A33S-E41P-F29M-I5A-I5S-T52D-T52N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93372913445">
            <text:p>0.5933729134</text:p>
          </table:table-cell>
          <table:table-cell office:value-type="float" office:value="0.21444926788">
            <text:p>0.2144492679</text:p>
          </table:table-cell>
          <table:table-cell office:value-type="string">
            <text:p>A19M-A19N-A33S-E41P-F29M-I5A-I5S-T52D-T52N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91348172384">
            <text:p>0.5913481724</text:p>
          </table:table-cell>
          <table:table-cell office:value-type="float" office:value="0.181915496592">
            <text:p>0.1819154966</text:p>
          </table:table-cell>
          <table:table-cell office:value-type="string">
            <text:p>A19M-A19N-A33S-E41P-F29M-I5A-T52D-T52N-T54A-V53T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90727348815">
            <text:p>0.5907273488</text:p>
          </table:table-cell>
          <table:table-cell office:value-type="float" office:value="0.23390349075">
            <text:p>0.2339034908</text:p>
          </table:table-cell>
          <table:table-cell office:value-type="string">
            <text:p>A25C-I5S-K12G-K3A-K3C-K3G-K3S-L4V-T17G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84071399105">
            <text:p>0.5840713991</text:p>
          </table:table-cell>
          <table:table-cell office:value-type="float" office:value="0.254142580937">
            <text:p>0.2541425809</text:p>
          </table:table-cell>
          <table:table-cell office:value-type="string">
            <text:p>I5S-K12G-K3A-K3C-K3G-L4A-L4V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84071399105">
            <text:p>0.5840713991</text:p>
          </table:table-cell>
          <table:table-cell office:value-type="float" office:value="0.254142580937">
            <text:p>0.2541425809</text:p>
          </table:table-cell>
          <table:table-cell office:value-type="string">
            <text:p>I5S-K12G-K3A-K3C-K3G-L4A-L4V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81857599006">
            <text:p>0.581857599</text:p>
          </table:table-cell>
          <table:table-cell office:value-type="float" office:value="0.181915496592">
            <text:p>0.1819154966</text:p>
          </table:table-cell>
          <table:table-cell office:value-type="string">
            <text:p>A19H-A19M-A33S-E41P-F29M-I5A-T52D-T52H-T54A-V53T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76412896696">
            <text:p>0.5764128967</text:p>
          </table:table-cell>
          <table:table-cell office:value-type="float" office:value="0.314450012155">
            <text:p>0.3144500122</text:p>
          </table:table-cell>
          <table:table-cell office:value-type="string">
            <text:p>G37W-K12G-K12L-K3N-K9G-L4A-L4V-L6S-T17G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75180363024">
            <text:p>0.575180363</text:p>
          </table:table-cell>
          <table:table-cell office:value-type="float" office:value="0.4041281682">
            <text:p>0.4041281682</text:p>
          </table:table-cell>
          <table:table-cell office:value-type="string">
            <text:p>G37T-G37V-K12D-K12L-L4A-L6P-L6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74190458042">
            <text:p>0.574190458</text:p>
          </table:table-cell>
          <table:table-cell office:value-type="float" office:value="0.422290867317">
            <text:p>0.4222908673</text:p>
          </table:table-cell>
          <table:table-cell office:value-type="string">
            <text:p>G37T-G37V-K12D-L4A-L6P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74190458042">
            <text:p>0.574190458</text:p>
          </table:table-cell>
          <table:table-cell office:value-type="float" office:value="0.422290867317">
            <text:p>0.4222908673</text:p>
          </table:table-cell>
          <table:table-cell office:value-type="string">
            <text:p>G37T-G37V-K12D-L4A-L6P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74190458042">
            <text:p>0.574190458</text:p>
          </table:table-cell>
          <table:table-cell office:value-type="float" office:value="0.422290867317">
            <text:p>0.4222908673</text:p>
          </table:table-cell>
          <table:table-cell office:value-type="string">
            <text:p>G37T-G37V-K12D-L4A-L6P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74190458042">
            <text:p>0.574190458</text:p>
          </table:table-cell>
          <table:table-cell office:value-type="float" office:value="0.422290867317">
            <text:p>0.4222908673</text:p>
          </table:table-cell>
          <table:table-cell office:value-type="string">
            <text:p>G37T-G37V-K12D-L4A-L6P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71000321267">
            <text:p>0.5710003213</text:p>
          </table:table-cell>
          <table:table-cell office:value-type="float" office:value="0.210536652771">
            <text:p>0.2105366528</text:p>
          </table:table-cell>
          <table:table-cell office:value-type="string">
            <text:p>A19N-A33S-E41P-F29M-I5A-T52N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70562866401">
            <text:p>0.5705628664</text:p>
          </table:table-cell>
          <table:table-cell office:value-type="float" office:value="0.270527156991">
            <text:p>0.270527157</text:p>
          </table:table-cell>
          <table:table-cell office:value-type="string">
            <text:p>G37W-I5S-K12G-K3A-K3C-K3N-K3S-L4A-L4V-L6S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69572985471">
            <text:p>0.5695729855</text:p>
          </table:table-cell>
          <table:table-cell office:value-type="float" office:value="0.313133742592">
            <text:p>0.3131337426</text:p>
          </table:table-cell>
          <table:table-cell office:value-type="string">
            <text:p>G37W-K12G-K12L-K3A-K3N-K3S-K9G-L4A-L4V-L6S-T17G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67501415684">
            <text:p>0.5675014157</text:p>
          </table:table-cell>
          <table:table-cell office:value-type="float" office:value="0.254142580937">
            <text:p>0.2541425809</text:p>
          </table:table-cell>
          <table:table-cell office:value-type="string">
            <text:p>I5S-K12G-K3A-K3C-K3S-L4A-L4V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66289297014">
            <text:p>0.566289297</text:p>
          </table:table-cell>
          <table:table-cell office:value-type="float" office:value="0.188095730992">
            <text:p>0.188095731</text:p>
          </table:table-cell>
          <table:table-cell office:value-type="string">
            <text:p>A19M-A19N-A33M-A33S-E41P-F29M-I5A-T52D-T52H-T52N-T54A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63356220838">
            <text:p>0.5633562208</text:p>
          </table:table-cell>
          <table:table-cell office:value-type="float" office:value="0.238217386333">
            <text:p>0.2382173863</text:p>
          </table:table-cell>
          <table:table-cell office:value-type="string">
            <text:p>I5S-K3A-K3C-K3G-L4V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63339741582">
            <text:p>0.5633397416</text:p>
          </table:table-cell>
          <table:table-cell office:value-type="float" office:value="0.2264814755">
            <text:p>0.2264814755</text:p>
          </table:table-cell>
          <table:table-cell office:value-type="string">
            <text:p>I5D-K3G-T52D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60753442818">
            <text:p>0.5607534428</text:p>
          </table:table-cell>
          <table:table-cell office:value-type="float" office:value="0.198453269009">
            <text:p>0.198453269</text:p>
          </table:table-cell>
          <table:table-cell office:value-type="string">
            <text:p>A19M-A19N-A33S-E41P-F29M-I5A-T52D-T52N-T54A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560650952">
            <text:p>0.5560650952</text:p>
          </table:table-cell>
          <table:table-cell office:value-type="float" office:value="0.312616636693">
            <text:p>0.3126166367</text:p>
          </table:table-cell>
          <table:table-cell office:value-type="string">
            <text:p>G37W-K12G-K12L-K3A-K3C-K3N-K3S-K9G-L4A-L4V-L6S-T17G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55494026216">
            <text:p>0.5554940262</text:p>
          </table:table-cell>
          <table:table-cell office:value-type="float" office:value="0.181915496592">
            <text:p>0.1819154966</text:p>
          </table:table-cell>
          <table:table-cell office:value-type="string">
            <text:p>A19M-A19N-A33M-A33S-E41P-F29M-I5A-T52H-T52N-T54A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52785211409">
            <text:p>0.5527852114</text:p>
          </table:table-cell>
          <table:table-cell office:value-type="float" office:value="0.385240144436">
            <text:p>0.3852401444</text:p>
          </table:table-cell>
          <table:table-cell office:value-type="string">
            <text:p>G37V-G37W-K12G-K12L-K3N-K9G-L4A-L6S-T17G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4815886453">
            <text:p>0.5481588645</text:p>
          </table:table-cell>
          <table:table-cell office:value-type="float" office:value="0.466162728883">
            <text:p>0.4661627289</text:p>
          </table:table-cell>
          <table:table-cell office:value-type="string">
            <text:p>G37T-G37V-K12D-K12L-L4A-L6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47966196114">
            <text:p>0.5479661961</text:p>
          </table:table-cell>
          <table:table-cell office:value-type="float" office:value="0.25128833473">
            <text:p>0.2512883347</text:p>
          </table:table-cell>
          <table:table-cell office:value-type="string">
            <text:p>I5S-K12G-K3A-K3C-K3N-K3S-L4A-L4V-T17G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47075277915">
            <text:p>0.5470752779</text:p>
          </table:table-cell>
          <table:table-cell office:value-type="float" office:value="0.243088449567">
            <text:p>0.2430884496</text:p>
          </table:table-cell>
          <table:table-cell office:value-type="string">
            <text:p>A19N-A33S-E41P-F29M-I5A-I5S-T52N-T54A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4647156677">
            <text:p>0.5464715668</text:p>
          </table:table-cell>
          <table:table-cell office:value-type="float" office:value="0.213731227585">
            <text:p>0.2137312276</text:p>
          </table:table-cell>
          <table:table-cell office:value-type="string">
            <text:p>A19H-A19M-A19N-A33M-A33S-E41P-F29M-I5A-K9M-T52H-T54A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45340413357">
            <text:p>0.5453404134</text:p>
          </table:table-cell>
          <table:table-cell office:value-type="float" office:value="0.244453949833">
            <text:p>0.2444539498</text:p>
          </table:table-cell>
          <table:table-cell office:value-type="string">
            <text:p>G37W-K12G-K3N-K3S-L4A-L4V-L6S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43316894851">
            <text:p>0.5433168949</text:p>
          </table:table-cell>
          <table:table-cell office:value-type="float" office:value="0.324740851158">
            <text:p>0.3247408512</text:p>
          </table:table-cell>
          <table:table-cell office:value-type="string">
            <text:p>G37W-K12G-K12L-K3A-K3N-K3S-K9G-L4A-L4V-L6S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43316894851">
            <text:p>0.5433168949</text:p>
          </table:table-cell>
          <table:table-cell office:value-type="float" office:value="0.324740851158">
            <text:p>0.3247408512</text:p>
          </table:table-cell>
          <table:table-cell office:value-type="string">
            <text:p>G37W-K12G-K12L-K3A-K3N-K3S-K9G-L4A-L4V-L6S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42309330743">
            <text:p>0.5423093307</text:p>
          </table:table-cell>
          <table:table-cell office:value-type="float" office:value="0.314293734127">
            <text:p>0.3142937341</text:p>
          </table:table-cell>
          <table:table-cell office:value-type="string">
            <text:p>G37W-I5S-K12G-K12L-K3A-K3C-K3N-K3S-K9G-L4A-L4V-L6S-T17G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40336197102">
            <text:p>0.5403361971</text:p>
          </table:table-cell>
          <table:table-cell office:value-type="float" office:value="0.307399542514">
            <text:p>0.3073995425</text:p>
          </table:table-cell>
          <table:table-cell office:value-type="string">
            <text:p>G37W-K12G-K12L-K3A-K3N-K3S-K9G-L4A-L4C-L4V-L6S-N7T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40336197102">
            <text:p>0.5403361971</text:p>
          </table:table-cell>
          <table:table-cell office:value-type="float" office:value="0.307399542514">
            <text:p>0.3073995425</text:p>
          </table:table-cell>
          <table:table-cell office:value-type="string">
            <text:p>G37W-K12G-K12L-K3A-K3N-K3S-K9G-L4A-L4C-L4V-L6S-N7T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39614386541">
            <text:p>0.5396143865</text:p>
          </table:table-cell>
          <table:table-cell office:value-type="float" office:value="0.30925737555">
            <text:p>0.3092573756</text:p>
          </table:table-cell>
          <table:table-cell office:value-type="string">
            <text:p>G37W-K12G-K3A-K3N-K3S-L4V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39070875761">
            <text:p>0.5390708758</text:p>
          </table:table-cell>
          <table:table-cell office:value-type="float" office:value="0.344874730691">
            <text:p>0.3448747307</text:p>
          </table:table-cell>
          <table:table-cell office:value-type="string">
            <text:p>G37L-G37W-G37Y-K12L-K3N-L4A-L4C-L6S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38672629533">
            <text:p>0.5386726295</text:p>
          </table:table-cell>
          <table:table-cell office:value-type="float" office:value="0.201536491529">
            <text:p>0.2015364915</text:p>
          </table:table-cell>
          <table:table-cell office:value-type="string">
            <text:p>A19M-A19N-A33M-A33S-E41P-F29M-I5A-T52D-T52H-T52N-T54A-T54Q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3795414802">
            <text:p>0.537954148</text:p>
          </table:table-cell>
          <table:table-cell office:value-type="float" office:value="0.203770375242">
            <text:p>0.2037703752</text:p>
          </table:table-cell>
          <table:table-cell office:value-type="string">
            <text:p>A19M-A19N-A33M-A33S-E41P-F29M-I5A-T52D-T52H-T52N-T54A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3758043933">
            <text:p>0.5375804393</text:p>
          </table:table-cell>
          <table:table-cell office:value-type="float" office:value="0.448225933343">
            <text:p>0.4482259333</text:p>
          </table:table-cell>
          <table:table-cell office:value-type="string">
            <text:p>G37T-G37V-K12D-K12L-L4A-L6S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37250620762">
            <text:p>0.5372506208</text:p>
          </table:table-cell>
          <table:table-cell office:value-type="float" office:value="0.231252868488">
            <text:p>0.2312528685</text:p>
          </table:table-cell>
          <table:table-cell office:value-type="string">
            <text:p>A19N-A33S-E41P-F29M-I5A-T52N-T54A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33083191588">
            <text:p>0.5330831916</text:p>
          </table:table-cell>
          <table:table-cell office:value-type="float" office:value="0.425652286822">
            <text:p>0.4256522868</text:p>
          </table:table-cell>
          <table:table-cell office:value-type="string">
            <text:p>E14G-F29Y-G37T-G37V-K12D-N36T-T15P-V53M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31859216782">
            <text:p>0.5318592168</text:p>
          </table:table-cell>
          <table:table-cell office:value-type="float" office:value="0.391365829211">
            <text:p>0.3913658292</text:p>
          </table:table-cell>
          <table:table-cell office:value-type="string">
            <text:p>G37T-G37V-K12D-K3E-L4A-L6P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31626541319">
            <text:p>0.5316265413</text:p>
          </table:table-cell>
          <table:table-cell office:value-type="float" office:value="0.403467754173">
            <text:p>0.4034677542</text:p>
          </table:table-cell>
          <table:table-cell office:value-type="string">
            <text:p>G37L-G37W-G37Y-K12G-K3A-K3N-K3S-L4C-N7T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3021664748">
            <text:p>0.5302166475</text:p>
          </table:table-cell>
          <table:table-cell office:value-type="float" office:value="0.23902331525">
            <text:p>0.2390233153</text:p>
          </table:table-cell>
          <table:table-cell office:value-type="string">
            <text:p>A19H-A19M-A33M-A33S-E41P-F29M-I5A-K9M-T52D-T52H-T54A-T54Q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30149253287">
            <text:p>0.5301492533</text:p>
          </table:table-cell>
          <table:table-cell office:value-type="float" office:value="0.360187623892">
            <text:p>0.3601876239</text:p>
          </table:table-cell>
          <table:table-cell office:value-type="string">
            <text:p>G37L-G37W-G37Y-G8A-K12G-K3A-K3C-K3H-K3N-K3S-L4C-L4V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29614536529">
            <text:p>0.5296145365</text:p>
          </table:table-cell>
          <table:table-cell office:value-type="float" office:value="0.436072845478">
            <text:p>0.4360728455</text:p>
          </table:table-cell>
          <table:table-cell office:value-type="string">
            <text:p>G37T-G37V-K12D-K12L-K9G-L4A-L6S-T15P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28762427444">
            <text:p>0.5287624274</text:p>
          </table:table-cell>
          <table:table-cell office:value-type="float" office:value="0.239120775267">
            <text:p>0.2391207753</text:p>
          </table:table-cell>
          <table:table-cell office:value-type="string">
            <text:p>A19N-A33M-A33S-E41P-I5A-I5S-T52N-T54A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27702770472">
            <text:p>0.5277027705</text:p>
          </table:table-cell>
          <table:table-cell office:value-type="float" office:value="0.47033470644">
            <text:p>0.4703347064</text:p>
          </table:table-cell>
          <table:table-cell office:value-type="string">
            <text:p>G37T-G37V-G37W-K12D-K12L-K9G-L4A-L6S-T15P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27208700224">
            <text:p>0.5272087002</text:p>
          </table:table-cell>
          <table:table-cell office:value-type="float" office:value="0.436233143122">
            <text:p>0.4362331431</text:p>
          </table:table-cell>
          <table:table-cell office:value-type="string">
            <text:p>G37T-G37V-K12D-K12L-K9G-L4A-L6S-V53F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26071686781">
            <text:p>0.5260716868</text:p>
          </table:table-cell>
          <table:table-cell office:value-type="float" office:value="0.484749100478">
            <text:p>0.4847491005</text:p>
          </table:table-cell>
          <table:table-cell office:value-type="string">
            <text:p>G37T-G37V-G37W-K12D-K12L-K9G-L4A-L6S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25945331158">
            <text:p>0.5259453312</text:p>
          </table:table-cell>
          <table:table-cell office:value-type="float" office:value="0.346737229615">
            <text:p>0.3467372296</text:p>
          </table:table-cell>
          <table:table-cell office:value-type="string">
            <text:p>G37W-G37Y-G8A-K12G-K12H-K3A-K3C-K3H-K3N-K3S-L4C-L4V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2552201785">
            <text:p>0.5255220179</text:p>
          </table:table-cell>
          <table:table-cell office:value-type="float" office:value="0.355707802375">
            <text:p>0.3557078024</text:p>
          </table:table-cell>
          <table:table-cell office:value-type="string">
            <text:p>K12L-K9G-L6S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2552201785">
            <text:p>0.5255220179</text:p>
          </table:table-cell>
          <table:table-cell office:value-type="float" office:value="0.355707802375">
            <text:p>0.3557078024</text:p>
          </table:table-cell>
          <table:table-cell office:value-type="string">
            <text:p>K12L-K9G-L6S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23879603937">
            <text:p>0.5238796039</text:p>
          </table:table-cell>
          <table:table-cell office:value-type="float" office:value="0.2246820116">
            <text:p>0.2246820116</text:p>
          </table:table-cell>
          <table:table-cell office:value-type="string">
            <text:p>I5S-K3A-K3C-L4V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23809729186">
            <text:p>0.5238097292</text:p>
          </table:table-cell>
          <table:table-cell office:value-type="float" office:value="0.38521553365">
            <text:p>0.3852155337</text:p>
          </table:table-cell>
          <table:table-cell office:value-type="string">
            <text:p>G37T-G37V-K12D-K12L-L4A-L6P-L6S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23809729186">
            <text:p>0.5238097292</text:p>
          </table:table-cell>
          <table:table-cell office:value-type="float" office:value="0.38521553365">
            <text:p>0.3852155337</text:p>
          </table:table-cell>
          <table:table-cell office:value-type="string">
            <text:p>G37T-G37V-K12D-K12L-L4A-L6P-L6S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22578942117">
            <text:p>0.5225789421</text:p>
          </table:table-cell>
          <table:table-cell office:value-type="float" office:value="0.192700039267">
            <text:p>0.1927000393</text:p>
          </table:table-cell>
          <table:table-cell office:value-type="string">
            <text:p>A19H-A19M-T52D-T54E-T54L-V53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2116454458">
            <text:p>0.5211645446</text:p>
          </table:table-cell>
          <table:table-cell office:value-type="float" office:value="0.207378989183">
            <text:p>0.2073789892</text:p>
          </table:table-cell>
          <table:table-cell office:value-type="string">
            <text:p>A19N-A33M-A33S-E41P-F29M-I5A-T52H-T52N-T54A-T54Q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20682759066">
            <text:p>0.5206827591</text:p>
          </table:table-cell>
          <table:table-cell office:value-type="float" office:value="0.20991887515">
            <text:p>0.2099188752</text:p>
          </table:table-cell>
          <table:table-cell office:value-type="string">
            <text:p>A19N-A33M-A33S-E41P-F29M-I5A-T52H-T52N-T54A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20682759066">
            <text:p>0.5206827591</text:p>
          </table:table-cell>
          <table:table-cell office:value-type="float" office:value="0.20991887515">
            <text:p>0.2099188752</text:p>
          </table:table-cell>
          <table:table-cell office:value-type="string">
            <text:p>A19N-A33M-A33S-E41P-F29M-I5A-T52H-T52N-T54A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19419558936">
            <text:p>0.5194195589</text:p>
          </table:table-cell>
          <table:table-cell office:value-type="float" office:value="0.30879687457">
            <text:p>0.3087968746</text:p>
          </table:table-cell>
          <table:table-cell office:value-type="string">
            <text:p>G37W-K12L-K3N-K9G-L4A-L4C-L6S-N7T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18520616135">
            <text:p>0.5185206161</text:p>
          </table:table-cell>
          <table:table-cell office:value-type="float" office:value="0.308883696044">
            <text:p>0.308883696</text:p>
          </table:table-cell>
          <table:table-cell office:value-type="string">
            <text:p>G37W-K12G-K3A-K3C-K3N-K3S-L4V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18234235232">
            <text:p>0.5182342352</text:p>
          </table:table-cell>
          <table:table-cell office:value-type="float" office:value="0.434773336688">
            <text:p>0.4347733367</text:p>
          </table:table-cell>
          <table:table-cell office:value-type="string">
            <text:p>G37T-G37V-K12D-K12L-L4A-L6S-T15G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18217874305">
            <text:p>0.5182178743</text:p>
          </table:table-cell>
          <table:table-cell office:value-type="float" office:value="0.221541986336">
            <text:p>0.2215419863</text:p>
          </table:table-cell>
          <table:table-cell office:value-type="string">
            <text:p>A19N-A33M-A33S-E41P-F29M-I5A-I5S-T52H-T52N-T54A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1629063988">
            <text:p>0.5162906399</text:p>
          </table:table-cell>
          <table:table-cell office:value-type="float" office:value="0.434953671538">
            <text:p>0.4349536715</text:p>
          </table:table-cell>
          <table:table-cell office:value-type="string">
            <text:p>G37T-G37V-K12D-K12L-L4A-L6S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13836682787">
            <text:p>0.5138366828</text:p>
          </table:table-cell>
          <table:table-cell office:value-type="float" office:value="0.44068476737">
            <text:p>0.4406847674</text:p>
          </table:table-cell>
          <table:table-cell office:value-type="string">
            <text:p>G37F-G37W-G37Y-K12L-K3N-K9G-L4A-L6S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1334663371">
            <text:p>0.5133466337</text:p>
          </table:table-cell>
          <table:table-cell office:value-type="float" office:value="0.333141611267">
            <text:p>0.3331416113</text:p>
          </table:table-cell>
          <table:table-cell office:value-type="string">
            <text:p>G37W-K12G-K12L-K3N-K3S-K9G-L4A-L4C-L6S-N7T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10852731849">
            <text:p>0.5108527318</text:p>
          </table:table-cell>
          <table:table-cell office:value-type="float" office:value="0.310519127091">
            <text:p>0.3105191271</text:p>
          </table:table-cell>
          <table:table-cell office:value-type="string">
            <text:p>G37W-K12G-K12L-K3A-K3C-K3N-K3S-L4V-L6S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7433702942">
            <text:p>0.5074337029</text:p>
          </table:table-cell>
          <table:table-cell office:value-type="float" office:value="0.360924334111">
            <text:p>0.3609243341</text:p>
          </table:table-cell>
          <table:table-cell office:value-type="string">
            <text:p>G37T-G37V-K12D-L4A-L6P-L6S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6807011362">
            <text:p>0.5068070114</text:p>
          </table:table-cell>
          <table:table-cell office:value-type="float" office:value="0.44030453292">
            <text:p>0.4403045329</text:p>
          </table:table-cell>
          <table:table-cell office:value-type="string">
            <text:p>G37W-K12L-K9G-L6S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6645708274">
            <text:p>0.5066457083</text:p>
          </table:table-cell>
          <table:table-cell office:value-type="float" office:value="0.385429422837">
            <text:p>0.3854294228</text:p>
          </table:table-cell>
          <table:table-cell office:value-type="string">
            <text:p>G37L-G37W-G37Y-K12G-K12L-K3A-K3C-K3N-K3S-K9G-L4C-L4V-L6S-N7T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6141711296">
            <text:p>0.5061417113</text:p>
          </table:table-cell>
          <table:table-cell office:value-type="float" office:value="0.354262746718">
            <text:p>0.3542627467</text:p>
          </table:table-cell>
          <table:table-cell office:value-type="string">
            <text:p>G37W-K12G-K12L-K3A-K3N-K3S-K9G-L4V-L6S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5089192414">
            <text:p>0.5050891924</text:p>
          </table:table-cell>
          <table:table-cell office:value-type="float" office:value="0.410827577543">
            <text:p>0.4108275775</text:p>
          </table:table-cell>
          <table:table-cell office:value-type="string">
            <text:p>G37T-G37V-K12D-L4A-L6S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4989136664">
            <text:p>0.5049891367</text:p>
          </table:table-cell>
          <table:table-cell office:value-type="float" office:value="0.3311442268">
            <text:p>0.3311442268</text:p>
          </table:table-cell>
          <table:table-cell office:value-type="string">
            <text:p>G37W-K12G-K3A-K3C-K3N-K3S-K9G-L4C-L4V-N7T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4989136664">
            <text:p>0.5049891367</text:p>
          </table:table-cell>
          <table:table-cell office:value-type="float" office:value="0.3311442268">
            <text:p>0.3311442268</text:p>
          </table:table-cell>
          <table:table-cell office:value-type="string">
            <text:p>G37W-K12G-K3A-K3C-K3N-K3S-K9G-L4C-L4V-N7T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475304287">
            <text:p>0.5047530429</text:p>
          </table:table-cell>
          <table:table-cell office:value-type="float" office:value="0.32974795785">
            <text:p>0.3297479579</text:p>
          </table:table-cell>
          <table:table-cell office:value-type="string">
            <text:p>G37W-I5S-K12G-K3A-K3N-K3S-L4V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3723929102">
            <text:p>0.5037239291</text:p>
          </table:table-cell>
          <table:table-cell office:value-type="float" office:value="0.307440996771">
            <text:p>0.3074409968</text:p>
          </table:table-cell>
          <table:table-cell office:value-type="string">
            <text:p>A19N-A33S-E41P-I5A-I5S-T52N-T54A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2371887984">
            <text:p>0.502371888</text:p>
          </table:table-cell>
          <table:table-cell office:value-type="float" office:value="0.507905985654">
            <text:p>0.5079059857</text:p>
          </table:table-cell>
          <table:table-cell office:value-type="string">
            <text:p>G37L-G37T-G37V-G37W-G37Y-K12D-K12L-K9G-L4A-L6S-T15P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146750042">
            <text:p>0.5014675004</text:p>
          </table:table-cell>
          <table:table-cell office:value-type="float" office:value="0.367263535488">
            <text:p>0.3672635355</text:p>
          </table:table-cell>
          <table:table-cell office:value-type="string">
            <text:p>G37L-G37W-G37Y-G8A-K12G-K3A-K3C-K3H-K3N-K3S-K9G-L4C-L4V-N7T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1450968556">
            <text:p>0.5014509686</text:p>
          </table:table-cell>
          <table:table-cell office:value-type="float" office:value="0.2598927675">
            <text:p>0.2598927675</text:p>
          </table:table-cell>
          <table:table-cell office:value-type="string">
            <text:p>I5S-K12G-K3A-K3C-K3N-K3S-L4A-L4V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1252094983">
            <text:p>0.501252095</text:p>
          </table:table-cell>
          <table:table-cell office:value-type="float" office:value="0.376854808971">
            <text:p>0.376854809</text:p>
          </table:table-cell>
          <table:table-cell office:value-type="string">
            <text:p>G37W-I5S-K12G-K3A-K3N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0766900494">
            <text:p>0.5007669005</text:p>
          </table:table-cell>
          <table:table-cell office:value-type="float" office:value="0.261628479721">
            <text:p>0.2616284797</text:p>
          </table:table-cell>
          <table:table-cell office:value-type="string">
            <text:p>G8A-K12G-K12H-K3A-K3C-K3H-K3N-K3S-K3Y-L4C-L4V-N7T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041539989">
            <text:p>0.5004153999</text:p>
          </table:table-cell>
          <table:table-cell office:value-type="float" office:value="0.43992275535">
            <text:p>0.4399227554</text:p>
          </table:table-cell>
          <table:table-cell office:value-type="string">
            <text:p>G37T-G37V-G37W-K12D-K12G-K12L-K3N-K3S-K9G-L4A-L6S-N7T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00085499906">
            <text:p>0.5000854999</text:p>
          </table:table-cell>
          <table:table-cell office:value-type="float" office:value="0.478227871419">
            <text:p>0.4782278714</text:p>
          </table:table-cell>
          <table:table-cell office:value-type="string">
            <text:p>G37L-G37T-G37V-G37W-G37Y-K12D-K12G-K12L-K3N-K3S-K9G-L4A-L6S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9538504157">
            <text:p>0.4995385042</text:p>
          </table:table-cell>
          <table:table-cell office:value-type="float" office:value="0.402049775363">
            <text:p>0.4020497754</text:p>
          </table:table-cell>
          <table:table-cell office:value-type="string">
            <text:p>G37T-G37V-K12D-L4A-L6P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9262414417">
            <text:p>0.4992624144</text:p>
          </table:table-cell>
          <table:table-cell office:value-type="float" office:value="0.28191619404">
            <text:p>0.281916194</text:p>
          </table:table-cell>
          <table:table-cell office:value-type="string">
            <text:p>G37W-G8A-K12G-K3A-K3C-K3N-K3S-L4C-L4V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8458134272">
            <text:p>0.4984581343</text:p>
          </table:table-cell>
          <table:table-cell office:value-type="float" office:value="0.19532607388">
            <text:p>0.1953260739</text:p>
          </table:table-cell>
          <table:table-cell office:value-type="string">
            <text:p>A19N-I5S-K3A-L4V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8077251767">
            <text:p>0.4980772518</text:p>
          </table:table-cell>
          <table:table-cell office:value-type="float" office:value="0.299234072945">
            <text:p>0.2992340729</text:p>
          </table:table-cell>
          <table:table-cell office:value-type="string">
            <text:p>G37W-I5S-K12G-K3A-K3C-K3N-K3S-L4V-T17G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7973689287">
            <text:p>0.4979736893</text:p>
          </table:table-cell>
          <table:table-cell office:value-type="float" office:value="0.385971500608">
            <text:p>0.3859715006</text:p>
          </table:table-cell>
          <table:table-cell office:value-type="string">
            <text:p>G37W-G37Y-K12G-K12L-K3A-K3N-K3S-K9G-L4V-L6S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760283745">
            <text:p>0.4976028375</text:p>
          </table:table-cell>
          <table:table-cell office:value-type="float" office:value="0.251970918931">
            <text:p>0.2519709189</text:p>
          </table:table-cell>
          <table:table-cell office:value-type="string">
            <text:p>A19N-A33M-A33S-E41P-F29M-I5A-K9M-T52H-T52N-T54A-T54Q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5167122987">
            <text:p>0.495167123</text:p>
          </table:table-cell>
          <table:table-cell office:value-type="float" office:value="0.294466285088">
            <text:p>0.2944662851</text:p>
          </table:table-cell>
          <table:table-cell office:value-type="string">
            <text:p>A19N-E41P-I5S-K3A-K3C-K3S-L4V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4923116713">
            <text:p>0.4949231167</text:p>
          </table:table-cell>
          <table:table-cell office:value-type="float" office:value="0.2137541049">
            <text:p>0.2137541049</text:p>
          </table:table-cell>
          <table:table-cell office:value-type="string">
            <text:p>A19N-I5S-K3A-K3C-L4V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4562217673">
            <text:p>0.4945622177</text:p>
          </table:table-cell>
          <table:table-cell office:value-type="float" office:value="0.4579102075">
            <text:p>0.4579102075</text:p>
          </table:table-cell>
          <table:table-cell office:value-type="string">
            <text:p>G37L-G37T-G37V-G37W-K12D-K12L-L4A-L6S-T15G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4127151849">
            <text:p>0.4941271518</text:p>
          </table:table-cell>
          <table:table-cell office:value-type="float" office:value="0.455516727564">
            <text:p>0.4555167276</text:p>
          </table:table-cell>
          <table:table-cell office:value-type="string">
            <text:p>G37T-G37V-G37W-K12D-K12L-K3N-K9G-L4A-L6S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3969103274">
            <text:p>0.4939691033</text:p>
          </table:table-cell>
          <table:table-cell office:value-type="float" office:value="0.404553703432">
            <text:p>0.4045537034</text:p>
          </table:table-cell>
          <table:table-cell office:value-type="string">
            <text:p>G37D-G37L-G37W-G37Y-G8A-K12G-K12H-K3A-K3F-K3H-K3N-K3S-K3Y-L4C-N7T-T15Q-T16N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3600020827">
            <text:p>0.4936000208</text:p>
          </table:table-cell>
          <table:table-cell office:value-type="float" office:value="0.292833717243">
            <text:p>0.2928337172</text:p>
          </table:table-cell>
          <table:table-cell office:value-type="string">
            <text:p>A19N-E41P-I5S-K3A-K3C-L4V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3600020827">
            <text:p>0.4936000208</text:p>
          </table:table-cell>
          <table:table-cell office:value-type="float" office:value="0.292833717243">
            <text:p>0.2928337172</text:p>
          </table:table-cell>
          <table:table-cell office:value-type="string">
            <text:p>A19N-E41P-I5S-K3A-K3C-L4V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3600020827">
            <text:p>0.4936000208</text:p>
          </table:table-cell>
          <table:table-cell office:value-type="float" office:value="0.292833717243">
            <text:p>0.2928337172</text:p>
          </table:table-cell>
          <table:table-cell office:value-type="string">
            <text:p>A19N-E41P-I5S-K3A-K3C-L4V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329294514">
            <text:p>0.4932929451</text:p>
          </table:table-cell>
          <table:table-cell office:value-type="float" office:value="0.415664862973">
            <text:p>0.415664863</text:p>
          </table:table-cell>
          <table:table-cell office:value-type="string">
            <text:p>G37F-G37L-G37W-G37Y-K12L-K3N-L4C-L6S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3139892512">
            <text:p>0.4931398925</text:p>
          </table:table-cell>
          <table:table-cell office:value-type="float" office:value="0.414022925929">
            <text:p>0.4140229259</text:p>
          </table:table-cell>
          <table:table-cell office:value-type="string">
            <text:p>G37L-G37W-G37Y-K12G-K12L-K3A-K3N-K3S-K9G-L4C-L6S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2329732164">
            <text:p>0.4923297322</text:p>
          </table:table-cell>
          <table:table-cell office:value-type="float" office:value="0.387149001186">
            <text:p>0.3871490012</text:p>
          </table:table-cell>
          <table:table-cell office:value-type="string">
            <text:p>G37L-G37W-G37Y-L4C-L6S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90009696198">
            <text:p>0.4900096962</text:p>
          </table:table-cell>
          <table:table-cell office:value-type="float" office:value="0.262387529764">
            <text:p>0.2623875298</text:p>
          </table:table-cell>
          <table:table-cell office:value-type="string">
            <text:p>A19N-A33M-A33S-E41P-F29M-I5A-K9M-T52H-T52N-T54A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89903739552">
            <text:p>0.4899037396</text:p>
          </table:table-cell>
          <table:table-cell office:value-type="float" office:value="0.2269169842">
            <text:p>0.2269169842</text:p>
          </table:table-cell>
          <table:table-cell office:value-type="string">
            <text:p>A19N-I5S-K3A-K3C-K3S-L4V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89641123875">
            <text:p>0.4896411239</text:p>
          </table:table-cell>
          <table:table-cell office:value-type="float" office:value="0.406408775482">
            <text:p>0.4064087755</text:p>
          </table:table-cell>
          <table:table-cell office:value-type="string">
            <text:p>G37W-G37Y-K12G-K12L-K3N-K9G-L4C-L6S-N7T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88330850687">
            <text:p>0.4883308507</text:p>
          </table:table-cell>
          <table:table-cell office:value-type="float" office:value="0.353681121007">
            <text:p>0.353681121</text:p>
          </table:table-cell>
          <table:table-cell office:value-type="string">
            <text:p>G37W-K12G-K12L-K3A-K3C-K3N-K3S-K9G-L4V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87346139644">
            <text:p>0.4873461396</text:p>
          </table:table-cell>
          <table:table-cell office:value-type="float" office:value="0.4077161403">
            <text:p>0.4077161403</text:p>
          </table:table-cell>
          <table:table-cell office:value-type="string">
            <text:p>G37L-G37W-G37Y-G8A-K3N-L4C-N7T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86995433984">
            <text:p>0.486995434</text:p>
          </table:table-cell>
          <table:table-cell office:value-type="float" office:value="0.34878835214">
            <text:p>0.3487883521</text:p>
          </table:table-cell>
          <table:table-cell office:value-type="string">
            <text:p>A19N-E41P-I5S-K3C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86995433984">
            <text:p>0.486995434</text:p>
          </table:table-cell>
          <table:table-cell office:value-type="float" office:value="0.34878835214">
            <text:p>0.3487883521</text:p>
          </table:table-cell>
          <table:table-cell office:value-type="string">
            <text:p>A19N-E41P-I5S-K3C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86541001119">
            <text:p>0.4865410011</text:p>
          </table:table-cell>
          <table:table-cell office:value-type="float" office:value="0.273109026378">
            <text:p>0.2731090264</text:p>
          </table:table-cell>
          <table:table-cell office:value-type="string">
            <text:p>A19N-A33M-A33S-E41P-I5A-I5S-K3C-T52N-T54A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86075347367">
            <text:p>0.4860753474</text:p>
          </table:table-cell>
          <table:table-cell office:value-type="float" office:value="0.410689164671">
            <text:p>0.4106891647</text:p>
          </table:table-cell>
          <table:table-cell office:value-type="string">
            <text:p>G37F-G37L-G37W-G37Y-K12G-K12L-K3A-K3N-K3S-K9G-L4C-L4V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86020182031">
            <text:p>0.486020182</text:p>
          </table:table-cell>
          <table:table-cell office:value-type="float" office:value="0.329753203587">
            <text:p>0.3297532036</text:p>
          </table:table-cell>
          <table:table-cell office:value-type="string">
            <text:p>G37W-K12G-K3A-K3C-K3N-K3S-L4V-L6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83727527773">
            <text:p>0.4837275278</text:p>
          </table:table-cell>
          <table:table-cell office:value-type="float" office:value="0.295998466571">
            <text:p>0.2959984666</text:p>
          </table:table-cell>
          <table:table-cell office:value-type="string">
            <text:p>G8A-K12G-K12Y-K3A-K3C-K3H-K3N-K3S-K9G-L4C-L4V-N7T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83449146469">
            <text:p>0.4834491465</text:p>
          </table:table-cell>
          <table:table-cell office:value-type="float" office:value="0.192891370909">
            <text:p>0.1928913709</text:p>
          </table:table-cell>
          <table:table-cell office:value-type="string">
            <text:p>A19N-A33M-A33S-E41P-F29L-F29M-I5A-T52H-T52N-T54A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83449146469">
            <text:p>0.4834491465</text:p>
          </table:table-cell>
          <table:table-cell office:value-type="float" office:value="0.192891370909">
            <text:p>0.1928913709</text:p>
          </table:table-cell>
          <table:table-cell office:value-type="string">
            <text:p>A19N-A33M-A33S-E41P-F29L-F29M-I5A-T52H-T52N-T54A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83081622444">
            <text:p>0.4830816224</text:p>
          </table:table-cell>
          <table:table-cell office:value-type="float" office:value="0.380889573871">
            <text:p>0.3808895739</text:p>
          </table:table-cell>
          <table:table-cell office:value-type="string">
            <text:p>G37W-K12G-K12L-K3N-L4A-L6S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9361155377">
            <text:p>0.4793611554</text:p>
          </table:table-cell>
          <table:table-cell office:value-type="float" office:value="0.474078160911">
            <text:p>0.4740781609</text:p>
          </table:table-cell>
          <table:table-cell office:value-type="string">
            <text:p>G37T-G37V-K12D-K12L-K9G-L4A-L6S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913769893">
            <text:p>0.4791376989</text:p>
          </table:table-cell>
          <table:table-cell office:value-type="float" office:value="0.349273659392">
            <text:p>0.3492736594</text:p>
          </table:table-cell>
          <table:table-cell office:value-type="string">
            <text:p>G37W-I5S-K12G-K12L-K3A-K3C-K3N-K3S-K9G-L4V-L6S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9090862177">
            <text:p>0.4790908622</text:p>
          </table:table-cell>
          <table:table-cell office:value-type="float" office:value="0.3331616241">
            <text:p>0.3331616241</text:p>
          </table:table-cell>
          <table:table-cell office:value-type="string">
            <text:p>G37W-K12G-K3A-K3N-K3S-L4V-L6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6972003986">
            <text:p>0.476972004</text:p>
          </table:table-cell>
          <table:table-cell office:value-type="float" office:value="0.142702049857">
            <text:p>0.1427020499</text:p>
          </table:table-cell>
          <table:table-cell office:value-type="string">
            <text:p>A33M-A33S-F29M-I5A-T52H-T54A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6523790393">
            <text:p>0.4765237904</text:p>
          </table:table-cell>
          <table:table-cell office:value-type="float" office:value="0.31177263626">
            <text:p>0.3117726363</text:p>
          </table:table-cell>
          <table:table-cell office:value-type="string">
            <text:p>G37W-I5S-K12G-K3A-K3C-K3N-K3S-L4V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6523790393">
            <text:p>0.4765237904</text:p>
          </table:table-cell>
          <table:table-cell office:value-type="float" office:value="0.31177263626">
            <text:p>0.3117726363</text:p>
          </table:table-cell>
          <table:table-cell office:value-type="string">
            <text:p>G37W-I5S-K12G-K3A-K3C-K3N-K3S-L4V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5821968368">
            <text:p>0.4758219684</text:p>
          </table:table-cell>
          <table:table-cell office:value-type="float" office:value="0.292379363437">
            <text:p>0.2923793634</text:p>
          </table:table-cell>
          <table:table-cell office:value-type="string">
            <text:p>I5S-K12G-K3A-K3C-K3N-K3S-L4V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5372184653">
            <text:p>0.4753721847</text:p>
          </table:table-cell>
          <table:table-cell office:value-type="float" office:value="0.35909959539">
            <text:p>0.3590995954</text:p>
          </table:table-cell>
          <table:table-cell office:value-type="string">
            <text:p>G37W-K12G-K12L-K3N-K3S-K9G-L4V-L6S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5066185453">
            <text:p>0.4750661855</text:p>
          </table:table-cell>
          <table:table-cell office:value-type="float" office:value="0.249134537243">
            <text:p>0.2491345372</text:p>
          </table:table-cell>
          <table:table-cell office:value-type="string">
            <text:p>A19N-A33S-E41P-I5S-K3C-L4V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3734272909">
            <text:p>0.4737342729</text:p>
          </table:table-cell>
          <table:table-cell office:value-type="float" office:value="0.19549163205">
            <text:p>0.1954916321</text:p>
          </table:table-cell>
          <table:table-cell office:value-type="string">
            <text:p>A19E-F29V-T54G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2779599648">
            <text:p>0.4727795996</text:p>
          </table:table-cell>
          <table:table-cell office:value-type="float" office:value="0.438003785583">
            <text:p>0.4380037856</text:p>
          </table:table-cell>
          <table:table-cell office:value-type="string">
            <text:p>G37F-G37L-G37W-G37Y-G8A-K12H-K3H-K3N-K3Y-L4C-N7T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1995292066">
            <text:p>0.4719952921</text:p>
          </table:table-cell>
          <table:table-cell office:value-type="float" office:value="0.411747818867">
            <text:p>0.4117478189</text:p>
          </table:table-cell>
          <table:table-cell office:value-type="string">
            <text:p>G37T-G37V-G37W-K12D-K12L-L4A-L6S-T15G-T15P-V53F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1953777168">
            <text:p>0.4719537772</text:p>
          </table:table-cell>
          <table:table-cell office:value-type="float" office:value="0.382609821791">
            <text:p>0.3826098218</text:p>
          </table:table-cell>
          <table:table-cell office:value-type="string">
            <text:p>G37W-G37Y-K12L-K3N-K9G-L4C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136733591">
            <text:p>0.4713673359</text:p>
          </table:table-cell>
          <table:table-cell office:value-type="float" office:value="0.456026768471">
            <text:p>0.4560267685</text:p>
          </table:table-cell>
          <table:table-cell office:value-type="string">
            <text:p>G37L-G37T-G37V-G37W-G37Y-K12D-K12G-K12L-K3N-K9G-L4A-L4C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1185301425">
            <text:p>0.4711853014</text:p>
          </table:table-cell>
          <table:table-cell office:value-type="float" office:value="0.4765745823">
            <text:p>0.4765745823</text:p>
          </table:table-cell>
          <table:table-cell office:value-type="string">
            <text:p>G37L-G37T-G37V-G37W-G37Y-K12D-K12L-K3N-K9G-L4C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0290819269">
            <text:p>0.4702908193</text:p>
          </table:table-cell>
          <table:table-cell office:value-type="float" office:value="0.452460115607">
            <text:p>0.4524601156</text:p>
          </table:table-cell>
          <table:table-cell office:value-type="string">
            <text:p>G37F-G37L-G37W-G37Y-K12L-K3N-K9G-L4C-L6S-N7T-T16E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0290819269">
            <text:p>0.4702908193</text:p>
          </table:table-cell>
          <table:table-cell office:value-type="float" office:value="0.452460115607">
            <text:p>0.4524601156</text:p>
          </table:table-cell>
          <table:table-cell office:value-type="string">
            <text:p>G37F-G37L-G37W-G37Y-K12L-K3N-K9G-L4C-L6S-N7T-T16E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70149496992">
            <text:p>0.470149497</text:p>
          </table:table-cell>
          <table:table-cell office:value-type="float" office:value="0.341639336783">
            <text:p>0.3416393368</text:p>
          </table:table-cell>
          <table:table-cell office:value-type="string">
            <text:p>A19N-E41P-I5S-K3A-K3C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9660472014">
            <text:p>0.469660472</text:p>
          </table:table-cell>
          <table:table-cell office:value-type="float" office:value="0.268176497646">
            <text:p>0.2681764976</text:p>
          </table:table-cell>
          <table:table-cell office:value-type="string">
            <text:p>A19N-A33M-A33S-E41P-F29M-I5A-I5S-K9M-T52H-T52I-T52N-T54A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9320206835">
            <text:p>0.4693202068</text:p>
          </table:table-cell>
          <table:table-cell office:value-type="float" office:value="0.23736645456">
            <text:p>0.2373664546</text:p>
          </table:table-cell>
          <table:table-cell office:value-type="string">
            <text:p>A19N-A33M-A33S-E41P-F29L-F29M-I5A-K9M-T52H-T52I-T52N-T54A-T54Q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8998424596">
            <text:p>0.4689984246</text:p>
          </table:table-cell>
          <table:table-cell office:value-type="float" office:value="0.41942031754">
            <text:p>0.4194203175</text:p>
          </table:table-cell>
          <table:table-cell office:value-type="string">
            <text:p>G37T-G37V-K12D-K12L-L6P-L6S-T15G-T15P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8711987101">
            <text:p>0.4687119871</text:p>
          </table:table-cell>
          <table:table-cell office:value-type="float" office:value="0.27638754974">
            <text:p>0.2763875497</text:p>
          </table:table-cell>
          <table:table-cell office:value-type="string">
            <text:p>A19N-A33S-E41P-I5A-I5S-K3A-K3C-L4V-T52N-T54A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7069875626">
            <text:p>0.4670698756</text:p>
          </table:table-cell>
          <table:table-cell office:value-type="float" office:value="0.218141888977">
            <text:p>0.218141889</text:p>
          </table:table-cell>
          <table:table-cell office:value-type="string">
            <text:p>A19N-A33M-A33S-E41P-F29L-F29M-I5A-I5S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5876450516">
            <text:p>0.4658764505</text:p>
          </table:table-cell>
          <table:table-cell office:value-type="float" office:value="0.327097546978">
            <text:p>0.327097547</text:p>
          </table:table-cell>
          <table:table-cell office:value-type="string">
            <text:p>G37W-I5S-K12G-K3A-K3C-K3N-K3S-L4V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5205843627">
            <text:p>0.4652058436</text:p>
          </table:table-cell>
          <table:table-cell office:value-type="float" office:value="0.62545609995">
            <text:p>0.6254561</text:p>
          </table:table-cell>
          <table:table-cell office:value-type="string">
            <text:p>G37T-G37V-K12D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5205843627">
            <text:p>0.4652058436</text:p>
          </table:table-cell>
          <table:table-cell office:value-type="float" office:value="0.62545609995">
            <text:p>0.6254561</text:p>
          </table:table-cell>
          <table:table-cell office:value-type="string">
            <text:p>G37T-G37V-K12D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5205843627">
            <text:p>0.4652058436</text:p>
          </table:table-cell>
          <table:table-cell office:value-type="float" office:value="0.62545609995">
            <text:p>0.6254561</text:p>
          </table:table-cell>
          <table:table-cell office:value-type="string">
            <text:p>G37T-G37V-K12D-T15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5027871152">
            <text:p>0.4650278712</text:p>
          </table:table-cell>
          <table:table-cell office:value-type="float" office:value="0.225041375455">
            <text:p>0.2250413755</text:p>
          </table:table-cell>
          <table:table-cell office:value-type="string">
            <text:p>A19N-A33M-A33S-E41P-F29M-I5A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4684007651">
            <text:p>0.4646840077</text:p>
          </table:table-cell>
          <table:table-cell office:value-type="float" office:value="0.163657628962">
            <text:p>0.163657629</text:p>
          </table:table-cell>
          <table:table-cell office:value-type="string">
            <text:p>A19N-A33M-A33S-I5A-T52H-T52N-T54A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3950845104">
            <text:p>0.4639508451</text:p>
          </table:table-cell>
          <table:table-cell office:value-type="float" office:value="0.41622823713">
            <text:p>0.4162282371</text:p>
          </table:table-cell>
          <table:table-cell office:value-type="string">
            <text:p>G37T-G37V-K12D-K12L-L4A-L6S-T15G-T15P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1957753855">
            <text:p>0.4619577539</text:p>
          </table:table-cell>
          <table:table-cell office:value-type="float" office:value="0.208172621542">
            <text:p>0.2081726215</text:p>
          </table:table-cell>
          <table:table-cell office:value-type="string">
            <text:p>A19N-A33M-A33S-E41P-F29L-F29M-I5A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1867371042">
            <text:p>0.461867371</text:p>
          </table:table-cell>
          <table:table-cell office:value-type="float" office:value="0.459485457557">
            <text:p>0.4594854576</text:p>
          </table:table-cell>
          <table:table-cell office:value-type="string">
            <text:p>G37T-G37V-K12D-L6P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157966731">
            <text:p>0.4615796673</text:p>
          </table:table-cell>
          <table:table-cell office:value-type="float" office:value="0.415616624567">
            <text:p>0.4156166246</text:p>
          </table:table-cell>
          <table:table-cell office:value-type="string">
            <text:p>G37L-G37W-G37Y-K12L-K3N-K9G-L4C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157966731">
            <text:p>0.4615796673</text:p>
          </table:table-cell>
          <table:table-cell office:value-type="float" office:value="0.415616624567">
            <text:p>0.4156166246</text:p>
          </table:table-cell>
          <table:table-cell office:value-type="string">
            <text:p>G37L-G37W-G37Y-K12L-K3N-K9G-L4C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157966731">
            <text:p>0.4615796673</text:p>
          </table:table-cell>
          <table:table-cell office:value-type="float" office:value="0.415616624567">
            <text:p>0.4156166246</text:p>
          </table:table-cell>
          <table:table-cell office:value-type="string">
            <text:p>G37L-G37W-G37Y-K12L-K3N-K9G-L4C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1193950629">
            <text:p>0.4611939506</text:p>
          </table:table-cell>
          <table:table-cell office:value-type="float" office:value="0.445054769293">
            <text:p>0.4450547693</text:p>
          </table:table-cell>
          <table:table-cell office:value-type="string">
            <text:p>G37F-G37L-G37W-G37Y-K12G-K12L-K3N-K3S-K9G-L4C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0676695087">
            <text:p>0.4606766951</text:p>
          </table:table-cell>
          <table:table-cell office:value-type="float" office:value="0.552313222967">
            <text:p>0.552313223</text:p>
          </table:table-cell>
          <table:table-cell office:value-type="string">
            <text:p>G37L-G37W-G37Y-K12L-L6S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0349170461">
            <text:p>0.4603491705</text:p>
          </table:table-cell>
          <table:table-cell office:value-type="float" office:value="0.451131034629">
            <text:p>0.4511310346</text:p>
          </table:table-cell>
          <table:table-cell office:value-type="string">
            <text:p>E14D-G37F-G37L-G37W-G37Y-K12L-K3N-K9G-L4C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0349170461">
            <text:p>0.4603491705</text:p>
          </table:table-cell>
          <table:table-cell office:value-type="float" office:value="0.451131034629">
            <text:p>0.4511310346</text:p>
          </table:table-cell>
          <table:table-cell office:value-type="string">
            <text:p>E14D-G37F-G37L-G37W-G37Y-K12L-K3N-K9G-L4C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0298490595">
            <text:p>0.4602984906</text:p>
          </table:table-cell>
          <table:table-cell office:value-type="float" office:value="0.555739669558">
            <text:p>0.5557396696</text:p>
          </table:table-cell>
          <table:table-cell office:value-type="string">
            <text:p>G37L-G37T-G37V-G37W-G37Y-K12D-K12L-K9G-L6S-N7T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60298490595">
            <text:p>0.4602984906</text:p>
          </table:table-cell>
          <table:table-cell office:value-type="float" office:value="0.555739669558">
            <text:p>0.5557396696</text:p>
          </table:table-cell>
          <table:table-cell office:value-type="string">
            <text:p>G37L-G37T-G37V-G37W-G37Y-K12D-K12L-K9G-L6S-N7T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59738846203">
            <text:p>0.4597388462</text:p>
          </table:table-cell>
          <table:table-cell office:value-type="float" office:value="0.247545513">
            <text:p>0.247545513</text:p>
          </table:table-cell>
          <table:table-cell office:value-type="string">
            <text:p>A19N-A33M-A33S-E41P-F29M-I5A-T52H-T52N-T54A-T54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57962699899">
            <text:p>0.4579626999</text:p>
          </table:table-cell>
          <table:table-cell office:value-type="float" office:value="0.274031902362">
            <text:p>0.2740319024</text:p>
          </table:table-cell>
          <table:table-cell office:value-type="string">
            <text:p>A19N-I5S-K12G-K3A-K3C-K3S-L4V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57962699899">
            <text:p>0.4579626999</text:p>
          </table:table-cell>
          <table:table-cell office:value-type="float" office:value="0.274031902362">
            <text:p>0.2740319024</text:p>
          </table:table-cell>
          <table:table-cell office:value-type="string">
            <text:p>A19N-I5S-K12G-K3A-K3C-K3S-L4V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57612233826">
            <text:p>0.4576122338</text:p>
          </table:table-cell>
          <table:table-cell office:value-type="float" office:value="0.305233226342">
            <text:p>0.3052332263</text:p>
          </table:table-cell>
          <table:table-cell office:value-type="string">
            <text:p>G8A-K12G-K12H-K3A-K3C-K3H-K3N-K3S-K3Y-L4C-N7T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57281028509">
            <text:p>0.4572810285</text:p>
          </table:table-cell>
          <table:table-cell office:value-type="float" office:value="0.322906343313">
            <text:p>0.3229063433</text:p>
          </table:table-cell>
          <table:table-cell office:value-type="string">
            <text:p>K12G-K3N-K3S-K9G-L4C-N7T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56941956978">
            <text:p>0.456941957</text:p>
          </table:table-cell>
          <table:table-cell office:value-type="float" office:value="0.2719082074">
            <text:p>0.2719082074</text:p>
          </table:table-cell>
          <table:table-cell office:value-type="string">
            <text:p>G8A-K12H-K3H-K3N-K3S-K3Y-L4C-N7T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56743372712">
            <text:p>0.4567433727</text:p>
          </table:table-cell>
          <table:table-cell office:value-type="float" office:value="0.21651084473">
            <text:p>0.2165108447</text:p>
          </table:table-cell>
          <table:table-cell office:value-type="string">
            <text:p>A33M-A33S-E41P-F29L-F29M-I5A-T52H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56743372712">
            <text:p>0.4567433727</text:p>
          </table:table-cell>
          <table:table-cell office:value-type="float" office:value="0.21651084473">
            <text:p>0.2165108447</text:p>
          </table:table-cell>
          <table:table-cell office:value-type="string">
            <text:p>A33M-A33S-E41P-F29L-F29M-I5A-T52H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56589040191">
            <text:p>0.4565890402</text:p>
          </table:table-cell>
          <table:table-cell office:value-type="float" office:value="0.290448663929">
            <text:p>0.2904486639</text:p>
          </table:table-cell>
          <table:table-cell office:value-type="string">
            <text:p>I5S-K12G-K3A-K3C-K3S-L4V-T17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56115209328">
            <text:p>0.4561152093</text:p>
          </table:table-cell>
          <table:table-cell office:value-type="float" office:value="0.472968395993">
            <text:p>0.472968396</text:p>
          </table:table-cell>
          <table:table-cell office:value-type="string">
            <text:p>E14D-G37F-G37L-G37S-G37W-G37Y-K12L-K3N-K9G-L4C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56074255823">
            <text:p>0.4560742558</text:p>
          </table:table-cell>
          <table:table-cell office:value-type="float" office:value="0.268260613467">
            <text:p>0.2682606135</text:p>
          </table:table-cell>
          <table:table-cell office:value-type="string">
            <text:p>A19N-A33M-A33S-E41P-I5A-I5S-T52H-T52N-T54A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56074255823">
            <text:p>0.4560742558</text:p>
          </table:table-cell>
          <table:table-cell office:value-type="float" office:value="0.268260613467">
            <text:p>0.2682606135</text:p>
          </table:table-cell>
          <table:table-cell office:value-type="string">
            <text:p>A19N-A33M-A33S-E41P-I5A-I5S-T52H-T52N-T54A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53136921341">
            <text:p>0.4531369213</text:p>
          </table:table-cell>
          <table:table-cell office:value-type="float" office:value="0.35238073912">
            <text:p>0.3523807391</text:p>
          </table:table-cell>
          <table:table-cell office:value-type="string">
            <text:p>G37W-G8A-K12G-K12H-K3H-K3N-K3S-L4C-N7T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52357887031">
            <text:p>0.452357887</text:p>
          </table:table-cell>
          <table:table-cell office:value-type="float" office:value="0.47752931655">
            <text:p>0.4775293166</text:p>
          </table:table-cell>
          <table:table-cell office:value-type="string">
            <text:p>G37T-G37V-K12D-K12L-L6S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8719137259">
            <text:p>0.4487191373</text:p>
          </table:table-cell>
          <table:table-cell office:value-type="float" office:value="0.56877444774">
            <text:p>0.5687744477</text:p>
          </table:table-cell>
          <table:table-cell office:value-type="string">
            <text:p>G37T-G37V-K12D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8719137259">
            <text:p>0.4487191373</text:p>
          </table:table-cell>
          <table:table-cell office:value-type="float" office:value="0.56877444774">
            <text:p>0.5687744477</text:p>
          </table:table-cell>
          <table:table-cell office:value-type="string">
            <text:p>G37T-G37V-K12D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725970981">
            <text:p>0.4472597098</text:p>
          </table:table-cell>
          <table:table-cell office:value-type="float" office:value="0.407641635038">
            <text:p>0.407641635</text:p>
          </table:table-cell>
          <table:table-cell office:value-type="string">
            <text:p>G37W-K12G-K3C-K3N-K3S-K9G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6900219362">
            <text:p>0.4469002194</text:p>
          </table:table-cell>
          <table:table-cell office:value-type="float" office:value="0.31067958954">
            <text:p>0.3106795895</text:p>
          </table:table-cell>
          <table:table-cell office:value-type="string">
            <text:p>I5S-K12G-K3A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6900219362">
            <text:p>0.4469002194</text:p>
          </table:table-cell>
          <table:table-cell office:value-type="float" office:value="0.31067958954">
            <text:p>0.3106795895</text:p>
          </table:table-cell>
          <table:table-cell office:value-type="string">
            <text:p>I5S-K12G-K3A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6900219362">
            <text:p>0.4469002194</text:p>
          </table:table-cell>
          <table:table-cell office:value-type="float" office:value="0.31067958954">
            <text:p>0.3106795895</text:p>
          </table:table-cell>
          <table:table-cell office:value-type="string">
            <text:p>I5S-K12G-K3A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6769674769">
            <text:p>0.4467696748</text:p>
          </table:table-cell>
          <table:table-cell office:value-type="float" office:value="0.17081437387">
            <text:p>0.1708143739</text:p>
          </table:table-cell>
          <table:table-cell office:value-type="string">
            <text:p>A19N-A33M-A33S-F29M-I5A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6546289158">
            <text:p>0.4465462892</text:p>
          </table:table-cell>
          <table:table-cell office:value-type="float" office:value="0.4499414952">
            <text:p>0.4499414952</text:p>
          </table:table-cell>
          <table:table-cell office:value-type="string">
            <text:p>G37T-G37V-K12D-K12L-K9G-L6S-T15G-T15P-V53F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6275833556">
            <text:p>0.4462758336</text:p>
          </table:table-cell>
          <table:table-cell office:value-type="float" office:value="0.508235050415">
            <text:p>0.5082350504</text:p>
          </table:table-cell>
          <table:table-cell office:value-type="string">
            <text:p>E14D-G37D-G37F-G37L-G37S-G37T-G37W-G37Y-K12D-K12L-K3N-K9G-L4C-L6S-N7T-T15G-T16E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6223361008">
            <text:p>0.446223361</text:p>
          </table:table-cell>
          <table:table-cell office:value-type="float" office:value="0.496967532967">
            <text:p>0.496967533</text:p>
          </table:table-cell>
          <table:table-cell office:value-type="string">
            <text:p>G37F-G37L-G37S-G37W-G37Y-K12G-K12L-K3N-K3S-K9G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5723697346">
            <text:p>0.4457236973</text:p>
          </table:table-cell>
          <table:table-cell office:value-type="float" office:value="0.262376780933">
            <text:p>0.2623767809</text:p>
          </table:table-cell>
          <table:table-cell office:value-type="string">
            <text:p>A19N-A33M-A33S-E41P-F29L-I5A-K9M-T52H-T52I-T52N-T54A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5309763157">
            <text:p>0.4453097632</text:p>
          </table:table-cell>
          <table:table-cell office:value-type="float" office:value="0.533460133386">
            <text:p>0.5334601334</text:p>
          </table:table-cell>
          <table:table-cell office:value-type="string">
            <text:p>E14G-G37T-G37V-K12D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5309763157">
            <text:p>0.4453097632</text:p>
          </table:table-cell>
          <table:table-cell office:value-type="float" office:value="0.533460133386">
            <text:p>0.5334601334</text:p>
          </table:table-cell>
          <table:table-cell office:value-type="string">
            <text:p>E14G-G37T-G37V-K12D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5187202265">
            <text:p>0.4451872023</text:p>
          </table:table-cell>
          <table:table-cell office:value-type="float" office:value="0.36798474035">
            <text:p>0.3679847404</text:p>
          </table:table-cell>
          <table:table-cell office:value-type="string">
            <text:p>G37W-I5S-K12G-K3A-K3C-K3N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374310736">
            <text:p>0.4437431074</text:p>
          </table:table-cell>
          <table:table-cell office:value-type="float" office:value="0.443545457685">
            <text:p>0.4435454577</text:p>
          </table:table-cell>
          <table:table-cell office:value-type="string">
            <text:p>G37F-G37L-G37W-G37Y-K12L-K3N-K9G-L4C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374310736">
            <text:p>0.4437431074</text:p>
          </table:table-cell>
          <table:table-cell office:value-type="float" office:value="0.443545457685">
            <text:p>0.4435454577</text:p>
          </table:table-cell>
          <table:table-cell office:value-type="string">
            <text:p>G37F-G37L-G37W-G37Y-K12L-K3N-K9G-L4C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157067915">
            <text:p>0.4415706792</text:p>
          </table:table-cell>
          <table:table-cell office:value-type="float" office:value="0.28636464989">
            <text:p>0.2863646499</text:p>
          </table:table-cell>
          <table:table-cell office:value-type="string">
            <text:p>A19N-A33M-A33S-E41P-I5A-K9M-T52H-T52N-T54A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0083144736">
            <text:p>0.4400831447</text:p>
          </table:table-cell>
          <table:table-cell office:value-type="float" office:value="0.271877433825">
            <text:p>0.2718774338</text:p>
          </table:table-cell>
          <table:table-cell office:value-type="string">
            <text:p>A19N-A33M-A33S-E41P-F29M-I5A-K9M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40083144736">
            <text:p>0.4400831447</text:p>
          </table:table-cell>
          <table:table-cell office:value-type="float" office:value="0.271877433825">
            <text:p>0.2718774338</text:p>
          </table:table-cell>
          <table:table-cell office:value-type="string">
            <text:p>A19N-A33M-A33S-E41P-F29M-I5A-K9M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38871589042">
            <text:p>0.438871589</text:p>
          </table:table-cell>
          <table:table-cell office:value-type="float" office:value="0.477337325192">
            <text:p>0.4773373252</text:p>
          </table:table-cell>
          <table:table-cell office:value-type="string">
            <text:p>G37T-G37V-G37W-K12D-K12L-K9G-L6S-T15G-T15P-V53F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37879318602">
            <text:p>0.4378793186</text:p>
          </table:table-cell>
          <table:table-cell office:value-type="float" office:value="0.4674844575">
            <text:p>0.4674844575</text:p>
          </table:table-cell>
          <table:table-cell office:value-type="string">
            <text:p>G37F-G37L-G37S-G37W-G37Y-K12L-K3N-K9G-L4C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3769966556">
            <text:p>0.4376996656</text:p>
          </table:table-cell>
          <table:table-cell office:value-type="float" office:value="0.25109117564">
            <text:p>0.2510911756</text:p>
          </table:table-cell>
          <table:table-cell office:value-type="string">
            <text:p>I5S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3769966556">
            <text:p>0.4376996656</text:p>
          </table:table-cell>
          <table:table-cell office:value-type="float" office:value="0.25109117564">
            <text:p>0.2510911756</text:p>
          </table:table-cell>
          <table:table-cell office:value-type="string">
            <text:p>I5S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37220042623">
            <text:p>0.4372200426</text:p>
          </table:table-cell>
          <table:table-cell office:value-type="float" office:value="0.25650492588">
            <text:p>0.2565049259</text:p>
          </table:table-cell>
          <table:table-cell office:value-type="string">
            <text:p>A19N-I5S-K3A-K3C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36993074832">
            <text:p>0.4369930748</text:p>
          </table:table-cell>
          <table:table-cell office:value-type="float" office:value="0.261059052786">
            <text:p>0.2610590528</text:p>
          </table:table-cell>
          <table:table-cell office:value-type="string">
            <text:p>K12G-K3A-K3C-K3N-K3S-L4V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36840401092">
            <text:p>0.4368404011</text:p>
          </table:table-cell>
          <table:table-cell office:value-type="float" office:value="0.34072848935">
            <text:p>0.3407284894</text:p>
          </table:table-cell>
          <table:table-cell office:value-type="string">
            <text:p>E14G-E55T-F29Y-K12D-N36T-T15P-V53M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36095510406">
            <text:p>0.4360955104</text:p>
          </table:table-cell>
          <table:table-cell office:value-type="float" office:value="0.446207959094">
            <text:p>0.4462079591</text:p>
          </table:table-cell>
          <table:table-cell office:value-type="string">
            <text:p>E14D-G37D-G37F-G37L-G37Y-G8A-G8C-K12H-K12Y-K3F-K3H-K3Y-L4C-N7T-T16E-T16N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35601574688">
            <text:p>0.4356015747</text:p>
          </table:table-cell>
          <table:table-cell office:value-type="float" office:value="0.516961447243">
            <text:p>0.5169614472</text:p>
          </table:table-cell>
          <table:table-cell office:value-type="string">
            <text:p>E14D-G37D-G37F-G37L-G37S-G37W-G37Y-K3N-K9G-L4C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33433204751">
            <text:p>0.4334332048</text:p>
          </table:table-cell>
          <table:table-cell office:value-type="float" office:value="0.62545609995">
            <text:p>0.6254561</text:p>
          </table:table-cell>
          <table:table-cell office:value-type="string">
            <text:p>G37T-G37V-K12D-T15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33107311568">
            <text:p>0.4331073116</text:p>
          </table:table-cell>
          <table:table-cell office:value-type="float" office:value="0.174613286167">
            <text:p>0.1746132862</text:p>
          </table:table-cell>
          <table:table-cell office:value-type="string">
            <text:p>A19N-A33M-A33S-I5A-T52H-T52I-T52N-T54A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31555602275">
            <text:p>0.4315556023</text:p>
          </table:table-cell>
          <table:table-cell office:value-type="float" office:value="0.277398588257">
            <text:p>0.2773985883</text:p>
          </table:table-cell>
          <table:table-cell office:value-type="string">
            <text:p>A19N-A33M-A33S-E41P-I5A-I5S-K3C-K9M-L4V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31258171999">
            <text:p>0.431258172</text:p>
          </table:table-cell>
          <table:table-cell office:value-type="float" office:value="0.54200860166">
            <text:p>0.5420086017</text:p>
          </table:table-cell>
          <table:table-cell office:value-type="string">
            <text:p>G37L-G37W-G37Y-L6S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30395726791">
            <text:p>0.4303957268</text:p>
          </table:table-cell>
          <table:table-cell office:value-type="float" office:value="0.426214788764">
            <text:p>0.4262147888</text:p>
          </table:table-cell>
          <table:table-cell office:value-type="string">
            <text:p>G37F-G37L-G37W-G37Y-G8A-K3N-K3S-L4C-N7T-T17Q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9011727769">
            <text:p>0.4290117278</text:p>
          </table:table-cell>
          <table:table-cell office:value-type="float" office:value="0.460825965047">
            <text:p>0.460825965</text:p>
          </table:table-cell>
          <table:table-cell office:value-type="string">
            <text:p>E14D-G37D-G37F-G37L-G37W-G37Y-G8A-K12H-K3F-K3H-K3Y-L4C-N7T-T15H-T15Q-T16N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8167471603">
            <text:p>0.4281674716</text:p>
          </table:table-cell>
          <table:table-cell office:value-type="float" office:value="0.357448232423">
            <text:p>0.3574482324</text:p>
          </table:table-cell>
          <table:table-cell office:value-type="string">
            <text:p>G37L-G37Y-G8A-G8C-K12H-K3F-K3H-K3Y-L4C-N7T-T15Q-T16N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6950427544">
            <text:p>0.4269504275</text:p>
          </table:table-cell>
          <table:table-cell office:value-type="float" office:value="0.533197384723">
            <text:p>0.5331973847</text:p>
          </table:table-cell>
          <table:table-cell office:value-type="string">
            <text:p>E14D-G37D-G37F-G37L-G37S-G37W-G37Y-K9G-L4C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4529101282">
            <text:p>0.4245291013</text:p>
          </table:table-cell>
          <table:table-cell office:value-type="float" office:value="0.455016390825">
            <text:p>0.4550163908</text:p>
          </table:table-cell>
          <table:table-cell office:value-type="string">
            <text:p>G37F-G37L-G37W-G37Y-K12L-K9G-L4C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4440132244">
            <text:p>0.4244401322</text:p>
          </table:table-cell>
          <table:table-cell office:value-type="float" office:value="0.462315521389">
            <text:p>0.4623155214</text:p>
          </table:table-cell>
          <table:table-cell office:value-type="string">
            <text:p>G37T-G37V-K12D-K12L-L6S-T15E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4440132244">
            <text:p>0.4244401322</text:p>
          </table:table-cell>
          <table:table-cell office:value-type="float" office:value="0.462315521389">
            <text:p>0.4623155214</text:p>
          </table:table-cell>
          <table:table-cell office:value-type="string">
            <text:p>G37T-G37V-K12D-K12L-L6S-T15E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4159208912">
            <text:p>0.4241592089</text:p>
          </table:table-cell>
          <table:table-cell office:value-type="float" office:value="0.520387395333">
            <text:p>0.5203873953</text:p>
          </table:table-cell>
          <table:table-cell office:value-type="string">
            <text:p>E14D-G37D-G37F-G37L-G37S-G37W-G37Y-K3N-K9G-L4C-N7T-T16E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3916187503">
            <text:p>0.4239161875</text:p>
          </table:table-cell>
          <table:table-cell office:value-type="float" office:value="0.465936318692">
            <text:p>0.4659363187</text:p>
          </table:table-cell>
          <table:table-cell office:value-type="string">
            <text:p>G37L-G37W-G37Y-K12L-K12Y-K3N-K9G-L6S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857103992">
            <text:p>0.422857104</text:p>
          </table:table-cell>
          <table:table-cell office:value-type="float" office:value="0.419282508164">
            <text:p>0.4192825082</text:p>
          </table:table-cell>
          <table:table-cell office:value-type="string">
            <text:p>E14D-G37D-G37L-G37Y-G8A-K12H-K3F-K3H-K3Y-L4C-T15H-T15Q-T16N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69429666">
            <text:p>0.4226942967</text:p>
          </table:table-cell>
          <table:table-cell office:value-type="float" office:value="0.495591282">
            <text:p>0.495591282</text:p>
          </table:table-cell>
          <table:table-cell office:value-type="string">
            <text:p>G37F-G37L-G37W-G37Y-K12L-K12Y-K3N-K9G-L4C-L6S-N7T-T16E-T17Q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665891211">
            <text:p>0.4226658912</text:p>
          </table:table-cell>
          <table:table-cell office:value-type="float" office:value="0.530746233133">
            <text:p>0.5307462331</text:p>
          </table:table-cell>
          <table:table-cell office:value-type="string">
            <text:p>G37T-G37V-K12D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665891211">
            <text:p>0.4226658912</text:p>
          </table:table-cell>
          <table:table-cell office:value-type="float" office:value="0.530746233133">
            <text:p>0.5307462331</text:p>
          </table:table-cell>
          <table:table-cell office:value-type="string">
            <text:p>G37T-G37V-K12D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665891211">
            <text:p>0.4226658912</text:p>
          </table:table-cell>
          <table:table-cell office:value-type="float" office:value="0.530746233133">
            <text:p>0.5307462331</text:p>
          </table:table-cell>
          <table:table-cell office:value-type="string">
            <text:p>G37T-G37V-K12D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665891211">
            <text:p>0.4226658912</text:p>
          </table:table-cell>
          <table:table-cell office:value-type="float" office:value="0.530746233133">
            <text:p>0.5307462331</text:p>
          </table:table-cell>
          <table:table-cell office:value-type="string">
            <text:p>G37T-G37V-K12D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665891211">
            <text:p>0.4226658912</text:p>
          </table:table-cell>
          <table:table-cell office:value-type="float" office:value="0.530746233133">
            <text:p>0.5307462331</text:p>
          </table:table-cell>
          <table:table-cell office:value-type="string">
            <text:p>G37T-G37V-K12D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665891211">
            <text:p>0.4226658912</text:p>
          </table:table-cell>
          <table:table-cell office:value-type="float" office:value="0.530746233133">
            <text:p>0.5307462331</text:p>
          </table:table-cell>
          <table:table-cell office:value-type="string">
            <text:p>G37T-G37V-K12D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665891211">
            <text:p>0.4226658912</text:p>
          </table:table-cell>
          <table:table-cell office:value-type="float" office:value="0.530746233133">
            <text:p>0.5307462331</text:p>
          </table:table-cell>
          <table:table-cell office:value-type="string">
            <text:p>G37T-G37V-K12D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665891211">
            <text:p>0.4226658912</text:p>
          </table:table-cell>
          <table:table-cell office:value-type="float" office:value="0.530746233133">
            <text:p>0.5307462331</text:p>
          </table:table-cell>
          <table:table-cell office:value-type="string">
            <text:p>G37T-G37V-K12D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665891211">
            <text:p>0.4226658912</text:p>
          </table:table-cell>
          <table:table-cell office:value-type="float" office:value="0.530746233133">
            <text:p>0.5307462331</text:p>
          </table:table-cell>
          <table:table-cell office:value-type="string">
            <text:p>G37T-G37V-K12D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665891211">
            <text:p>0.4226658912</text:p>
          </table:table-cell>
          <table:table-cell office:value-type="float" office:value="0.530746233133">
            <text:p>0.5307462331</text:p>
          </table:table-cell>
          <table:table-cell office:value-type="string">
            <text:p>G37T-G37V-K12D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665891211">
            <text:p>0.4226658912</text:p>
          </table:table-cell>
          <table:table-cell office:value-type="float" office:value="0.530746233133">
            <text:p>0.5307462331</text:p>
          </table:table-cell>
          <table:table-cell office:value-type="string">
            <text:p>G37T-G37V-K12D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665891211">
            <text:p>0.4226658912</text:p>
          </table:table-cell>
          <table:table-cell office:value-type="float" office:value="0.530746233133">
            <text:p>0.5307462331</text:p>
          </table:table-cell>
          <table:table-cell office:value-type="string">
            <text:p>G37T-G37V-K12D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665891211">
            <text:p>0.4226658912</text:p>
          </table:table-cell>
          <table:table-cell office:value-type="float" office:value="0.530746233133">
            <text:p>0.5307462331</text:p>
          </table:table-cell>
          <table:table-cell office:value-type="string">
            <text:p>G37T-G37V-K12D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2349611744">
            <text:p>0.4223496117</text:p>
          </table:table-cell>
          <table:table-cell office:value-type="float" office:value="0.301070030578">
            <text:p>0.3010700306</text:p>
          </table:table-cell>
          <table:table-cell office:value-type="string">
            <text:p>G8A-K12H-K3F-K3H-K3Y-L4C-N7T-T16N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20698074991">
            <text:p>0.420698075</text:p>
          </table:table-cell>
          <table:table-cell office:value-type="float" office:value="0.46087512871">
            <text:p>0.4608751287</text:p>
          </table:table-cell>
          <table:table-cell office:value-type="string">
            <text:p>G37T-G37V-K12D-K12L-K9G-L4A-L6S-T15G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19999673624">
            <text:p>0.4199996736</text:p>
          </table:table-cell>
          <table:table-cell office:value-type="float" office:value="0.24528388015">
            <text:p>0.2452838802</text:p>
          </table:table-cell>
          <table:table-cell office:value-type="string">
            <text:p>A19N-A33M-A33S-E41P-I5A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19999673624">
            <text:p>0.4199996736</text:p>
          </table:table-cell>
          <table:table-cell office:value-type="float" office:value="0.24528388015">
            <text:p>0.2452838802</text:p>
          </table:table-cell>
          <table:table-cell office:value-type="string">
            <text:p>A19N-A33M-A33S-E41P-I5A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1862664072">
            <text:p>0.4186266407</text:p>
          </table:table-cell>
          <table:table-cell office:value-type="float" office:value="0.4253908404">
            <text:p>0.4253908404</text:p>
          </table:table-cell>
          <table:table-cell office:value-type="string">
            <text:p>K12L-K12Y-K9G-L4A-N36S-T16E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18414280016">
            <text:p>0.41841428</text:p>
          </table:table-cell>
          <table:table-cell office:value-type="float" office:value="0.414020814413">
            <text:p>0.4140208144</text:p>
          </table:table-cell>
          <table:table-cell office:value-type="string">
            <text:p>G37L-G37W-G37Y-G8A-K12G-K12H-K3H-K3N-K3S-K9G-L4C-N7T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14714296343">
            <text:p>0.4147142963</text:p>
          </table:table-cell>
          <table:table-cell office:value-type="float" office:value="0.205018534658">
            <text:p>0.2050185347</text:p>
          </table:table-cell>
          <table:table-cell office:value-type="string">
            <text:p>A33M-A33S-F29L-F29M-I5A-K9M-T52H-T52I-T54A-T54Q-V53W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13958302437">
            <text:p>0.4139583024</text:p>
          </table:table-cell>
          <table:table-cell office:value-type="float" office:value="0.293725783778">
            <text:p>0.2937257838</text:p>
          </table:table-cell>
          <table:table-cell office:value-type="string">
            <text:p>G8A-K12H-K3F-K3H-K3Y-L4C-T15Q-T16N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12943116719">
            <text:p>0.4129431167</text:p>
          </table:table-cell>
          <table:table-cell office:value-type="float" office:value="0.292379363437">
            <text:p>0.2923793634</text:p>
          </table:table-cell>
          <table:table-cell office:value-type="string">
            <text:p>I5S-K12G-K3A-K3C-K3N-K3S-L4V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12146034903">
            <text:p>0.4121460349</text:p>
          </table:table-cell>
          <table:table-cell office:value-type="float" office:value="0.253691990882">
            <text:p>0.2536919909</text:p>
          </table:table-cell>
          <table:table-cell office:value-type="string">
            <text:p>A19N-A33M-A33S-E41P-I5A-I5S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10545705763">
            <text:p>0.4105457058</text:p>
          </table:table-cell>
          <table:table-cell office:value-type="float" office:value="0.508926784111">
            <text:p>0.5089267841</text:p>
          </table:table-cell>
          <table:table-cell office:value-type="string">
            <text:p>E14D-G37D-G37E-G37F-G37L-G37S-G37W-G37Y-K12L-K9G-L4C-L6S-N36S-N7T-T15E-T16E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10512095885">
            <text:p>0.4105120959</text:p>
          </table:table-cell>
          <table:table-cell office:value-type="float" office:value="0.232926123067">
            <text:p>0.2329261231</text:p>
          </table:table-cell>
          <table:table-cell office:value-type="string">
            <text:p>A19N-A33M-A33S-I5A-K9M-T52H-T52N-T54A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1023648019">
            <text:p>0.4102364802</text:p>
          </table:table-cell>
          <table:table-cell office:value-type="float" office:value="0.501512495017">
            <text:p>0.501512495</text:p>
          </table:table-cell>
          <table:table-cell office:value-type="string">
            <text:p>E14D-G37E-G37F-G37L-G37S-G37T-G37W-G37Y-K12L-K9G-L4C-L6S-N7T-T15E-T15G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08447003974">
            <text:p>0.408447004</text:p>
          </table:table-cell>
          <table:table-cell office:value-type="float" office:value="0.2645639606">
            <text:p>0.2645639606</text:p>
          </table:table-cell>
          <table:table-cell office:value-type="string">
            <text:p>G8A-K12H-K3F-K3H-K3N-K3Y-L4C-T15Q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07652658932">
            <text:p>0.4076526589</text:p>
          </table:table-cell>
          <table:table-cell office:value-type="float" office:value="0.281500559973">
            <text:p>0.28150056</text:p>
          </table:table-cell>
          <table:table-cell office:value-type="string">
            <text:p>A19N-A33M-A33S-E41P-I5A-I5S-K3C-T52H-T52N-T54A-T54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06744770626">
            <text:p>0.4067447706</text:p>
          </table:table-cell>
          <table:table-cell office:value-type="float" office:value="0.45028875314">
            <text:p>0.4502887531</text:p>
          </table:table-cell>
          <table:table-cell office:value-type="string">
            <text:p>G37T-G37V-K12D-K12L-L6S-T15E-T15G-T15P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05891128646">
            <text:p>0.4058911286</text:p>
          </table:table-cell>
          <table:table-cell office:value-type="float" office:value="0.24415759235">
            <text:p>0.2441575924</text:p>
          </table:table-cell>
          <table:table-cell office:value-type="string">
            <text:p>A19N-I5S-K3C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05862280407">
            <text:p>0.4058622804</text:p>
          </table:table-cell>
          <table:table-cell office:value-type="float" office:value="0.522023760253">
            <text:p>0.5220237603</text:p>
          </table:table-cell>
          <table:table-cell office:value-type="string">
            <text:p>E14D-G37D-G37F-G37L-G37Y-G8C-K12H-K12Y-K9G-L4C-N36S-N7T-T16E-T16N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0561846292">
            <text:p>0.4056184629</text:p>
          </table:table-cell>
          <table:table-cell office:value-type="float" office:value="0.403069991427">
            <text:p>0.4030699914</text:p>
          </table:table-cell>
          <table:table-cell office:value-type="string">
            <text:p>G37L-G37Y-G8A-K12H-K3F-K3H-K3Y-L4C-N7T-T15Q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05340875025">
            <text:p>0.405340875</text:p>
          </table:table-cell>
          <table:table-cell office:value-type="float" office:value="0.218038698483">
            <text:p>0.2180386985</text:p>
          </table:table-cell>
          <table:table-cell office:value-type="string">
            <text:p>A19E-A19H-A25T-F29C-F29V-T54C-T54D-T54E-T54F-T54G-T54H-T54I-T54L-T54M-Y2A-Y2C-Y2M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0331453663">
            <text:p>0.4033145366</text:p>
          </table:table-cell>
          <table:table-cell office:value-type="float" office:value="0.543217721154">
            <text:p>0.5432177212</text:p>
          </table:table-cell>
          <table:table-cell office:value-type="string">
            <text:p>E14D-G37F-G37L-G37S-G37W-G37Y-K9G-L4C-N7T-T15E-T16E-T17Q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03033515371">
            <text:p>0.4030335154</text:p>
          </table:table-cell>
          <table:table-cell office:value-type="float" office:value="0.422074484592">
            <text:p>0.4220744846</text:p>
          </table:table-cell>
          <table:table-cell office:value-type="string">
            <text:p>G37D-G37L-G37Y-G8A-K12H-K3F-K3H-K3Y-L4C-T15H-T15L-T15Q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03027019519">
            <text:p>0.4030270195</text:p>
          </table:table-cell>
          <table:table-cell office:value-type="float" office:value="0.383968195458">
            <text:p>0.3839681955</text:p>
          </table:table-cell>
          <table:table-cell office:value-type="string">
            <text:p>G37D-G37L-G8A-K12H-K3F-K3H-K3Y-L4C-N7T-T15Q-T16N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9850816122">
            <text:p>0.3998508161</text:p>
          </table:table-cell>
          <table:table-cell office:value-type="float" office:value="0.51219511955">
            <text:p>0.5121951196</text:p>
          </table:table-cell>
          <table:table-cell office:value-type="string">
            <text:p>G37D-G37F-G37L-G37W-G37Y-K3N-L4C-N7T-T17Q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976587399">
            <text:p>0.3969765874</text:p>
          </table:table-cell>
          <table:table-cell office:value-type="float" office:value="0.5035832227">
            <text:p>0.5035832227</text:p>
          </table:table-cell>
          <table:table-cell office:value-type="string">
            <text:p>G37T-G37V-K12D-T15E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758413244">
            <text:p>0.3967584132</text:p>
          </table:table-cell>
          <table:table-cell office:value-type="float" office:value="0.309882034617">
            <text:p>0.3098820346</text:p>
          </table:table-cell>
          <table:table-cell office:value-type="string">
            <text:p>I5S-K12G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758413244">
            <text:p>0.3967584132</text:p>
          </table:table-cell>
          <table:table-cell office:value-type="float" office:value="0.309882034617">
            <text:p>0.3098820346</text:p>
          </table:table-cell>
          <table:table-cell office:value-type="string">
            <text:p>I5S-K12G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758413244">
            <text:p>0.3967584132</text:p>
          </table:table-cell>
          <table:table-cell office:value-type="float" office:value="0.309882034617">
            <text:p>0.3098820346</text:p>
          </table:table-cell>
          <table:table-cell office:value-type="string">
            <text:p>I5S-K12G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758413244">
            <text:p>0.3967584132</text:p>
          </table:table-cell>
          <table:table-cell office:value-type="float" office:value="0.309882034617">
            <text:p>0.3098820346</text:p>
          </table:table-cell>
          <table:table-cell office:value-type="string">
            <text:p>I5S-K12G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758413244">
            <text:p>0.3967584132</text:p>
          </table:table-cell>
          <table:table-cell office:value-type="float" office:value="0.309882034617">
            <text:p>0.3098820346</text:p>
          </table:table-cell>
          <table:table-cell office:value-type="string">
            <text:p>I5S-K12G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758413244">
            <text:p>0.3967584132</text:p>
          </table:table-cell>
          <table:table-cell office:value-type="float" office:value="0.309882034617">
            <text:p>0.3098820346</text:p>
          </table:table-cell>
          <table:table-cell office:value-type="string">
            <text:p>I5S-K12G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758413244">
            <text:p>0.3967584132</text:p>
          </table:table-cell>
          <table:table-cell office:value-type="float" office:value="0.309882034617">
            <text:p>0.3098820346</text:p>
          </table:table-cell>
          <table:table-cell office:value-type="string">
            <text:p>I5S-K12G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758413244">
            <text:p>0.3967584132</text:p>
          </table:table-cell>
          <table:table-cell office:value-type="float" office:value="0.309882034617">
            <text:p>0.3098820346</text:p>
          </table:table-cell>
          <table:table-cell office:value-type="string">
            <text:p>I5S-K12G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758413244">
            <text:p>0.3967584132</text:p>
          </table:table-cell>
          <table:table-cell office:value-type="float" office:value="0.309882034617">
            <text:p>0.3098820346</text:p>
          </table:table-cell>
          <table:table-cell office:value-type="string">
            <text:p>I5S-K12G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758413244">
            <text:p>0.3967584132</text:p>
          </table:table-cell>
          <table:table-cell office:value-type="float" office:value="0.309882034617">
            <text:p>0.3098820346</text:p>
          </table:table-cell>
          <table:table-cell office:value-type="string">
            <text:p>I5S-K12G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758413244">
            <text:p>0.3967584132</text:p>
          </table:table-cell>
          <table:table-cell office:value-type="float" office:value="0.309882034617">
            <text:p>0.3098820346</text:p>
          </table:table-cell>
          <table:table-cell office:value-type="string">
            <text:p>I5S-K12G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758413244">
            <text:p>0.3967584132</text:p>
          </table:table-cell>
          <table:table-cell office:value-type="float" office:value="0.309882034617">
            <text:p>0.3098820346</text:p>
          </table:table-cell>
          <table:table-cell office:value-type="string">
            <text:p>I5S-K12G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758413244">
            <text:p>0.3967584132</text:p>
          </table:table-cell>
          <table:table-cell office:value-type="float" office:value="0.309882034617">
            <text:p>0.3098820346</text:p>
          </table:table-cell>
          <table:table-cell office:value-type="string">
            <text:p>I5S-K12G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758413244">
            <text:p>0.3967584132</text:p>
          </table:table-cell>
          <table:table-cell office:value-type="float" office:value="0.309882034617">
            <text:p>0.3098820346</text:p>
          </table:table-cell>
          <table:table-cell office:value-type="string">
            <text:p>I5S-K12G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758413244">
            <text:p>0.3967584132</text:p>
          </table:table-cell>
          <table:table-cell office:value-type="float" office:value="0.309882034617">
            <text:p>0.3098820346</text:p>
          </table:table-cell>
          <table:table-cell office:value-type="string">
            <text:p>I5S-K12G-K3A-K3C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449213084">
            <text:p>0.3964492131</text:p>
          </table:table-cell>
          <table:table-cell office:value-type="float" office:value="0.500107454968">
            <text:p>0.500107455</text:p>
          </table:table-cell>
          <table:table-cell office:value-type="string">
            <text:p>E14D-G37D-G37F-G37L-G37S-G37W-G37Y-G8C-K12L-K12Y-K9G-L4C-N36S-N7T-T15E-T16E-T17Q-V53F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319675413">
            <text:p>0.3963196754</text:p>
          </table:table-cell>
          <table:table-cell office:value-type="float" office:value="0.303078678786">
            <text:p>0.3030786788</text:p>
          </table:table-cell>
          <table:table-cell office:value-type="string">
            <text:p>I5S-K12G-K3A-K3C-K3S-L4V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6319675413">
            <text:p>0.3963196754</text:p>
          </table:table-cell>
          <table:table-cell office:value-type="float" office:value="0.303078678786">
            <text:p>0.3030786788</text:p>
          </table:table-cell>
          <table:table-cell office:value-type="string">
            <text:p>I5S-K12G-K3A-K3C-K3S-L4V-T52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5882575869">
            <text:p>0.3958825759</text:p>
          </table:table-cell>
          <table:table-cell office:value-type="float" office:value="0.465615761219">
            <text:p>0.4656157612</text:p>
          </table:table-cell>
          <table:table-cell office:value-type="string">
            <text:p>E14D-G37D-G37F-G37L-G37Y-G8A-K12H-K3F-K3H-K3Y-L4C-N7T-T15H-T15Q-T16E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5814249471">
            <text:p>0.3958142495</text:p>
          </table:table-cell>
          <table:table-cell office:value-type="float" office:value="0.360930563256">
            <text:p>0.3609305633</text:p>
          </table:table-cell>
          <table:table-cell office:value-type="string">
            <text:p>G37D-G8A-K12H-K3F-K3H-K3Y-L4C-T15Q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5010637707">
            <text:p>0.3950106377</text:p>
          </table:table-cell>
          <table:table-cell office:value-type="float" office:value="0.166484670025">
            <text:p>0.16648467</text:p>
          </table:table-cell>
          <table:table-cell office:value-type="string">
            <text:p>A19N-A33M-A33S-F29L-I5A-T52H-T52N-T54A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4740159342">
            <text:p>0.3947401593</text:p>
          </table:table-cell>
          <table:table-cell office:value-type="float" office:value="0.458766767393">
            <text:p>0.4587667674</text:p>
          </table:table-cell>
          <table:table-cell office:value-type="string">
            <text:p>E14D-G37D-G37F-G37L-G37Y-G8A-K12H-K3F-K3H-K3Y-L4C-N7T-T15H-T15Q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4724343137">
            <text:p>0.3947243431</text:p>
          </table:table-cell>
          <table:table-cell office:value-type="float" office:value="0.428863594967">
            <text:p>0.428863595</text:p>
          </table:table-cell>
          <table:table-cell office:value-type="string">
            <text:p>G37D-G37L-G37Y-G8A-K12H-K3F-K3H-K3Y-L4C-T15H-T15Q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3313385861">
            <text:p>0.3933133859</text:p>
          </table:table-cell>
          <table:table-cell office:value-type="float" office:value="0.498655453935">
            <text:p>0.4986554539</text:p>
          </table:table-cell>
          <table:table-cell office:value-type="string">
            <text:p>E14D-G37E-G37F-G37L-G37S-G37T-G37W-G37Y-K12D-K12L-K9G-L4C-L6S-N7T-T15E-T15G-T17Q-V53F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2774054444">
            <text:p>0.3927740544</text:p>
          </table:table-cell>
          <table:table-cell office:value-type="float" office:value="0.589863144311">
            <text:p>0.5898631443</text:p>
          </table:table-cell>
          <table:table-cell office:value-type="string">
            <text:p>G37E-G37M-G37T-G37V-K12D-T15E-T15G-T15P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1952041611">
            <text:p>0.3919520416</text:p>
          </table:table-cell>
          <table:table-cell office:value-type="float" office:value="0.20940049758">
            <text:p>0.2094004976</text:p>
          </table:table-cell>
          <table:table-cell office:value-type="string">
            <text:p>A19N-A33S-I5A-T52N-T54A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0680898967">
            <text:p>0.390680899</text:p>
          </table:table-cell>
          <table:table-cell office:value-type="float" office:value="0.5187130712">
            <text:p>0.5187130712</text:p>
          </table:table-cell>
          <table:table-cell office:value-type="string">
            <text:p>G37E-G37S-G37T-G37V-K12D-K12L-K9G-L6S-N36S-T15E-T15G-T15P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90528206218">
            <text:p>0.3905282062</text:p>
          </table:table-cell>
          <table:table-cell office:value-type="float" office:value="0.26963667496">
            <text:p>0.269636675</text:p>
          </table:table-cell>
          <table:table-cell office:value-type="string">
            <text:p>A19N-A33M-A33S-I5A-I5S-K9M-T52H-T52I-T52N-T54A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9549089912">
            <text:p>0.3895490899</text:p>
          </table:table-cell>
          <table:table-cell office:value-type="float" office:value="0.487253948444">
            <text:p>0.4872539484</text:p>
          </table:table-cell>
          <table:table-cell office:value-type="string">
            <text:p>E14D-G37D-G37F-G37L-G37Y-G8A-K12H-K3F-K3H-K3Y-L4C-N7T-T10S-T15H-T15Q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8253761377">
            <text:p>0.3882537614</text:p>
          </table:table-cell>
          <table:table-cell office:value-type="float" office:value="0.55524725682">
            <text:p>0.5552472568</text:p>
          </table:table-cell>
          <table:table-cell office:value-type="string">
            <text:p>G37F-G37L-G37S-G37W-G37Y-K12L-L6S-T15E-T15G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7610318525">
            <text:p>0.3876103185</text:p>
          </table:table-cell>
          <table:table-cell office:value-type="float" office:value="0.295380347646">
            <text:p>0.2953803476</text:p>
          </table:table-cell>
          <table:table-cell office:value-type="string">
            <text:p>A19N-A33M-A33S-E41P-I5A-I5S-K9M-T52H-T52I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6530417419">
            <text:p>0.3865304174</text:p>
          </table:table-cell>
          <table:table-cell office:value-type="float" office:value="0.29540807012">
            <text:p>0.2954080701</text:p>
          </table:table-cell>
          <table:table-cell office:value-type="string">
            <text:p>E14G-E55Q-E55T-F29Y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6048976462">
            <text:p>0.3860489765</text:p>
          </table:table-cell>
          <table:table-cell office:value-type="float" office:value="0.53267821214">
            <text:p>0.5326782121</text:p>
          </table:table-cell>
          <table:table-cell office:value-type="string">
            <text:p>E14D-G37D-G37F-G37L-G37S-G37Y-G8C-K12H-K12Y-L4C-N36S-N7T-T16E-T16N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4395199398">
            <text:p>0.3843951994</text:p>
          </table:table-cell>
          <table:table-cell office:value-type="float" office:value="0.271877433825">
            <text:p>0.2718774338</text:p>
          </table:table-cell>
          <table:table-cell office:value-type="string">
            <text:p>A19N-A33M-A33S-E41P-F29L-I5A-K9M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4395199398">
            <text:p>0.3843951994</text:p>
          </table:table-cell>
          <table:table-cell office:value-type="float" office:value="0.271877433825">
            <text:p>0.2718774338</text:p>
          </table:table-cell>
          <table:table-cell office:value-type="string">
            <text:p>A19N-A33M-A33S-E41P-F29L-I5A-K9M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4395199398">
            <text:p>0.3843951994</text:p>
          </table:table-cell>
          <table:table-cell office:value-type="float" office:value="0.271877433825">
            <text:p>0.2718774338</text:p>
          </table:table-cell>
          <table:table-cell office:value-type="string">
            <text:p>A19N-A33M-A33S-E41P-F29L-I5A-K9M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4254152631">
            <text:p>0.3842541526</text:p>
          </table:table-cell>
          <table:table-cell office:value-type="float" office:value="0.315279804983">
            <text:p>0.315279805</text:p>
          </table:table-cell>
          <table:table-cell office:value-type="string">
            <text:p>E14G-E55Q-E55T-F29Y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4140004532">
            <text:p>0.3841400045</text:p>
          </table:table-cell>
          <table:table-cell office:value-type="float" office:value="0.298140497967">
            <text:p>0.298140498</text:p>
          </table:table-cell>
          <table:table-cell office:value-type="string">
            <text:p>A19N-A33M-A33S-E41P-I5A-I5S-K9M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3376714696">
            <text:p>0.3833767147</text:p>
          </table:table-cell>
          <table:table-cell office:value-type="float" office:value="0.309312352529">
            <text:p>0.3093123525</text:p>
          </table:table-cell>
          <table:table-cell office:value-type="string">
            <text:p>I5S-K12G-K3A-K3C-K3N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3376714696">
            <text:p>0.3833767147</text:p>
          </table:table-cell>
          <table:table-cell office:value-type="float" office:value="0.309312352529">
            <text:p>0.3093123525</text:p>
          </table:table-cell>
          <table:table-cell office:value-type="string">
            <text:p>I5S-K12G-K3A-K3C-K3N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3376714696">
            <text:p>0.3833767147</text:p>
          </table:table-cell>
          <table:table-cell office:value-type="float" office:value="0.309312352529">
            <text:p>0.3093123525</text:p>
          </table:table-cell>
          <table:table-cell office:value-type="string">
            <text:p>I5S-K12G-K3A-K3C-K3N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3376714696">
            <text:p>0.3833767147</text:p>
          </table:table-cell>
          <table:table-cell office:value-type="float" office:value="0.309312352529">
            <text:p>0.3093123525</text:p>
          </table:table-cell>
          <table:table-cell office:value-type="string">
            <text:p>I5S-K12G-K3A-K3C-K3N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3376714696">
            <text:p>0.3833767147</text:p>
          </table:table-cell>
          <table:table-cell office:value-type="float" office:value="0.309312352529">
            <text:p>0.3093123525</text:p>
          </table:table-cell>
          <table:table-cell office:value-type="string">
            <text:p>I5S-K12G-K3A-K3C-K3N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3376714696">
            <text:p>0.3833767147</text:p>
          </table:table-cell>
          <table:table-cell office:value-type="float" office:value="0.309312352529">
            <text:p>0.3093123525</text:p>
          </table:table-cell>
          <table:table-cell office:value-type="string">
            <text:p>I5S-K12G-K3A-K3C-K3N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3376714696">
            <text:p>0.3833767147</text:p>
          </table:table-cell>
          <table:table-cell office:value-type="float" office:value="0.309312352529">
            <text:p>0.3093123525</text:p>
          </table:table-cell>
          <table:table-cell office:value-type="string">
            <text:p>I5S-K12G-K3A-K3C-K3N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3376714696">
            <text:p>0.3833767147</text:p>
          </table:table-cell>
          <table:table-cell office:value-type="float" office:value="0.309312352529">
            <text:p>0.3093123525</text:p>
          </table:table-cell>
          <table:table-cell office:value-type="string">
            <text:p>I5S-K12G-K3A-K3C-K3N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3376714696">
            <text:p>0.3833767147</text:p>
          </table:table-cell>
          <table:table-cell office:value-type="float" office:value="0.309312352529">
            <text:p>0.3093123525</text:p>
          </table:table-cell>
          <table:table-cell office:value-type="string">
            <text:p>I5S-K12G-K3A-K3C-K3N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3376714696">
            <text:p>0.3833767147</text:p>
          </table:table-cell>
          <table:table-cell office:value-type="float" office:value="0.309312352529">
            <text:p>0.3093123525</text:p>
          </table:table-cell>
          <table:table-cell office:value-type="string">
            <text:p>I5S-K12G-K3A-K3C-K3N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3376714696">
            <text:p>0.3833767147</text:p>
          </table:table-cell>
          <table:table-cell office:value-type="float" office:value="0.309312352529">
            <text:p>0.3093123525</text:p>
          </table:table-cell>
          <table:table-cell office:value-type="string">
            <text:p>I5S-K12G-K3A-K3C-K3N-K3S-L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3332714457">
            <text:p>0.3833327145</text:p>
          </table:table-cell>
          <table:table-cell office:value-type="float" office:value="0.264984473788">
            <text:p>0.2649844738</text:p>
          </table:table-cell>
          <table:table-cell office:value-type="string">
            <text:p>A33M-A33S-E41P-I5A-T52H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3012673252">
            <text:p>0.3830126733</text:p>
          </table:table-cell>
          <table:table-cell office:value-type="float" office:value="0.272350439171">
            <text:p>0.2723504392</text:p>
          </table:table-cell>
          <table:table-cell office:value-type="string">
            <text:p>G8A-I5S-K3A-K3C-K3H-K3S-K3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0431768523">
            <text:p>0.3804317685</text:p>
          </table:table-cell>
          <table:table-cell office:value-type="float" office:value="0.294537534309">
            <text:p>0.2945375343</text:p>
          </table:table-cell>
          <table:table-cell office:value-type="string">
            <text:p>A19N-A33M-A33S-E41P-I5A-K9M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0431768523">
            <text:p>0.3804317685</text:p>
          </table:table-cell>
          <table:table-cell office:value-type="float" office:value="0.294537534309">
            <text:p>0.2945375343</text:p>
          </table:table-cell>
          <table:table-cell office:value-type="string">
            <text:p>A19N-A33M-A33S-E41P-I5A-K9M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0431768523">
            <text:p>0.3804317685</text:p>
          </table:table-cell>
          <table:table-cell office:value-type="float" office:value="0.294537534309">
            <text:p>0.2945375343</text:p>
          </table:table-cell>
          <table:table-cell office:value-type="string">
            <text:p>A19N-A33M-A33S-E41P-I5A-K9M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80431768523">
            <text:p>0.3804317685</text:p>
          </table:table-cell>
          <table:table-cell office:value-type="float" office:value="0.294537534309">
            <text:p>0.2945375343</text:p>
          </table:table-cell>
          <table:table-cell office:value-type="string">
            <text:p>A19N-A33M-A33S-E41P-I5A-K9M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9974370533">
            <text:p>0.3799743705</text:p>
          </table:table-cell>
          <table:table-cell office:value-type="float" office:value="0.542161559346">
            <text:p>0.5421615593</text:p>
          </table:table-cell>
          <table:table-cell office:value-type="string">
            <text:p>E14D-G37E-G37F-G37S-G37T-G37V-K12D-K12L-L6S-T15E-T15G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9952773431">
            <text:p>0.3799527734</text:p>
          </table:table-cell>
          <table:table-cell office:value-type="float" office:value="0.4212551152">
            <text:p>0.4212551152</text:p>
          </table:table-cell>
          <table:table-cell office:value-type="string">
            <text:p>G8A-K12H-K3F-K3H-K3Y-T10S-T15L-T15Q-T15V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9952773431">
            <text:p>0.3799527734</text:p>
          </table:table-cell>
          <table:table-cell office:value-type="float" office:value="0.4212551152">
            <text:p>0.4212551152</text:p>
          </table:table-cell>
          <table:table-cell office:value-type="string">
            <text:p>G8A-K12H-K3F-K3H-K3Y-T10S-T15L-T15Q-T15V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9952773431">
            <text:p>0.3799527734</text:p>
          </table:table-cell>
          <table:table-cell office:value-type="float" office:value="0.4212551152">
            <text:p>0.4212551152</text:p>
          </table:table-cell>
          <table:table-cell office:value-type="string">
            <text:p>G8A-K12H-K3F-K3H-K3Y-T10S-T15L-T15Q-T15V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9738183401">
            <text:p>0.3797381834</text:p>
          </table:table-cell>
          <table:table-cell office:value-type="float" office:value="0.53797175175">
            <text:p>0.5379717518</text:p>
          </table:table-cell>
          <table:table-cell office:value-type="string">
            <text:p>G37E-G37T-G37V-K12D-T15E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9738183401">
            <text:p>0.3797381834</text:p>
          </table:table-cell>
          <table:table-cell office:value-type="float" office:value="0.53797175175">
            <text:p>0.5379717518</text:p>
          </table:table-cell>
          <table:table-cell office:value-type="string">
            <text:p>G37E-G37T-G37V-K12D-T15E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9738183401">
            <text:p>0.3797381834</text:p>
          </table:table-cell>
          <table:table-cell office:value-type="float" office:value="0.53797175175">
            <text:p>0.5379717518</text:p>
          </table:table-cell>
          <table:table-cell office:value-type="string">
            <text:p>G37E-G37T-G37V-K12D-T15E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9738183401">
            <text:p>0.3797381834</text:p>
          </table:table-cell>
          <table:table-cell office:value-type="float" office:value="0.53797175175">
            <text:p>0.5379717518</text:p>
          </table:table-cell>
          <table:table-cell office:value-type="string">
            <text:p>G37E-G37T-G37V-K12D-T15E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9374544612">
            <text:p>0.3793745446</text:p>
          </table:table-cell>
          <table:table-cell office:value-type="float" office:value="0.44205620674">
            <text:p>0.4420562067</text:p>
          </table:table-cell>
          <table:table-cell office:value-type="string">
            <text:p>G37D-G8C-K12H-K12Y-K3F-K3H-K3Y-T15H-T16E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8828696464">
            <text:p>0.3788286965</text:p>
          </table:table-cell>
          <table:table-cell office:value-type="float" office:value="0.474739418471">
            <text:p>0.4747394185</text:p>
          </table:table-cell>
          <table:table-cell office:value-type="string">
            <text:p>E14D-G37D-G37F-G37L-G37Y-G8A-K12H-K3F-K3H-K3Y-L4C-T10S-T15H-T15L-T15Q-T15V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8445678982">
            <text:p>0.378445679</text:p>
          </table:table-cell>
          <table:table-cell office:value-type="float" office:value="0.308710451775">
            <text:p>0.3087104518</text:p>
          </table:table-cell>
          <table:table-cell office:value-type="string">
            <text:p>G8A-K12H-K3F-K3H-K3Y-L4C-T15Q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8445678982">
            <text:p>0.378445679</text:p>
          </table:table-cell>
          <table:table-cell office:value-type="float" office:value="0.308710451775">
            <text:p>0.3087104518</text:p>
          </table:table-cell>
          <table:table-cell office:value-type="string">
            <text:p>G8A-K12H-K3F-K3H-K3Y-L4C-T15Q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8445678982">
            <text:p>0.378445679</text:p>
          </table:table-cell>
          <table:table-cell office:value-type="float" office:value="0.308710451775">
            <text:p>0.3087104518</text:p>
          </table:table-cell>
          <table:table-cell office:value-type="string">
            <text:p>G8A-K12H-K3F-K3H-K3Y-L4C-T15Q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8445678982">
            <text:p>0.378445679</text:p>
          </table:table-cell>
          <table:table-cell office:value-type="float" office:value="0.308710451775">
            <text:p>0.3087104518</text:p>
          </table:table-cell>
          <table:table-cell office:value-type="string">
            <text:p>G8A-K12H-K3F-K3H-K3Y-L4C-T15Q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7538746911">
            <text:p>0.3775387469</text:p>
          </table:table-cell>
          <table:table-cell office:value-type="float" office:value="0.45443872341">
            <text:p>0.4544387234</text:p>
          </table:table-cell>
          <table:table-cell office:value-type="string">
            <text:p>G37Y-G8C-K12L-K12Y-K9G-N36S-N7T-T16E-V53F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6334851711">
            <text:p>0.3763348517</text:p>
          </table:table-cell>
          <table:table-cell office:value-type="float" office:value="0.360864411283">
            <text:p>0.3608644113</text:p>
          </table:table-cell>
          <table:table-cell office:value-type="string">
            <text:p>I5S-K12G-K3A-K3C-K3N-K3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5914696867">
            <text:p>0.3759146969</text:p>
          </table:table-cell>
          <table:table-cell office:value-type="float" office:value="0.39395442188">
            <text:p>0.3939544219</text:p>
          </table:table-cell>
          <table:table-cell office:value-type="string">
            <text:p>G8C-K12L-K12Y-K9G-N36S-N7T-T16E-T17Q-V53F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58733849">
            <text:p>0.3758733849</text:p>
          </table:table-cell>
          <table:table-cell office:value-type="float" office:value="0.354846409017">
            <text:p>0.354846409</text:p>
          </table:table-cell>
          <table:table-cell office:value-type="string">
            <text:p>G8A-K12H-K3F-K3H-K3Y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5822177864">
            <text:p>0.3758221779</text:p>
          </table:table-cell>
          <table:table-cell office:value-type="float" office:value="0.187280823356">
            <text:p>0.1872808234</text:p>
          </table:table-cell>
          <table:table-cell office:value-type="string">
            <text:p>A19N-A33M-A33S-I5A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5822177864">
            <text:p>0.3758221779</text:p>
          </table:table-cell>
          <table:table-cell office:value-type="float" office:value="0.187280823356">
            <text:p>0.1872808234</text:p>
          </table:table-cell>
          <table:table-cell office:value-type="string">
            <text:p>A19N-A33M-A33S-I5A-T52H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4751325546">
            <text:p>0.3747513255</text:p>
          </table:table-cell>
          <table:table-cell office:value-type="float" office:value="0.37199999835">
            <text:p>0.3719999984</text:p>
          </table:table-cell>
          <table:table-cell office:value-type="string">
            <text:p>N7M-T15L-T15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3141337147">
            <text:p>0.3731413371</text:p>
          </table:table-cell>
          <table:table-cell office:value-type="float" office:value="0.31810972314">
            <text:p>0.3181097231</text:p>
          </table:table-cell>
          <table:table-cell office:value-type="string">
            <text:p>A19H-E41P-T54E-T54M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2893711791">
            <text:p>0.3728937118</text:p>
          </table:table-cell>
          <table:table-cell office:value-type="float" office:value="0.322817908225">
            <text:p>0.3228179082</text:p>
          </table:table-cell>
          <table:table-cell office:value-type="string">
            <text:p>G8A-K12H-K3F-K3H-K3Y-T15L-T15Q-T15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2893711791">
            <text:p>0.3728937118</text:p>
          </table:table-cell>
          <table:table-cell office:value-type="float" office:value="0.322817908225">
            <text:p>0.3228179082</text:p>
          </table:table-cell>
          <table:table-cell office:value-type="string">
            <text:p>G8A-K12H-K3F-K3H-K3Y-T15L-T15Q-T15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284569021">
            <text:p>0.3728456902</text:p>
          </table:table-cell>
          <table:table-cell office:value-type="float" office:value="0.423067909267">
            <text:p>0.4230679093</text:p>
          </table:table-cell>
          <table:table-cell office:value-type="string">
            <text:p>G37D-G37F-G8A-G8C-K12H-K12Y-K3F-K3H-K3Y-N7T-T15Q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2691249998">
            <text:p>0.37269125</text:p>
          </table:table-cell>
          <table:table-cell office:value-type="float" office:value="0.414534285608">
            <text:p>0.4145342856</text:p>
          </table:table-cell>
          <table:table-cell office:value-type="string">
            <text:p>G8A-K12H-K3F-K3H-K3Y-T10S-T15H-T15L-T15Q-T15V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2691249998">
            <text:p>0.37269125</text:p>
          </table:table-cell>
          <table:table-cell office:value-type="float" office:value="0.414534285608">
            <text:p>0.4145342856</text:p>
          </table:table-cell>
          <table:table-cell office:value-type="string">
            <text:p>G8A-K12H-K3F-K3H-K3Y-T10S-T15H-T15L-T15Q-T15V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2691249998">
            <text:p>0.37269125</text:p>
          </table:table-cell>
          <table:table-cell office:value-type="float" office:value="0.414534285608">
            <text:p>0.4145342856</text:p>
          </table:table-cell>
          <table:table-cell office:value-type="string">
            <text:p>G8A-K12H-K3F-K3H-K3Y-T10S-T15H-T15L-T15Q-T15V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2691249998">
            <text:p>0.37269125</text:p>
          </table:table-cell>
          <table:table-cell office:value-type="float" office:value="0.414534285608">
            <text:p>0.4145342856</text:p>
          </table:table-cell>
          <table:table-cell office:value-type="string">
            <text:p>G8A-K12H-K3F-K3H-K3Y-T10S-T15H-T15L-T15Q-T15V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2691249998">
            <text:p>0.37269125</text:p>
          </table:table-cell>
          <table:table-cell office:value-type="float" office:value="0.414534285608">
            <text:p>0.4145342856</text:p>
          </table:table-cell>
          <table:table-cell office:value-type="string">
            <text:p>G8A-K12H-K3F-K3H-K3Y-T10S-T15H-T15L-T15Q-T15V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2546486063">
            <text:p>0.3725464861</text:p>
          </table:table-cell>
          <table:table-cell office:value-type="float" office:value="0.58565333416">
            <text:p>0.5856533342</text:p>
          </table:table-cell>
          <table:table-cell office:value-type="string">
            <text:p>E14D-G37E-G37F-G37S-G37T-G37V-K12D-K12L-K9G-N36S-T15E-T15G-T15P-T16E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1805259366">
            <text:p>0.3718052594</text:p>
          </table:table-cell>
          <table:table-cell office:value-type="float" office:value="0.3252441796">
            <text:p>0.3252441796</text:p>
          </table:table-cell>
          <table:table-cell office:value-type="string">
            <text:p>A19N-A33M-A33S-E41P-I5A-I5S-K9M-T52H-T52N-T54A-T54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70323150554">
            <text:p>0.3703231506</text:p>
          </table:table-cell>
          <table:table-cell office:value-type="float" office:value="0.472648521217">
            <text:p>0.4726485212</text:p>
          </table:table-cell>
          <table:table-cell office:value-type="string">
            <text:p>G37D-G37F-G37Y-G8C-K12Y-K9G-L4C-N36S-N7T-T16E-T17Q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9041916998">
            <text:p>0.369041917</text:p>
          </table:table-cell>
          <table:table-cell office:value-type="float" office:value="0.382647032869">
            <text:p>0.3826470329</text:p>
          </table:table-cell>
          <table:table-cell office:value-type="string">
            <text:p>G8A-K12H-K3F-K3H-K3Y-L4C-T10S-T15H-T15L-T15Q-T15V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9041916998">
            <text:p>0.369041917</text:p>
          </table:table-cell>
          <table:table-cell office:value-type="float" office:value="0.382647032869">
            <text:p>0.3826470329</text:p>
          </table:table-cell>
          <table:table-cell office:value-type="string">
            <text:p>G8A-K12H-K3F-K3H-K3Y-L4C-T10S-T15H-T15L-T15Q-T15V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9041916998">
            <text:p>0.369041917</text:p>
          </table:table-cell>
          <table:table-cell office:value-type="float" office:value="0.382647032869">
            <text:p>0.3826470329</text:p>
          </table:table-cell>
          <table:table-cell office:value-type="string">
            <text:p>G8A-K12H-K3F-K3H-K3Y-L4C-T10S-T15H-T15L-T15Q-T15V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8723475319">
            <text:p>0.3687234753</text:p>
          </table:table-cell>
          <table:table-cell office:value-type="float" office:value="0.518593913313">
            <text:p>0.5185939133</text:p>
          </table:table-cell>
          <table:table-cell office:value-type="string">
            <text:p>E14D-G37D-G37F-G37L-G37S-G37Y-G8C-K12Y-K9G-L4C-N36S-N7T-T16E-T17Q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7319002033">
            <text:p>0.367319002</text:p>
          </table:table-cell>
          <table:table-cell office:value-type="float" office:value="0.3742075063">
            <text:p>0.3742075063</text:p>
          </table:table-cell>
          <table:table-cell office:value-type="string">
            <text:p>G8C-K12Y-K9G-N36S-N7T-T16E-T17Q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7250713642">
            <text:p>0.3672507136</text:p>
          </table:table-cell>
          <table:table-cell office:value-type="float" office:value="0.271137519208">
            <text:p>0.2711375192</text:p>
          </table:table-cell>
          <table:table-cell office:value-type="string">
            <text:p>A19N-A33M-A33S-E41P-F29L-I5A-K9M-T52H-T52I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6963275805">
            <text:p>0.3669632758</text:p>
          </table:table-cell>
          <table:table-cell office:value-type="float" office:value="0.410935920171">
            <text:p>0.4109359202</text:p>
          </table:table-cell>
          <table:table-cell office:value-type="string">
            <text:p>G37D-G8A-K12H-K3F-K3H-K3Y-L4C-T10S-T15H-T15L-T15Q-T15V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6546669284">
            <text:p>0.3665466693</text:p>
          </table:table-cell>
          <table:table-cell office:value-type="float" office:value="0.51284178898">
            <text:p>0.512841789</text:p>
          </table:table-cell>
          <table:table-cell office:value-type="string">
            <text:p>T10S-T15L-T15V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5707644916">
            <text:p>0.3657076449</text:p>
          </table:table-cell>
          <table:table-cell office:value-type="float" office:value="0.23812099799">
            <text:p>0.238120998</text:p>
          </table:table-cell>
          <table:table-cell office:value-type="string">
            <text:p>A19N-A33M-A33S-F29L-I5A-K9M-T52H-T52I-T52N-T54A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5048945767">
            <text:p>0.3650489458</text:p>
          </table:table-cell>
          <table:table-cell office:value-type="float" office:value="0.380732215637">
            <text:p>0.3807322156</text:p>
          </table:table-cell>
          <table:table-cell office:value-type="string">
            <text:p>E14G-E55T-L6M-N36T-T10N-T15P-V53M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4856706604">
            <text:p>0.3648567066</text:p>
          </table:table-cell>
          <table:table-cell office:value-type="float" office:value="0.256052760675">
            <text:p>0.2560527607</text:p>
          </table:table-cell>
          <table:table-cell office:value-type="string">
            <text:p>A19N-A33M-A33S-I5A-I5S-K9M-T52H-T52I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4593238951">
            <text:p>0.364593239</text:p>
          </table:table-cell>
          <table:table-cell office:value-type="float" office:value="0.496487383744">
            <text:p>0.4964873837</text:p>
          </table:table-cell>
          <table:table-cell office:value-type="string">
            <text:p>E14D-G37D-K12H-K3F-L4C-N7T-T10S-T15H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355642613">
            <text:p>0.3635564261</text:p>
          </table:table-cell>
          <table:table-cell office:value-type="float" office:value="0.326461643285">
            <text:p>0.3264616433</text:p>
          </table:table-cell>
          <table:table-cell office:value-type="string">
            <text:p>G8C-K12H-K12Y-K3F-K3H-K3Y-L4C-N36C-N7T-T16N-T17L-T17Q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2422137337">
            <text:p>0.3624221373</text:p>
          </table:table-cell>
          <table:table-cell office:value-type="float" office:value="0.584500690255">
            <text:p>0.5845006903</text:p>
          </table:table-cell>
          <table:table-cell office:value-type="string">
            <text:p>G37E-G37M-G37S-G37T-G37V-K12D-T15E-T15G-T15P-T16D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1370073111">
            <text:p>0.3613700731</text:p>
          </table:table-cell>
          <table:table-cell office:value-type="float" office:value="0.496039464736">
            <text:p>0.4960394647</text:p>
          </table:table-cell>
          <table:table-cell office:value-type="string">
            <text:p>G37E-G37S-G37T-G37V-K12D-L6S-T15E-T15G-T15P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1299991252">
            <text:p>0.3612999913</text:p>
          </table:table-cell>
          <table:table-cell office:value-type="float" office:value="0.395911578279">
            <text:p>0.3959115783</text:p>
          </table:table-cell>
          <table:table-cell office:value-type="string">
            <text:p>G8A-K12H-K3F-K3H-K3Y-L4C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1036121928">
            <text:p>0.3610361219</text:p>
          </table:table-cell>
          <table:table-cell office:value-type="float" office:value="0.291847618433">
            <text:p>0.2918476184</text:p>
          </table:table-cell>
          <table:table-cell office:value-type="string">
            <text:p>A19N-A33M-A33S-E41P-I5A-K9M-T52H-T52I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1036121928">
            <text:p>0.3610361219</text:p>
          </table:table-cell>
          <table:table-cell office:value-type="float" office:value="0.291847618433">
            <text:p>0.2918476184</text:p>
          </table:table-cell>
          <table:table-cell office:value-type="string">
            <text:p>A19N-A33M-A33S-E41P-I5A-K9M-T52H-T52I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0926731464">
            <text:p>0.3609267315</text:p>
          </table:table-cell>
          <table:table-cell office:value-type="float" office:value="0.40654555986">
            <text:p>0.4065455599</text:p>
          </table:table-cell>
          <table:table-cell office:value-type="string">
            <text:p>G8A-K12H-K3F-K3H-K3Y-T10S-T15L-T15Q-T15V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0415766698">
            <text:p>0.3604157667</text:p>
          </table:table-cell>
          <table:table-cell office:value-type="float" office:value="0.424489170557">
            <text:p>0.4244891706</text:p>
          </table:table-cell>
          <table:table-cell office:value-type="string">
            <text:p>G8A-K12H-K3F-K3H-K3Y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0415766698">
            <text:p>0.3604157667</text:p>
          </table:table-cell>
          <table:table-cell office:value-type="float" office:value="0.424489170557">
            <text:p>0.4244891706</text:p>
          </table:table-cell>
          <table:table-cell office:value-type="string">
            <text:p>G8A-K12H-K3F-K3H-K3Y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0415766698">
            <text:p>0.3604157667</text:p>
          </table:table-cell>
          <table:table-cell office:value-type="float" office:value="0.424489170557">
            <text:p>0.4244891706</text:p>
          </table:table-cell>
          <table:table-cell office:value-type="string">
            <text:p>G8A-K12H-K3F-K3H-K3Y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0415766698">
            <text:p>0.3604157667</text:p>
          </table:table-cell>
          <table:table-cell office:value-type="float" office:value="0.424489170557">
            <text:p>0.4244891706</text:p>
          </table:table-cell>
          <table:table-cell office:value-type="string">
            <text:p>G8A-K12H-K3F-K3H-K3Y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0415766698">
            <text:p>0.3604157667</text:p>
          </table:table-cell>
          <table:table-cell office:value-type="float" office:value="0.424489170557">
            <text:p>0.4244891706</text:p>
          </table:table-cell>
          <table:table-cell office:value-type="string">
            <text:p>G8A-K12H-K3F-K3H-K3Y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0415766698">
            <text:p>0.3604157667</text:p>
          </table:table-cell>
          <table:table-cell office:value-type="float" office:value="0.424489170557">
            <text:p>0.4244891706</text:p>
          </table:table-cell>
          <table:table-cell office:value-type="string">
            <text:p>G8A-K12H-K3F-K3H-K3Y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0415766698">
            <text:p>0.3604157667</text:p>
          </table:table-cell>
          <table:table-cell office:value-type="float" office:value="0.424489170557">
            <text:p>0.4244891706</text:p>
          </table:table-cell>
          <table:table-cell office:value-type="string">
            <text:p>G8A-K12H-K3F-K3H-K3Y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0415766698">
            <text:p>0.3604157667</text:p>
          </table:table-cell>
          <table:table-cell office:value-type="float" office:value="0.424489170557">
            <text:p>0.4244891706</text:p>
          </table:table-cell>
          <table:table-cell office:value-type="string">
            <text:p>G8A-K12H-K3F-K3H-K3Y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9989036811">
            <text:p>0.3599890368</text:p>
          </table:table-cell>
          <table:table-cell office:value-type="float" office:value="0.564718385456">
            <text:p>0.5647183855</text:p>
          </table:table-cell>
          <table:table-cell office:value-type="string">
            <text:p>G37E-G37S-G37T-G37V-K12D-T15E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8510717192">
            <text:p>0.3585107172</text:p>
          </table:table-cell>
          <table:table-cell office:value-type="float" office:value="0.442546375569">
            <text:p>0.4425463756</text:p>
          </table:table-cell>
          <table:table-cell office:value-type="string">
            <text:p>G37D-G8A-K12H-K3F-K3H-K3Y-T10S-T15H-T15L-T15Q-T15V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8510717192">
            <text:p>0.3585107172</text:p>
          </table:table-cell>
          <table:table-cell office:value-type="float" office:value="0.442546375569">
            <text:p>0.4425463756</text:p>
          </table:table-cell>
          <table:table-cell office:value-type="string">
            <text:p>G37D-G8A-K12H-K3F-K3H-K3Y-T10S-T15H-T15L-T15Q-T15V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8319976323">
            <text:p>0.3583199763</text:p>
          </table:table-cell>
          <table:table-cell office:value-type="float" office:value="0.426366315069">
            <text:p>0.4263663151</text:p>
          </table:table-cell>
          <table:table-cell office:value-type="string">
            <text:p>G8A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8319976323">
            <text:p>0.3583199763</text:p>
          </table:table-cell>
          <table:table-cell office:value-type="float" office:value="0.426366315069">
            <text:p>0.4263663151</text:p>
          </table:table-cell>
          <table:table-cell office:value-type="string">
            <text:p>G8A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8319976323">
            <text:p>0.3583199763</text:p>
          </table:table-cell>
          <table:table-cell office:value-type="float" office:value="0.426366315069">
            <text:p>0.4263663151</text:p>
          </table:table-cell>
          <table:table-cell office:value-type="string">
            <text:p>G8A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8319976323">
            <text:p>0.3583199763</text:p>
          </table:table-cell>
          <table:table-cell office:value-type="float" office:value="0.426366315069">
            <text:p>0.4263663151</text:p>
          </table:table-cell>
          <table:table-cell office:value-type="string">
            <text:p>G8A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8319976323">
            <text:p>0.3583199763</text:p>
          </table:table-cell>
          <table:table-cell office:value-type="float" office:value="0.426366315069">
            <text:p>0.4263663151</text:p>
          </table:table-cell>
          <table:table-cell office:value-type="string">
            <text:p>G8A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8070843162">
            <text:p>0.3580708432</text:p>
          </table:table-cell>
          <table:table-cell office:value-type="float" office:value="0.432062684483">
            <text:p>0.4320626845</text:p>
          </table:table-cell>
          <table:table-cell office:value-type="string">
            <text:p>G37D-G8A-K12H-K3F-K3H-K3Y-T10S-T15H-T15L-T15Q-T15V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8070843162">
            <text:p>0.3580708432</text:p>
          </table:table-cell>
          <table:table-cell office:value-type="float" office:value="0.432062684483">
            <text:p>0.4320626845</text:p>
          </table:table-cell>
          <table:table-cell office:value-type="string">
            <text:p>G37D-G8A-K12H-K3F-K3H-K3Y-T10S-T15H-T15L-T15Q-T15V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7228910726">
            <text:p>0.3572289107</text:p>
          </table:table-cell>
          <table:table-cell office:value-type="float" office:value="0.453934051867">
            <text:p>0.4539340519</text:p>
          </table:table-cell>
          <table:table-cell office:value-type="string">
            <text:p>G37D-G8A-K12H-K3F-K3Y-T10S-T15H-T15L-T15Q-T15V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6257756846">
            <text:p>0.3562577568</text:p>
          </table:table-cell>
          <table:table-cell office:value-type="float" office:value="0.3695868726">
            <text:p>0.3695868726</text:p>
          </table:table-cell>
          <table:table-cell office:value-type="string">
            <text:p>G8A-K12H-K3F-K3H-K3Y-L4C-T10S-T15L-T15Q-T15V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5722398652">
            <text:p>0.3557223987</text:p>
          </table:table-cell>
          <table:table-cell office:value-type="float" office:value="0.350099326044">
            <text:p>0.350099326</text:p>
          </table:table-cell>
          <table:table-cell office:value-type="string">
            <text:p>G8A-K12H-K3F-K3H-K3Y-T15L-T15Q-T15V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4930572843">
            <text:p>0.3549305728</text:p>
          </table:table-cell>
          <table:table-cell office:value-type="float" office:value="0.398712197993">
            <text:p>0.398712198</text:p>
          </table:table-cell>
          <table:table-cell office:value-type="string">
            <text:p>G8A-G8C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4731558838">
            <text:p>0.3547315588</text:p>
          </table:table-cell>
          <table:table-cell office:value-type="float" office:value="0.398803804253">
            <text:p>0.3988038043</text:p>
          </table:table-cell>
          <table:table-cell office:value-type="string">
            <text:p>G8A-G8C-K12H-K3F-K3H-K3Y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3538834678">
            <text:p>0.3535388347</text:p>
          </table:table-cell>
          <table:table-cell office:value-type="float" office:value="0.424044148467">
            <text:p>0.4240441485</text:p>
          </table:table-cell>
          <table:table-cell office:value-type="string">
            <text:p>G37D-G8A-G8C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3320049511">
            <text:p>0.3533200495</text:p>
          </table:table-cell>
          <table:table-cell office:value-type="float" office:value="0.400550978064">
            <text:p>0.4005509781</text:p>
          </table:table-cell>
          <table:table-cell office:value-type="string">
            <text:p>G8A-K12H-K3F-K3H-K3Y-T10S-T15H-T15L-T15Q-T15V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3320049511">
            <text:p>0.3533200495</text:p>
          </table:table-cell>
          <table:table-cell office:value-type="float" office:value="0.400550978064">
            <text:p>0.4005509781</text:p>
          </table:table-cell>
          <table:table-cell office:value-type="string">
            <text:p>G8A-K12H-K3F-K3H-K3Y-T10S-T15H-T15L-T15Q-T15V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3320049511">
            <text:p>0.3533200495</text:p>
          </table:table-cell>
          <table:table-cell office:value-type="float" office:value="0.400550978064">
            <text:p>0.4005509781</text:p>
          </table:table-cell>
          <table:table-cell office:value-type="string">
            <text:p>G8A-K12H-K3F-K3H-K3Y-T10S-T15H-T15L-T15Q-T15V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3216465479">
            <text:p>0.3532164655</text:p>
          </table:table-cell>
          <table:table-cell office:value-type="float" office:value="0.518497734727">
            <text:p>0.5184977347</text:p>
          </table:table-cell>
          <table:table-cell office:value-type="string">
            <text:p>E14D-G37D-G37F-G37L-G37S-G37Y-G8C-K12Y-K9G-L4C-N36S-N7T-T15E-T16E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3046600209">
            <text:p>0.3530466002</text:p>
          </table:table-cell>
          <table:table-cell office:value-type="float" office:value="0.40654555986">
            <text:p>0.4065455599</text:p>
          </table:table-cell>
          <table:table-cell office:value-type="string">
            <text:p>G8A-K12H-K3F-K3H-K3Y-T10S-T15L-T15Q-T15V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1361735119">
            <text:p>0.3513617351</text:p>
          </table:table-cell>
          <table:table-cell office:value-type="float" office:value="0.34914990945">
            <text:p>0.3491499095</text:p>
          </table:table-cell>
          <table:table-cell office:value-type="string">
            <text:p>G8A-K12H-K3F-K3H-K3Y-T15H-T15L-T15Q-T15V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127205852">
            <text:p>0.3512720585</text:p>
          </table:table-cell>
          <table:table-cell office:value-type="float" office:value="0.45417013505">
            <text:p>0.4541701351</text:p>
          </table:table-cell>
          <table:table-cell office:value-type="string">
            <text:p>G37D-G8C-K12H-K12Y-K3F-K3H-K3Y-T10S-T15H-T15L-T15Q-T16I-T16N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50148412166">
            <text:p>0.3501484122</text:p>
          </table:table-cell>
          <table:table-cell office:value-type="float" office:value="0.62758341215">
            <text:p>0.6275834122</text:p>
          </table:table-cell>
          <table:table-cell office:value-type="string">
            <text:p>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993665243">
            <text:p>0.3499936652</text:p>
          </table:table-cell>
          <table:table-cell office:value-type="float" office:value="0.578451038553">
            <text:p>0.5784510386</text:p>
          </table:table-cell>
          <table:table-cell office:value-type="string">
            <text:p>E14D-G37D-G37E-G37F-G37L-G37Q-G37S-G37Y-K12Y-L4C-N36S-N7T-T15E-T16E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909677865">
            <text:p>0.3499096779</text:p>
          </table:table-cell>
          <table:table-cell office:value-type="float" office:value="0.4515323965">
            <text:p>0.4515323965</text:p>
          </table:table-cell>
          <table:table-cell office:value-type="string">
            <text:p>G37D-G8A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909677865">
            <text:p>0.3499096779</text:p>
          </table:table-cell>
          <table:table-cell office:value-type="float" office:value="0.4515323965">
            <text:p>0.4515323965</text:p>
          </table:table-cell>
          <table:table-cell office:value-type="string">
            <text:p>G37D-G8A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909677865">
            <text:p>0.3499096779</text:p>
          </table:table-cell>
          <table:table-cell office:value-type="float" office:value="0.4515323965">
            <text:p>0.4515323965</text:p>
          </table:table-cell>
          <table:table-cell office:value-type="string">
            <text:p>G37D-G8A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909677865">
            <text:p>0.3499096779</text:p>
          </table:table-cell>
          <table:table-cell office:value-type="float" office:value="0.4515323965">
            <text:p>0.4515323965</text:p>
          </table:table-cell>
          <table:table-cell office:value-type="string">
            <text:p>G37D-G8A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909677865">
            <text:p>0.3499096779</text:p>
          </table:table-cell>
          <table:table-cell office:value-type="float" office:value="0.4515323965">
            <text:p>0.4515323965</text:p>
          </table:table-cell>
          <table:table-cell office:value-type="string">
            <text:p>G37D-G8A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909677865">
            <text:p>0.3499096779</text:p>
          </table:table-cell>
          <table:table-cell office:value-type="float" office:value="0.4515323965">
            <text:p>0.4515323965</text:p>
          </table:table-cell>
          <table:table-cell office:value-type="string">
            <text:p>G37D-G8A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909677865">
            <text:p>0.3499096779</text:p>
          </table:table-cell>
          <table:table-cell office:value-type="float" office:value="0.4515323965">
            <text:p>0.4515323965</text:p>
          </table:table-cell>
          <table:table-cell office:value-type="string">
            <text:p>G37D-G8A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909677865">
            <text:p>0.3499096779</text:p>
          </table:table-cell>
          <table:table-cell office:value-type="float" office:value="0.4515323965">
            <text:p>0.4515323965</text:p>
          </table:table-cell>
          <table:table-cell office:value-type="string">
            <text:p>G37D-G8A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909677865">
            <text:p>0.3499096779</text:p>
          </table:table-cell>
          <table:table-cell office:value-type="float" office:value="0.4515323965">
            <text:p>0.4515323965</text:p>
          </table:table-cell>
          <table:table-cell office:value-type="string">
            <text:p>G37D-G8A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909677865">
            <text:p>0.3499096779</text:p>
          </table:table-cell>
          <table:table-cell office:value-type="float" office:value="0.4515323965">
            <text:p>0.4515323965</text:p>
          </table:table-cell>
          <table:table-cell office:value-type="string">
            <text:p>G37D-G8A-K12H-K3F-K3H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669567574">
            <text:p>0.3496695676</text:p>
          </table:table-cell>
          <table:table-cell office:value-type="float" office:value="0.549821388964">
            <text:p>0.549821389</text:p>
          </table:table-cell>
          <table:table-cell office:value-type="string">
            <text:p>E14D-G37D-G37E-G37F-G37L-G37Q-G37S-G37Y-G8C-L4C-N7T-T15E-T16E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435860665">
            <text:p>0.3494358607</text:p>
          </table:table-cell>
          <table:table-cell office:value-type="float" office:value="0.522093268917">
            <text:p>0.5220932689</text:p>
          </table:table-cell>
          <table:table-cell office:value-type="string">
            <text:p>T10S-T15L-T15V-T16I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435860665">
            <text:p>0.3494358607</text:p>
          </table:table-cell>
          <table:table-cell office:value-type="float" office:value="0.522093268917">
            <text:p>0.5220932689</text:p>
          </table:table-cell>
          <table:table-cell office:value-type="string">
            <text:p>T10S-T15L-T15V-T16I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435860665">
            <text:p>0.3494358607</text:p>
          </table:table-cell>
          <table:table-cell office:value-type="float" office:value="0.522093268917">
            <text:p>0.5220932689</text:p>
          </table:table-cell>
          <table:table-cell office:value-type="string">
            <text:p>T10S-T15L-T15V-T16I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431748186">
            <text:p>0.3494317482</text:p>
          </table:table-cell>
          <table:table-cell office:value-type="float" office:value="0.564296285975">
            <text:p>0.564296286</text:p>
          </table:table-cell>
          <table:table-cell office:value-type="string">
            <text:p>G37E-G37M-G37S-G37T-G37V-K12D-T15E-T15G-T15P-T16D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431748186">
            <text:p>0.3494317482</text:p>
          </table:table-cell>
          <table:table-cell office:value-type="float" office:value="0.564296285975">
            <text:p>0.564296286</text:p>
          </table:table-cell>
          <table:table-cell office:value-type="string">
            <text:p>G37E-G37M-G37S-G37T-G37V-K12D-T15E-T15G-T15P-T16D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9316959614">
            <text:p>0.3493169596</text:p>
          </table:table-cell>
          <table:table-cell office:value-type="float" office:value="0.278802112717">
            <text:p>0.2788021127</text:p>
          </table:table-cell>
          <table:table-cell office:value-type="string">
            <text:p>G8A-K3H-K3Y-T15L-T15Q-T15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8466285612">
            <text:p>0.3484662856</text:p>
          </table:table-cell>
          <table:table-cell office:value-type="float" office:value="0.619121591643">
            <text:p>0.6191215916</text:p>
          </table:table-cell>
          <table:table-cell office:value-type="string">
            <text:p>T10R-T10W-T10Y-T15A-T15C-T15M-T16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7042830135">
            <text:p>0.3470428301</text:p>
          </table:table-cell>
          <table:table-cell office:value-type="float" office:value="0.432949057856">
            <text:p>0.4329490579</text:p>
          </table:table-cell>
          <table:table-cell office:value-type="string">
            <text:p>E14G-E55T-G37V-K12D-N36S-N36T-T15P-V53M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65193301">
            <text:p>0.3465193301</text:p>
          </table:table-cell>
          <table:table-cell office:value-type="float" office:value="0.518593913313">
            <text:p>0.5185939133</text:p>
          </table:table-cell>
          <table:table-cell office:value-type="string">
            <text:p>E14D-G37D-G37F-G37L-G37S-G37Y-G8C-K12Y-K9G-L4C-N36S-N7T-T16E-T17Q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4095480309">
            <text:p>0.3440954803</text:p>
          </table:table-cell>
          <table:table-cell office:value-type="float" office:value="0.576883558956">
            <text:p>0.576883559</text:p>
          </table:table-cell>
          <table:table-cell office:value-type="string">
            <text:p>E14D-G37D-G37F-G37L-G37S-G37Y-L4C-N7T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358603369">
            <text:p>0.3435860337</text:p>
          </table:table-cell>
          <table:table-cell office:value-type="float" office:value="0.409580209933">
            <text:p>0.4095802099</text:p>
          </table:table-cell>
          <table:table-cell office:value-type="string">
            <text:p>G8C-T10S-T15H-T15L-T15V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3234235869">
            <text:p>0.3432342359</text:p>
          </table:table-cell>
          <table:table-cell office:value-type="float" office:value="0.248623639082">
            <text:p>0.2486236391</text:p>
          </table:table-cell>
          <table:table-cell office:value-type="string">
            <text:p>A19N-A33M-A33S-I5A-K9M-T52H-T52I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3234235869">
            <text:p>0.3432342359</text:p>
          </table:table-cell>
          <table:table-cell office:value-type="float" office:value="0.248623639082">
            <text:p>0.2486236391</text:p>
          </table:table-cell>
          <table:table-cell office:value-type="string">
            <text:p>A19N-A33M-A33S-I5A-K9M-T52H-T52I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3234235869">
            <text:p>0.3432342359</text:p>
          </table:table-cell>
          <table:table-cell office:value-type="float" office:value="0.248623639082">
            <text:p>0.2486236391</text:p>
          </table:table-cell>
          <table:table-cell office:value-type="string">
            <text:p>A19N-A33M-A33S-I5A-K9M-T52H-T52I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2671741716">
            <text:p>0.3426717417</text:p>
          </table:table-cell>
          <table:table-cell office:value-type="float" office:value="0.496166396229">
            <text:p>0.4961663962</text:p>
          </table:table-cell>
          <table:table-cell office:value-type="string">
            <text:p>T10S-T15L-T15Q-T15V-T16I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2171519374">
            <text:p>0.3421715194</text:p>
          </table:table-cell>
          <table:table-cell office:value-type="float" office:value="0.35146548358">
            <text:p>0.3514654836</text:p>
          </table:table-cell>
          <table:table-cell office:value-type="string">
            <text:p>E14G-E55T-N36T-T15P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2171519374">
            <text:p>0.3421715194</text:p>
          </table:table-cell>
          <table:table-cell office:value-type="float" office:value="0.35146548358">
            <text:p>0.3514654836</text:p>
          </table:table-cell>
          <table:table-cell office:value-type="string">
            <text:p>E14G-E55T-N36T-T15P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2171519374">
            <text:p>0.3421715194</text:p>
          </table:table-cell>
          <table:table-cell office:value-type="float" office:value="0.35146548358">
            <text:p>0.3514654836</text:p>
          </table:table-cell>
          <table:table-cell office:value-type="string">
            <text:p>E14G-E55T-N36T-T15P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2171519374">
            <text:p>0.3421715194</text:p>
          </table:table-cell>
          <table:table-cell office:value-type="float" office:value="0.35146548358">
            <text:p>0.3514654836</text:p>
          </table:table-cell>
          <table:table-cell office:value-type="string">
            <text:p>E14G-E55T-N36T-T15P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2171519374">
            <text:p>0.3421715194</text:p>
          </table:table-cell>
          <table:table-cell office:value-type="float" office:value="0.35146548358">
            <text:p>0.3514654836</text:p>
          </table:table-cell>
          <table:table-cell office:value-type="string">
            <text:p>E14G-E55T-N36T-T15P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4067396517">
            <text:p>0.3406739652</text:p>
          </table:table-cell>
          <table:table-cell office:value-type="float" office:value="0.572053831986">
            <text:p>0.572053832</text:p>
          </table:table-cell>
          <table:table-cell office:value-type="string">
            <text:p>G37E-G37M-G37S-G37T-G37V-K12D-K12L-K9G-N36S-T15E-T15G-T15P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9874382039">
            <text:p>0.339874382</text:p>
          </table:table-cell>
          <table:table-cell office:value-type="float" office:value="0.594454014027">
            <text:p>0.594454014</text:p>
          </table:table-cell>
          <table:table-cell office:value-type="string">
            <text:p>E14D-G37D-G37F-G37L-G37Q-G37S-G37Y-L4C-N7T-T16E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9874382039">
            <text:p>0.339874382</text:p>
          </table:table-cell>
          <table:table-cell office:value-type="float" office:value="0.594454014027">
            <text:p>0.594454014</text:p>
          </table:table-cell>
          <table:table-cell office:value-type="string">
            <text:p>E14D-G37D-G37F-G37L-G37Q-G37S-G37Y-L4C-N7T-T16E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9577657409">
            <text:p>0.3395776574</text:p>
          </table:table-cell>
          <table:table-cell office:value-type="float" office:value="0.359319306733">
            <text:p>0.3593193067</text:p>
          </table:table-cell>
          <table:table-cell office:value-type="string">
            <text:p>G8A-K3F-K3H-K3Y-T10S-T15H-T15L-T15Q-T15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8650288255">
            <text:p>0.3386502883</text:p>
          </table:table-cell>
          <table:table-cell office:value-type="float" office:value="0.449687047487">
            <text:p>0.4496870475</text:p>
          </table:table-cell>
          <table:table-cell office:value-type="string">
            <text:p>G8C-K12L-K12Y-K9G-N36S-N7T-T16E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818507825">
            <text:p>0.3381850783</text:p>
          </table:table-cell>
          <table:table-cell office:value-type="float" office:value="0.422546782431">
            <text:p>0.4225467824</text:p>
          </table:table-cell>
          <table:table-cell office:value-type="string">
            <text:p>G37D-G8A-G8C-K12H-K3F-K3H-K3Y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818507825">
            <text:p>0.3381850783</text:p>
          </table:table-cell>
          <table:table-cell office:value-type="float" office:value="0.422546782431">
            <text:p>0.4225467824</text:p>
          </table:table-cell>
          <table:table-cell office:value-type="string">
            <text:p>G37D-G8A-G8C-K12H-K3F-K3H-K3Y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6407831816">
            <text:p>0.3364078318</text:p>
          </table:table-cell>
          <table:table-cell office:value-type="float" office:value="0.3821728965">
            <text:p>0.3821728965</text:p>
          </table:table-cell>
          <table:table-cell office:value-type="string">
            <text:p>E14G-L6M-N36T-T10N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633254238">
            <text:p>0.3363325424</text:p>
          </table:table-cell>
          <table:table-cell office:value-type="float" office:value="0.3121455571">
            <text:p>0.3121455571</text:p>
          </table:table-cell>
          <table:table-cell office:value-type="string">
            <text:p>G8A-K12H-K3F-K3H-K3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481521062">
            <text:p>0.3348152106</text:p>
          </table:table-cell>
          <table:table-cell office:value-type="float" office:value="0.25187584973">
            <text:p>0.2518758497</text:p>
          </table:table-cell>
          <table:table-cell office:value-type="string">
            <text:p>A33M-A33S-E41P-F29L-I5A-T52H-T54A-T54Q-T54V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4243265338">
            <text:p>0.3342432653</text:p>
          </table:table-cell>
          <table:table-cell office:value-type="float" office:value="0.54152972805">
            <text:p>0.5415297281</text:p>
          </table:table-cell>
          <table:table-cell office:value-type="string">
            <text:p>G37E-G37F-G37S-G37T-G37W-K12D-K12L-L6S-T15E-T15G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3583737786">
            <text:p>0.3335837378</text:p>
          </table:table-cell>
          <table:table-cell office:value-type="float" office:value="0.597267427488">
            <text:p>0.5972674275</text:p>
          </table:table-cell>
          <table:table-cell office:value-type="string">
            <text:p>E14D-G37D-G37E-G37F-G37L-G37M-G37Q-G37S-G37T-G37Y-L4C-N7T-T15E-T15G-T16E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1603887651">
            <text:p>0.3316038877</text:p>
          </table:table-cell>
          <table:table-cell office:value-type="float" office:value="0.419426483192">
            <text:p>0.4194264832</text:p>
          </table:table-cell>
          <table:table-cell office:value-type="string">
            <text:p>G8C-K3F-K3Y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1389431135">
            <text:p>0.3313894311</text:p>
          </table:table-cell>
          <table:table-cell office:value-type="float" office:value="0.570526854864">
            <text:p>0.5705268549</text:p>
          </table:table-cell>
          <table:table-cell office:value-type="string">
            <text:p>G37E-G37M-G37S-G37T-G37V-K12D-N36S-T15E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1025107279">
            <text:p>0.3310251073</text:p>
          </table:table-cell>
          <table:table-cell office:value-type="float" office:value="0.229789696533">
            <text:p>0.2297896965</text:p>
          </table:table-cell>
          <table:table-cell office:value-type="string">
            <text:p>A19N-A33M-A33S-F29L-I5A-K9M-T52H-T52I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1025107279">
            <text:p>0.3310251073</text:p>
          </table:table-cell>
          <table:table-cell office:value-type="float" office:value="0.229789696533">
            <text:p>0.2297896965</text:p>
          </table:table-cell>
          <table:table-cell office:value-type="string">
            <text:p>A19N-A33M-A33S-F29L-I5A-K9M-T52H-T52I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30310137855">
            <text:p>0.3303101379</text:p>
          </table:table-cell>
          <table:table-cell office:value-type="float" office:value="0.318379220109">
            <text:p>0.3183792201</text:p>
          </table:table-cell>
          <table:table-cell office:value-type="string">
            <text:p>A19N-A33M-A33S-E41P-I5A-K9M-T52H-T52I-T52N-T54A-T54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9438211635">
            <text:p>0.3294382116</text:p>
          </table:table-cell>
          <table:table-cell office:value-type="float" office:value="0.259848407708">
            <text:p>0.2598484077</text:p>
          </table:table-cell>
          <table:table-cell office:value-type="string">
            <text:p>A19N-A33M-A33S-F29L-I5A-K9M-Q31A-T52H-T52I-T52N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93100438">
            <text:p>0.3293100438</text:p>
          </table:table-cell>
          <table:table-cell office:value-type="float" office:value="0.193223485571">
            <text:p>0.1932234856</text:p>
          </table:table-cell>
          <table:table-cell office:value-type="string">
            <text:p>A33M-A33S-I5A-T52H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9282329402">
            <text:p>0.3292823294</text:p>
          </table:table-cell>
          <table:table-cell office:value-type="float" office:value="0.57513041184">
            <text:p>0.5751304118</text:p>
          </table:table-cell>
          <table:table-cell office:value-type="string">
            <text:p>K9M-N7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9282329402">
            <text:p>0.3292823294</text:p>
          </table:table-cell>
          <table:table-cell office:value-type="float" office:value="0.57513041184">
            <text:p>0.5751304118</text:p>
          </table:table-cell>
          <table:table-cell office:value-type="string">
            <text:p>K9M-N7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9282329402">
            <text:p>0.3292823294</text:p>
          </table:table-cell>
          <table:table-cell office:value-type="float" office:value="0.57513041184">
            <text:p>0.5751304118</text:p>
          </table:table-cell>
          <table:table-cell office:value-type="string">
            <text:p>K9M-N7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9282329402">
            <text:p>0.3292823294</text:p>
          </table:table-cell>
          <table:table-cell office:value-type="float" office:value="0.57513041184">
            <text:p>0.5751304118</text:p>
          </table:table-cell>
          <table:table-cell office:value-type="string">
            <text:p>K9M-N7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9282329402">
            <text:p>0.3292823294</text:p>
          </table:table-cell>
          <table:table-cell office:value-type="float" office:value="0.57513041184">
            <text:p>0.5751304118</text:p>
          </table:table-cell>
          <table:table-cell office:value-type="string">
            <text:p>K9M-N7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9282329402">
            <text:p>0.3292823294</text:p>
          </table:table-cell>
          <table:table-cell office:value-type="float" office:value="0.57513041184">
            <text:p>0.5751304118</text:p>
          </table:table-cell>
          <table:table-cell office:value-type="string">
            <text:p>K9M-N7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9282329402">
            <text:p>0.3292823294</text:p>
          </table:table-cell>
          <table:table-cell office:value-type="float" office:value="0.57513041184">
            <text:p>0.5751304118</text:p>
          </table:table-cell>
          <table:table-cell office:value-type="string">
            <text:p>K9M-N7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9282329402">
            <text:p>0.3292823294</text:p>
          </table:table-cell>
          <table:table-cell office:value-type="float" office:value="0.57513041184">
            <text:p>0.5751304118</text:p>
          </table:table-cell>
          <table:table-cell office:value-type="string">
            <text:p>K9M-N7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8361796186">
            <text:p>0.3283617962</text:p>
          </table:table-cell>
          <table:table-cell office:value-type="float" office:value="0.326607463275">
            <text:p>0.3266074633</text:p>
          </table:table-cell>
          <table:table-cell office:value-type="string">
            <text:p>E14G-N36T-V53M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7351909542">
            <text:p>0.3273519095</text:p>
          </table:table-cell>
          <table:table-cell office:value-type="float" office:value="0.28390414455">
            <text:p>0.2839041446</text:p>
          </table:table-cell>
          <table:table-cell office:value-type="string">
            <text:p>A19E-T54G-T54L-Y4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7199781229">
            <text:p>0.3271997812</text:p>
          </table:table-cell>
          <table:table-cell office:value-type="float" office:value="0.563176843585">
            <text:p>0.5631768436</text:p>
          </table:table-cell>
          <table:table-cell office:value-type="string">
            <text:p>E14D-G37E-G37M-G37Q-G37S-G37T-K12D-T15E-T15G-T15P-T16D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2376744426">
            <text:p>0.3223767444</text:p>
          </table:table-cell>
          <table:table-cell office:value-type="float" office:value="0.402220709957">
            <text:p>0.40222071</text:p>
          </table:table-cell>
          <table:table-cell office:value-type="string">
            <text:p>E14G-E55Q-E55T-L6M-N36T-T10N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2376744426">
            <text:p>0.3223767444</text:p>
          </table:table-cell>
          <table:table-cell office:value-type="float" office:value="0.402220709957">
            <text:p>0.40222071</text:p>
          </table:table-cell>
          <table:table-cell office:value-type="string">
            <text:p>E14G-E55Q-E55T-L6M-N36T-T10N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1530094391">
            <text:p>0.3215300944</text:p>
          </table:table-cell>
          <table:table-cell office:value-type="float" office:value="0.456206410733">
            <text:p>0.4562064107</text:p>
          </table:table-cell>
          <table:table-cell office:value-type="string">
            <text:p>D39L-K12Y-N36C-N7M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1392110939">
            <text:p>0.3213921109</text:p>
          </table:table-cell>
          <table:table-cell office:value-type="float" office:value="0.498029217917">
            <text:p>0.4980292179</text:p>
          </table:table-cell>
          <table:table-cell office:value-type="string">
            <text:p>G37D-K12H-K3F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20649576871">
            <text:p>0.3206495769</text:p>
          </table:table-cell>
          <table:table-cell office:value-type="float" office:value="0.463433822433">
            <text:p>0.4634338224</text:p>
          </table:table-cell>
          <table:table-cell office:value-type="string">
            <text:p>K12Y-K9G-N36S-N7T-T16E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9550864135">
            <text:p>0.3195508641</text:p>
          </table:table-cell>
          <table:table-cell office:value-type="float" office:value="0.643914154108">
            <text:p>0.6439141541</text:p>
          </table:table-cell>
          <table:table-cell office:value-type="string">
            <text:p>E14D-G37D-G37E-G37F-G37L-G37M-G37Q-G37S-G37Y-T15E-T15G-T16E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9524935608">
            <text:p>0.3195249356</text:p>
          </table:table-cell>
          <table:table-cell office:value-type="float" office:value="0.46647878765">
            <text:p>0.4664787877</text:p>
          </table:table-cell>
          <table:table-cell office:value-type="string">
            <text:p>K12H-K3F-K3Y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9346991755">
            <text:p>0.3193469918</text:p>
          </table:table-cell>
          <table:table-cell office:value-type="float" office:value="0.49409738264">
            <text:p>0.4940973826</text:p>
          </table:table-cell>
          <table:table-cell office:value-type="string">
            <text:p>G37E-G37S-G37T-K12D-K12L-L6S-T15E-T15G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9088905221">
            <text:p>0.3190889052</text:p>
          </table:table-cell>
          <table:table-cell office:value-type="float" office:value="0.321408437037">
            <text:p>0.321408437</text:p>
          </table:table-cell>
          <table:table-cell office:value-type="string">
            <text:p>G8A-K12H-K12Y-K3F-K3H-K3Y-L4C-N7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8898724346">
            <text:p>0.3188987243</text:p>
          </table:table-cell>
          <table:table-cell office:value-type="float" office:value="0.559772937823">
            <text:p>0.5597729378</text:p>
          </table:table-cell>
          <table:table-cell office:value-type="string">
            <text:p>G37E-G37F-G37L-G37S-G37T-G37Y-K12D-K12L-L6S-T15E-T15G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6612552766">
            <text:p>0.3166125528</text:p>
          </table:table-cell>
          <table:table-cell office:value-type="float" office:value="0.522144495825">
            <text:p>0.5221444958</text:p>
          </table:table-cell>
          <table:table-cell office:value-type="string">
            <text:p>N7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6151734599">
            <text:p>0.3161517346</text:p>
          </table:table-cell>
          <table:table-cell office:value-type="float" office:value="0.427955992512">
            <text:p>0.4279559925</text:p>
          </table:table-cell>
          <table:table-cell office:value-type="string">
            <text:p>G8C-K12L-K12Y-K9G-N36S-N7T-T16E-V53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581109677">
            <text:p>0.3158110968</text:p>
          </table:table-cell>
          <table:table-cell office:value-type="float" office:value="0.496166396229">
            <text:p>0.4961663962</text:p>
          </table:table-cell>
          <table:table-cell office:value-type="string">
            <text:p>T10S-T15H-T15L-T15V-T16I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581109677">
            <text:p>0.3158110968</text:p>
          </table:table-cell>
          <table:table-cell office:value-type="float" office:value="0.496166396229">
            <text:p>0.4961663962</text:p>
          </table:table-cell>
          <table:table-cell office:value-type="string">
            <text:p>T10S-T15H-T15L-T15V-T16I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581109677">
            <text:p>0.3158110968</text:p>
          </table:table-cell>
          <table:table-cell office:value-type="float" office:value="0.496166396229">
            <text:p>0.4961663962</text:p>
          </table:table-cell>
          <table:table-cell office:value-type="string">
            <text:p>T10S-T15H-T15L-T15V-T16I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581109677">
            <text:p>0.3158110968</text:p>
          </table:table-cell>
          <table:table-cell office:value-type="float" office:value="0.496166396229">
            <text:p>0.4961663962</text:p>
          </table:table-cell>
          <table:table-cell office:value-type="string">
            <text:p>T10S-T15H-T15L-T15V-T16I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581109677">
            <text:p>0.3158110968</text:p>
          </table:table-cell>
          <table:table-cell office:value-type="float" office:value="0.496166396229">
            <text:p>0.4961663962</text:p>
          </table:table-cell>
          <table:table-cell office:value-type="string">
            <text:p>T10S-T15H-T15L-T15V-T16I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581109677">
            <text:p>0.3158110968</text:p>
          </table:table-cell>
          <table:table-cell office:value-type="float" office:value="0.496166396229">
            <text:p>0.4961663962</text:p>
          </table:table-cell>
          <table:table-cell office:value-type="string">
            <text:p>T10S-T15H-T15L-T15V-T16I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3948313572">
            <text:p>0.3139483136</text:p>
          </table:table-cell>
          <table:table-cell office:value-type="float" office:value="0.489751000571">
            <text:p>0.4897510006</text:p>
          </table:table-cell>
          <table:table-cell office:value-type="string">
            <text:p>K49F-K49M-K9M-N7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3948313572">
            <text:p>0.3139483136</text:p>
          </table:table-cell>
          <table:table-cell office:value-type="float" office:value="0.489751000571">
            <text:p>0.4897510006</text:p>
          </table:table-cell>
          <table:table-cell office:value-type="string">
            <text:p>K49F-K49M-K9M-N7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389204859">
            <text:p>0.3138920486</text:p>
          </table:table-cell>
          <table:table-cell office:value-type="float" office:value="0.600194871908">
            <text:p>0.6001948719</text:p>
          </table:table-cell>
          <table:table-cell office:value-type="string">
            <text:p>E14D-G37D-G37E-G37F-G37L-G37M-G37Q-G37S-G37Y-L4C-T15E-T15G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3584774325">
            <text:p>0.3135847743</text:p>
          </table:table-cell>
          <table:table-cell office:value-type="float" office:value="0.57696465875">
            <text:p>0.5769646588</text:p>
          </table:table-cell>
          <table:table-cell office:value-type="string">
            <text:p>E14D-G37D-G37E-G37F-G37L-G37M-G37Q-G37S-G37Y-G8C-N36S-N7T-T15E-T15G-T16E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3133429793">
            <text:p>0.3131334298</text:p>
          </table:table-cell>
          <table:table-cell office:value-type="float" office:value="0.618241065071">
            <text:p>0.6182410651</text:p>
          </table:table-cell>
          <table:table-cell office:value-type="string">
            <text:p>E14D-G37D-G37E-G37F-G37L-G37M-G37Q-G37S-G37T-G37Y-K12D-N36S-T15E-T15G-T16E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312356244">
            <text:p>0.3131235624</text:p>
          </table:table-cell>
          <table:table-cell office:value-type="float" office:value="0.5349154064">
            <text:p>0.5349154064</text:p>
          </table:table-cell>
          <table:table-cell office:value-type="string">
            <text:p>K12L-K9G-N7T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2641417068">
            <text:p>0.3126414171</text:p>
          </table:table-cell>
          <table:table-cell office:value-type="float" office:value="0.606488971528">
            <text:p>0.6064889715</text:p>
          </table:table-cell>
          <table:table-cell office:value-type="string">
            <text:p>E14D-G37D-G37E-G37F-G37L-G37M-G37Q-G37S-G37T-G37Y-K12D-N36S-N7T-T15E-T15G-T16E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0985489116">
            <text:p>0.3109854891</text:p>
          </table:table-cell>
          <table:table-cell office:value-type="float" office:value="0.4742221622">
            <text:p>0.4742221622</text:p>
          </table:table-cell>
          <table:table-cell office:value-type="string">
            <text:p>T10S-T15H-T15L-T15Q-T15V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0985489116">
            <text:p>0.3109854891</text:p>
          </table:table-cell>
          <table:table-cell office:value-type="float" office:value="0.4742221622">
            <text:p>0.4742221622</text:p>
          </table:table-cell>
          <table:table-cell office:value-type="string">
            <text:p>T10S-T15H-T15L-T15Q-T15V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0498964418">
            <text:p>0.3104989644</text:p>
          </table:table-cell>
          <table:table-cell office:value-type="float" office:value="0.440197154683">
            <text:p>0.4401971547</text:p>
          </table:table-cell>
          <table:table-cell office:value-type="string">
            <text:p>K49F-K49M-N7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0498964418">
            <text:p>0.3104989644</text:p>
          </table:table-cell>
          <table:table-cell office:value-type="float" office:value="0.440197154683">
            <text:p>0.4401971547</text:p>
          </table:table-cell>
          <table:table-cell office:value-type="string">
            <text:p>K49F-K49M-N7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0356512483">
            <text:p>0.3103565125</text:p>
          </table:table-cell>
          <table:table-cell office:value-type="float" office:value="0.627537320193">
            <text:p>0.6275373202</text:p>
          </table:table-cell>
          <table:table-cell office:value-type="string">
            <text:p>E14D-G37D-G37E-G37F-G37L-G37M-G37Q-G37S-G37Y-N36S-T15E-T15G-T16E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10356512483">
            <text:p>0.3103565125</text:p>
          </table:table-cell>
          <table:table-cell office:value-type="float" office:value="0.627537320193">
            <text:p>0.6275373202</text:p>
          </table:table-cell>
          <table:table-cell office:value-type="string">
            <text:p>E14D-G37D-G37E-G37F-G37L-G37M-G37Q-G37S-G37Y-N36S-T15E-T15G-T16E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9396035261">
            <text:p>0.3093960353</text:p>
          </table:table-cell>
          <table:table-cell office:value-type="float" office:value="0.650211111233">
            <text:p>0.6502111112</text:p>
          </table:table-cell>
          <table:table-cell office:value-type="string">
            <text:p>E14D-G37D-G37E-G37F-G37L-G37M-G37Q-G37S-G37Y-T15E-T15G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932972301">
            <text:p>0.309329723</text:p>
          </table:table-cell>
          <table:table-cell office:value-type="float" office:value="0.615910079046">
            <text:p>0.615910079</text:p>
          </table:table-cell>
          <table:table-cell office:value-type="string">
            <text:p>E14D-G37D-G37E-G37F-G37L-G37Q-G37S-G37Y-N36S-T15E-T15G-T16E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8555756082">
            <text:p>0.3085557561</text:p>
          </table:table-cell>
          <table:table-cell office:value-type="float" office:value="0.512874349271">
            <text:p>0.5128743493</text:p>
          </table:table-cell>
          <table:table-cell office:value-type="string">
            <text:p>G37D-G37F-G8C-K12Y-N36S-N7T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7568344221">
            <text:p>0.3075683442</text:p>
          </table:table-cell>
          <table:table-cell office:value-type="float" office:value="0.487669091686">
            <text:p>0.4876690917</text:p>
          </table:table-cell>
          <table:table-cell office:value-type="string">
            <text:p>T10S-T15H-T15L-T15Q-T15V-T16I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7346758939">
            <text:p>0.3073467589</text:p>
          </table:table-cell>
          <table:table-cell office:value-type="float" office:value="0.519277583946">
            <text:p>0.5192775839</text:p>
          </table:table-cell>
          <table:table-cell office:value-type="string">
            <text:p>E14D-G37D-G37F-G37L-G37Q-G37S-G37Y-G8C-L4C-N7T-T15H-T16E-T17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6766851786">
            <text:p>0.3067668518</text:p>
          </table:table-cell>
          <table:table-cell office:value-type="float" office:value="0.59925288275">
            <text:p>0.5992528828</text:p>
          </table:table-cell>
          <table:table-cell office:value-type="string">
            <text:p>E14D-G37E-G37F-G37L-G37M-G37S-G37T-K12D-T15E-T15G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5833597223">
            <text:p>0.3058335972</text:p>
          </table:table-cell>
          <table:table-cell office:value-type="float" office:value="0.630966226681">
            <text:p>0.6309662267</text:p>
          </table:table-cell>
          <table:table-cell office:value-type="string">
            <text:p>E14D-G37D-G37E-G37F-G37L-G37M-G37Q-G37S-G37T-G37Y-K12D-T15E-T15G-T16D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5787521132">
            <text:p>0.3057875211</text:p>
          </table:table-cell>
          <table:table-cell office:value-type="float" office:value="0.453991738391">
            <text:p>0.4539917384</text:p>
          </table:table-cell>
          <table:table-cell office:value-type="string">
            <text:p>K3F-K3Y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5699267792">
            <text:p>0.3056992678</text:p>
          </table:table-cell>
          <table:table-cell office:value-type="float" office:value="0.524268054811">
            <text:p>0.5242680548</text:p>
          </table:table-cell>
          <table:table-cell office:value-type="string">
            <text:p>G37E-G37S-G37T-K12D-N36S-T15E-T15G-T15P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5426482761">
            <text:p>0.3054264828</text:p>
          </table:table-cell>
          <table:table-cell office:value-type="float" office:value="0.45938228304">
            <text:p>0.459382283</text:p>
          </table:table-cell>
          <table:table-cell office:value-type="string">
            <text:p>K3F-K3Y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4014773938">
            <text:p>0.3040147739</text:p>
          </table:table-cell>
          <table:table-cell office:value-type="float" office:value="0.6128150576">
            <text:p>0.6128150576</text:p>
          </table:table-cell>
          <table:table-cell office:value-type="string">
            <text:p>E14D-G37D-G37E-G37F-G37L-G37M-G37Q-G37S-G37Y-N36S-N7T-T15E-T15G-T16E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3415658153">
            <text:p>0.3034156582</text:p>
          </table:table-cell>
          <table:table-cell office:value-type="float" office:value="0.582824960633">
            <text:p>0.5828249606</text:p>
          </table:table-cell>
          <table:table-cell office:value-type="string">
            <text:p>E14D-G37E-G37F-G37M-G37Q-G37S-G37T-K12D-N36S-T15E-T15G-T16D-T16E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3109506074">
            <text:p>0.3031095061</text:p>
          </table:table-cell>
          <table:table-cell office:value-type="float" office:value="0.408119922835">
            <text:p>0.4081199228</text:p>
          </table:table-cell>
          <table:table-cell office:value-type="string">
            <text:p>G8A-K12H-K3F-K3H-K3Y-N36C-N7M-T10S-T15H-T15L-T15Q-T15V-T16I-T16N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3101026824">
            <text:p>0.3031010268</text:p>
          </table:table-cell>
          <table:table-cell office:value-type="float" office:value="0.5859709393">
            <text:p>0.5859709393</text:p>
          </table:table-cell>
          <table:table-cell office:value-type="string">
            <text:p>E14D-G37E-G37F-G37Q-G37S-T15E-T15G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3008892644">
            <text:p>0.3030088926</text:p>
          </table:table-cell>
          <table:table-cell office:value-type="float" office:value="0.428108734411">
            <text:p>0.4281087344</text:p>
          </table:table-cell>
          <table:table-cell office:value-type="string">
            <text:p>G8A-T10S-T15H-T15L-T15Q-T15V-T16I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247970225">
            <text:p>0.3024797023</text:p>
          </table:table-cell>
          <table:table-cell office:value-type="float" office:value="0.562502698683">
            <text:p>0.5625026987</text:p>
          </table:table-cell>
          <table:table-cell office:value-type="string">
            <text:p>D39L-N7M-Q31A-T54N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2402239932">
            <text:p>0.3024022399</text:p>
          </table:table-cell>
          <table:table-cell office:value-type="float" office:value="0.525325755267">
            <text:p>0.5253257553</text:p>
          </table:table-cell>
          <table:table-cell office:value-type="string">
            <text:p>K49M-K9M-N7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2402239932">
            <text:p>0.3024022399</text:p>
          </table:table-cell>
          <table:table-cell office:value-type="float" office:value="0.525325755267">
            <text:p>0.5253257553</text:p>
          </table:table-cell>
          <table:table-cell office:value-type="string">
            <text:p>K49M-K9M-N7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2182728868">
            <text:p>0.3021827289</text:p>
          </table:table-cell>
          <table:table-cell office:value-type="float" office:value="0.600023326471">
            <text:p>0.6000233265</text:p>
          </table:table-cell>
          <table:table-cell office:value-type="string">
            <text:p>E14D-G37E-G37F-G37M-G37Q-G37S-G37T-K12D-N36S-T15E-T15G-T16D-T16E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1905943504">
            <text:p>0.3019059435</text:p>
          </table:table-cell>
          <table:table-cell office:value-type="float" office:value="0.241057133608">
            <text:p>0.2410571336</text:p>
          </table:table-cell>
          <table:table-cell office:value-type="string">
            <text:p>A19N-A33M-A33S-F29L-I5A-K9M-T52H-T52I-T52N-T54A-T54Q-T54V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01347169714">
            <text:p>0.3013471697</text:p>
          </table:table-cell>
          <table:table-cell office:value-type="float" office:value="0.250679668945">
            <text:p>0.2506796689</text:p>
          </table:table-cell>
          <table:table-cell office:value-type="string">
            <text:p>A19N-A33M-A33S-F29L-I5A-K9M-T52H-T52I-T52N-T54A-T54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99239872464">
            <text:p>0.2992398725</text:p>
          </table:table-cell>
          <table:table-cell office:value-type="float" office:value="0.408208456681">
            <text:p>0.4082084567</text:p>
          </table:table-cell>
          <table:table-cell office:value-type="string">
            <text:p>G8A-K12H-K3F-K3H-K3Y-N36C-T10S-T15H-T15L-T15Q-T15V-T16I-T16N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99231963192">
            <text:p>0.2992319632</text:p>
          </table:table-cell>
          <table:table-cell office:value-type="float" office:value="0.3754853869">
            <text:p>0.3754853869</text:p>
          </table:table-cell>
          <table:table-cell office:value-type="string">
            <text:p>E14G-L6M-N36T-T10N-V53M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99195696492">
            <text:p>0.2991956965</text:p>
          </table:table-cell>
          <table:table-cell office:value-type="float" office:value="0.429747594391">
            <text:p>0.4297475944</text:p>
          </table:table-cell>
          <table:table-cell office:value-type="string">
            <text:p>G8C-K3F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98858583379">
            <text:p>0.2988585834</text:p>
          </table:table-cell>
          <table:table-cell office:value-type="float" office:value="0.649609024815">
            <text:p>0.6496090248</text:p>
          </table:table-cell>
          <table:table-cell office:value-type="string">
            <text:p>E14D-G37D-G37E-G37F-G37L-G37M-G37Q-G37S-G37Y-N36S-T15E-T16E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97897525666">
            <text:p>0.2978975257</text:p>
          </table:table-cell>
          <table:table-cell office:value-type="float" office:value="0.608504688107">
            <text:p>0.6085046881</text:p>
          </table:table-cell>
          <table:table-cell office:value-type="string">
            <text:p>E14D-G37D-G37E-G37F-G37L-G37M-G37Q-G37S-G37Y-N36S-T15E-T15G-T16E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97897525666">
            <text:p>0.2978975257</text:p>
          </table:table-cell>
          <table:table-cell office:value-type="float" office:value="0.608504688107">
            <text:p>0.6085046881</text:p>
          </table:table-cell>
          <table:table-cell office:value-type="string">
            <text:p>E14D-G37D-G37E-G37F-G37L-G37M-G37Q-G37S-G37Y-N36S-T15E-T15G-T16E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96210654542">
            <text:p>0.2962106545</text:p>
          </table:table-cell>
          <table:table-cell office:value-type="float" office:value="0.566142048069">
            <text:p>0.5661420481</text:p>
          </table:table-cell>
          <table:table-cell office:value-type="string">
            <text:p>E14D-G37E-G37F-G37M-G37Q-G37S-N36S-T15E-T15G-T16D-T16E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9486630016">
            <text:p>0.2948663002</text:p>
          </table:table-cell>
          <table:table-cell office:value-type="float" office:value="0.387583837185">
            <text:p>0.3875838372</text:p>
          </table:table-cell>
          <table:table-cell office:value-type="string">
            <text:p>G8C-K12H-K12Y-K3F-K3H-K3Y-N36C-N7M-T16I-T16N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94477667019">
            <text:p>0.294477667</text:p>
          </table:table-cell>
          <table:table-cell office:value-type="float" office:value="0.533957968229">
            <text:p>0.5339579682</text:p>
          </table:table-cell>
          <table:table-cell office:value-type="string">
            <text:p>E14D-G37D-G37F-G37L-G8C-T10S-T15H-T15L-T15Q-T15V-T16E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94249017119">
            <text:p>0.2942490171</text:p>
          </table:table-cell>
          <table:table-cell office:value-type="float" office:value="0.422248071133">
            <text:p>0.4222480711</text:p>
          </table:table-cell>
          <table:table-cell office:value-type="string">
            <text:p>D39L-N36C-N7M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94232552426">
            <text:p>0.2942325524</text:p>
          </table:table-cell>
          <table:table-cell office:value-type="float" office:value="0.36628758225">
            <text:p>0.3662875823</text:p>
          </table:table-cell>
          <table:table-cell office:value-type="string">
            <text:p>G8C-T15C-T15H-T15M-T16I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9349002191">
            <text:p>0.2934900219</text:p>
          </table:table-cell>
          <table:table-cell office:value-type="float" office:value="0.595892106431">
            <text:p>0.5958921064</text:p>
          </table:table-cell>
          <table:table-cell office:value-type="string">
            <text:p>E14D-G37D-G37E-G37F-G37L-G37M-G37Q-G37S-G37Y-N36S-N7T-T15E-T15G-T16E-Y32L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91406930804">
            <text:p>0.2914069308</text:p>
          </table:table-cell>
          <table:table-cell office:value-type="float" office:value="0.632258621707">
            <text:p>0.6322586217</text:p>
          </table:table-cell>
          <table:table-cell office:value-type="string">
            <text:p>E14D-G37D-G37E-G37F-G37L-G37M-G37Q-G37S-G37Y-N36S-N7T-T15E-T16E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9076349504">
            <text:p>0.290763495</text:p>
          </table:table-cell>
          <table:table-cell office:value-type="float" office:value="0.471297686367">
            <text:p>0.4712976864</text:p>
          </table:table-cell>
          <table:table-cell office:value-type="string">
            <text:p>E14D-G37D-G8C-K3F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9939459729">
            <text:p>0.2899394597</text:p>
          </table:table-cell>
          <table:table-cell office:value-type="float" office:value="0.252485378233">
            <text:p>0.2524853782</text:p>
          </table:table-cell>
          <table:table-cell office:value-type="string">
            <text:p>A19H-A19M-F29M-I5D-T52D-T54C-T54D-T54E-T54F-T54H-T54I-T54L-T54M-V53T-Y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9563332094">
            <text:p>0.2895633321</text:p>
          </table:table-cell>
          <table:table-cell office:value-type="float" office:value="0.340052776671">
            <text:p>0.3400527767</text:p>
          </table:table-cell>
          <table:table-cell office:value-type="string">
            <text:p>G8C-K12Y-N36C-N7M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9563332094">
            <text:p>0.2895633321</text:p>
          </table:table-cell>
          <table:table-cell office:value-type="float" office:value="0.340052776671">
            <text:p>0.3400527767</text:p>
          </table:table-cell>
          <table:table-cell office:value-type="string">
            <text:p>G8C-K12Y-N36C-N7M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9563332094">
            <text:p>0.2895633321</text:p>
          </table:table-cell>
          <table:table-cell office:value-type="float" office:value="0.340052776671">
            <text:p>0.3400527767</text:p>
          </table:table-cell>
          <table:table-cell office:value-type="string">
            <text:p>G8C-K12Y-N36C-N7M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9563332094">
            <text:p>0.2895633321</text:p>
          </table:table-cell>
          <table:table-cell office:value-type="float" office:value="0.340052776671">
            <text:p>0.3400527767</text:p>
          </table:table-cell>
          <table:table-cell office:value-type="string">
            <text:p>G8C-K12Y-N36C-N7M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9223263913">
            <text:p>0.2892232639</text:p>
          </table:table-cell>
          <table:table-cell office:value-type="float" office:value="0.472729157582">
            <text:p>0.4727291576</text:p>
          </table:table-cell>
          <table:table-cell office:value-type="string">
            <text:p>G37D-G8C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8977609699">
            <text:p>0.2889776097</text:p>
          </table:table-cell>
          <table:table-cell office:value-type="float" office:value="0.27348600299">
            <text:p>0.273486003</text:p>
          </table:table-cell>
          <table:table-cell office:value-type="string">
            <text:p>A19N-A33M-A33S-I5A-K9M-T52H-T52I-T52N-T54A-T54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8977609699">
            <text:p>0.2889776097</text:p>
          </table:table-cell>
          <table:table-cell office:value-type="float" office:value="0.27348600299">
            <text:p>0.273486003</text:p>
          </table:table-cell>
          <table:table-cell office:value-type="string">
            <text:p>A19N-A33M-A33S-I5A-K9M-T52H-T52I-T52N-T54A-T54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8795291336">
            <text:p>0.2887952913</text:p>
          </table:table-cell>
          <table:table-cell office:value-type="float" office:value="0.50666200255">
            <text:p>0.5066620026</text:p>
          </table:table-cell>
          <table:table-cell office:value-type="string">
            <text:p>G37D-K3F-T10S-T15H-T15L-T15Q-T15V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8611477913">
            <text:p>0.2886114779</text:p>
          </table:table-cell>
          <table:table-cell office:value-type="float" office:value="0.69549251305">
            <text:p>0.6954925131</text:p>
          </table:table-cell>
          <table:table-cell office:value-type="string">
            <text:p>E14D-G37E-G37F-G37L-G37Q-G37S-G37Y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7622947343">
            <text:p>0.2876229473</text:p>
          </table:table-cell>
          <table:table-cell office:value-type="float" office:value="0.347624384321">
            <text:p>0.3476243843</text:p>
          </table:table-cell>
          <table:table-cell office:value-type="string">
            <text:p>A33M-A33S-I5A-K9M-N7M-Q31A-T52H-T52I-T52N-T54A-T54Q-T54V-V20M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6125594037">
            <text:p>0.286125594</text:p>
          </table:table-cell>
          <table:table-cell office:value-type="float" office:value="0.617237169475">
            <text:p>0.6172371695</text:p>
          </table:table-cell>
          <table:table-cell office:value-type="string">
            <text:p>K9M-Q31A-T52I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6118146796">
            <text:p>0.2861181468</text:p>
          </table:table-cell>
          <table:table-cell office:value-type="float" office:value="0.675239123642">
            <text:p>0.6752391236</text:p>
          </table:table-cell>
          <table:table-cell office:value-type="string">
            <text:p>E14D-G37D-G37E-G37F-G37L-G37M-G37Q-G37S-G37Y-N36S-T15E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5679935026">
            <text:p>0.285679935</text:p>
          </table:table-cell>
          <table:table-cell office:value-type="float" office:value="0.50235319925">
            <text:p>0.5023531993</text:p>
          </table:table-cell>
          <table:table-cell office:value-type="string">
            <text:p>G37E-G37M-G37R-N36S-T15E-T15G-T15N-T15P-T16D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4260173893">
            <text:p>0.2842601739</text:p>
          </table:table-cell>
          <table:table-cell office:value-type="float" office:value="0.492568863075">
            <text:p>0.4925688631</text:p>
          </table:table-cell>
          <table:table-cell office:value-type="string">
            <text:p>G37F-G8C-K12Y-K9G-N36S-N7T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4260173893">
            <text:p>0.2842601739</text:p>
          </table:table-cell>
          <table:table-cell office:value-type="float" office:value="0.492568863075">
            <text:p>0.4925688631</text:p>
          </table:table-cell>
          <table:table-cell office:value-type="string">
            <text:p>G37F-G8C-K12Y-K9G-N36S-N7T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4147244055">
            <text:p>0.2841472441</text:p>
          </table:table-cell>
          <table:table-cell office:value-type="float" office:value="0.255253189125">
            <text:p>0.2552531891</text:p>
          </table:table-cell>
          <table:table-cell office:value-type="string">
            <text:p>A33M-A33S-F29L-I5A-K9M-T52H-T52I-T52N-T54A-T54Q-T54V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1384066547">
            <text:p>0.2813840665</text:p>
          </table:table-cell>
          <table:table-cell office:value-type="float" office:value="0.483173826317">
            <text:p>0.4831738263</text:p>
          </table:table-cell>
          <table:table-cell office:value-type="string">
            <text:p>G37D-G8C-K12Y-T15H-T16E-T16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1227577609">
            <text:p>0.2812275776</text:p>
          </table:table-cell>
          <table:table-cell office:value-type="float" office:value="0.390193460117">
            <text:p>0.3901934601</text:p>
          </table:table-cell>
          <table:table-cell office:value-type="string">
            <text:p>K12Y-N36C-N7M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0950644434">
            <text:p>0.2809506444</text:p>
          </table:table-cell>
          <table:table-cell office:value-type="float" office:value="0.607435821891">
            <text:p>0.6074358219</text:p>
          </table:table-cell>
          <table:table-cell office:value-type="string">
            <text:p>E14D-G37D-G37E-G37F-G37L-G37Q-G37S-G37Y-L4C-T15E-T15H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0828842728">
            <text:p>0.2808288427</text:p>
          </table:table-cell>
          <table:table-cell office:value-type="float" office:value="0.69095395493">
            <text:p>0.6909539549</text:p>
          </table:table-cell>
          <table:table-cell office:value-type="string">
            <text:p>E14D-G37D-G37E-G37F-G37L-G37M-G37Q-G37S-T15E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80668379837">
            <text:p>0.2806683798</text:p>
          </table:table-cell>
          <table:table-cell office:value-type="float" office:value="0.3300471908">
            <text:p>0.3300471908</text:p>
          </table:table-cell>
          <table:table-cell office:value-type="string">
            <text:p>G8C-K12Y-N36C-N7M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948008641">
            <text:p>0.2794800864</text:p>
          </table:table-cell>
          <table:table-cell office:value-type="float" office:value="0.415029403127">
            <text:p>0.4150294031</text:p>
          </table:table-cell>
          <table:table-cell office:value-type="string">
            <text:p>G8C-K12H-K3F-K3Y-N36C-T10S-T15H-T15L-T15Q-T15V-T16I-T16N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8888455944">
            <text:p>0.2788884559</text:p>
          </table:table-cell>
          <table:table-cell office:value-type="float" office:value="0.266877446522">
            <text:p>0.2668774465</text:p>
          </table:table-cell>
          <table:table-cell office:value-type="string">
            <text:p>A33M-A33S-I5A-K9M-T52H-T52I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8066525137">
            <text:p>0.2780665251</text:p>
          </table:table-cell>
          <table:table-cell office:value-type="float" office:value="0.396118610625">
            <text:p>0.3961186106</text:p>
          </table:table-cell>
          <table:table-cell office:value-type="string">
            <text:p>K12Y-N7M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6667520793">
            <text:p>0.2766675208</text:p>
          </table:table-cell>
          <table:table-cell office:value-type="float" office:value="0.455876651675">
            <text:p>0.4558766517</text:p>
          </table:table-cell>
          <table:table-cell office:value-type="string">
            <text:p>T10S-T15H-T15L-T15V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6005029429">
            <text:p>0.2760050294</text:p>
          </table:table-cell>
          <table:table-cell office:value-type="float" office:value="0.41531778856">
            <text:p>0.4153177886</text:p>
          </table:table-cell>
          <table:table-cell office:value-type="string">
            <text:p>A33M-K9M-N7M-Q31A-T52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594268684">
            <text:p>0.2759426868</text:p>
          </table:table-cell>
          <table:table-cell office:value-type="float" office:value="0.34746488624">
            <text:p>0.3474648862</text:p>
          </table:table-cell>
          <table:table-cell office:value-type="string">
            <text:p>N36C-N7M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594268684">
            <text:p>0.2759426868</text:p>
          </table:table-cell>
          <table:table-cell office:value-type="float" office:value="0.34746488624">
            <text:p>0.3474648862</text:p>
          </table:table-cell>
          <table:table-cell office:value-type="string">
            <text:p>N36C-N7M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594268684">
            <text:p>0.2759426868</text:p>
          </table:table-cell>
          <table:table-cell office:value-type="float" office:value="0.34746488624">
            <text:p>0.3474648862</text:p>
          </table:table-cell>
          <table:table-cell office:value-type="string">
            <text:p>N36C-N7M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4078826316">
            <text:p>0.2740788263</text:p>
          </table:table-cell>
          <table:table-cell office:value-type="float" office:value="0.32832162447">
            <text:p>0.3283216245</text:p>
          </table:table-cell>
          <table:table-cell office:value-type="string">
            <text:p>A33M-A33S-E41P-I5A-K9M-T52H-T54A-T54Q-T54V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2941499408">
            <text:p>0.2729414994</text:p>
          </table:table-cell>
          <table:table-cell office:value-type="float" office:value="0.46880148623">
            <text:p>0.4688014862</text:p>
          </table:table-cell>
          <table:table-cell office:value-type="string">
            <text:p>K3F-T10S-T15H-T15L-T15Q-T15V-T16I-T16N-T16V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2817289016">
            <text:p>0.272817289</text:p>
          </table:table-cell>
          <table:table-cell office:value-type="float" office:value="0.573961391686">
            <text:p>0.5739613917</text:p>
          </table:table-cell>
          <table:table-cell office:value-type="string">
            <text:p>G37C-G37H-G37N-G8S-L11I-T10N-T10R-T10W-T10Y-T15A-T15C-T15M-T15N-T15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2798558257">
            <text:p>0.2727985583</text:p>
          </table:table-cell>
          <table:table-cell office:value-type="float" office:value="0.458638879322">
            <text:p>0.4586388793</text:p>
          </table:table-cell>
          <table:table-cell office:value-type="string">
            <text:p>N36C-N7M-T10S-T15L-T15V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2577384043">
            <text:p>0.272577384</text:p>
          </table:table-cell>
          <table:table-cell office:value-type="float" office:value="0.580523913071">
            <text:p>0.5805239131</text:p>
          </table:table-cell>
          <table:table-cell office:value-type="string">
            <text:p>G37C-G37H-G37K-G37N-G8S-L11I-T10R-T10W-T10Y-T15A-T15C-T15M-T15S-T16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1510926904">
            <text:p>0.2715109269</text:p>
          </table:table-cell>
          <table:table-cell office:value-type="float" office:value="0.57895783813">
            <text:p>0.5789578381</text:p>
          </table:table-cell>
          <table:table-cell office:value-type="string">
            <text:p>G37N-L11I-L6M-T10N-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1510926904">
            <text:p>0.2715109269</text:p>
          </table:table-cell>
          <table:table-cell office:value-type="float" office:value="0.57895783813">
            <text:p>0.5789578381</text:p>
          </table:table-cell>
          <table:table-cell office:value-type="string">
            <text:p>G37N-L11I-L6M-T10N-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1510926904">
            <text:p>0.2715109269</text:p>
          </table:table-cell>
          <table:table-cell office:value-type="float" office:value="0.57895783813">
            <text:p>0.5789578381</text:p>
          </table:table-cell>
          <table:table-cell office:value-type="string">
            <text:p>G37N-L11I-L6M-T10N-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1510926904">
            <text:p>0.2715109269</text:p>
          </table:table-cell>
          <table:table-cell office:value-type="float" office:value="0.57895783813">
            <text:p>0.5789578381</text:p>
          </table:table-cell>
          <table:table-cell office:value-type="string">
            <text:p>G37N-L11I-L6M-T10N-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1510926904">
            <text:p>0.2715109269</text:p>
          </table:table-cell>
          <table:table-cell office:value-type="float" office:value="0.57895783813">
            <text:p>0.5789578381</text:p>
          </table:table-cell>
          <table:table-cell office:value-type="string">
            <text:p>G37N-L11I-L6M-T10N-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1510926904">
            <text:p>0.2715109269</text:p>
          </table:table-cell>
          <table:table-cell office:value-type="float" office:value="0.57895783813">
            <text:p>0.5789578381</text:p>
          </table:table-cell>
          <table:table-cell office:value-type="string">
            <text:p>G37N-L11I-L6M-T10N-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1477155364">
            <text:p>0.2714771554</text:p>
          </table:table-cell>
          <table:table-cell office:value-type="float" office:value="0.705917519067">
            <text:p>0.7059175191</text:p>
          </table:table-cell>
          <table:table-cell office:value-type="string">
            <text:p>G37F-G37L-G37S-G37W-G37Y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118433379">
            <text:p>0.2711843338</text:p>
          </table:table-cell>
          <table:table-cell office:value-type="float" office:value="0.653541104179">
            <text:p>0.6535411042</text:p>
          </table:table-cell>
          <table:table-cell office:value-type="string">
            <text:p>E14D-G37D-G37E-G37F-G37K-G37L-G37M-G37Q-G37R-G37S-T15E-T15G-T16D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118433379">
            <text:p>0.2711843338</text:p>
          </table:table-cell>
          <table:table-cell office:value-type="float" office:value="0.653541104179">
            <text:p>0.6535411042</text:p>
          </table:table-cell>
          <table:table-cell office:value-type="string">
            <text:p>E14D-G37D-G37E-G37F-G37K-G37L-G37M-G37Q-G37R-G37S-T15E-T15G-T16D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0314289135">
            <text:p>0.2703142891</text:p>
          </table:table-cell>
          <table:table-cell office:value-type="float" office:value="0.44531421">
            <text:p>0.44531421</text:p>
          </table:table-cell>
          <table:table-cell office:value-type="string">
            <text:p>D39L-G8C-K12Y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70225063026">
            <text:p>0.270225063</text:p>
          </table:table-cell>
          <table:table-cell office:value-type="float" office:value="0.492419515633">
            <text:p>0.4924195156</text:p>
          </table:table-cell>
          <table:table-cell office:value-type="string">
            <text:p>E14D-G37D-G8C-K12Y-N36S-T15H-T16E-T16I-T16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9787573396">
            <text:p>0.2697875734</text:p>
          </table:table-cell>
          <table:table-cell office:value-type="float" office:value="0.299875900725">
            <text:p>0.2998759007</text:p>
          </table:table-cell>
          <table:table-cell office:value-type="string">
            <text:p>A19H-T54E-T54G-T5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9542543244">
            <text:p>0.2695425432</text:p>
          </table:table-cell>
          <table:table-cell office:value-type="float" office:value="0.520933318338">
            <text:p>0.5209333183</text:p>
          </table:table-cell>
          <table:table-cell office:value-type="string">
            <text:p>G37M-G37T-K12D-N36S-T15E-T15G-T16D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6983234965">
            <text:p>0.266983235</text:p>
          </table:table-cell>
          <table:table-cell office:value-type="float" office:value="0.409778522727">
            <text:p>0.4097785227</text:p>
          </table:table-cell>
          <table:table-cell office:value-type="string">
            <text:p>G8C-N36C-N7M-T10S-T15H-T15L-T15V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6699042248">
            <text:p>0.2666990422</text:p>
          </table:table-cell>
          <table:table-cell office:value-type="float" office:value="0.583502568436">
            <text:p>0.5835025684</text:p>
          </table:table-cell>
          <table:table-cell office:value-type="string">
            <text:p>G37C-G37H-G37K-G37R-G8S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6492509988">
            <text:p>0.26649251</text:p>
          </table:table-cell>
          <table:table-cell office:value-type="float" office:value="0.57968662532">
            <text:p>0.5796866253</text:p>
          </table:table-cell>
          <table:table-cell office:value-type="string">
            <text:p>G37N-G8S-L11I-T10N-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567181395">
            <text:p>0.265671814</text:p>
          </table:table-cell>
          <table:table-cell office:value-type="float" office:value="0.514071866529">
            <text:p>0.5140718665</text:p>
          </table:table-cell>
          <table:table-cell office:value-type="string">
            <text:p>G37F-G8C-K12Y-K9G-N36S-N7T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5632766339">
            <text:p>0.2656327663</text:p>
          </table:table-cell>
          <table:table-cell office:value-type="float" office:value="0.443068708167">
            <text:p>0.4430687082</text:p>
          </table:table-cell>
          <table:table-cell office:value-type="string">
            <text:p>T10S-T15H-T15L-T15Q-T15V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5527741723">
            <text:p>0.2655277417</text:p>
          </table:table-cell>
          <table:table-cell office:value-type="float" office:value="0.352892594038">
            <text:p>0.352892594</text:p>
          </table:table-cell>
          <table:table-cell office:value-type="string">
            <text:p>G8C-K12Y-N36C-T15C-T15M-T16I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5305382205">
            <text:p>0.2653053822</text:p>
          </table:table-cell>
          <table:table-cell office:value-type="float" office:value="0.607771362083">
            <text:p>0.6077713621</text:p>
          </table:table-cell>
          <table:table-cell office:value-type="string">
            <text:p>G37C-G37H-G37K-G37M-G37N-G37R-G8S-L11I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5089080232">
            <text:p>0.2650890802</text:p>
          </table:table-cell>
          <table:table-cell office:value-type="float" office:value="0.537825352513">
            <text:p>0.5378253525</text:p>
          </table:table-cell>
          <table:table-cell office:value-type="string">
            <text:p>G37C-G37H-G37N-G8S-L11I-L6M-T10N-T10R-T10W-T10Y-T15A-T15C-T15M-T15N-T15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5089080232">
            <text:p>0.2650890802</text:p>
          </table:table-cell>
          <table:table-cell office:value-type="float" office:value="0.537825352513">
            <text:p>0.5378253525</text:p>
          </table:table-cell>
          <table:table-cell office:value-type="string">
            <text:p>G37C-G37H-G37N-G8S-L11I-L6M-T10N-T10R-T10W-T10Y-T15A-T15C-T15M-T15N-T15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5089080232">
            <text:p>0.2650890802</text:p>
          </table:table-cell>
          <table:table-cell office:value-type="float" office:value="0.537825352513">
            <text:p>0.5378253525</text:p>
          </table:table-cell>
          <table:table-cell office:value-type="string">
            <text:p>G37C-G37H-G37N-G8S-L11I-L6M-T10N-T10R-T10W-T10Y-T15A-T15C-T15M-T15N-T15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5089080232">
            <text:p>0.2650890802</text:p>
          </table:table-cell>
          <table:table-cell office:value-type="float" office:value="0.537825352513">
            <text:p>0.5378253525</text:p>
          </table:table-cell>
          <table:table-cell office:value-type="string">
            <text:p>G37C-G37H-G37N-G8S-L11I-L6M-T10N-T10R-T10W-T10Y-T15A-T15C-T15M-T15N-T15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449624505">
            <text:p>0.2644962451</text:p>
          </table:table-cell>
          <table:table-cell office:value-type="float" office:value="0.6332852879">
            <text:p>0.6332852879</text:p>
          </table:table-cell>
          <table:table-cell office:value-type="string">
            <text:p>E14D-G37D-G37E-G37F-G37K-G37M-G37Q-G37R-G37S-G37T-N36S-T15E-T15G-T16D-T16E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4084338359">
            <text:p>0.2640843384</text:p>
          </table:table-cell>
          <table:table-cell office:value-type="float" office:value="0.612664831443">
            <text:p>0.6126648314</text:p>
          </table:table-cell>
          <table:table-cell office:value-type="string">
            <text:p>E14D-G37D-T10S-T15H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355470684">
            <text:p>0.2635547068</text:p>
          </table:table-cell>
          <table:table-cell office:value-type="float" office:value="0.592845797218">
            <text:p>0.5928457972</text:p>
          </table:table-cell>
          <table:table-cell office:value-type="string">
            <text:p>G37C-G37E-G37H-G37K-G37M-G37N-G37Q-G37R-G37S-G8S-L11I-T10R-T10W-T10Y-T15A-T15C-T15E-T15G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3478946677">
            <text:p>0.2634789467</text:p>
          </table:table-cell>
          <table:table-cell office:value-type="float" office:value="0.661322064085">
            <text:p>0.6613220641</text:p>
          </table:table-cell>
          <table:table-cell office:value-type="string">
            <text:p>E14D-G37D-G37E-G37F-G37K-G37M-G37Q-G37R-G37S-T15E-T15G-T16D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3083376546">
            <text:p>0.2630833765</text:p>
          </table:table-cell>
          <table:table-cell office:value-type="float" office:value="0.580599954692">
            <text:p>0.5805999547</text:p>
          </table:table-cell>
          <table:table-cell office:value-type="string">
            <text:p>E14D-G37C-G37E-G37H-G37K-G37M-G37N-G37Q-G37R-G37S-G8S-L11I-T10R-T10W-T10Y-T15A-T15C-T15E-T15G-T15M-T15N-T15S-T16D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3083376546">
            <text:p>0.2630833765</text:p>
          </table:table-cell>
          <table:table-cell office:value-type="float" office:value="0.580599954692">
            <text:p>0.5805999547</text:p>
          </table:table-cell>
          <table:table-cell office:value-type="string">
            <text:p>E14D-G37C-G37E-G37H-G37K-G37M-G37N-G37Q-G37R-G37S-G8S-L11I-T10R-T10W-T10Y-T15A-T15C-T15E-T15G-T15M-T15N-T15S-T16D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2791965037">
            <text:p>0.262791965</text:p>
          </table:table-cell>
          <table:table-cell office:value-type="float" office:value="0.59616554618">
            <text:p>0.5961655462</text:p>
          </table:table-cell>
          <table:table-cell office:value-type="string">
            <text:p>G37C-G37E-G37H-G37K-G37M-G37N-G37Q-G37R-G8S-L11I-T10R-T10W-T10Y-T15A-T15C-T15E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2791965037">
            <text:p>0.262791965</text:p>
          </table:table-cell>
          <table:table-cell office:value-type="float" office:value="0.59616554618">
            <text:p>0.5961655462</text:p>
          </table:table-cell>
          <table:table-cell office:value-type="string">
            <text:p>G37C-G37E-G37H-G37K-G37M-G37N-G37Q-G37R-G8S-L11I-T10R-T10W-T10Y-T15A-T15C-T15E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2681904345">
            <text:p>0.2626819043</text:p>
          </table:table-cell>
          <table:table-cell office:value-type="float" office:value="0.447838574">
            <text:p>0.447838574</text:p>
          </table:table-cell>
          <table:table-cell office:value-type="string">
            <text:p>D39L-N36C-N7M-T17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265496186">
            <text:p>0.2626549619</text:p>
          </table:table-cell>
          <table:table-cell office:value-type="float" office:value="0.514751976514">
            <text:p>0.5147519765</text:p>
          </table:table-cell>
          <table:table-cell office:value-type="string">
            <text:p>G8C-K12Y-T10S-T15H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2474695796">
            <text:p>0.2624746958</text:p>
          </table:table-cell>
          <table:table-cell office:value-type="float" office:value="0.614158547683">
            <text:p>0.6141585477</text:p>
          </table:table-cell>
          <table:table-cell office:value-type="string">
            <text:p>E14D-G37C-G37H-G37K-G37M-G37N-G37Q-G37R-G8S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2327435621">
            <text:p>0.2623274356</text:p>
          </table:table-cell>
          <table:table-cell office:value-type="float" office:value="0.577463437979">
            <text:p>0.577463438</text:p>
          </table:table-cell>
          <table:table-cell office:value-type="string">
            <text:p>G37C-G37H-G37K-G37M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2254345491">
            <text:p>0.2622543455</text:p>
          </table:table-cell>
          <table:table-cell office:value-type="float" office:value="0.599730018546">
            <text:p>0.5997300185</text:p>
          </table:table-cell>
          <table:table-cell office:value-type="string">
            <text:p>E14D-G37D-G37E-G37F-G37M-G37Q-G37S-N36S-T15E-T15G-T16D-T16E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131183813">
            <text:p>0.2613118381</text:p>
          </table:table-cell>
          <table:table-cell office:value-type="float" office:value="0.604480141365">
            <text:p>0.6044801414</text:p>
          </table:table-cell>
          <table:table-cell office:value-type="string">
            <text:p>E14D-G37C-G37D-G37H-G37K-G37Q-G37R-G8S-T10R-T10W-T10Y-T15A-T15C-T15M-T15N-T15S-T16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0802787201">
            <text:p>0.2608027872</text:p>
          </table:table-cell>
          <table:table-cell office:value-type="float" office:value="0.359144819443">
            <text:p>0.3591448194</text:p>
          </table:table-cell>
          <table:table-cell office:value-type="string">
            <text:p>E14G-E55T-N36S-N36T-T15P-V53M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60802787201">
            <text:p>0.2608027872</text:p>
          </table:table-cell>
          <table:table-cell office:value-type="float" office:value="0.359144819443">
            <text:p>0.3591448194</text:p>
          </table:table-cell>
          <table:table-cell office:value-type="string">
            <text:p>E14G-E55T-N36S-N36T-T15P-V53M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980758431">
            <text:p>0.2599807584</text:p>
          </table:table-cell>
          <table:table-cell office:value-type="float" office:value="0.617947666082">
            <text:p>0.6179476661</text:p>
          </table:table-cell>
          <table:table-cell office:value-type="string">
            <text:p>G37C-G37H-G37K-G37M-G37N-G37Q-G37R-G8S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643707894">
            <text:p>0.2596437079</text:p>
          </table:table-cell>
          <table:table-cell office:value-type="float" office:value="0.4468355074">
            <text:p>0.4468355074</text:p>
          </table:table-cell>
          <table:table-cell office:value-type="string">
            <text:p>N36C-N7M-T10S-T15H-T15L-T15V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550158857">
            <text:p>0.2595501589</text:p>
          </table:table-cell>
          <table:table-cell office:value-type="float" office:value="0.579559335671">
            <text:p>0.5795593357</text:p>
          </table:table-cell>
          <table:table-cell office:value-type="string">
            <text:p>G37C-G37H-G37K-G37N-G37R-G8S-L11I-L6M-T10N-T10R-T10W-T10Y-T15A-T15C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122052507">
            <text:p>0.2591220525</text:p>
          </table:table-cell>
          <table:table-cell office:value-type="float" office:value="0.566284103694">
            <text:p>0.5662841037</text:p>
          </table:table-cell>
          <table:table-cell office:value-type="string">
            <text:p>G37C-G37H-G37K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122052507">
            <text:p>0.2591220525</text:p>
          </table:table-cell>
          <table:table-cell office:value-type="float" office:value="0.566284103694">
            <text:p>0.5662841037</text:p>
          </table:table-cell>
          <table:table-cell office:value-type="string">
            <text:p>G37C-G37H-G37K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122052507">
            <text:p>0.2591220525</text:p>
          </table:table-cell>
          <table:table-cell office:value-type="float" office:value="0.566284103694">
            <text:p>0.5662841037</text:p>
          </table:table-cell>
          <table:table-cell office:value-type="string">
            <text:p>G37C-G37H-G37K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122052507">
            <text:p>0.2591220525</text:p>
          </table:table-cell>
          <table:table-cell office:value-type="float" office:value="0.566284103694">
            <text:p>0.5662841037</text:p>
          </table:table-cell>
          <table:table-cell office:value-type="string">
            <text:p>G37C-G37H-G37K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122052507">
            <text:p>0.2591220525</text:p>
          </table:table-cell>
          <table:table-cell office:value-type="float" office:value="0.566284103694">
            <text:p>0.5662841037</text:p>
          </table:table-cell>
          <table:table-cell office:value-type="string">
            <text:p>G37C-G37H-G37K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122052507">
            <text:p>0.2591220525</text:p>
          </table:table-cell>
          <table:table-cell office:value-type="float" office:value="0.566284103694">
            <text:p>0.5662841037</text:p>
          </table:table-cell>
          <table:table-cell office:value-type="string">
            <text:p>G37C-G37H-G37K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122052507">
            <text:p>0.2591220525</text:p>
          </table:table-cell>
          <table:table-cell office:value-type="float" office:value="0.566284103694">
            <text:p>0.5662841037</text:p>
          </table:table-cell>
          <table:table-cell office:value-type="string">
            <text:p>G37C-G37H-G37K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122052507">
            <text:p>0.2591220525</text:p>
          </table:table-cell>
          <table:table-cell office:value-type="float" office:value="0.566284103694">
            <text:p>0.5662841037</text:p>
          </table:table-cell>
          <table:table-cell office:value-type="string">
            <text:p>G37C-G37H-G37K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122052507">
            <text:p>0.2591220525</text:p>
          </table:table-cell>
          <table:table-cell office:value-type="float" office:value="0.566284103694">
            <text:p>0.5662841037</text:p>
          </table:table-cell>
          <table:table-cell office:value-type="string">
            <text:p>G37C-G37H-G37K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122052507">
            <text:p>0.2591220525</text:p>
          </table:table-cell>
          <table:table-cell office:value-type="float" office:value="0.566284103694">
            <text:p>0.5662841037</text:p>
          </table:table-cell>
          <table:table-cell office:value-type="string">
            <text:p>G37C-G37H-G37K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122052507">
            <text:p>0.2591220525</text:p>
          </table:table-cell>
          <table:table-cell office:value-type="float" office:value="0.566284103694">
            <text:p>0.5662841037</text:p>
          </table:table-cell>
          <table:table-cell office:value-type="string">
            <text:p>G37C-G37H-G37K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122052507">
            <text:p>0.2591220525</text:p>
          </table:table-cell>
          <table:table-cell office:value-type="float" office:value="0.566284103694">
            <text:p>0.5662841037</text:p>
          </table:table-cell>
          <table:table-cell office:value-type="string">
            <text:p>G37C-G37H-G37K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122052507">
            <text:p>0.2591220525</text:p>
          </table:table-cell>
          <table:table-cell office:value-type="float" office:value="0.566284103694">
            <text:p>0.5662841037</text:p>
          </table:table-cell>
          <table:table-cell office:value-type="string">
            <text:p>G37C-G37H-G37K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122052507">
            <text:p>0.2591220525</text:p>
          </table:table-cell>
          <table:table-cell office:value-type="float" office:value="0.566284103694">
            <text:p>0.5662841037</text:p>
          </table:table-cell>
          <table:table-cell office:value-type="string">
            <text:p>G37C-G37H-G37K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9122052507">
            <text:p>0.2591220525</text:p>
          </table:table-cell>
          <table:table-cell office:value-type="float" office:value="0.566284103694">
            <text:p>0.5662841037</text:p>
          </table:table-cell>
          <table:table-cell office:value-type="string">
            <text:p>G37C-G37H-G37K-G37N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8986666988">
            <text:p>0.258986667</text:p>
          </table:table-cell>
          <table:table-cell office:value-type="float" office:value="0.349895876133">
            <text:p>0.3498958761</text:p>
          </table:table-cell>
          <table:table-cell office:value-type="string">
            <text:p>E14G-E55T-N36T-T15P-V53M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8121321917">
            <text:p>0.2581213219</text:p>
          </table:table-cell>
          <table:table-cell office:value-type="float" office:value="0.388795924075">
            <text:p>0.3887959241</text:p>
          </table:table-cell>
          <table:table-cell office:value-type="string">
            <text:p>G8C-K12Y-N36C-T16E-T16I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7653320857">
            <text:p>0.2576533209</text:p>
          </table:table-cell>
          <table:table-cell office:value-type="float" office:value="0.469968601767">
            <text:p>0.4699686018</text:p>
          </table:table-cell>
          <table:table-cell office:value-type="string">
            <text:p>G8C-K12Y-K9G-N36S-N7T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7653320857">
            <text:p>0.2576533209</text:p>
          </table:table-cell>
          <table:table-cell office:value-type="float" office:value="0.469968601767">
            <text:p>0.4699686018</text:p>
          </table:table-cell>
          <table:table-cell office:value-type="string">
            <text:p>G8C-K12Y-K9G-N36S-N7T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7653320857">
            <text:p>0.2576533209</text:p>
          </table:table-cell>
          <table:table-cell office:value-type="float" office:value="0.469968601767">
            <text:p>0.4699686018</text:p>
          </table:table-cell>
          <table:table-cell office:value-type="string">
            <text:p>G8C-K12Y-K9G-N36S-N7T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7557699666">
            <text:p>0.2575576997</text:p>
          </table:table-cell>
          <table:table-cell office:value-type="float" office:value="0.6005206114">
            <text:p>0.6005206114</text:p>
          </table:table-cell>
          <table:table-cell office:value-type="string">
            <text:p>G37C-G37H-G37K-G37M-G37N-G37Q-G37R-G8S-L11I-L6M-T10N-T10R-T10W-T10Y-T15A-T15C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7218614449">
            <text:p>0.2572186144</text:p>
          </table:table-cell>
          <table:table-cell office:value-type="float" office:value="0.285111055625">
            <text:p>0.2851110556</text:p>
          </table:table-cell>
          <table:table-cell office:value-type="string">
            <text:p>A33M-A33S-F29L-I5A-K9M-Q31A-T52H-T52I-T54A-T54Q-T54V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6740775326">
            <text:p>0.2567407753</text:p>
          </table:table-cell>
          <table:table-cell office:value-type="float" office:value="0.39361639846">
            <text:p>0.3936163985</text:p>
          </table:table-cell>
          <table:table-cell office:value-type="string">
            <text:p>G8C-K12Y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6740775326">
            <text:p>0.2567407753</text:p>
          </table:table-cell>
          <table:table-cell office:value-type="float" office:value="0.39361639846">
            <text:p>0.3936163985</text:p>
          </table:table-cell>
          <table:table-cell office:value-type="string">
            <text:p>G8C-K12Y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6740775326">
            <text:p>0.2567407753</text:p>
          </table:table-cell>
          <table:table-cell office:value-type="float" office:value="0.39361639846">
            <text:p>0.3936163985</text:p>
          </table:table-cell>
          <table:table-cell office:value-type="string">
            <text:p>G8C-K12Y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6740775326">
            <text:p>0.2567407753</text:p>
          </table:table-cell>
          <table:table-cell office:value-type="float" office:value="0.39361639846">
            <text:p>0.3936163985</text:p>
          </table:table-cell>
          <table:table-cell office:value-type="string">
            <text:p>G8C-K12Y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6740775326">
            <text:p>0.2567407753</text:p>
          </table:table-cell>
          <table:table-cell office:value-type="float" office:value="0.39361639846">
            <text:p>0.3936163985</text:p>
          </table:table-cell>
          <table:table-cell office:value-type="string">
            <text:p>G8C-K12Y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6740775326">
            <text:p>0.2567407753</text:p>
          </table:table-cell>
          <table:table-cell office:value-type="float" office:value="0.39361639846">
            <text:p>0.3936163985</text:p>
          </table:table-cell>
          <table:table-cell office:value-type="string">
            <text:p>G8C-K12Y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6740775326">
            <text:p>0.2567407753</text:p>
          </table:table-cell>
          <table:table-cell office:value-type="float" office:value="0.39361639846">
            <text:p>0.3936163985</text:p>
          </table:table-cell>
          <table:table-cell office:value-type="string">
            <text:p>G8C-K12Y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6740775326">
            <text:p>0.2567407753</text:p>
          </table:table-cell>
          <table:table-cell office:value-type="float" office:value="0.39361639846">
            <text:p>0.3936163985</text:p>
          </table:table-cell>
          <table:table-cell office:value-type="string">
            <text:p>G8C-K12Y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6740775326">
            <text:p>0.2567407753</text:p>
          </table:table-cell>
          <table:table-cell office:value-type="float" office:value="0.39361639846">
            <text:p>0.3936163985</text:p>
          </table:table-cell>
          <table:table-cell office:value-type="string">
            <text:p>G8C-K12Y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6740775326">
            <text:p>0.2567407753</text:p>
          </table:table-cell>
          <table:table-cell office:value-type="float" office:value="0.39361639846">
            <text:p>0.3936163985</text:p>
          </table:table-cell>
          <table:table-cell office:value-type="string">
            <text:p>G8C-K12Y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6740775326">
            <text:p>0.2567407753</text:p>
          </table:table-cell>
          <table:table-cell office:value-type="float" office:value="0.39361639846">
            <text:p>0.3936163985</text:p>
          </table:table-cell>
          <table:table-cell office:value-type="string">
            <text:p>G8C-K12Y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6688511552">
            <text:p>0.2566885116</text:p>
          </table:table-cell>
          <table:table-cell office:value-type="float" office:value="0.6200947991">
            <text:p>0.6200947991</text:p>
          </table:table-cell>
          <table:table-cell office:value-type="string">
            <text:p>E14D-G37C-G37D-G37E-G37H-G37K-G37M-G37Q-G37R-G8S-T10R-T10W-T10Y-T15A-T15C-T15M-T15N-T15S-T16D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6495000235">
            <text:p>0.2564950002</text:p>
          </table:table-cell>
          <table:table-cell office:value-type="float" office:value="0.590622231194">
            <text:p>0.5906222312</text:p>
          </table:table-cell>
          <table:table-cell office:value-type="string">
            <text:p>G37C-G37H-G37K-G37M-G37N-G37R-G8S-L11I-L6M-T10N-T10R-T10W-T10Y-T15A-T15C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4920956575">
            <text:p>0.2549209566</text:p>
          </table:table-cell>
          <table:table-cell office:value-type="float" office:value="0.602352086982">
            <text:p>0.602352087</text:p>
          </table:table-cell>
          <table:table-cell office:value-type="string">
            <text:p>E14D-G37C-G37E-G37H-G37K-G37M-G37N-G37Q-G37R-G37S-G8S-L11I-T10R-T10W-T10Y-T15A-T15C-T15E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4920956575">
            <text:p>0.2549209566</text:p>
          </table:table-cell>
          <table:table-cell office:value-type="float" office:value="0.602352086982">
            <text:p>0.602352087</text:p>
          </table:table-cell>
          <table:table-cell office:value-type="string">
            <text:p>E14D-G37C-G37E-G37H-G37K-G37M-G37N-G37Q-G37R-G37S-G8S-L11I-T10R-T10W-T10Y-T15A-T15C-T15E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4714810771">
            <text:p>0.2547148108</text:p>
          </table:table-cell>
          <table:table-cell office:value-type="float" office:value="0.38717418815">
            <text:p>0.3871741882</text:p>
          </table:table-cell>
          <table:table-cell office:value-type="string">
            <text:p>D39L-T54C-T54I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4301370069">
            <text:p>0.2543013701</text:p>
          </table:table-cell>
          <table:table-cell office:value-type="float" office:value="0.577463437979">
            <text:p>0.577463438</text:p>
          </table:table-cell>
          <table:table-cell office:value-type="string">
            <text:p>G37C-G37H-G37K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4301370069">
            <text:p>0.2543013701</text:p>
          </table:table-cell>
          <table:table-cell office:value-type="float" office:value="0.577463437979">
            <text:p>0.577463438</text:p>
          </table:table-cell>
          <table:table-cell office:value-type="string">
            <text:p>G37C-G37H-G37K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4007101253">
            <text:p>0.2540071013</text:p>
          </table:table-cell>
          <table:table-cell office:value-type="float" office:value="0.619409190291">
            <text:p>0.6194091903</text:p>
          </table:table-cell>
          <table:table-cell office:value-type="string">
            <text:p>E14D-G37E-G37K-G37M-G37Q-G37R-G37S-T15E-T15G-T16D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354874499">
            <text:p>0.253548745</text:p>
          </table:table-cell>
          <table:table-cell office:value-type="float" office:value="0.605329117729">
            <text:p>0.6053291177</text:p>
          </table:table-cell>
          <table:table-cell office:value-type="string">
            <text:p>G37C-G37H-G37K-G37M-G37N-G37R-G8S-L11I-L6M-T10N-T10R-T10W-T10Y-T15A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3214341395">
            <text:p>0.2532143414</text:p>
          </table:table-cell>
          <table:table-cell office:value-type="float" office:value="0.610129809563">
            <text:p>0.6101298096</text:p>
          </table:table-cell>
          <table:table-cell office:value-type="string">
            <text:p>E14D-G37C-G37D-G37E-G37F-G37H-G37K-G37M-G37Q-G37R-G37S-N36S-T15E-T15G-T15N-T15S-T16D-T16E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3214341395">
            <text:p>0.2532143414</text:p>
          </table:table-cell>
          <table:table-cell office:value-type="float" office:value="0.610129809563">
            <text:p>0.6101298096</text:p>
          </table:table-cell>
          <table:table-cell office:value-type="string">
            <text:p>E14D-G37C-G37D-G37E-G37F-G37H-G37K-G37M-G37Q-G37R-G37S-N36S-T15E-T15G-T15N-T15S-T16D-T16E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3214341395">
            <text:p>0.2532143414</text:p>
          </table:table-cell>
          <table:table-cell office:value-type="float" office:value="0.610129809563">
            <text:p>0.6101298096</text:p>
          </table:table-cell>
          <table:table-cell office:value-type="string">
            <text:p>E14D-G37C-G37D-G37E-G37F-G37H-G37K-G37M-G37Q-G37R-G37S-N36S-T15E-T15G-T15N-T15S-T16D-T16E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3134025187">
            <text:p>0.2531340252</text:p>
          </table:table-cell>
          <table:table-cell office:value-type="float" office:value="0.608528005577">
            <text:p>0.6085280056</text:p>
          </table:table-cell>
          <table:table-cell office:value-type="string">
            <text:p>E14D-G37C-G37E-G37H-G37K-G37M-G37N-G37Q-G37R-G8S-L11I-T10N-T10R-T10W-T10Y-T15A-T15C-T15E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894748165">
            <text:p>0.2528947482</text:p>
          </table:table-cell>
          <table:table-cell office:value-type="float" office:value="0.529889732482">
            <text:p>0.5298897325</text:p>
          </table:table-cell>
          <table:table-cell office:value-type="string">
            <text:p>G37N-G8S-L11I-L6M-T10N-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894748165">
            <text:p>0.2528947482</text:p>
          </table:table-cell>
          <table:table-cell office:value-type="float" office:value="0.529889732482">
            <text:p>0.5298897325</text:p>
          </table:table-cell>
          <table:table-cell office:value-type="string">
            <text:p>G37N-G8S-L11I-L6M-T10N-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894748165">
            <text:p>0.2528947482</text:p>
          </table:table-cell>
          <table:table-cell office:value-type="float" office:value="0.529889732482">
            <text:p>0.5298897325</text:p>
          </table:table-cell>
          <table:table-cell office:value-type="string">
            <text:p>G37N-G8S-L11I-L6M-T10N-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894748165">
            <text:p>0.2528947482</text:p>
          </table:table-cell>
          <table:table-cell office:value-type="float" office:value="0.529889732482">
            <text:p>0.5298897325</text:p>
          </table:table-cell>
          <table:table-cell office:value-type="string">
            <text:p>G37N-G8S-L11I-L6M-T10N-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894748165">
            <text:p>0.2528947482</text:p>
          </table:table-cell>
          <table:table-cell office:value-type="float" office:value="0.529889732482">
            <text:p>0.5298897325</text:p>
          </table:table-cell>
          <table:table-cell office:value-type="string">
            <text:p>G37N-G8S-L11I-L6M-T10N-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894748165">
            <text:p>0.2528947482</text:p>
          </table:table-cell>
          <table:table-cell office:value-type="float" office:value="0.529889732482">
            <text:p>0.5298897325</text:p>
          </table:table-cell>
          <table:table-cell office:value-type="string">
            <text:p>G37N-G8S-L11I-L6M-T10N-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894748165">
            <text:p>0.2528947482</text:p>
          </table:table-cell>
          <table:table-cell office:value-type="float" office:value="0.529889732482">
            <text:p>0.5298897325</text:p>
          </table:table-cell>
          <table:table-cell office:value-type="string">
            <text:p>G37N-G8S-L11I-L6M-T10N-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894748165">
            <text:p>0.2528947482</text:p>
          </table:table-cell>
          <table:table-cell office:value-type="float" office:value="0.529889732482">
            <text:p>0.5298897325</text:p>
          </table:table-cell>
          <table:table-cell office:value-type="string">
            <text:p>G37N-G8S-L11I-L6M-T10N-T10R-T10W-T10Y-T15A-T15C-T15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272486654">
            <text:p>0.2522724867</text:p>
          </table:table-cell>
          <table:table-cell office:value-type="float" office:value="0.566162541053">
            <text:p>0.5661625411</text:p>
          </table:table-cell>
          <table:table-cell office:value-type="string">
            <text:p>G37C-G37H-G37K-G37N-G37R-G8S-L11I-L6M-T10N-T10R-T10W-T10Y-T15A-T15C-T15M-T15N-T15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272486654">
            <text:p>0.2522724867</text:p>
          </table:table-cell>
          <table:table-cell office:value-type="float" office:value="0.566162541053">
            <text:p>0.5661625411</text:p>
          </table:table-cell>
          <table:table-cell office:value-type="string">
            <text:p>G37C-G37H-G37K-G37N-G37R-G8S-L11I-L6M-T10N-T10R-T10W-T10Y-T15A-T15C-T15M-T15N-T15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272486654">
            <text:p>0.2522724867</text:p>
          </table:table-cell>
          <table:table-cell office:value-type="float" office:value="0.566162541053">
            <text:p>0.5661625411</text:p>
          </table:table-cell>
          <table:table-cell office:value-type="string">
            <text:p>G37C-G37H-G37K-G37N-G37R-G8S-L11I-L6M-T10N-T10R-T10W-T10Y-T15A-T15C-T15M-T15N-T15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272486654">
            <text:p>0.2522724867</text:p>
          </table:table-cell>
          <table:table-cell office:value-type="float" office:value="0.566162541053">
            <text:p>0.5661625411</text:p>
          </table:table-cell>
          <table:table-cell office:value-type="string">
            <text:p>G37C-G37H-G37K-G37N-G37R-G8S-L11I-L6M-T10N-T10R-T10W-T10Y-T15A-T15C-T15M-T15N-T15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272486654">
            <text:p>0.2522724867</text:p>
          </table:table-cell>
          <table:table-cell office:value-type="float" office:value="0.566162541053">
            <text:p>0.5661625411</text:p>
          </table:table-cell>
          <table:table-cell office:value-type="string">
            <text:p>G37C-G37H-G37K-G37N-G37R-G8S-L11I-L6M-T10N-T10R-T10W-T10Y-T15A-T15C-T15M-T15N-T15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272486654">
            <text:p>0.2522724867</text:p>
          </table:table-cell>
          <table:table-cell office:value-type="float" office:value="0.566162541053">
            <text:p>0.5661625411</text:p>
          </table:table-cell>
          <table:table-cell office:value-type="string">
            <text:p>G37C-G37H-G37K-G37N-G37R-G8S-L11I-L6M-T10N-T10R-T10W-T10Y-T15A-T15C-T15M-T15N-T15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272486654">
            <text:p>0.2522724867</text:p>
          </table:table-cell>
          <table:table-cell office:value-type="float" office:value="0.566162541053">
            <text:p>0.5661625411</text:p>
          </table:table-cell>
          <table:table-cell office:value-type="string">
            <text:p>G37C-G37H-G37K-G37N-G37R-G8S-L11I-L6M-T10N-T10R-T10W-T10Y-T15A-T15C-T15M-T15N-T15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272486654">
            <text:p>0.2522724867</text:p>
          </table:table-cell>
          <table:table-cell office:value-type="float" office:value="0.566162541053">
            <text:p>0.5661625411</text:p>
          </table:table-cell>
          <table:table-cell office:value-type="string">
            <text:p>G37C-G37H-G37K-G37N-G37R-G8S-L11I-L6M-T10N-T10R-T10W-T10Y-T15A-T15C-T15M-T15N-T15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15532975">
            <text:p>0.2521553298</text:p>
          </table:table-cell>
          <table:table-cell office:value-type="float" office:value="0.64714532543">
            <text:p>0.6471453254</text:p>
          </table:table-cell>
          <table:table-cell office:value-type="string">
            <text:p>E14D-G37D-G37E-G37F-G37M-G37Q-G37S-T15E-T15H-T16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205313803">
            <text:p>0.252053138</text:p>
          </table:table-cell>
          <table:table-cell office:value-type="float" office:value="0.6251034012">
            <text:p>0.6251034012</text:p>
          </table:table-cell>
          <table:table-cell office:value-type="string">
            <text:p>E14D-G37C-G37D-G37E-G37F-G37H-G37K-G37M-G37Q-G37R-G37S-N36S-T15E-T15N-T15S-T16D-T16E-Y3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1530606315">
            <text:p>0.2515306063</text:p>
          </table:table-cell>
          <table:table-cell office:value-type="float" office:value="0.59651516088">
            <text:p>0.5965151609</text:p>
          </table:table-cell>
          <table:table-cell office:value-type="string">
            <text:p>G37C-G37H-G37K-G37Q-G37R-G8S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0388051047">
            <text:p>0.250388051</text:p>
          </table:table-cell>
          <table:table-cell office:value-type="float" office:value="0.625661250571">
            <text:p>0.6256612506</text:p>
          </table:table-cell>
          <table:table-cell office:value-type="string">
            <text:p>E14D-G37C-G37E-G37H-G37K-G37M-G37N-G37Q-G37R-G37S-G8S-L11I-T10R-T10W-T10Y-T15A-T15E-T15N-T15S-T16D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0218131213">
            <text:p>0.2502181312</text:p>
          </table:table-cell>
          <table:table-cell office:value-type="float" office:value="0.582787920757">
            <text:p>0.5827879208</text:p>
          </table:table-cell>
          <table:table-cell office:value-type="string">
            <text:p>G37D-T10S-T15H-T15M-T16I-T16N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9639282086">
            <text:p>0.2496392821</text:p>
          </table:table-cell>
          <table:table-cell office:value-type="float" office:value="0.6007652737">
            <text:p>0.6007652737</text:p>
          </table:table-cell>
          <table:table-cell office:value-type="string">
            <text:p>E14D-G37C-G37D-G37E-G37H-G37K-G37M-G37Q-G37R-G37S-N36S-T15E-T15G-T15N-T15S-T16D-T16E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9279810534">
            <text:p>0.2492798105</text:p>
          </table:table-cell>
          <table:table-cell office:value-type="float" office:value="0.577969702944">
            <text:p>0.5779697029</text:p>
          </table:table-cell>
          <table:table-cell office:value-type="string">
            <text:p>G37C-G37H-G37K-G37N-G37Q-G37R-G8S-L11I-L6M-T10N-T10R-T10W-T10Y-T15A-T15C-T15M-T15N-T15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9279810534">
            <text:p>0.2492798105</text:p>
          </table:table-cell>
          <table:table-cell office:value-type="float" office:value="0.577969702944">
            <text:p>0.5779697029</text:p>
          </table:table-cell>
          <table:table-cell office:value-type="string">
            <text:p>G37C-G37H-G37K-G37N-G37Q-G37R-G8S-L11I-L6M-T10N-T10R-T10W-T10Y-T15A-T15C-T15M-T15N-T15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8954624536">
            <text:p>0.2489546245</text:p>
          </table:table-cell>
          <table:table-cell office:value-type="float" office:value="0.641753728394">
            <text:p>0.6417537284</text:p>
          </table:table-cell>
          <table:table-cell office:value-type="string">
            <text:p>E14D-G37C-G37D-G37E-G37F-G37H-G37K-G37M-G37Q-G37R-G37S-N36S-T15E-T15N-T15S-T16D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8954624536">
            <text:p>0.2489546245</text:p>
          </table:table-cell>
          <table:table-cell office:value-type="float" office:value="0.641753728394">
            <text:p>0.6417537284</text:p>
          </table:table-cell>
          <table:table-cell office:value-type="string">
            <text:p>E14D-G37C-G37D-G37E-G37F-G37H-G37K-G37M-G37Q-G37R-G37S-N36S-T15E-T15N-T15S-T16D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8954624536">
            <text:p>0.2489546245</text:p>
          </table:table-cell>
          <table:table-cell office:value-type="float" office:value="0.641753728394">
            <text:p>0.6417537284</text:p>
          </table:table-cell>
          <table:table-cell office:value-type="string">
            <text:p>E14D-G37C-G37D-G37E-G37F-G37H-G37K-G37M-G37Q-G37R-G37S-N36S-T15E-T15N-T15S-T16D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8911521831">
            <text:p>0.2489115218</text:p>
          </table:table-cell>
          <table:table-cell office:value-type="float" office:value="0.656447617083">
            <text:p>0.6564476171</text:p>
          </table:table-cell>
          <table:table-cell office:value-type="string">
            <text:p>G37C-G37E-G37H-G37K-G37M-G37N-G37Q-G37R-G8S-L11I-T10N-T10R-T10W-T10Y-T15A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8331633057">
            <text:p>0.2483316331</text:p>
          </table:table-cell>
          <table:table-cell office:value-type="float" office:value="0.614816226357">
            <text:p>0.6148162264</text:p>
          </table:table-cell>
          <table:table-cell office:value-type="string">
            <text:p>E14D-G37C-G37E-G37H-G37K-G37M-G37N-G37Q-G37R-G37S-G8S-L11I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8019629169">
            <text:p>0.2480196292</text:p>
          </table:table-cell>
          <table:table-cell office:value-type="float" office:value="0.608707523675">
            <text:p>0.6087075237</text:p>
          </table:table-cell>
          <table:table-cell office:value-type="string">
            <text:p>E14D-G37C-G37E-G37H-G37K-G37M-G37Q-G37R-G37S-G8S-T10R-T10W-T10Y-T15A-T15C-T15E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6642261427">
            <text:p>0.2466422614</text:p>
          </table:table-cell>
          <table:table-cell office:value-type="float" office:value="0.368590013163">
            <text:p>0.3685900132</text:p>
          </table:table-cell>
          <table:table-cell office:value-type="string">
            <text:p>G8C-K12Y-N36C-N7M-T16I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6642261427">
            <text:p>0.2466422614</text:p>
          </table:table-cell>
          <table:table-cell office:value-type="float" office:value="0.368590013163">
            <text:p>0.3685900132</text:p>
          </table:table-cell>
          <table:table-cell office:value-type="string">
            <text:p>G8C-K12Y-N36C-N7M-T16I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5107002921">
            <text:p>0.2451070029</text:p>
          </table:table-cell>
          <table:table-cell office:value-type="float" office:value="0.624863371385">
            <text:p>0.6248633714</text:p>
          </table:table-cell>
          <table:table-cell office:value-type="string">
            <text:p>G37C-G37E-G37H-G37K-G37M-G37N-G37Q-G37R-G8S-L11I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5102080917">
            <text:p>0.2451020809</text:p>
          </table:table-cell>
          <table:table-cell office:value-type="float" office:value="0.587524838835">
            <text:p>0.5875248388</text:p>
          </table:table-cell>
          <table:table-cell office:value-type="string">
            <text:p>G37C-G37H-G37K-G37M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5102080917">
            <text:p>0.2451020809</text:p>
          </table:table-cell>
          <table:table-cell office:value-type="float" office:value="0.587524838835">
            <text:p>0.5875248388</text:p>
          </table:table-cell>
          <table:table-cell office:value-type="string">
            <text:p>G37C-G37H-G37K-G37M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5102080917">
            <text:p>0.2451020809</text:p>
          </table:table-cell>
          <table:table-cell office:value-type="float" office:value="0.587524838835">
            <text:p>0.5875248388</text:p>
          </table:table-cell>
          <table:table-cell office:value-type="string">
            <text:p>G37C-G37H-G37K-G37M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5102080917">
            <text:p>0.2451020809</text:p>
          </table:table-cell>
          <table:table-cell office:value-type="float" office:value="0.587524838835">
            <text:p>0.5875248388</text:p>
          </table:table-cell>
          <table:table-cell office:value-type="string">
            <text:p>G37C-G37H-G37K-G37M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5102080917">
            <text:p>0.2451020809</text:p>
          </table:table-cell>
          <table:table-cell office:value-type="float" office:value="0.587524838835">
            <text:p>0.5875248388</text:p>
          </table:table-cell>
          <table:table-cell office:value-type="string">
            <text:p>G37C-G37H-G37K-G37M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5102080917">
            <text:p>0.2451020809</text:p>
          </table:table-cell>
          <table:table-cell office:value-type="float" office:value="0.587524838835">
            <text:p>0.5875248388</text:p>
          </table:table-cell>
          <table:table-cell office:value-type="string">
            <text:p>G37C-G37H-G37K-G37M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5102080917">
            <text:p>0.2451020809</text:p>
          </table:table-cell>
          <table:table-cell office:value-type="float" office:value="0.587524838835">
            <text:p>0.5875248388</text:p>
          </table:table-cell>
          <table:table-cell office:value-type="string">
            <text:p>G37C-G37H-G37K-G37M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5102080917">
            <text:p>0.2451020809</text:p>
          </table:table-cell>
          <table:table-cell office:value-type="float" office:value="0.587524838835">
            <text:p>0.5875248388</text:p>
          </table:table-cell>
          <table:table-cell office:value-type="string">
            <text:p>G37C-G37H-G37K-G37M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5102080917">
            <text:p>0.2451020809</text:p>
          </table:table-cell>
          <table:table-cell office:value-type="float" office:value="0.587524838835">
            <text:p>0.5875248388</text:p>
          </table:table-cell>
          <table:table-cell office:value-type="string">
            <text:p>G37C-G37H-G37K-G37M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5102080917">
            <text:p>0.2451020809</text:p>
          </table:table-cell>
          <table:table-cell office:value-type="float" office:value="0.587524838835">
            <text:p>0.5875248388</text:p>
          </table:table-cell>
          <table:table-cell office:value-type="string">
            <text:p>G37C-G37H-G37K-G37M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5102080917">
            <text:p>0.2451020809</text:p>
          </table:table-cell>
          <table:table-cell office:value-type="float" office:value="0.587524838835">
            <text:p>0.5875248388</text:p>
          </table:table-cell>
          <table:table-cell office:value-type="string">
            <text:p>G37C-G37H-G37K-G37M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5102080917">
            <text:p>0.2451020809</text:p>
          </table:table-cell>
          <table:table-cell office:value-type="float" office:value="0.587524838835">
            <text:p>0.5875248388</text:p>
          </table:table-cell>
          <table:table-cell office:value-type="string">
            <text:p>G37C-G37H-G37K-G37M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4732147736">
            <text:p>0.2447321477</text:p>
          </table:table-cell>
          <table:table-cell office:value-type="float" office:value="0.593475109817">
            <text:p>0.5934751098</text:p>
          </table:table-cell>
          <table:table-cell office:value-type="string">
            <text:p>G37C-G37E-G37H-G37K-G37M-G37N-G37Q-G37R-G37S-G8S-L11I-L6M-T10N-T10R-T10W-T10Y-T15A-T15E-T15G-T15N-T15S-T16D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4659770588">
            <text:p>0.2446597706</text:p>
          </table:table-cell>
          <table:table-cell office:value-type="float" office:value="0.603472954907">
            <text:p>0.6034729549</text:p>
          </table:table-cell>
          <table:table-cell office:value-type="string">
            <text:p>E14D-G37C-G37E-G37H-G37K-G37M-G37Q-G37R-G37S-T15E-T15G-T15N-T15S-T16D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4061332473">
            <text:p>0.2440613325</text:p>
          </table:table-cell>
          <table:table-cell office:value-type="float" office:value="0.591592849246">
            <text:p>0.5915928492</text:p>
          </table:table-cell>
          <table:table-cell office:value-type="string">
            <text:p>E14D-G37C-G37E-G37H-G37K-G37M-G37N-G37Q-G37R-G37S-G8S-L11I-L6M-T10N-T10R-T10W-T10Y-T15A-T15C-T15E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4016409513">
            <text:p>0.2440164095</text:p>
          </table:table-cell>
          <table:table-cell office:value-type="float" office:value="0.594493971644">
            <text:p>0.5944939716</text:p>
          </table:table-cell>
          <table:table-cell office:value-type="string">
            <text:p>G37C-G37H-G37K-G37N-G37R-G8S-L11I-L6M-T10N-T10R-T10W-T10Y-T15A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3817905227">
            <text:p>0.2438179052</text:p>
          </table:table-cell>
          <table:table-cell office:value-type="float" office:value="0.616069306423">
            <text:p>0.6160693064</text:p>
          </table:table-cell>
          <table:table-cell office:value-type="string">
            <text:p>E14D-G37C-G37E-G37H-G37K-G37M-G37N-G37Q-G37R-G37S-G8S-L11I-N36S-T10R-T10W-T10Y-T15A-T15E-T15N-T15S-T16D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3115761641">
            <text:p>0.2431157616</text:p>
          </table:table-cell>
          <table:table-cell office:value-type="float" office:value="0.459192678033">
            <text:p>0.459192678</text:p>
          </table:table-cell>
          <table:table-cell office:value-type="string">
            <text:p>G8C-K12Y-K9G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3115761641">
            <text:p>0.2431157616</text:p>
          </table:table-cell>
          <table:table-cell office:value-type="float" office:value="0.459192678033">
            <text:p>0.459192678</text:p>
          </table:table-cell>
          <table:table-cell office:value-type="string">
            <text:p>G8C-K12Y-K9G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3115761641">
            <text:p>0.2431157616</text:p>
          </table:table-cell>
          <table:table-cell office:value-type="float" office:value="0.459192678033">
            <text:p>0.459192678</text:p>
          </table:table-cell>
          <table:table-cell office:value-type="string">
            <text:p>G8C-K12Y-K9G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3115761641">
            <text:p>0.2431157616</text:p>
          </table:table-cell>
          <table:table-cell office:value-type="float" office:value="0.459192678033">
            <text:p>0.459192678</text:p>
          </table:table-cell>
          <table:table-cell office:value-type="string">
            <text:p>G8C-K12Y-K9G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3115761641">
            <text:p>0.2431157616</text:p>
          </table:table-cell>
          <table:table-cell office:value-type="float" office:value="0.459192678033">
            <text:p>0.459192678</text:p>
          </table:table-cell>
          <table:table-cell office:value-type="string">
            <text:p>G8C-K12Y-K9G-N36S-T16E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3003928115">
            <text:p>0.2430039281</text:p>
          </table:table-cell>
          <table:table-cell office:value-type="float" office:value="0.583892981915">
            <text:p>0.5838929819</text:p>
          </table:table-cell>
          <table:table-cell office:value-type="string">
            <text:p>E14D-G37C-G37E-G37H-G37K-G37M-G37N-G37Q-G37R-G37S-G8S-L11I-L6M-N36S-T10N-T10R-T10W-T10Y-T15A-T15C-T15E-T15M-T15N-T15S-T16D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2188224767">
            <text:p>0.2421882248</text:p>
          </table:table-cell>
          <table:table-cell office:value-type="float" office:value="0.550155851608">
            <text:p>0.5501558516</text:p>
          </table:table-cell>
          <table:table-cell office:value-type="string">
            <text:p>G37C-G37H-G37K-G37M-G37N-G37R-G8S-L11I-T15N-T15S-T16D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19507191">
            <text:p>0.2419507191</text:p>
          </table:table-cell>
          <table:table-cell office:value-type="float" office:value="0.60015340719">
            <text:p>0.6001534072</text:p>
          </table:table-cell>
          <table:table-cell office:value-type="string">
            <text:p>G37C-G37E-G37H-G37K-G37M-G37N-G37Q-G37R-G8S-L11I-L6M-N36S-T10N-T10R-T10W-T10Y-T15A-T15C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1715057433">
            <text:p>0.2417150574</text:p>
          </table:table-cell>
          <table:table-cell office:value-type="float" office:value="0.28972861238">
            <text:p>0.2897286124</text:p>
          </table:table-cell>
          <table:table-cell office:value-type="string">
            <text:p>E14G-E55T-L6M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1256946814">
            <text:p>0.2412569468</text:p>
          </table:table-cell>
          <table:table-cell office:value-type="float" office:value="0.59993934608">
            <text:p>0.5999393461</text:p>
          </table:table-cell>
          <table:table-cell office:value-type="string">
            <text:p>G37C-G37E-G37H-G37K-G37M-G37N-G37Q-G37R-G8S-L11I-N36S-T10R-T10W-T10Y-T15A-T15E-T15N-T15S-T16D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1031570279">
            <text:p>0.2410315703</text:p>
          </table:table-cell>
          <table:table-cell office:value-type="float" office:value="0.473393094225">
            <text:p>0.4733930942</text:p>
          </table:table-cell>
          <table:table-cell office:value-type="string">
            <text:p>N36C-N7M-T10S-T15V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0853822884">
            <text:p>0.2408538229</text:p>
          </table:table-cell>
          <table:table-cell office:value-type="float" office:value="0.5191472357">
            <text:p>0.5191472357</text:p>
          </table:table-cell>
          <table:table-cell office:value-type="string">
            <text:p>K9M-N7M-Q31A-T52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0853822884">
            <text:p>0.2408538229</text:p>
          </table:table-cell>
          <table:table-cell office:value-type="float" office:value="0.5191472357">
            <text:p>0.5191472357</text:p>
          </table:table-cell>
          <table:table-cell office:value-type="string">
            <text:p>K9M-N7M-Q31A-T52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0853822884">
            <text:p>0.2408538229</text:p>
          </table:table-cell>
          <table:table-cell office:value-type="float" office:value="0.5191472357">
            <text:p>0.5191472357</text:p>
          </table:table-cell>
          <table:table-cell office:value-type="string">
            <text:p>K9M-N7M-Q31A-T52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0853822884">
            <text:p>0.2408538229</text:p>
          </table:table-cell>
          <table:table-cell office:value-type="float" office:value="0.5191472357">
            <text:p>0.5191472357</text:p>
          </table:table-cell>
          <table:table-cell office:value-type="string">
            <text:p>K9M-N7M-Q31A-T52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0379124096">
            <text:p>0.2403791241</text:p>
          </table:table-cell>
          <table:table-cell office:value-type="float" office:value="0.571209663295">
            <text:p>0.5712096633</text:p>
          </table:table-cell>
          <table:table-cell office:value-type="string">
            <text:p>E14D-G37C-G37E-G37F-G37H-G37K-G37M-G37Q-G37R-G37S-G8S-N36S-T15E-T15G-T15N-T15S-T16D-T16E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0379124096">
            <text:p>0.2403791241</text:p>
          </table:table-cell>
          <table:table-cell office:value-type="float" office:value="0.571209663295">
            <text:p>0.5712096633</text:p>
          </table:table-cell>
          <table:table-cell office:value-type="string">
            <text:p>E14D-G37C-G37E-G37F-G37H-G37K-G37M-G37Q-G37R-G37S-G8S-N36S-T15E-T15G-T15N-T15S-T16D-T16E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40379124096">
            <text:p>0.2403791241</text:p>
          </table:table-cell>
          <table:table-cell office:value-type="float" office:value="0.571209663295">
            <text:p>0.5712096633</text:p>
          </table:table-cell>
          <table:table-cell office:value-type="string">
            <text:p>E14D-G37C-G37E-G37F-G37H-G37K-G37M-G37Q-G37R-G37S-G8S-N36S-T15E-T15G-T15N-T15S-T16D-T16E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8971962623">
            <text:p>0.2389719626</text:p>
          </table:table-cell>
          <table:table-cell office:value-type="float" office:value="0.401648531212">
            <text:p>0.4016485312</text:p>
          </table:table-cell>
          <table:table-cell office:value-type="string">
            <text:p>N36C-N7M-T15L-T15V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7841243007">
            <text:p>0.237841243</text:p>
          </table:table-cell>
          <table:table-cell office:value-type="float" office:value="0.47057828304">
            <text:p>0.470578283</text:p>
          </table:table-cell>
          <table:table-cell office:value-type="string">
            <text:p>K49M-K9M-N7M-Q31A-T52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7724246449">
            <text:p>0.2377242464</text:p>
          </table:table-cell>
          <table:table-cell office:value-type="float" office:value="0.596628011038">
            <text:p>0.596628011</text:p>
          </table:table-cell>
          <table:table-cell office:value-type="string">
            <text:p>G37C-G37E-G37H-G37K-G37M-G37N-G37Q-G37R-G8S-L11I-L6M-T10N-T10R-T10W-T10Y-T15A-T15C-T15E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7156409714">
            <text:p>0.2371564097</text:p>
          </table:table-cell>
          <table:table-cell office:value-type="float" office:value="0.593412384652">
            <text:p>0.5934123847</text:p>
          </table:table-cell>
          <table:table-cell office:value-type="string">
            <text:p>G37C-G37E-G37H-G37K-G37M-G37N-G37Q-G37R-G37S-G8S-L11I-L6M-T10N-T10R-T10W-T10Y-T15A-T15C-T15E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6647564694">
            <text:p>0.2366475647</text:p>
          </table:table-cell>
          <table:table-cell office:value-type="float" office:value="0.464947237725">
            <text:p>0.4649472377</text:p>
          </table:table-cell>
          <table:table-cell office:value-type="string">
            <text:p>K3F-T10S-T15H-T15L-T15Q-T15V-T16I-T16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6185716144">
            <text:p>0.2361857161</text:p>
          </table:table-cell>
          <table:table-cell office:value-type="float" office:value="0.59177120765">
            <text:p>0.5917712077</text:p>
          </table:table-cell>
          <table:table-cell office:value-type="string">
            <text:p>D39G-D39L-N7M-T54N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6158934481">
            <text:p>0.2361589345</text:p>
          </table:table-cell>
          <table:table-cell office:value-type="float" office:value="0.607539419046">
            <text:p>0.607539419</text:p>
          </table:table-cell>
          <table:table-cell office:value-type="string">
            <text:p>E14D-G37C-G37E-G37H-G37K-G37M-G37N-G37Q-G37R-G37S-G8S-L11I-N36S-T10N-T10R-T10W-T10Y-T15A-T15C-T15E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3387603884">
            <text:p>0.2333876039</text:p>
          </table:table-cell>
          <table:table-cell office:value-type="float" office:value="0.596628011038">
            <text:p>0.596628011</text:p>
          </table:table-cell>
          <table:table-cell office:value-type="string">
            <text:p>G37C-G37E-G37H-G37K-G37M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3387603884">
            <text:p>0.2333876039</text:p>
          </table:table-cell>
          <table:table-cell office:value-type="float" office:value="0.596628011038">
            <text:p>0.596628011</text:p>
          </table:table-cell>
          <table:table-cell office:value-type="string">
            <text:p>G37C-G37E-G37H-G37K-G37M-G37N-G37Q-G37R-G8S-L11I-L6M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3297625819">
            <text:p>0.2332976258</text:p>
          </table:table-cell>
          <table:table-cell office:value-type="float" office:value="0.520779003067">
            <text:p>0.5207790031</text:p>
          </table:table-cell>
          <table:table-cell office:value-type="string">
            <text:p>D39G-D39L-K49F-K9M-N7M-Q31A-T52I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1916036094">
            <text:p>0.2319160361</text:p>
          </table:table-cell>
          <table:table-cell office:value-type="float" office:value="0.588355759595">
            <text:p>0.5883557596</text:p>
          </table:table-cell>
          <table:table-cell office:value-type="string">
            <text:p>G37C-G37E-G37H-G37K-G37M-G37N-G37Q-G37R-G8S-L11I-L6M-N36S-T10N-T10R-T10W-T10Y-T15A-T15C-T15M-T15N-T15S-T16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1856453323">
            <text:p>0.2318564533</text:p>
          </table:table-cell>
          <table:table-cell office:value-type="float" office:value="0.35698840535">
            <text:p>0.3569884054</text:p>
          </table:table-cell>
          <table:table-cell office:value-type="string">
            <text:p>G8C-K12Y-N36S-T16E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1700249151">
            <text:p>0.2317002492</text:p>
          </table:table-cell>
          <table:table-cell office:value-type="float" office:value="0.46610701662">
            <text:p>0.4661070166</text:p>
          </table:table-cell>
          <table:table-cell office:value-type="string">
            <text:p>D39L-K12Y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1700249151">
            <text:p>0.2317002492</text:p>
          </table:table-cell>
          <table:table-cell office:value-type="float" office:value="0.46610701662">
            <text:p>0.4661070166</text:p>
          </table:table-cell>
          <table:table-cell office:value-type="string">
            <text:p>D39L-K12Y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1700249151">
            <text:p>0.2317002492</text:p>
          </table:table-cell>
          <table:table-cell office:value-type="float" office:value="0.46610701662">
            <text:p>0.4661070166</text:p>
          </table:table-cell>
          <table:table-cell office:value-type="string">
            <text:p>D39L-K12Y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1700249151">
            <text:p>0.2317002492</text:p>
          </table:table-cell>
          <table:table-cell office:value-type="float" office:value="0.46610701662">
            <text:p>0.4661070166</text:p>
          </table:table-cell>
          <table:table-cell office:value-type="string">
            <text:p>D39L-K12Y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1700249151">
            <text:p>0.2317002492</text:p>
          </table:table-cell>
          <table:table-cell office:value-type="float" office:value="0.46610701662">
            <text:p>0.4661070166</text:p>
          </table:table-cell>
          <table:table-cell office:value-type="string">
            <text:p>D39L-K12Y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31700249151">
            <text:p>0.2317002492</text:p>
          </table:table-cell>
          <table:table-cell office:value-type="float" office:value="0.46610701662">
            <text:p>0.4661070166</text:p>
          </table:table-cell>
          <table:table-cell office:value-type="string">
            <text:p>D39L-K12Y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8905191272">
            <text:p>0.2289051913</text:p>
          </table:table-cell>
          <table:table-cell office:value-type="float" office:value="0.328944342567">
            <text:p>0.3289443426</text:p>
          </table:table-cell>
          <table:table-cell office:value-type="string">
            <text:p>G8C-K12Y-N36C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8905191272">
            <text:p>0.2289051913</text:p>
          </table:table-cell>
          <table:table-cell office:value-type="float" office:value="0.328944342567">
            <text:p>0.3289443426</text:p>
          </table:table-cell>
          <table:table-cell office:value-type="string">
            <text:p>G8C-K12Y-N36C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8905191272">
            <text:p>0.2289051913</text:p>
          </table:table-cell>
          <table:table-cell office:value-type="float" office:value="0.328944342567">
            <text:p>0.3289443426</text:p>
          </table:table-cell>
          <table:table-cell office:value-type="string">
            <text:p>G8C-K12Y-N36C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7878227537">
            <text:p>0.2278782275</text:p>
          </table:table-cell>
          <table:table-cell office:value-type="float" office:value="0.354563040783">
            <text:p>0.3545630408</text:p>
          </table:table-cell>
          <table:table-cell office:value-type="string">
            <text:p>G8C-K12Y-T16I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7588103343">
            <text:p>0.2275881033</text:p>
          </table:table-cell>
          <table:table-cell office:value-type="float" office:value="0.3147159527">
            <text:p>0.3147159527</text:p>
          </table:table-cell>
          <table:table-cell office:value-type="string">
            <text:p>G8C-K12Y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7588103343">
            <text:p>0.2275881033</text:p>
          </table:table-cell>
          <table:table-cell office:value-type="float" office:value="0.3147159527">
            <text:p>0.3147159527</text:p>
          </table:table-cell>
          <table:table-cell office:value-type="string">
            <text:p>G8C-K12Y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7588103343">
            <text:p>0.2275881033</text:p>
          </table:table-cell>
          <table:table-cell office:value-type="float" office:value="0.3147159527">
            <text:p>0.3147159527</text:p>
          </table:table-cell>
          <table:table-cell office:value-type="string">
            <text:p>G8C-K12Y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7588103343">
            <text:p>0.2275881033</text:p>
          </table:table-cell>
          <table:table-cell office:value-type="float" office:value="0.3147159527">
            <text:p>0.3147159527</text:p>
          </table:table-cell>
          <table:table-cell office:value-type="string">
            <text:p>G8C-K12Y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7588103343">
            <text:p>0.2275881033</text:p>
          </table:table-cell>
          <table:table-cell office:value-type="float" office:value="0.3147159527">
            <text:p>0.3147159527</text:p>
          </table:table-cell>
          <table:table-cell office:value-type="string">
            <text:p>G8C-K12Y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7588103343">
            <text:p>0.2275881033</text:p>
          </table:table-cell>
          <table:table-cell office:value-type="float" office:value="0.3147159527">
            <text:p>0.3147159527</text:p>
          </table:table-cell>
          <table:table-cell office:value-type="string">
            <text:p>G8C-K12Y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7588103343">
            <text:p>0.2275881033</text:p>
          </table:table-cell>
          <table:table-cell office:value-type="float" office:value="0.3147159527">
            <text:p>0.3147159527</text:p>
          </table:table-cell>
          <table:table-cell office:value-type="string">
            <text:p>G8C-K12Y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7588103343">
            <text:p>0.2275881033</text:p>
          </table:table-cell>
          <table:table-cell office:value-type="float" office:value="0.3147159527">
            <text:p>0.3147159527</text:p>
          </table:table-cell>
          <table:table-cell office:value-type="string">
            <text:p>G8C-K12Y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7588103343">
            <text:p>0.2275881033</text:p>
          </table:table-cell>
          <table:table-cell office:value-type="float" office:value="0.3147159527">
            <text:p>0.3147159527</text:p>
          </table:table-cell>
          <table:table-cell office:value-type="string">
            <text:p>G8C-K12Y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732580416">
            <text:p>0.2273258042</text:p>
          </table:table-cell>
          <table:table-cell office:value-type="float" office:value="0.377411823467">
            <text:p>0.3774118235</text:p>
          </table:table-cell>
          <table:table-cell office:value-type="string">
            <text:p>L6M-N36S-T15C-T15M-T16E-T16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6574199881">
            <text:p>0.2265741999</text:p>
          </table:table-cell>
          <table:table-cell office:value-type="float" office:value="0.363145246286">
            <text:p>0.3631452463</text:p>
          </table:table-cell>
          <table:table-cell office:value-type="string">
            <text:p>G8C-K12Y-N36C-T16I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6574199881">
            <text:p>0.2265741999</text:p>
          </table:table-cell>
          <table:table-cell office:value-type="float" office:value="0.363145246286">
            <text:p>0.3631452463</text:p>
          </table:table-cell>
          <table:table-cell office:value-type="string">
            <text:p>G8C-K12Y-N36C-T16I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6574199881">
            <text:p>0.2265741999</text:p>
          </table:table-cell>
          <table:table-cell office:value-type="float" office:value="0.363145246286">
            <text:p>0.3631452463</text:p>
          </table:table-cell>
          <table:table-cell office:value-type="string">
            <text:p>G8C-K12Y-N36C-T16I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6574199881">
            <text:p>0.2265741999</text:p>
          </table:table-cell>
          <table:table-cell office:value-type="float" office:value="0.363145246286">
            <text:p>0.3631452463</text:p>
          </table:table-cell>
          <table:table-cell office:value-type="string">
            <text:p>G8C-K12Y-N36C-T16I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6574199881">
            <text:p>0.2265741999</text:p>
          </table:table-cell>
          <table:table-cell office:value-type="float" office:value="0.363145246286">
            <text:p>0.3631452463</text:p>
          </table:table-cell>
          <table:table-cell office:value-type="string">
            <text:p>G8C-K12Y-N36C-T16I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6287469172">
            <text:p>0.2262874692</text:p>
          </table:table-cell>
          <table:table-cell office:value-type="float" office:value="0.386095576577">
            <text:p>0.3860955766</text:p>
          </table:table-cell>
          <table:table-cell office:value-type="string">
            <text:p>A33M-K9M-N7M-Q31A-T52H-T52I-T54N-T54Q-T54V-T54W-T54Y-V20M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369261578">
            <text:p>0.2236926158</text:p>
          </table:table-cell>
          <table:table-cell office:value-type="float" office:value="0.598254741388">
            <text:p>0.5982547414</text:p>
          </table:table-cell>
          <table:table-cell office:value-type="string">
            <text:p>E14D-G37C-G37E-G37F-G37H-G37K-G37M-G37Q-G37R-G37S-G8S-N36S-T15E-T15N-T15S-T16D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3589305677">
            <text:p>0.2235893057</text:p>
          </table:table-cell>
          <table:table-cell office:value-type="float" office:value="0.55242747792">
            <text:p>0.5524274779</text:p>
          </table:table-cell>
          <table:table-cell office:value-type="string">
            <text:p>G37C-G37H-G37K-G37M-G37R-G8S-T15N-T15S-T16D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1991701355">
            <text:p>0.2219917014</text:p>
          </table:table-cell>
          <table:table-cell office:value-type="float" office:value="0.554490572114">
            <text:p>0.5544905721</text:p>
          </table:table-cell>
          <table:table-cell office:value-type="string">
            <text:p>G37C-G37E-G37H-G37K-G37M-G37Q-G37R-G8S-T15E-T15G-T15N-T15S-T16D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0649645724">
            <text:p>0.2206496457</text:p>
          </table:table-cell>
          <table:table-cell office:value-type="float" office:value="0.327256931678">
            <text:p>0.3272569317</text:p>
          </table:table-cell>
          <table:table-cell office:value-type="string">
            <text:p>E14G-K12Y-L6M-N36C-N36S-N36T-T17L-V53M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0154466682">
            <text:p>0.2201544667</text:p>
          </table:table-cell>
          <table:table-cell office:value-type="float" office:value="0.400926409771">
            <text:p>0.4009264098</text:p>
          </table:table-cell>
          <table:table-cell office:value-type="string">
            <text:p>N36C-T15C-T15M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0154466682">
            <text:p>0.2201544667</text:p>
          </table:table-cell>
          <table:table-cell office:value-type="float" office:value="0.400926409771">
            <text:p>0.4009264098</text:p>
          </table:table-cell>
          <table:table-cell office:value-type="string">
            <text:p>N36C-T15C-T15M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20012611214">
            <text:p>0.2200126112</text:p>
          </table:table-cell>
          <table:table-cell office:value-type="float" office:value="0.3762663785">
            <text:p>0.3762663785</text:p>
          </table:table-cell>
          <table:table-cell office:value-type="string">
            <text:p>T54C-T54F-T54G-T54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9506996602">
            <text:p>0.2195069966</text:p>
          </table:table-cell>
          <table:table-cell office:value-type="float" office:value="0.500556399337">
            <text:p>0.5005563993</text:p>
          </table:table-cell>
          <table:table-cell office:value-type="string">
            <text:p>K9M-N7M-Q31A-T52I-T54N-T54V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5662222688">
            <text:p>0.2156622227</text:p>
          </table:table-cell>
          <table:table-cell office:value-type="float" office:value="0.486746397022">
            <text:p>0.486746397</text:p>
          </table:table-cell>
          <table:table-cell office:value-type="string">
            <text:p>K9M-N7M-Q31A-T52I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5662222688">
            <text:p>0.2156622227</text:p>
          </table:table-cell>
          <table:table-cell office:value-type="float" office:value="0.486746397022">
            <text:p>0.486746397</text:p>
          </table:table-cell>
          <table:table-cell office:value-type="string">
            <text:p>K9M-N7M-Q31A-T52I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5455685625">
            <text:p>0.2154556856</text:p>
          </table:table-cell>
          <table:table-cell office:value-type="float" office:value="0.348819148075">
            <text:p>0.3488191481</text:p>
          </table:table-cell>
          <table:table-cell office:value-type="string">
            <text:p>N36C-N7M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5455685625">
            <text:p>0.2154556856</text:p>
          </table:table-cell>
          <table:table-cell office:value-type="float" office:value="0.348819148075">
            <text:p>0.3488191481</text:p>
          </table:table-cell>
          <table:table-cell office:value-type="string">
            <text:p>N36C-N7M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5455685625">
            <text:p>0.2154556856</text:p>
          </table:table-cell>
          <table:table-cell office:value-type="float" office:value="0.348819148075">
            <text:p>0.3488191481</text:p>
          </table:table-cell>
          <table:table-cell office:value-type="string">
            <text:p>N36C-N7M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5455685625">
            <text:p>0.2154556856</text:p>
          </table:table-cell>
          <table:table-cell office:value-type="float" office:value="0.348819148075">
            <text:p>0.3488191481</text:p>
          </table:table-cell>
          <table:table-cell office:value-type="string">
            <text:p>N36C-N7M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5455685625">
            <text:p>0.2154556856</text:p>
          </table:table-cell>
          <table:table-cell office:value-type="float" office:value="0.348819148075">
            <text:p>0.3488191481</text:p>
          </table:table-cell>
          <table:table-cell office:value-type="string">
            <text:p>N36C-N7M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5455685625">
            <text:p>0.2154556856</text:p>
          </table:table-cell>
          <table:table-cell office:value-type="float" office:value="0.348819148075">
            <text:p>0.3488191481</text:p>
          </table:table-cell>
          <table:table-cell office:value-type="string">
            <text:p>N36C-N7M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5455685625">
            <text:p>0.2154556856</text:p>
          </table:table-cell>
          <table:table-cell office:value-type="float" office:value="0.348819148075">
            <text:p>0.3488191481</text:p>
          </table:table-cell>
          <table:table-cell office:value-type="string">
            <text:p>N36C-N7M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5455685625">
            <text:p>0.2154556856</text:p>
          </table:table-cell>
          <table:table-cell office:value-type="float" office:value="0.348819148075">
            <text:p>0.3488191481</text:p>
          </table:table-cell>
          <table:table-cell office:value-type="string">
            <text:p>N36C-N7M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4486958142">
            <text:p>0.2144869581</text:p>
          </table:table-cell>
          <table:table-cell office:value-type="float" office:value="0.397396517783">
            <text:p>0.3973965178</text:p>
          </table:table-cell>
          <table:table-cell office:value-type="string">
            <text:p>L6M-N36C-T10N-T15C-T15M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3875683141">
            <text:p>0.2138756831</text:p>
          </table:table-cell>
          <table:table-cell office:value-type="float" office:value="0.560984803486">
            <text:p>0.5609848035</text:p>
          </table:table-cell>
          <table:table-cell office:value-type="string">
            <text:p>D39G-D39L-N7M-T54N-T54V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3875683141">
            <text:p>0.2138756831</text:p>
          </table:table-cell>
          <table:table-cell office:value-type="float" office:value="0.560984803486">
            <text:p>0.5609848035</text:p>
          </table:table-cell>
          <table:table-cell office:value-type="string">
            <text:p>D39G-D39L-N7M-T54N-T54V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3818454549">
            <text:p>0.2138184545</text:p>
          </table:table-cell>
          <table:table-cell office:value-type="float" office:value="0.292226459378">
            <text:p>0.2922264594</text:p>
          </table:table-cell>
          <table:table-cell office:value-type="string">
            <text:p>A33M-A33S-F29L-I5A-K9M-T43D-T52H-T52I-T54A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12327295812">
            <text:p>0.2123272958</text:p>
          </table:table-cell>
          <table:table-cell office:value-type="float" office:value="0.586977446781">
            <text:p>0.5869774468</text:p>
          </table:table-cell>
          <table:table-cell office:value-type="string">
            <text:p>E14D-G37C-G37E-G37H-G37K-G37M-G37Q-G37R-G37S-G8S-N36S-T15E-T15N-T15S-T16D-T16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09777432352">
            <text:p>0.2097774324</text:p>
          </table:table-cell>
          <table:table-cell office:value-type="float" office:value="0.481240782775">
            <text:p>0.4812407828</text:p>
          </table:table-cell>
          <table:table-cell office:value-type="string">
            <text:p>D39L-T54C-T54F-T54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09777432352">
            <text:p>0.2097774324</text:p>
          </table:table-cell>
          <table:table-cell office:value-type="float" office:value="0.481240782775">
            <text:p>0.4812407828</text:p>
          </table:table-cell>
          <table:table-cell office:value-type="string">
            <text:p>D39L-T54C-T54F-T54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09777432352">
            <text:p>0.2097774324</text:p>
          </table:table-cell>
          <table:table-cell office:value-type="float" office:value="0.481240782775">
            <text:p>0.4812407828</text:p>
          </table:table-cell>
          <table:table-cell office:value-type="string">
            <text:p>D39L-T54C-T54F-T54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07433816074">
            <text:p>0.2074338161</text:p>
          </table:table-cell>
          <table:table-cell office:value-type="float" office:value="0.279544983711">
            <text:p>0.2795449837</text:p>
          </table:table-cell>
          <table:table-cell office:value-type="string">
            <text:p>A33M-A33S-I5A-K9M-T52H-T54A-T54Q-T54V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0634632509">
            <text:p>0.2063463251</text:p>
          </table:table-cell>
          <table:table-cell office:value-type="float" office:value="0.292164856083">
            <text:p>0.2921648561</text:p>
          </table:table-cell>
          <table:table-cell office:value-type="string">
            <text:p>E14G-L6M-N36S-N36T-V53M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06043899937">
            <text:p>0.2060438999</text:p>
          </table:table-cell>
          <table:table-cell office:value-type="float" office:value="0.5060194771">
            <text:p>0.5060194771</text:p>
          </table:table-cell>
          <table:table-cell office:value-type="string">
            <text:p>G37N-L11I-L6M-T10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06043899937">
            <text:p>0.2060438999</text:p>
          </table:table-cell>
          <table:table-cell office:value-type="float" office:value="0.5060194771">
            <text:p>0.5060194771</text:p>
          </table:table-cell>
          <table:table-cell office:value-type="string">
            <text:p>G37N-L11I-L6M-T10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06043899937">
            <text:p>0.2060438999</text:p>
          </table:table-cell>
          <table:table-cell office:value-type="float" office:value="0.5060194771">
            <text:p>0.5060194771</text:p>
          </table:table-cell>
          <table:table-cell office:value-type="string">
            <text:p>G37N-L11I-L6M-T10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06043899937">
            <text:p>0.2060438999</text:p>
          </table:table-cell>
          <table:table-cell office:value-type="float" office:value="0.5060194771">
            <text:p>0.5060194771</text:p>
          </table:table-cell>
          <table:table-cell office:value-type="string">
            <text:p>G37N-L11I-L6M-T10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06043899937">
            <text:p>0.2060438999</text:p>
          </table:table-cell>
          <table:table-cell office:value-type="float" office:value="0.5060194771">
            <text:p>0.5060194771</text:p>
          </table:table-cell>
          <table:table-cell office:value-type="string">
            <text:p>G37N-L11I-L6M-T10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04304889784">
            <text:p>0.2043048898</text:p>
          </table:table-cell>
          <table:table-cell office:value-type="float" office:value="0.448483865273">
            <text:p>0.4484838653</text:p>
          </table:table-cell>
          <table:table-cell office:value-type="string">
            <text:p>K49F-K49M-K9M-N7M-Q31A-T52I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02628696018">
            <text:p>0.202628696</text:p>
          </table:table-cell>
          <table:table-cell office:value-type="float" office:value="0.451294632522">
            <text:p>0.4512946325</text:p>
          </table:table-cell>
          <table:table-cell office:value-type="string">
            <text:p>N36C-T10S-T15H-T15L-T15V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00046001352">
            <text:p>0.2000460014</text:p>
          </table:table-cell>
          <table:table-cell office:value-type="float" office:value="0.387484110317">
            <text:p>0.3874841103</text:p>
          </table:table-cell>
          <table:table-cell office:value-type="string">
            <text:p>E14G-K12Y-N36S-N36T-V53M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00009641918">
            <text:p>0.2000096419</text:p>
          </table:table-cell>
          <table:table-cell office:value-type="float" office:value="0.4388769644">
            <text:p>0.4388769644</text:p>
          </table:table-cell>
          <table:table-cell office:value-type="string">
            <text:p>G8C-K12Y-N36S-T16E-T16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98849684499">
            <text:p>0.1988496845</text:p>
          </table:table-cell>
          <table:table-cell office:value-type="float" office:value="0.411110209833">
            <text:p>0.4111102098</text:p>
          </table:table-cell>
          <table:table-cell office:value-type="string">
            <text:p>A33M-K49F-K49M-K9M-N7M-Q31A-T52I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95794882219">
            <text:p>0.1957948822</text:p>
          </table:table-cell>
          <table:table-cell office:value-type="float" office:value="0.372626531933">
            <text:p>0.3726265319</text:p>
          </table:table-cell>
          <table:table-cell office:value-type="string">
            <text:p>A33M-K9M-N7M-Q31A-T52H-T52I-T52N-T54Q-T5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95600554512">
            <text:p>0.1956005545</text:p>
          </table:table-cell>
          <table:table-cell office:value-type="float" office:value="0.3652241302">
            <text:p>0.3652241302</text:p>
          </table:table-cell>
          <table:table-cell office:value-type="string">
            <text:p>G8C-K12Y-N36C-N36S-T16E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94992074493">
            <text:p>0.1949920745</text:p>
          </table:table-cell>
          <table:table-cell office:value-type="float" office:value="0.5165543754">
            <text:p>0.5165543754</text:p>
          </table:table-cell>
          <table:table-cell office:value-type="string">
            <text:p>D39G-D39L-T54C-T54F-T54I-T54N-T54V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94671629827">
            <text:p>0.1946716298</text:p>
          </table:table-cell>
          <table:table-cell office:value-type="float" office:value="0.240613890525">
            <text:p>0.2406138905</text:p>
          </table:table-cell>
          <table:table-cell office:value-type="string">
            <text:p>L6M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93763066598">
            <text:p>0.1937630666</text:p>
          </table:table-cell>
          <table:table-cell office:value-type="float" office:value="0.58669837385">
            <text:p>0.5866983739</text:p>
          </table:table-cell>
          <table:table-cell office:value-type="string">
            <text:p>D39G-D39L-T54N-T54V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93763066598">
            <text:p>0.1937630666</text:p>
          </table:table-cell>
          <table:table-cell office:value-type="float" office:value="0.58669837385">
            <text:p>0.5866983739</text:p>
          </table:table-cell>
          <table:table-cell office:value-type="string">
            <text:p>D39G-D39L-T54N-T54V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93763066598">
            <text:p>0.1937630666</text:p>
          </table:table-cell>
          <table:table-cell office:value-type="float" office:value="0.58669837385">
            <text:p>0.5866983739</text:p>
          </table:table-cell>
          <table:table-cell office:value-type="string">
            <text:p>D39G-D39L-T54N-T54V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93763066598">
            <text:p>0.1937630666</text:p>
          </table:table-cell>
          <table:table-cell office:value-type="float" office:value="0.58669837385">
            <text:p>0.5866983739</text:p>
          </table:table-cell>
          <table:table-cell office:value-type="string">
            <text:p>D39G-D39L-T54N-T54V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93763066598">
            <text:p>0.1937630666</text:p>
          </table:table-cell>
          <table:table-cell office:value-type="float" office:value="0.58669837385">
            <text:p>0.5866983739</text:p>
          </table:table-cell>
          <table:table-cell office:value-type="string">
            <text:p>D39G-D39L-T54N-T54V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90121210003">
            <text:p>0.19012121</text:p>
          </table:table-cell>
          <table:table-cell office:value-type="float" office:value="0.31515399628">
            <text:p>0.3151539963</text:p>
          </table:table-cell>
          <table:table-cell office:value-type="string">
            <text:p>A19E-T54D-T54E-T54G-T5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89821040595">
            <text:p>0.1898210406</text:p>
          </table:table-cell>
          <table:table-cell office:value-type="float" office:value="0.384038736833">
            <text:p>0.3840387368</text:p>
          </table:table-cell>
          <table:table-cell office:value-type="string">
            <text:p>N36C-N7M-T15V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89416254765">
            <text:p>0.1894162548</text:p>
          </table:table-cell>
          <table:table-cell office:value-type="float" office:value="0.2820579091">
            <text:p>0.2820579091</text:p>
          </table:table-cell>
          <table:table-cell office:value-type="string">
            <text:p>A33M-A33S-F29L-I5A-K9M-T52H-T54A-T54Q-T5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88716028971">
            <text:p>0.188716029</text:p>
          </table:table-cell>
          <table:table-cell office:value-type="float" office:value="0.556636660229">
            <text:p>0.5566366602</text:p>
          </table:table-cell>
          <table:table-cell office:value-type="string">
            <text:p>D39G-D39L-T54F-T54N-T54V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86993585214">
            <text:p>0.1869935852</text:p>
          </table:table-cell>
          <table:table-cell office:value-type="float" office:value="0.483364507822">
            <text:p>0.4833645078</text:p>
          </table:table-cell>
          <table:table-cell office:value-type="string">
            <text:p>K9M-Q31A-T52I-T54N-T54Q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86486480041">
            <text:p>0.18648648</text:p>
          </table:table-cell>
          <table:table-cell office:value-type="float" office:value="0.3558920279">
            <text:p>0.3558920279</text:p>
          </table:table-cell>
          <table:table-cell office:value-type="string">
            <text:p>G8C-N36C-T15M-T16I-T16V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85073895846">
            <text:p>0.1850738958</text:p>
          </table:table-cell>
          <table:table-cell office:value-type="float" office:value="0.342315055044">
            <text:p>0.342315055</text:p>
          </table:table-cell>
          <table:table-cell office:value-type="string">
            <text:p>A19H-T54C-T54D-T54E-T54G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84990089026">
            <text:p>0.184990089</text:p>
          </table:table-cell>
          <table:table-cell office:value-type="float" office:value="0.389986380538">
            <text:p>0.3899863805</text:p>
          </table:table-cell>
          <table:table-cell office:value-type="string">
            <text:p>E14G-E55T-L6M-N36S-N36T-T10N-V53M-Y32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84827025657">
            <text:p>0.1848270257</text:p>
          </table:table-cell>
          <table:table-cell office:value-type="float" office:value="0.315049523787">
            <text:p>0.3150495238</text:p>
          </table:table-cell>
          <table:table-cell office:value-type="string">
            <text:p>A33M-A33S-D39G-F29L-I5A-K9M-T52H-T52I-T54A-T54N-T54Q-T54V-T54W-T54Y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84680471091">
            <text:p>0.1846804711</text:p>
          </table:table-cell>
          <table:table-cell office:value-type="float" office:value="0.424833044236">
            <text:p>0.4248330442</text:p>
          </table:table-cell>
          <table:table-cell office:value-type="string">
            <text:p>A19H-D39G-D39L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83547251606">
            <text:p>0.1835472516</text:p>
          </table:table-cell>
          <table:table-cell office:value-type="float" office:value="0.289141328454">
            <text:p>0.2891413285</text:p>
          </table:table-cell>
          <table:table-cell office:value-type="string">
            <text:p>A33M-A33S-F29L-I5A-K9M-T43D-T52H-T52I-T54A-T54Q-T54V-T54W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83547251606">
            <text:p>0.1835472516</text:p>
          </table:table-cell>
          <table:table-cell office:value-type="float" office:value="0.289141328454">
            <text:p>0.2891413285</text:p>
          </table:table-cell>
          <table:table-cell office:value-type="string">
            <text:p>A33M-A33S-F29L-I5A-K9M-T43D-T52H-T52I-T54A-T54Q-T54V-T54W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82162622935">
            <text:p>0.1821626229</text:p>
          </table:table-cell>
          <table:table-cell office:value-type="float" office:value="0.300758001793">
            <text:p>0.3007580018</text:p>
          </table:table-cell>
          <table:table-cell office:value-type="string">
            <text:p>A33M-A33S-F29L-I5A-K9M-T43D-T52H-T52I-T54A-T54N-T54Q-T54V-T54W-T54Y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78497156427">
            <text:p>0.1784971564</text:p>
          </table:table-cell>
          <table:table-cell office:value-type="float" office:value="0.300310896117">
            <text:p>0.3003108961</text:p>
          </table:table-cell>
          <table:table-cell office:value-type="string">
            <text:p>A33M-K9M-T52H-T54A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77000870407">
            <text:p>0.1770008704</text:p>
          </table:table-cell>
          <table:table-cell office:value-type="float" office:value="0.294874845786">
            <text:p>0.2948748458</text:p>
          </table:table-cell>
          <table:table-cell office:value-type="string">
            <text:p>A33M-K9M-T52H-T52I-T54Q-T54V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76997962066">
            <text:p>0.1769979621</text:p>
          </table:table-cell>
          <table:table-cell office:value-type="float" office:value="0.436251752371">
            <text:p>0.4362517524</text:p>
          </table:table-cell>
          <table:table-cell office:value-type="string">
            <text:p>D39L-T54C-T54D-T54F-T54H-T54I-T5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76151540174">
            <text:p>0.1761515402</text:p>
          </table:table-cell>
          <table:table-cell office:value-type="float" office:value="0.420021114588">
            <text:p>0.4200211146</text:p>
          </table:table-cell>
          <table:table-cell office:value-type="string">
            <text:p>G8C-N36C-T10S-T15H-T15M-T16I-T16V-T17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75847581293">
            <text:p>0.1758475813</text:p>
          </table:table-cell>
          <table:table-cell office:value-type="float" office:value="0.39272545218">
            <text:p>0.3927254522</text:p>
          </table:table-cell>
          <table:table-cell office:value-type="string">
            <text:p>N36C-N7M-T16I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7558233898">
            <text:p>0.175582339</text:p>
          </table:table-cell>
          <table:table-cell office:value-type="float" office:value="0.34571018739">
            <text:p>0.3457101874</text:p>
          </table:table-cell>
          <table:table-cell office:value-type="string">
            <text:p>A19H-T54C-T54D-T54E-T54F-T54G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73738447845">
            <text:p>0.1737384478</text:p>
          </table:table-cell>
          <table:table-cell office:value-type="float" office:value="0.339117069">
            <text:p>0.339117069</text:p>
          </table:table-cell>
          <table:table-cell office:value-type="string">
            <text:p>E55Q-E55T-N36T-T54G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7286372522">
            <text:p>0.1728637252</text:p>
          </table:table-cell>
          <table:table-cell office:value-type="float" office:value="0.460535814">
            <text:p>0.460535814</text:p>
          </table:table-cell>
          <table:table-cell office:value-type="string">
            <text:p>D39L-T54C-T54E-T54F-T54H-T54I-T54M-T54N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70982339203">
            <text:p>0.1709823392</text:p>
          </table:table-cell>
          <table:table-cell office:value-type="float" office:value="0.500999429614">
            <text:p>0.5009994296</text:p>
          </table:table-cell>
          <table:table-cell office:value-type="string">
            <text:p>D39G-N7M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70557453461">
            <text:p>0.1705574535</text:p>
          </table:table-cell>
          <table:table-cell office:value-type="float" office:value="0.46726562535">
            <text:p>0.4672656254</text:p>
          </table:table-cell>
          <table:table-cell office:value-type="string">
            <text:p>E14G-E55Q-E55T-N36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70557453461">
            <text:p>0.1705574535</text:p>
          </table:table-cell>
          <table:table-cell office:value-type="float" office:value="0.46726562535">
            <text:p>0.4672656254</text:p>
          </table:table-cell>
          <table:table-cell office:value-type="string">
            <text:p>E14G-E55Q-E55T-N36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70557453461">
            <text:p>0.1705574535</text:p>
          </table:table-cell>
          <table:table-cell office:value-type="float" office:value="0.46726562535">
            <text:p>0.4672656254</text:p>
          </table:table-cell>
          <table:table-cell office:value-type="string">
            <text:p>E14G-E55Q-E55T-N36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70557453461">
            <text:p>0.1705574535</text:p>
          </table:table-cell>
          <table:table-cell office:value-type="float" office:value="0.46726562535">
            <text:p>0.4672656254</text:p>
          </table:table-cell>
          <table:table-cell office:value-type="string">
            <text:p>E14G-E55Q-E55T-N36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70236807102">
            <text:p>0.1702368071</text:p>
          </table:table-cell>
          <table:table-cell office:value-type="float" office:value="0.381662321181">
            <text:p>0.3816623212</text:p>
          </table:table-cell>
          <table:table-cell office:value-type="string">
            <text:p>A33M-D39G-F29L-I5A-K9M-T43D-T52H-T52I-T54A-T54N-T54Q-T54V-T54W-T54Y-V20M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9400223243">
            <text:p>0.1694002232</text:p>
          </table:table-cell>
          <table:table-cell office:value-type="float" office:value="0.385775611638">
            <text:p>0.3857756116</text:p>
          </table:table-cell>
          <table:table-cell office:value-type="string">
            <text:p>E55Q-T54C-T54D-T54F-T54G-T54H-T54I-T5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9100798432">
            <text:p>0.1691007984</text:p>
          </table:table-cell>
          <table:table-cell office:value-type="float" office:value="0.35418056445">
            <text:p>0.3541805645</text:p>
          </table:table-cell>
          <table:table-cell office:value-type="string">
            <text:p>E14G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9100798432">
            <text:p>0.1691007984</text:p>
          </table:table-cell>
          <table:table-cell office:value-type="float" office:value="0.35418056445">
            <text:p>0.3541805645</text:p>
          </table:table-cell>
          <table:table-cell office:value-type="string">
            <text:p>E14G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9100798432">
            <text:p>0.1691007984</text:p>
          </table:table-cell>
          <table:table-cell office:value-type="float" office:value="0.35418056445">
            <text:p>0.3541805645</text:p>
          </table:table-cell>
          <table:table-cell office:value-type="string">
            <text:p>E14G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9100798432">
            <text:p>0.1691007984</text:p>
          </table:table-cell>
          <table:table-cell office:value-type="float" office:value="0.35418056445">
            <text:p>0.3541805645</text:p>
          </table:table-cell>
          <table:table-cell office:value-type="string">
            <text:p>E14G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9100798432">
            <text:p>0.1691007984</text:p>
          </table:table-cell>
          <table:table-cell office:value-type="float" office:value="0.35418056445">
            <text:p>0.3541805645</text:p>
          </table:table-cell>
          <table:table-cell office:value-type="string">
            <text:p>E14G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9100798432">
            <text:p>0.1691007984</text:p>
          </table:table-cell>
          <table:table-cell office:value-type="float" office:value="0.35418056445">
            <text:p>0.3541805645</text:p>
          </table:table-cell>
          <table:table-cell office:value-type="string">
            <text:p>E14G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9100798432">
            <text:p>0.1691007984</text:p>
          </table:table-cell>
          <table:table-cell office:value-type="float" office:value="0.35418056445">
            <text:p>0.3541805645</text:p>
          </table:table-cell>
          <table:table-cell office:value-type="string">
            <text:p>E14G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9100798432">
            <text:p>0.1691007984</text:p>
          </table:table-cell>
          <table:table-cell office:value-type="float" office:value="0.35418056445">
            <text:p>0.3541805645</text:p>
          </table:table-cell>
          <table:table-cell office:value-type="string">
            <text:p>E14G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9100798432">
            <text:p>0.1691007984</text:p>
          </table:table-cell>
          <table:table-cell office:value-type="float" office:value="0.35418056445">
            <text:p>0.3541805645</text:p>
          </table:table-cell>
          <table:table-cell office:value-type="string">
            <text:p>E14G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9100798432">
            <text:p>0.1691007984</text:p>
          </table:table-cell>
          <table:table-cell office:value-type="float" office:value="0.35418056445">
            <text:p>0.3541805645</text:p>
          </table:table-cell>
          <table:table-cell office:value-type="string">
            <text:p>E14G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9100798432">
            <text:p>0.1691007984</text:p>
          </table:table-cell>
          <table:table-cell office:value-type="float" office:value="0.35418056445">
            <text:p>0.3541805645</text:p>
          </table:table-cell>
          <table:table-cell office:value-type="string">
            <text:p>E14G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9100798432">
            <text:p>0.1691007984</text:p>
          </table:table-cell>
          <table:table-cell office:value-type="float" office:value="0.35418056445">
            <text:p>0.3541805645</text:p>
          </table:table-cell>
          <table:table-cell office:value-type="string">
            <text:p>E14G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8586414099">
            <text:p>0.1685864141</text:p>
          </table:table-cell>
          <table:table-cell office:value-type="float" office:value="0.425356739438">
            <text:p>0.4253567394</text:p>
          </table:table-cell>
          <table:table-cell office:value-type="string">
            <text:p>K12Y-L6M-N36C-N36S-T10N-T15C-T15M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8395378703">
            <text:p>0.1683953787</text:p>
          </table:table-cell>
          <table:table-cell office:value-type="float" office:value="0.49244404572">
            <text:p>0.4924440457</text:p>
          </table:table-cell>
          <table:table-cell office:value-type="string">
            <text:p>D39L-K49F-K49M-N7M-Q31A-Q31T-T54N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8210623627">
            <text:p>0.1682106236</text:p>
          </table:table-cell>
          <table:table-cell office:value-type="float" office:value="0.473388837892">
            <text:p>0.4733888379</text:p>
          </table:table-cell>
          <table:table-cell office:value-type="string">
            <text:p>D39G-D39L-T54C-T54D-T54E-T54F-T54H-T54I-T54L-T54M-T54N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7256226514">
            <text:p>0.1672562265</text:p>
          </table:table-cell>
          <table:table-cell office:value-type="float" office:value="0.278862337129">
            <text:p>0.2788623371</text:p>
          </table:table-cell>
          <table:table-cell office:value-type="string">
            <text:p>A19H-T54D-T54E-T54H-T54L-T54M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7184181971">
            <text:p>0.167184182</text:p>
          </table:table-cell>
          <table:table-cell office:value-type="float" office:value="0.46043917664">
            <text:p>0.4604391766</text:p>
          </table:table-cell>
          <table:table-cell office:value-type="string">
            <text:p>D39G-D39L-T54C-T54D-T54E-T54F-T54H-T54I-T54L-T54M-T54N-T54Q-T54V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7184181971">
            <text:p>0.167184182</text:p>
          </table:table-cell>
          <table:table-cell office:value-type="float" office:value="0.46043917664">
            <text:p>0.4604391766</text:p>
          </table:table-cell>
          <table:table-cell office:value-type="string">
            <text:p>D39G-D39L-T54C-T54D-T54E-T54F-T54H-T54I-T54L-T54M-T54N-T54Q-T54V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5370165734">
            <text:p>0.1653701657</text:p>
          </table:table-cell>
          <table:table-cell office:value-type="float" office:value="0.44217012217">
            <text:p>0.4421701222</text:p>
          </table:table-cell>
          <table:table-cell office:value-type="string">
            <text:p>D39G-K49F-K49M-Q31A-T52I-T52Y-T54N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5165148023">
            <text:p>0.165165148</text:p>
          </table:table-cell>
          <table:table-cell office:value-type="float" office:value="0.410979951383">
            <text:p>0.4109799514</text:p>
          </table:table-cell>
          <table:table-cell office:value-type="string">
            <text:p>N36C-T15M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4808532253">
            <text:p>0.1648085323</text:p>
          </table:table-cell>
          <table:table-cell office:value-type="float" office:value="0.36851839005">
            <text:p>0.3685183901</text:p>
          </table:table-cell>
          <table:table-cell office:value-type="string">
            <text:p>E14G-E55Q-E55T-N36T-V53M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3647764476">
            <text:p>0.1636477645</text:p>
          </table:table-cell>
          <table:table-cell office:value-type="float" office:value="0.33863974065">
            <text:p>0.3386397407</text:p>
          </table:table-cell>
          <table:table-cell office:value-type="string">
            <text:p>L4F-T54C-T54D-T54E-T54F-T54G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3443269798">
            <text:p>0.1634432698</text:p>
          </table:table-cell>
          <table:table-cell office:value-type="float" office:value="0.446249314683">
            <text:p>0.4462493147</text:p>
          </table:table-cell>
          <table:table-cell office:value-type="string">
            <text:p>D39L-T54C-T54F-T54H-T54I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1506334002">
            <text:p>0.161506334</text:p>
          </table:table-cell>
          <table:table-cell office:value-type="float" office:value="0.41825614021">
            <text:p>0.4182561402</text:p>
          </table:table-cell>
          <table:table-cell office:value-type="string">
            <text:p>D39L-T54C-T54D-T54E-T54F-T54G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1506334002">
            <text:p>0.161506334</text:p>
          </table:table-cell>
          <table:table-cell office:value-type="float" office:value="0.41825614021">
            <text:p>0.4182561402</text:p>
          </table:table-cell>
          <table:table-cell office:value-type="string">
            <text:p>D39L-T54C-T54D-T54E-T54F-T54G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61031509107">
            <text:p>0.1610315091</text:p>
          </table:table-cell>
          <table:table-cell office:value-type="float" office:value="0.4457160458">
            <text:p>0.4457160458</text:p>
          </table:table-cell>
          <table:table-cell office:value-type="string">
            <text:p>K49F-K49M-N7M-Q31A-Q31T-T43D-T52I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9413655154">
            <text:p>0.1594136552</text:p>
          </table:table-cell>
          <table:table-cell office:value-type="float" office:value="0.502876847133">
            <text:p>0.5028768471</text:p>
          </table:table-cell>
          <table:table-cell office:value-type="string">
            <text:p>D39G-K9M-T52I-T54N-T54Q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9413655154">
            <text:p>0.1594136552</text:p>
          </table:table-cell>
          <table:table-cell office:value-type="float" office:value="0.502876847133">
            <text:p>0.5028768471</text:p>
          </table:table-cell>
          <table:table-cell office:value-type="string">
            <text:p>D39G-K9M-T52I-T54N-T54Q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7549498132">
            <text:p>0.1575494981</text:p>
          </table:table-cell>
          <table:table-cell office:value-type="float" office:value="0.374221479983">
            <text:p>0.37422148</text:p>
          </table:table-cell>
          <table:table-cell office:value-type="string">
            <text:p>E14G-E55Q-E55T-N36T-T54G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7549498132">
            <text:p>0.1575494981</text:p>
          </table:table-cell>
          <table:table-cell office:value-type="float" office:value="0.374221479983">
            <text:p>0.37422148</text:p>
          </table:table-cell>
          <table:table-cell office:value-type="string">
            <text:p>E14G-E55Q-E55T-N36T-T54G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7522206806">
            <text:p>0.1575222068</text:p>
          </table:table-cell>
          <table:table-cell office:value-type="float" office:value="0.401132506743">
            <text:p>0.4011325067</text:p>
          </table:table-cell>
          <table:table-cell office:value-type="string">
            <text:p>N36C-T15M-T16I-T16V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7185082352">
            <text:p>0.1571850824</text:p>
          </table:table-cell>
          <table:table-cell office:value-type="float" office:value="0.3876999491">
            <text:p>0.3876999491</text:p>
          </table:table-cell>
          <table:table-cell office:value-type="string">
            <text:p>A19H-D39G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7185082352">
            <text:p>0.1571850824</text:p>
          </table:table-cell>
          <table:table-cell office:value-type="float" office:value="0.3876999491">
            <text:p>0.3876999491</text:p>
          </table:table-cell>
          <table:table-cell office:value-type="string">
            <text:p>A19H-D39G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7185082352">
            <text:p>0.1571850824</text:p>
          </table:table-cell>
          <table:table-cell office:value-type="float" office:value="0.3876999491">
            <text:p>0.3876999491</text:p>
          </table:table-cell>
          <table:table-cell office:value-type="string">
            <text:p>A19H-D39G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6420453494">
            <text:p>0.1564204535</text:p>
          </table:table-cell>
          <table:table-cell office:value-type="float" office:value="0.342315055044">
            <text:p>0.342315055</text:p>
          </table:table-cell>
          <table:table-cell office:value-type="string">
            <text:p>A19H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6420453494">
            <text:p>0.1564204535</text:p>
          </table:table-cell>
          <table:table-cell office:value-type="float" office:value="0.342315055044">
            <text:p>0.342315055</text:p>
          </table:table-cell>
          <table:table-cell office:value-type="string">
            <text:p>A19H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6420453494">
            <text:p>0.1564204535</text:p>
          </table:table-cell>
          <table:table-cell office:value-type="float" office:value="0.342315055044">
            <text:p>0.342315055</text:p>
          </table:table-cell>
          <table:table-cell office:value-type="string">
            <text:p>A19H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6420453494">
            <text:p>0.1564204535</text:p>
          </table:table-cell>
          <table:table-cell office:value-type="float" office:value="0.342315055044">
            <text:p>0.342315055</text:p>
          </table:table-cell>
          <table:table-cell office:value-type="string">
            <text:p>A19H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6370277324">
            <text:p>0.1563702773</text:p>
          </table:table-cell>
          <table:table-cell office:value-type="float" office:value="0.4424291979">
            <text:p>0.4424291979</text:p>
          </table:table-cell>
          <table:table-cell office:value-type="string">
            <text:p>F29L-K49F-K49M-K9M-Q31A-Q31T-T43D-T52I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5694747277">
            <text:p>0.1556947473</text:p>
          </table:table-cell>
          <table:table-cell office:value-type="float" office:value="0.349932830925">
            <text:p>0.3499328309</text:p>
          </table:table-cell>
          <table:table-cell office:value-type="string">
            <text:p>G8C-K12Y-N36C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5328379403">
            <text:p>0.1553283794</text:p>
          </table:table-cell>
          <table:table-cell office:value-type="float" office:value="0.539051266743">
            <text:p>0.5390512667</text:p>
          </table:table-cell>
          <table:table-cell office:value-type="string">
            <text:p>D39G-K9M-T52I-T54N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5059351442">
            <text:p>0.1550593514</text:p>
          </table:table-cell>
          <table:table-cell office:value-type="float" office:value="0.370401662158">
            <text:p>0.3704016622</text:p>
          </table:table-cell>
          <table:table-cell office:value-type="string">
            <text:p>D39G-T52H-T54C-T54D-T54E-T54F-T54H-T54I-T54L-T54M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4937756201">
            <text:p>0.1549377562</text:p>
          </table:table-cell>
          <table:table-cell office:value-type="float" office:value="0.466451519364">
            <text:p>0.4664515194</text:p>
          </table:table-cell>
          <table:table-cell office:value-type="string">
            <text:p>D39G-D39L-T54C-T54D-T54E-T54F-T54H-T54I-T54L-T54M-T54N-T54V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4937756201">
            <text:p>0.1549377562</text:p>
          </table:table-cell>
          <table:table-cell office:value-type="float" office:value="0.466451519364">
            <text:p>0.4664515194</text:p>
          </table:table-cell>
          <table:table-cell office:value-type="string">
            <text:p>D39G-D39L-T54C-T54D-T54E-T54F-T54H-T54I-T54L-T54M-T54N-T54V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3618729704">
            <text:p>0.1536187297</text:p>
          </table:table-cell>
          <table:table-cell office:value-type="float" office:value="0.425792196625">
            <text:p>0.4257921966</text:p>
          </table:table-cell>
          <table:table-cell office:value-type="string">
            <text:p>L6M-N36C-T10N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53161841801">
            <text:p>0.1531618418</text:p>
          </table:table-cell>
          <table:table-cell office:value-type="float" office:value="0.5146444566">
            <text:p>0.5146444566</text:p>
          </table:table-cell>
          <table:table-cell office:value-type="string">
            <text:p>D39G-K9M-Q31A-T52I-T54N-T54Q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9342679036">
            <text:p>0.149342679</text:p>
          </table:table-cell>
          <table:table-cell office:value-type="float" office:value="0.46024590192">
            <text:p>0.4602459019</text:p>
          </table:table-cell>
          <table:table-cell office:value-type="string">
            <text:p>D39G-T54C-T54F-T54I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7942725865">
            <text:p>0.1479427259</text:p>
          </table:table-cell>
          <table:table-cell office:value-type="float" office:value="0.446249314683">
            <text:p>0.4462493147</text:p>
          </table:table-cell>
          <table:table-cell office:value-type="string">
            <text:p>D39G-D39L-T54C-T54D-T54E-T54F-T54H-T54I-T54L-T54M-T54N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7942725865">
            <text:p>0.1479427259</text:p>
          </table:table-cell>
          <table:table-cell office:value-type="float" office:value="0.446249314683">
            <text:p>0.4462493147</text:p>
          </table:table-cell>
          <table:table-cell office:value-type="string">
            <text:p>D39G-D39L-T54C-T54D-T54E-T54F-T54H-T54I-T54L-T54M-T54N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7942725865">
            <text:p>0.1479427259</text:p>
          </table:table-cell>
          <table:table-cell office:value-type="float" office:value="0.446249314683">
            <text:p>0.4462493147</text:p>
          </table:table-cell>
          <table:table-cell office:value-type="string">
            <text:p>D39G-D39L-T54C-T54D-T54E-T54F-T54H-T54I-T54L-T54M-T54N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7942725865">
            <text:p>0.1479427259</text:p>
          </table:table-cell>
          <table:table-cell office:value-type="float" office:value="0.446249314683">
            <text:p>0.4462493147</text:p>
          </table:table-cell>
          <table:table-cell office:value-type="string">
            <text:p>D39G-D39L-T54C-T54D-T54E-T54F-T54H-T54I-T54L-T54M-T54N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7942725865">
            <text:p>0.1479427259</text:p>
          </table:table-cell>
          <table:table-cell office:value-type="float" office:value="0.446249314683">
            <text:p>0.4462493147</text:p>
          </table:table-cell>
          <table:table-cell office:value-type="string">
            <text:p>D39G-D39L-T54C-T54D-T54E-T54F-T54H-T54I-T54L-T54M-T54N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6556568434">
            <text:p>0.1465565684</text:p>
          </table:table-cell>
          <table:table-cell office:value-type="float" office:value="0.322514038714">
            <text:p>0.3225140387</text:p>
          </table:table-cell>
          <table:table-cell office:value-type="string">
            <text:p>T54D-T54E-T54H-T54L-T54M-T54Q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6084201473">
            <text:p>0.1460842015</text:p>
          </table:table-cell>
          <table:table-cell office:value-type="float" office:value="0.285624921388">
            <text:p>0.2856249214</text:p>
          </table:table-cell>
          <table:table-cell office:value-type="string">
            <text:p>A19H-A19M-T52L-T54D-T54E-T54H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6073946313">
            <text:p>0.1460739463</text:p>
          </table:table-cell>
          <table:table-cell office:value-type="float" office:value="0.380053838057">
            <text:p>0.3800538381</text:p>
          </table:table-cell>
          <table:table-cell office:value-type="string">
            <text:p>F29L-K49F-K49M-Q31A-Q31T-T43D-T52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4817974441">
            <text:p>0.1448179744</text:p>
          </table:table-cell>
          <table:table-cell office:value-type="float" office:value="0.326639381322">
            <text:p>0.3266393813</text:p>
          </table:table-cell>
          <table:table-cell office:value-type="string">
            <text:p>A33M-D39G-T52H-T54N-T54Q-T54V-T54W-T54Y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4626971947">
            <text:p>0.1446269719</text:p>
          </table:table-cell>
          <table:table-cell office:value-type="float" office:value="0.500686749">
            <text:p>0.500686749</text:p>
          </table:table-cell>
          <table:table-cell office:value-type="string">
            <text:p>K49F-K49M-K9M-N7M-Q31A-Q31T-T43D-T52I-T54W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429655632">
            <text:p>0.1442965563</text:p>
          </table:table-cell>
          <table:table-cell office:value-type="float" office:value="0.436251752371">
            <text:p>0.4362517524</text:p>
          </table:table-cell>
          <table:table-cell office:value-type="string">
            <text:p>D39G-D39L-T54C-T54D-T54E-T54F-T54H-T54I-T54L-T54M-T54N-T54Q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429655632">
            <text:p>0.1442965563</text:p>
          </table:table-cell>
          <table:table-cell office:value-type="float" office:value="0.436251752371">
            <text:p>0.4362517524</text:p>
          </table:table-cell>
          <table:table-cell office:value-type="string">
            <text:p>D39G-D39L-T54C-T54D-T54E-T54F-T54H-T54I-T54L-T54M-T54N-T54Q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3741880146">
            <text:p>0.1437418801</text:p>
          </table:table-cell>
          <table:table-cell office:value-type="float" office:value="0.441089021192">
            <text:p>0.4410890212</text:p>
          </table:table-cell>
          <table:table-cell office:value-type="string">
            <text:p>D39G-T54C-T54D-T54E-T54F-T54H-T54I-T54M-T54N-T54Q-T54V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2922750713">
            <text:p>0.1429227507</text:p>
          </table:table-cell>
          <table:table-cell office:value-type="float" office:value="0.477413603683">
            <text:p>0.4774136037</text:p>
          </table:table-cell>
          <table:table-cell office:value-type="string">
            <text:p>K49F-K49M-K9M-Q31A-Q31T-T43D-T52I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2922750713">
            <text:p>0.1429227507</text:p>
          </table:table-cell>
          <table:table-cell office:value-type="float" office:value="0.477413603683">
            <text:p>0.4774136037</text:p>
          </table:table-cell>
          <table:table-cell office:value-type="string">
            <text:p>K49F-K49M-K9M-Q31A-Q31T-T43D-T52I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0898342156">
            <text:p>0.1408983422</text:p>
          </table:table-cell>
          <table:table-cell office:value-type="float" office:value="0.46024590192">
            <text:p>0.4602459019</text:p>
          </table:table-cell>
          <table:table-cell office:value-type="string">
            <text:p>D39G-D39L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0898342156">
            <text:p>0.1408983422</text:p>
          </table:table-cell>
          <table:table-cell office:value-type="float" office:value="0.46024590192">
            <text:p>0.4602459019</text:p>
          </table:table-cell>
          <table:table-cell office:value-type="string">
            <text:p>D39G-D39L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0898342156">
            <text:p>0.1408983422</text:p>
          </table:table-cell>
          <table:table-cell office:value-type="float" office:value="0.46024590192">
            <text:p>0.4602459019</text:p>
          </table:table-cell>
          <table:table-cell office:value-type="string">
            <text:p>D39G-D39L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0898342156">
            <text:p>0.1408983422</text:p>
          </table:table-cell>
          <table:table-cell office:value-type="float" office:value="0.46024590192">
            <text:p>0.4602459019</text:p>
          </table:table-cell>
          <table:table-cell office:value-type="string">
            <text:p>D39G-D39L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0898342156">
            <text:p>0.1408983422</text:p>
          </table:table-cell>
          <table:table-cell office:value-type="float" office:value="0.46024590192">
            <text:p>0.4602459019</text:p>
          </table:table-cell>
          <table:table-cell office:value-type="string">
            <text:p>D39G-D39L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0332474032">
            <text:p>0.140332474</text:p>
          </table:table-cell>
          <table:table-cell office:value-type="float" office:value="0.3762663785">
            <text:p>0.3762663785</text:p>
          </table:table-cell>
          <table:table-cell office:value-type="string">
            <text:p>T54C-T54D-T54E-T54G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0241751755">
            <text:p>0.1402417518</text:p>
          </table:table-cell>
          <table:table-cell office:value-type="float" office:value="0.428753580638">
            <text:p>0.4287535806</text:p>
          </table:table-cell>
          <table:table-cell office:value-type="string">
            <text:p>D39L-T54C-T54D-T54E-T54F-T54H-T54I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40231342001">
            <text:p>0.140231342</text:p>
          </table:table-cell>
          <table:table-cell office:value-type="float" office:value="0.419956506125">
            <text:p>0.4199565061</text:p>
          </table:table-cell>
          <table:table-cell office:value-type="string">
            <text:p>D39G-D39L-T52H-T54N-T54Q-T54V-T54Y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9598434205">
            <text:p>0.1395984342</text:p>
          </table:table-cell>
          <table:table-cell office:value-type="float" office:value="0.46024590192">
            <text:p>0.4602459019</text:p>
          </table:table-cell>
          <table:table-cell office:value-type="string">
            <text:p>D39G-D39L-T54C-T54D-T54F-T54H-T54I-T54M-T54N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9324365829">
            <text:p>0.1393243658</text:p>
          </table:table-cell>
          <table:table-cell office:value-type="float" office:value="0.422921669289">
            <text:p>0.4229216693</text:p>
          </table:table-cell>
          <table:table-cell office:value-type="string">
            <text:p>D39L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9324365829">
            <text:p>0.1393243658</text:p>
          </table:table-cell>
          <table:table-cell office:value-type="float" office:value="0.422921669289">
            <text:p>0.4229216693</text:p>
          </table:table-cell>
          <table:table-cell office:value-type="string">
            <text:p>D39L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9324365829">
            <text:p>0.1393243658</text:p>
          </table:table-cell>
          <table:table-cell office:value-type="float" office:value="0.422921669289">
            <text:p>0.4229216693</text:p>
          </table:table-cell>
          <table:table-cell office:value-type="string">
            <text:p>D39L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9324365829">
            <text:p>0.1393243658</text:p>
          </table:table-cell>
          <table:table-cell office:value-type="float" office:value="0.422921669289">
            <text:p>0.4229216693</text:p>
          </table:table-cell>
          <table:table-cell office:value-type="string">
            <text:p>D39L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9324365829">
            <text:p>0.1393243658</text:p>
          </table:table-cell>
          <table:table-cell office:value-type="float" office:value="0.422921669289">
            <text:p>0.4229216693</text:p>
          </table:table-cell>
          <table:table-cell office:value-type="string">
            <text:p>D39L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9000496088">
            <text:p>0.1390004961</text:p>
          </table:table-cell>
          <table:table-cell office:value-type="float" office:value="0.300731122513">
            <text:p>0.3007311225</text:p>
          </table:table-cell>
          <table:table-cell office:value-type="string">
            <text:p>A33M-T52H-T52I-T54A-T54N-T54Q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7858028714">
            <text:p>0.1378580287</text:p>
          </table:table-cell>
          <table:table-cell office:value-type="float" office:value="0.311005833791">
            <text:p>0.3110058338</text:p>
          </table:table-cell>
          <table:table-cell office:value-type="string">
            <text:p>A33M-F29L-K9M-T43D-T52H-T52I-T54A-T54Q-T54V-T54W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540068213">
            <text:p>0.1355400682</text:p>
          </table:table-cell>
          <table:table-cell office:value-type="float" office:value="0.446249314683">
            <text:p>0.4462493147</text:p>
          </table:table-cell>
          <table:table-cell office:value-type="string">
            <text:p>D39G-D39L-T54C-T54E-T54F-T54H-T54I-T54L-T54M-T54N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5309302274">
            <text:p>0.1353093023</text:p>
          </table:table-cell>
          <table:table-cell office:value-type="float" office:value="0.37381250028">
            <text:p>0.3738125003</text:p>
          </table:table-cell>
          <table:table-cell office:value-type="string">
            <text:p>E14G-E55Q-E55T-N36T-V53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4721217761">
            <text:p>0.1347212178</text:p>
          </table:table-cell>
          <table:table-cell office:value-type="float" office:value="0.399381530938">
            <text:p>0.3993815309</text:p>
          </table:table-cell>
          <table:table-cell office:value-type="string">
            <text:p>A33M-F29L-K49F-K49M-K9M-Q31A-Q31T-T43D-T52H-T52I-T54N-T54Q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385007783">
            <text:p>0.1338500778</text:p>
          </table:table-cell>
          <table:table-cell office:value-type="float" office:value="0.42356145316">
            <text:p>0.4235614532</text:p>
          </table:table-cell>
          <table:table-cell office:value-type="string">
            <text:p>L6M-N36S-N36T-T10N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3546306751">
            <text:p>0.1335463068</text:p>
          </table:table-cell>
          <table:table-cell office:value-type="float" office:value="0.4408660119">
            <text:p>0.4408660119</text:p>
          </table:table-cell>
          <table:table-cell office:value-type="string">
            <text:p>D39G-D39L-T54C-T54D-T54E-T54F-T54H-T54I-T54L-T54M-T54N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3546306751">
            <text:p>0.1335463068</text:p>
          </table:table-cell>
          <table:table-cell office:value-type="float" office:value="0.4408660119">
            <text:p>0.4408660119</text:p>
          </table:table-cell>
          <table:table-cell office:value-type="string">
            <text:p>D39G-D39L-T54C-T54D-T54E-T54F-T54H-T54I-T54L-T54M-T54N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3546306751">
            <text:p>0.1335463068</text:p>
          </table:table-cell>
          <table:table-cell office:value-type="float" office:value="0.4408660119">
            <text:p>0.4408660119</text:p>
          </table:table-cell>
          <table:table-cell office:value-type="string">
            <text:p>D39G-D39L-T54C-T54D-T54E-T54F-T54H-T54I-T54L-T54M-T54N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3546306751">
            <text:p>0.1335463068</text:p>
          </table:table-cell>
          <table:table-cell office:value-type="float" office:value="0.4408660119">
            <text:p>0.4408660119</text:p>
          </table:table-cell>
          <table:table-cell office:value-type="string">
            <text:p>D39G-D39L-T54C-T54D-T54E-T54F-T54H-T54I-T54L-T54M-T54N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3546306751">
            <text:p>0.1335463068</text:p>
          </table:table-cell>
          <table:table-cell office:value-type="float" office:value="0.4408660119">
            <text:p>0.4408660119</text:p>
          </table:table-cell>
          <table:table-cell office:value-type="string">
            <text:p>D39G-D39L-T54C-T54D-T54E-T54F-T54H-T54I-T54L-T54M-T54N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3546306751">
            <text:p>0.1335463068</text:p>
          </table:table-cell>
          <table:table-cell office:value-type="float" office:value="0.4408660119">
            <text:p>0.4408660119</text:p>
          </table:table-cell>
          <table:table-cell office:value-type="string">
            <text:p>D39G-D39L-T54C-T54D-T54E-T54F-T54H-T54I-T54L-T54M-T54N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3546306751">
            <text:p>0.1335463068</text:p>
          </table:table-cell>
          <table:table-cell office:value-type="float" office:value="0.4408660119">
            <text:p>0.4408660119</text:p>
          </table:table-cell>
          <table:table-cell office:value-type="string">
            <text:p>D39G-D39L-T54C-T54D-T54E-T54F-T54H-T54I-T54L-T54M-T54N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3134023331">
            <text:p>0.1331340233</text:p>
          </table:table-cell>
          <table:table-cell office:value-type="float" office:value="0.2424358585">
            <text:p>0.2424358585</text:p>
          </table:table-cell>
          <table:table-cell office:value-type="string">
            <text:p>G8C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2084349532">
            <text:p>0.1320843495</text:p>
          </table:table-cell>
          <table:table-cell office:value-type="float" office:value="0.46227804372">
            <text:p>0.4622780437</text:p>
          </table:table-cell>
          <table:table-cell office:value-type="string">
            <text:p>F29L-K49F-K49M-K9M-Q31A-Q31T-T43D-T52I-T54W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192398437">
            <text:p>0.1319239844</text:p>
          </table:table-cell>
          <table:table-cell office:value-type="float" office:value="0.3762663785">
            <text:p>0.3762663785</text:p>
          </table:table-cell>
          <table:table-cell office:value-type="string">
            <text:p>T54C-T54D-T54E-T54F-T54G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192398437">
            <text:p>0.1319239844</text:p>
          </table:table-cell>
          <table:table-cell office:value-type="float" office:value="0.3762663785">
            <text:p>0.3762663785</text:p>
          </table:table-cell>
          <table:table-cell office:value-type="string">
            <text:p>T54C-T54D-T54E-T54F-T54G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192398437">
            <text:p>0.1319239844</text:p>
          </table:table-cell>
          <table:table-cell office:value-type="float" office:value="0.3762663785">
            <text:p>0.3762663785</text:p>
          </table:table-cell>
          <table:table-cell office:value-type="string">
            <text:p>T54C-T54D-T54E-T54F-T54G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192398437">
            <text:p>0.1319239844</text:p>
          </table:table-cell>
          <table:table-cell office:value-type="float" office:value="0.3762663785">
            <text:p>0.3762663785</text:p>
          </table:table-cell>
          <table:table-cell office:value-type="string">
            <text:p>T54C-T54D-T54E-T54F-T54G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3192398437">
            <text:p>0.1319239844</text:p>
          </table:table-cell>
          <table:table-cell office:value-type="float" office:value="0.3762663785">
            <text:p>0.3762663785</text:p>
          </table:table-cell>
          <table:table-cell office:value-type="string">
            <text:p>T54C-T54D-T54E-T54F-T54G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8445417751">
            <text:p>0.1284454178</text:p>
          </table:table-cell>
          <table:table-cell office:value-type="float" office:value="0.402390530136">
            <text:p>0.4023905301</text:p>
          </table:table-cell>
          <table:table-cell office:value-type="string">
            <text:p>F29L-K49F-K49M-N7M-Q31A-Q31T-T43D-T52I-T52Y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7454634612">
            <text:p>0.1274546346</text:p>
          </table:table-cell>
          <table:table-cell office:value-type="float" office:value="0.45656227898">
            <text:p>0.456562279</text:p>
          </table:table-cell>
          <table:table-cell office:value-type="string">
            <text:p>K49F-K49M-Q31A-Q31T-T43D-T52I-T54N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663089914">
            <text:p>0.1266308991</text:p>
          </table:table-cell>
          <table:table-cell office:value-type="float" office:value="0.331369707133">
            <text:p>0.3313697071</text:p>
          </table:table-cell>
          <table:table-cell office:value-type="string">
            <text:p>G8C-K12Y-N36C-N36S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5771327606">
            <text:p>0.1257713276</text:p>
          </table:table-cell>
          <table:table-cell office:value-type="float" office:value="0.37268285078">
            <text:p>0.3726828508</text:p>
          </table:table-cell>
          <table:table-cell office:value-type="string">
            <text:p>A33M-D39G-K9M-T52H-T54N-T54Q-T54V-T54W-T54Y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5734233589">
            <text:p>0.1257342336</text:p>
          </table:table-cell>
          <table:table-cell office:value-type="float" office:value="0.325339393317">
            <text:p>0.3253393933</text:p>
          </table:table-cell>
          <table:table-cell office:value-type="string">
            <text:p>A19H-T54D-T54E-T54H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5734233589">
            <text:p>0.1257342336</text:p>
          </table:table-cell>
          <table:table-cell office:value-type="float" office:value="0.325339393317">
            <text:p>0.3253393933</text:p>
          </table:table-cell>
          <table:table-cell office:value-type="string">
            <text:p>A19H-T54D-T54E-T54H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3104624015">
            <text:p>0.123104624</text:p>
          </table:table-cell>
          <table:table-cell office:value-type="float" office:value="0.516715437667">
            <text:p>0.5167154377</text:p>
          </table:table-cell>
          <table:table-cell office:value-type="string">
            <text:p>D39G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3104624015">
            <text:p>0.123104624</text:p>
          </table:table-cell>
          <table:table-cell office:value-type="float" office:value="0.516715437667">
            <text:p>0.5167154377</text:p>
          </table:table-cell>
          <table:table-cell office:value-type="string">
            <text:p>D39G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3104624015">
            <text:p>0.123104624</text:p>
          </table:table-cell>
          <table:table-cell office:value-type="float" office:value="0.516715437667">
            <text:p>0.5167154377</text:p>
          </table:table-cell>
          <table:table-cell office:value-type="string">
            <text:p>D39G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2558737912">
            <text:p>0.1225587379</text:p>
          </table:table-cell>
          <table:table-cell office:value-type="float" office:value="0.52159488675">
            <text:p>0.5215948868</text:p>
          </table:table-cell>
          <table:table-cell office:value-type="string">
            <text:p>D39G-D39L-K49F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2555385243">
            <text:p>0.1225553852</text:p>
          </table:table-cell>
          <table:table-cell office:value-type="float" office:value="0.3762663785">
            <text:p>0.3762663785</text:p>
          </table:table-cell>
          <table:table-cell office:value-type="string">
            <text:p>T54C-T54D-T54E-T54F-T54H-T54I-T54M-T54Q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0620813325">
            <text:p>0.1206208133</text:p>
          </table:table-cell>
          <table:table-cell office:value-type="float" office:value="0.3762663785">
            <text:p>0.3762663785</text:p>
          </table:table-cell>
          <table:table-cell office:value-type="string">
            <text:p>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0620813325">
            <text:p>0.1206208133</text:p>
          </table:table-cell>
          <table:table-cell office:value-type="float" office:value="0.3762663785">
            <text:p>0.3762663785</text:p>
          </table:table-cell>
          <table:table-cell office:value-type="string">
            <text:p>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0620813325">
            <text:p>0.1206208133</text:p>
          </table:table-cell>
          <table:table-cell office:value-type="float" office:value="0.3762663785">
            <text:p>0.3762663785</text:p>
          </table:table-cell>
          <table:table-cell office:value-type="string">
            <text:p>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0620813325">
            <text:p>0.1206208133</text:p>
          </table:table-cell>
          <table:table-cell office:value-type="float" office:value="0.3762663785">
            <text:p>0.3762663785</text:p>
          </table:table-cell>
          <table:table-cell office:value-type="string">
            <text:p>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0620813325">
            <text:p>0.1206208133</text:p>
          </table:table-cell>
          <table:table-cell office:value-type="float" office:value="0.3762663785">
            <text:p>0.3762663785</text:p>
          </table:table-cell>
          <table:table-cell office:value-type="string">
            <text:p>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0620813325">
            <text:p>0.1206208133</text:p>
          </table:table-cell>
          <table:table-cell office:value-type="float" office:value="0.3762663785">
            <text:p>0.3762663785</text:p>
          </table:table-cell>
          <table:table-cell office:value-type="string">
            <text:p>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0620813325">
            <text:p>0.1206208133</text:p>
          </table:table-cell>
          <table:table-cell office:value-type="float" office:value="0.3762663785">
            <text:p>0.3762663785</text:p>
          </table:table-cell>
          <table:table-cell office:value-type="string">
            <text:p>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0556945682">
            <text:p>0.1205569457</text:p>
          </table:table-cell>
          <table:table-cell office:value-type="float" office:value="0.4085661952">
            <text:p>0.4085661952</text:p>
          </table:table-cell>
          <table:table-cell office:value-type="string">
            <text:p>D39G-T54C-T54D-T54E-T54F-T54H-T54I-T54L-T54M-T54N-T54Q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0556945682">
            <text:p>0.1205569457</text:p>
          </table:table-cell>
          <table:table-cell office:value-type="float" office:value="0.4085661952">
            <text:p>0.4085661952</text:p>
          </table:table-cell>
          <table:table-cell office:value-type="string">
            <text:p>D39G-T54C-T54D-T54E-T54F-T54H-T54I-T54L-T54M-T54N-T54Q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20556945682">
            <text:p>0.1205569457</text:p>
          </table:table-cell>
          <table:table-cell office:value-type="float" office:value="0.4085661952">
            <text:p>0.4085661952</text:p>
          </table:table-cell>
          <table:table-cell office:value-type="string">
            <text:p>D39G-T54C-T54D-T54E-T54F-T54H-T54I-T54L-T54M-T54N-T54Q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19914637427">
            <text:p>0.1199146374</text:p>
          </table:table-cell>
          <table:table-cell office:value-type="float" office:value="0.269866465833">
            <text:p>0.2698664658</text:p>
          </table:table-cell>
          <table:table-cell office:value-type="string">
            <text:p>A33M-F29L-T43D-T52H-T54Q-T54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19393135071">
            <text:p>0.1193931351</text:p>
          </table:table-cell>
          <table:table-cell office:value-type="float" office:value="0.4316746884">
            <text:p>0.4316746884</text:p>
          </table:table-cell>
          <table:table-cell office:value-type="string">
            <text:p>D39L-N36C-T17L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19063581235">
            <text:p>0.1190635812</text:p>
          </table:table-cell>
          <table:table-cell office:value-type="float" office:value="0.467695969164">
            <text:p>0.4676959692</text:p>
          </table:table-cell>
          <table:table-cell office:value-type="string">
            <text:p>D39G-F29L-K49F-K49M-K9M-Q31A-Q31T-T43D-T52I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17871562751">
            <text:p>0.1178715628</text:p>
          </table:table-cell>
          <table:table-cell office:value-type="float" office:value="0.3762663785">
            <text:p>0.3762663785</text:p>
          </table:table-cell>
          <table:table-cell office:value-type="string">
            <text:p>T54C-T54D-T54H-T54I-T5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1697816875">
            <text:p>0.1169781688</text:p>
          </table:table-cell>
          <table:table-cell office:value-type="float" office:value="0.292831199375">
            <text:p>0.2928311994</text:p>
          </table:table-cell>
          <table:table-cell office:value-type="string">
            <text:p>N36C-N36T-V53M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16336737493">
            <text:p>0.1163367375</text:p>
          </table:table-cell>
          <table:table-cell office:value-type="float" office:value="0.379580405613">
            <text:p>0.3795804056</text:p>
          </table:table-cell>
          <table:table-cell office:value-type="string">
            <text:p>F29L-K49F-K49M-Q31A-Q31T-T43D-T52I-T54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16336737493">
            <text:p>0.1163367375</text:p>
          </table:table-cell>
          <table:table-cell office:value-type="float" office:value="0.379580405613">
            <text:p>0.3795804056</text:p>
          </table:table-cell>
          <table:table-cell office:value-type="string">
            <text:p>F29L-K49F-K49M-Q31A-Q31T-T43D-T52I-T54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16117987533">
            <text:p>0.1161179875</text:p>
          </table:table-cell>
          <table:table-cell office:value-type="float" office:value="0.379622627623">
            <text:p>0.3796226276</text:p>
          </table:table-cell>
          <table:table-cell office:value-type="string">
            <text:p>D39G-T54D-T54E-T54F-T54H-T54L-T54M-T54N-T54Q-T54V-T54W-T54Y-V53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14671202941">
            <text:p>0.1146712029</text:p>
          </table:table-cell>
          <table:table-cell office:value-type="float" office:value="0.436251752371">
            <text:p>0.4362517524</text:p>
          </table:table-cell>
          <table:table-cell office:value-type="string">
            <text:p>D39G-T54C-T54D-T54F-T54H-T54I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12814610428">
            <text:p>0.1128146104</text:p>
          </table:table-cell>
          <table:table-cell office:value-type="float" office:value="0.516232250867">
            <text:p>0.5162322509</text:p>
          </table:table-cell>
          <table:table-cell office:value-type="string">
            <text:p>D39G-D39L-T54F-T54N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11962599659">
            <text:p>0.1119625997</text:p>
          </table:table-cell>
          <table:table-cell office:value-type="float" office:value="0.422921669289">
            <text:p>0.4229216693</text:p>
          </table:table-cell>
          <table:table-cell office:value-type="string">
            <text:p>D39G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11962599659">
            <text:p>0.1119625997</text:p>
          </table:table-cell>
          <table:table-cell office:value-type="float" office:value="0.422921669289">
            <text:p>0.4229216693</text:p>
          </table:table-cell>
          <table:table-cell office:value-type="string">
            <text:p>D39G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11962599659">
            <text:p>0.1119625997</text:p>
          </table:table-cell>
          <table:table-cell office:value-type="float" office:value="0.422921669289">
            <text:p>0.4229216693</text:p>
          </table:table-cell>
          <table:table-cell office:value-type="string">
            <text:p>D39G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11245114205">
            <text:p>0.1112451142</text:p>
          </table:table-cell>
          <table:table-cell office:value-type="float" office:value="0.5025547226">
            <text:p>0.5025547226</text:p>
          </table:table-cell>
          <table:table-cell office:value-type="string">
            <text:p>D39G-D39L-K9M-T52I-T54N-T54Q-T54V-T54W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1061300538">
            <text:p>0.1106130054</text:p>
          </table:table-cell>
          <table:table-cell office:value-type="float" office:value="0.446116009357">
            <text:p>0.4461160094</text:p>
          </table:table-cell>
          <table:table-cell office:value-type="string">
            <text:p>G37N-L11I-L6M-N36S-T10N-Y32M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9948863238">
            <text:p>0.1099488632</text:p>
          </table:table-cell>
          <table:table-cell office:value-type="float" office:value="0.4261895957">
            <text:p>0.4261895957</text:p>
          </table:table-cell>
          <table:table-cell office:value-type="string">
            <text:p>F29L-K49F-K49M-Q31A-Q31T-T43D-T52I-T54W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9832002323">
            <text:p>0.1098320023</text:p>
          </table:table-cell>
          <table:table-cell office:value-type="float" office:value="0.414438889145">
            <text:p>0.4144388891</text:p>
          </table:table-cell>
          <table:table-cell office:value-type="string">
            <text:p>D39G-T54C-T54D-T54E-T54F-T54H-T54I-T54L-T54M-T54N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9832002323">
            <text:p>0.1098320023</text:p>
          </table:table-cell>
          <table:table-cell office:value-type="float" office:value="0.414438889145">
            <text:p>0.4144388891</text:p>
          </table:table-cell>
          <table:table-cell office:value-type="string">
            <text:p>D39G-T54C-T54D-T54E-T54F-T54H-T54I-T54L-T54M-T54N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900133214">
            <text:p>0.1090013321</text:p>
          </table:table-cell>
          <table:table-cell office:value-type="float" office:value="0.402058772354">
            <text:p>0.4020587724</text:p>
          </table:table-cell>
          <table:table-cell office:value-type="string">
            <text:p>F29L-K49F-K49M-Q31A-Q31T-T43D-T52I-T52Y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8979668312">
            <text:p>0.1089796683</text:p>
          </table:table-cell>
          <table:table-cell office:value-type="float" office:value="0.4085661952">
            <text:p>0.4085661952</text:p>
          </table:table-cell>
          <table:table-cell office:value-type="string">
            <text:p>D39G-T54C-T54D-T54E-T54F-T54H-T54I-T54L-T54M-T54N-T54V-T54W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886724417">
            <text:p>0.1088672442</text:p>
          </table:table-cell>
          <table:table-cell office:value-type="float" office:value="0.332655262475">
            <text:p>0.3326552625</text:p>
          </table:table-cell>
          <table:table-cell office:value-type="string">
            <text:p>N36C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886724417">
            <text:p>0.1088672442</text:p>
          </table:table-cell>
          <table:table-cell office:value-type="float" office:value="0.332655262475">
            <text:p>0.3326552625</text:p>
          </table:table-cell>
          <table:table-cell office:value-type="string">
            <text:p>N36C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886724417">
            <text:p>0.1088672442</text:p>
          </table:table-cell>
          <table:table-cell office:value-type="float" office:value="0.332655262475">
            <text:p>0.3326552625</text:p>
          </table:table-cell>
          <table:table-cell office:value-type="string">
            <text:p>N36C-T17L-V28W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7457264697">
            <text:p>0.1074572647</text:p>
          </table:table-cell>
          <table:table-cell office:value-type="float" office:value="0.472956279921">
            <text:p>0.4729562799</text:p>
          </table:table-cell>
          <table:table-cell office:value-type="string">
            <text:p>D39G-D39L-K49F-K49M-N7M-Q31A-Q31T-T52F-T52Y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539164259">
            <text:p>0.1053916426</text:p>
          </table:table-cell>
          <table:table-cell office:value-type="float" office:value="0.399796361762">
            <text:p>0.3997963618</text:p>
          </table:table-cell>
          <table:table-cell office:value-type="string">
            <text:p>D39G-T52L-T54C-T54D-T54E-T54F-T54H-T54L-T54M-T54N-T54Q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5070614346">
            <text:p>0.1050706143</text:p>
          </table:table-cell>
          <table:table-cell office:value-type="float" office:value="0.42505490964">
            <text:p>0.4250549096</text:p>
          </table:table-cell>
          <table:table-cell office:value-type="string">
            <text:p>N36C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5070614346">
            <text:p>0.1050706143</text:p>
          </table:table-cell>
          <table:table-cell office:value-type="float" office:value="0.42505490964">
            <text:p>0.4250549096</text:p>
          </table:table-cell>
          <table:table-cell office:value-type="string">
            <text:p>N36C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5070614346">
            <text:p>0.1050706143</text:p>
          </table:table-cell>
          <table:table-cell office:value-type="float" office:value="0.42505490964">
            <text:p>0.4250549096</text:p>
          </table:table-cell>
          <table:table-cell office:value-type="string">
            <text:p>N36C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5070614346">
            <text:p>0.1050706143</text:p>
          </table:table-cell>
          <table:table-cell office:value-type="float" office:value="0.42505490964">
            <text:p>0.4250549096</text:p>
          </table:table-cell>
          <table:table-cell office:value-type="string">
            <text:p>N36C-T16I-T16V-T17L-V28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4765774422">
            <text:p>0.1047657744</text:p>
          </table:table-cell>
          <table:table-cell office:value-type="float" office:value="0.35346481156">
            <text:p>0.3534648116</text:p>
          </table:table-cell>
          <table:table-cell office:value-type="string">
            <text:p>T52L-T54D-T54E-T54H-T5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4250927087">
            <text:p>0.1042509271</text:p>
          </table:table-cell>
          <table:table-cell office:value-type="float" office:value="0.478171096992">
            <text:p>0.478171097</text:p>
          </table:table-cell>
          <table:table-cell office:value-type="string">
            <text:p>D39G-K49F-K49M-Q31A-Q31T-T43D-T52I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4250927087">
            <text:p>0.1042509271</text:p>
          </table:table-cell>
          <table:table-cell office:value-type="float" office:value="0.478171096992">
            <text:p>0.478171097</text:p>
          </table:table-cell>
          <table:table-cell office:value-type="string">
            <text:p>D39G-K49F-K49M-Q31A-Q31T-T43D-T52I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3250662532">
            <text:p>0.1032506625</text:p>
          </table:table-cell>
          <table:table-cell office:value-type="float" office:value="0.411257846592">
            <text:p>0.4112578466</text:p>
          </table:table-cell>
          <table:table-cell office:value-type="string">
            <text:p>D39G-T54C-T54D-T54E-T54F-T54H-T54I-T54L-T54M-T54N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3250662532">
            <text:p>0.1032506625</text:p>
          </table:table-cell>
          <table:table-cell office:value-type="float" office:value="0.411257846592">
            <text:p>0.4112578466</text:p>
          </table:table-cell>
          <table:table-cell office:value-type="string">
            <text:p>D39G-T54C-T54D-T54E-T54F-T54H-T54I-T54L-T54M-T54N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3250662532">
            <text:p>0.1032506625</text:p>
          </table:table-cell>
          <table:table-cell office:value-type="float" office:value="0.411257846592">
            <text:p>0.4112578466</text:p>
          </table:table-cell>
          <table:table-cell office:value-type="string">
            <text:p>D39G-T54C-T54D-T54E-T54F-T54H-T54I-T54L-T54M-T54N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02230362943">
            <text:p>0.1022303629</text:p>
          </table:table-cell>
          <table:table-cell office:value-type="float" office:value="0.419964918843">
            <text:p>0.4199649188</text:p>
          </table:table-cell>
          <table:table-cell office:value-type="string">
            <text:p>D39G-T52I-T54N-T54Q-T54V-T54W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961061314473">
            <text:p>0.0961061314</text:p>
          </table:table-cell>
          <table:table-cell office:value-type="float" office:value="0.359784582387">
            <text:p>0.3597845824</text:p>
          </table:table-cell>
          <table:table-cell office:value-type="string">
            <text:p>F29L-Q31T-T43D-T52H-T52L-T54Q-T54V-T54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959444163106">
            <text:p>0.0959444163</text:p>
          </table:table-cell>
          <table:table-cell office:value-type="float" office:value="0.446249314683">
            <text:p>0.4462493147</text:p>
          </table:table-cell>
          <table:table-cell office:value-type="string">
            <text:p>D39G-T54F-T54N-T54Q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958889984602">
            <text:p>0.0958889985</text:p>
          </table:table-cell>
          <table:table-cell office:value-type="float" office:value="0.3762663785">
            <text:p>0.3762663785</text:p>
          </table:table-cell>
          <table:table-cell office:value-type="string">
            <text:p>T54D-T54E-T54F-T54H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958889984602">
            <text:p>0.0958889985</text:p>
          </table:table-cell>
          <table:table-cell office:value-type="float" office:value="0.3762663785">
            <text:p>0.3762663785</text:p>
          </table:table-cell>
          <table:table-cell office:value-type="string">
            <text:p>T54D-T54E-T54F-T54H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951766596845">
            <text:p>0.0951766597</text:p>
          </table:table-cell>
          <table:table-cell office:value-type="float" office:value="0.409215320238">
            <text:p>0.4092153202</text:p>
          </table:table-cell>
          <table:table-cell office:value-type="string">
            <text:p>D39G-F29L-K49F-K49M-Q31A-Q31T-T43D-T52F-T52I-T52L-T52Y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947315934667">
            <text:p>0.0947315935</text:p>
          </table:table-cell>
          <table:table-cell office:value-type="float" office:value="0.4272480089">
            <text:p>0.4272480089</text:p>
          </table:table-cell>
          <table:table-cell office:value-type="string">
            <text:p>D39G-T52L-T54D-T54E-T54H-T54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943664797906">
            <text:p>0.0943664798</text:p>
          </table:table-cell>
          <table:table-cell office:value-type="float" office:value="0.46024590192">
            <text:p>0.4602459019</text:p>
          </table:table-cell>
          <table:table-cell office:value-type="string">
            <text:p>D39G-T54N-T54Q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943369333923">
            <text:p>0.0943369334</text:p>
          </table:table-cell>
          <table:table-cell office:value-type="float" office:value="0.399796361762">
            <text:p>0.3997963618</text:p>
          </table:table-cell>
          <table:table-cell office:value-type="string">
            <text:p>D39G-T52L-T54C-T54D-T54E-T54F-T54H-T54I-T54L-T54M-T54N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943369333923">
            <text:p>0.0943369334</text:p>
          </table:table-cell>
          <table:table-cell office:value-type="float" office:value="0.399796361762">
            <text:p>0.3997963618</text:p>
          </table:table-cell>
          <table:table-cell office:value-type="string">
            <text:p>D39G-T52L-T54C-T54D-T54E-T54F-T54H-T54I-T54L-T54M-T54N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938656477228">
            <text:p>0.0938656477</text:p>
          </table:table-cell>
          <table:table-cell office:value-type="float" office:value="0.430209145443">
            <text:p>0.4302091454</text:p>
          </table:table-cell>
          <table:table-cell office:value-type="string">
            <text:p>D39G-F29L-K49F-K49M-Q31A-Q31T-T43D-T52I-T52Y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926016596455">
            <text:p>0.0926016596</text:p>
          </table:table-cell>
          <table:table-cell office:value-type="float" office:value="0.539171660825">
            <text:p>0.5391716608</text:p>
          </table:table-cell>
          <table:table-cell office:value-type="string">
            <text:p>D39L-K12Y-N36C-Y32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901494884077">
            <text:p>0.0901494884</text:p>
          </table:table-cell>
          <table:table-cell office:value-type="float" office:value="0.414438889145">
            <text:p>0.4144388891</text:p>
          </table:table-cell>
          <table:table-cell office:value-type="string">
            <text:p>D39G-T54D-T54E-T54F-T54H-T54L-T54M-T54N-T54Q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892151538397">
            <text:p>0.0892151538</text:p>
          </table:table-cell>
          <table:table-cell office:value-type="float" office:value="0.3762663785">
            <text:p>0.3762663785</text:p>
          </table:table-cell>
          <table:table-cell office:value-type="string">
            <text:p>T54E-T54M-T54Q-T54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876131846829">
            <text:p>0.0876131847</text:p>
          </table:table-cell>
          <table:table-cell office:value-type="float" office:value="0.3762663785">
            <text:p>0.3762663785</text:p>
          </table:table-cell>
          <table:table-cell office:value-type="string">
            <text:p>T54N-T54Q-T54V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871251068965">
            <text:p>0.0871251069</text:p>
          </table:table-cell>
          <table:table-cell office:value-type="float" office:value="0.4145026013">
            <text:p>0.4145026013</text:p>
          </table:table-cell>
          <table:table-cell office:value-type="string">
            <text:p>D39G-T52L-T54D-T54E-T54F-T54H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867344588911">
            <text:p>0.0867344589</text:p>
          </table:table-cell>
          <table:table-cell office:value-type="float" office:value="0.361790452623">
            <text:p>0.3617904526</text:p>
          </table:table-cell>
          <table:table-cell office:value-type="string">
            <text:p>A33M-D39G-F29L-K49F-Q31T-T43D-T52H-T52L-T54N-T54Q-T54V-T54W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856758851241">
            <text:p>0.0856758851</text:p>
          </table:table-cell>
          <table:table-cell office:value-type="float" office:value="0.40979649051">
            <text:p>0.4097964905</text:p>
          </table:table-cell>
          <table:table-cell office:value-type="string">
            <text:p>F29L-K49F-K49M-Q31A-Q31T-T43D-T52I-T52Y-T54W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841802149628">
            <text:p>0.084180215</text:p>
          </table:table-cell>
          <table:table-cell office:value-type="float" office:value="0.3762663785">
            <text:p>0.3762663785</text:p>
          </table:table-cell>
          <table:table-cell office:value-type="string">
            <text:p>T54D-T54E-T54H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841802149628">
            <text:p>0.084180215</text:p>
          </table:table-cell>
          <table:table-cell office:value-type="float" office:value="0.3762663785">
            <text:p>0.3762663785</text:p>
          </table:table-cell>
          <table:table-cell office:value-type="string">
            <text:p>T54D-T54E-T54H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836077050983">
            <text:p>0.0836077051</text:p>
          </table:table-cell>
          <table:table-cell office:value-type="float" office:value="0.419012438667">
            <text:p>0.4190124387</text:p>
          </table:table-cell>
          <table:table-cell office:value-type="string">
            <text:p>D39G-F29L-K49F-K49M-Q31A-Q31T-T43D-T52F-T52I-T52Y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801616696697">
            <text:p>0.0801616697</text:p>
          </table:table-cell>
          <table:table-cell office:value-type="float" office:value="0.357265072717">
            <text:p>0.3572650727</text:p>
          </table:table-cell>
          <table:table-cell office:value-type="string">
            <text:p>T52L-T54D-T54E-T54H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743749620125">
            <text:p>0.074374962</text:p>
          </table:table-cell>
          <table:table-cell office:value-type="float" office:value="0.481240782775">
            <text:p>0.4812407828</text:p>
          </table:table-cell>
          <table:table-cell office:value-type="string">
            <text:p>D39G-T54E-T54F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738189478111">
            <text:p>0.0738189478</text:p>
          </table:table-cell>
          <table:table-cell office:value-type="float" office:value="0.394651157789">
            <text:p>0.3946511578</text:p>
          </table:table-cell>
          <table:table-cell office:value-type="string">
            <text:p>D39G-K49F-L4F-Q31T-T43D-T52F-T52L-T54D-T54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717742854833">
            <text:p>0.0717742855</text:p>
          </table:table-cell>
          <table:table-cell office:value-type="float" office:value="0.366544643189">
            <text:p>0.3665446432</text:p>
          </table:table-cell>
          <table:table-cell office:value-type="string">
            <text:p>F29L-K49F-K49M-Q31A-Q31T-T43D-T52I-T52Y-T54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712481855988">
            <text:p>0.0712481856</text:p>
          </table:table-cell>
          <table:table-cell office:value-type="float" office:value="0.388616716947">
            <text:p>0.3886167169</text:p>
          </table:table-cell>
          <table:table-cell office:value-type="string">
            <text:p>A22D-A22G-A22N-D39G-K27R-L4F-Q31V-T43I-T43V-T52F-T52L-T54C-T54D-T54E-T54F-T54H-T54I-T54L-T54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670204895186">
            <text:p>0.0670204895</text:p>
          </table:table-cell>
          <table:table-cell office:value-type="float" office:value="0.32333965995">
            <text:p>0.32333966</text:p>
          </table:table-cell>
          <table:table-cell office:value-type="string">
            <text:p>A22G-A22N-F29L-T43D-T43I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605041095746">
            <text:p>0.0605041096</text:p>
          </table:table-cell>
          <table:table-cell office:value-type="float" office:value="0.343149482071">
            <text:p>0.3431494821</text:p>
          </table:table-cell>
          <table:table-cell office:value-type="string">
            <text:p>F29L-K49F-Q31T-T43D-T52I-T52L-T54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582390142886">
            <text:p>0.0582390143</text:p>
          </table:table-cell>
          <table:table-cell office:value-type="float" office:value="0.463950572136">
            <text:p>0.4639505721</text:p>
          </table:table-cell>
          <table:table-cell office:value-type="string">
            <text:p>D39G-K49F-Q31T-T43D-T52F-T52Y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530298239034">
            <text:p>0.0530298239</text:p>
          </table:table-cell>
          <table:table-cell office:value-type="float" office:value="0.370584628847">
            <text:p>0.3705846288</text:p>
          </table:table-cell>
          <table:table-cell office:value-type="string">
            <text:p>A22D-A22G-A22N-F29L-K49F-K49M-L4F-Q31A-Q31T-Q31V-T43D-T43I-T52F-T52L-T52Y-T54W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501898637321">
            <text:p>0.0501898637</text:p>
          </table:table-cell>
          <table:table-cell office:value-type="float" office:value="0.356631305117">
            <text:p>0.3566313051</text:p>
          </table:table-cell>
          <table:table-cell office:value-type="string">
            <text:p>F29L-K49F-Q31T-T43D-T52L-T54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501898637321">
            <text:p>0.0501898637</text:p>
          </table:table-cell>
          <table:table-cell office:value-type="float" office:value="0.356631305117">
            <text:p>0.3566313051</text:p>
          </table:table-cell>
          <table:table-cell office:value-type="string">
            <text:p>F29L-K49F-Q31T-T43D-T52L-T54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499648355522">
            <text:p>0.0499648356</text:p>
          </table:table-cell>
          <table:table-cell office:value-type="float" office:value="0.443441636982">
            <text:p>0.443441637</text:p>
          </table:table-cell>
          <table:table-cell office:value-type="string">
            <text:p>D39G-F29L-K49F-K49M-Q31T-T43D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458654470115">
            <text:p>0.045865447</text:p>
          </table:table-cell>
          <table:table-cell office:value-type="float" office:value="0.37180474495">
            <text:p>0.371804745</text:p>
          </table:table-cell>
          <table:table-cell office:value-type="string">
            <text:p>F29L-Q31T-T43D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394198414879">
            <text:p>0.0394198415</text:p>
          </table:table-cell>
          <table:table-cell office:value-type="float" office:value="0.315610967511">
            <text:p>0.3156109675</text:p>
          </table:table-cell>
          <table:table-cell office:value-type="string">
            <text:p>A22D-A22G-A22N-L4F-Q31V-T43I-T52F-T52L-T54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393761287945">
            <text:p>0.0393761288</text:p>
          </table:table-cell>
          <table:table-cell office:value-type="float" office:value="0.401894177437">
            <text:p>0.4018941774</text:p>
          </table:table-cell>
          <table:table-cell office:value-type="string">
            <text:p>F29L-K49F-K49M-Q31T-T43D-T52Y-T54W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371078020334">
            <text:p>0.037107802</text:p>
          </table:table-cell>
          <table:table-cell office:value-type="float" office:value="0.448313230492">
            <text:p>0.4483132305</text:p>
          </table:table-cell>
          <table:table-cell office:value-type="string">
            <text:p>D39G-K49F-K49M-Q31T-T43D-T52F-T52Y-T54N-T54V-T54W-T54Y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222113599396">
            <text:p>0.0222113599</text:p>
          </table:table-cell>
          <table:table-cell office:value-type="float" office:value="0.37269707166">
            <text:p>0.3726970717</text:p>
          </table:table-cell>
          <table:table-cell office:value-type="string">
            <text:p>F29L-Q31T-T43D-T52L-T54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221224514903">
            <text:p>0.0221224515</text:p>
          </table:table-cell>
          <table:table-cell office:value-type="float" office:value="0.50546670948">
            <text:p>0.5054667095</text:p>
          </table:table-cell>
          <table:table-cell office:value-type="string">
            <text:p>D39E-F29L-K49F-K49M-Q31A-Q31T-T43D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221224514903">
            <text:p>0.0221224515</text:p>
          </table:table-cell>
          <table:table-cell office:value-type="float" office:value="0.50546670948">
            <text:p>0.5054667095</text:p>
          </table:table-cell>
          <table:table-cell office:value-type="string">
            <text:p>D39E-F29L-K49F-K49M-Q31A-Q31T-T43D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221224514903">
            <text:p>0.0221224515</text:p>
          </table:table-cell>
          <table:table-cell office:value-type="float" office:value="0.50546670948">
            <text:p>0.5054667095</text:p>
          </table:table-cell>
          <table:table-cell office:value-type="string">
            <text:p>D39E-F29L-K49F-K49M-Q31A-Q31T-T43D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221224514903">
            <text:p>0.0221224515</text:p>
          </table:table-cell>
          <table:table-cell office:value-type="float" office:value="0.50546670948">
            <text:p>0.5054667095</text:p>
          </table:table-cell>
          <table:table-cell office:value-type="string">
            <text:p>D39E-F29L-K49F-K49M-Q31A-Q31T-T43D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221224514903">
            <text:p>0.0221224515</text:p>
          </table:table-cell>
          <table:table-cell office:value-type="float" office:value="0.50546670948">
            <text:p>0.5054667095</text:p>
          </table:table-cell>
          <table:table-cell office:value-type="string">
            <text:p>D39E-F29L-K49F-K49M-Q31A-Q31T-T43D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221224514903">
            <text:p>0.0221224515</text:p>
          </table:table-cell>
          <table:table-cell office:value-type="float" office:value="0.50546670948">
            <text:p>0.5054667095</text:p>
          </table:table-cell>
          <table:table-cell office:value-type="string">
            <text:p>D39E-F29L-K49F-K49M-Q31A-Q31T-T43D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221224514903">
            <text:p>0.0221224515</text:p>
          </table:table-cell>
          <table:table-cell office:value-type="float" office:value="0.50546670948">
            <text:p>0.5054667095</text:p>
          </table:table-cell>
          <table:table-cell office:value-type="string">
            <text:p>D39E-F29L-K49F-K49M-Q31A-Q31T-T43D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19707143559">
            <text:p>0.0197071436</text:p>
          </table:table-cell>
          <table:table-cell office:value-type="float" office:value="0.362727197113">
            <text:p>0.3627271971</text:p>
          </table:table-cell>
          <table:table-cell office:value-type="string">
            <text:p>A22D-A22G-A22N-F29L-K27R-L4F-Q31T-Q31V-T43D-T43I-T43V-T52F-T52L-T52Y-T54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166014772474">
            <text:p>0.0166014772</text:p>
          </table:table-cell>
          <table:table-cell office:value-type="float" office:value="0.369903529493">
            <text:p>0.3699035295</text:p>
          </table:table-cell>
          <table:table-cell office:value-type="string">
            <text:p>A22D-A22G-A22N-F29L-K27R-L4F-Q31T-Q31V-T43D-T43I-T43V-T52F-T52L-T54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128572281464">
            <text:p>0.0128572281</text:p>
          </table:table-cell>
          <table:table-cell office:value-type="float" office:value="0.374274655523">
            <text:p>0.3742746555</text:p>
          </table:table-cell>
          <table:table-cell office:value-type="string">
            <text:p>D39G-F29L-K49F-K49M-Q31T-T43D-T52F-T52L-T52Y-T54N-T54V-T54W-T54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127731251645">
            <text:p>0.0127731252</text:p>
          </table:table-cell>
          <table:table-cell office:value-type="float" office:value="0.452816508511">
            <text:p>0.4528165085</text:p>
          </table:table-cell>
          <table:table-cell office:value-type="string">
            <text:p>K49F-K49M-Q31A-Q31T-T43D-T52F-T52Y-T54W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124616042163">
            <text:p>0.0124616042</text:p>
          </table:table-cell>
          <table:table-cell office:value-type="float" office:value="0.343149482071">
            <text:p>0.3431494821</text:p>
          </table:table-cell>
          <table:table-cell office:value-type="string">
            <text:p>F29L-K49F-Q31T-T43D-T52F-T52L-T54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1211209244">
            <text:p>0.0121120924</text:p>
          </table:table-cell>
          <table:table-cell office:value-type="float" office:value="0.35652984716">
            <text:p>0.3565298472</text:p>
          </table:table-cell>
          <table:table-cell office:value-type="string">
            <text:p>A22D-A22G-A22N-A23R-F29V-K27R-L4F-Q31V-T43I-T43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997869630044">
            <text:p>0.0099786963</text:p>
          </table:table-cell>
          <table:table-cell office:value-type="float" office:value="0.559116751811">
            <text:p>0.5591167518</text:p>
          </table:table-cell>
          <table:table-cell office:value-type="string">
            <text:p>D39E-K49F-K49M-Q31A-Q31T-T43D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911179115319">
            <text:p>0.0091117912</text:p>
          </table:table-cell>
          <table:table-cell office:value-type="float" office:value="0.543447591">
            <text:p>0.543447591</text:p>
          </table:table-cell>
          <table:table-cell office:value-type="string">
            <text:p>D39E-K49F-K49M-Q31A-T52I-T52Y-V20D-V20E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86419343421">
            <text:p>0.0086419343</text:p>
          </table:table-cell>
          <table:table-cell office:value-type="float" office:value="0.422741893438">
            <text:p>0.4227418934</text:p>
          </table:table-cell>
          <table:table-cell office:value-type="string">
            <text:p>A22D-A22G-A22N-A23R-D39E-F29L-K27R-K49F-K49M-L4F-Q31T-Q31V-T43D-T43I-T43V-T52F-T52L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86419343421">
            <text:p>0.0086419343</text:p>
          </table:table-cell>
          <table:table-cell office:value-type="float" office:value="0.422741893438">
            <text:p>0.4227418934</text:p>
          </table:table-cell>
          <table:table-cell office:value-type="string">
            <text:p>A22D-A22G-A22N-A23R-D39E-F29L-K27R-K49F-K49M-L4F-Q31T-Q31V-T43D-T43I-T43V-T52F-T52L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769102401691">
            <text:p>0.007691024</text:p>
          </table:table-cell>
          <table:table-cell office:value-type="float" office:value="0.564307296473">
            <text:p>0.5643072965</text:p>
          </table:table-cell>
          <table:table-cell office:value-type="string">
            <text:p>D39E-K49F-K49M-Q31A-Q31T-T43D-T52Y-T54W-V20D-V20E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769102401691">
            <text:p>0.007691024</text:p>
          </table:table-cell>
          <table:table-cell office:value-type="float" office:value="0.564307296473">
            <text:p>0.5643072965</text:p>
          </table:table-cell>
          <table:table-cell office:value-type="string">
            <text:p>D39E-K49F-K49M-Q31A-Q31T-T43D-T52Y-T54W-V20D-V20E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769102401691">
            <text:p>0.007691024</text:p>
          </table:table-cell>
          <table:table-cell office:value-type="float" office:value="0.564307296473">
            <text:p>0.5643072965</text:p>
          </table:table-cell>
          <table:table-cell office:value-type="string">
            <text:p>D39E-K49F-K49M-Q31A-Q31T-T43D-T52Y-T54W-V20D-V20E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769102401691">
            <text:p>0.007691024</text:p>
          </table:table-cell>
          <table:table-cell office:value-type="float" office:value="0.564307296473">
            <text:p>0.5643072965</text:p>
          </table:table-cell>
          <table:table-cell office:value-type="string">
            <text:p>D39E-K49F-K49M-Q31A-Q31T-T43D-T52Y-T54W-V20D-V20E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769102401691">
            <text:p>0.007691024</text:p>
          </table:table-cell>
          <table:table-cell office:value-type="float" office:value="0.564307296473">
            <text:p>0.5643072965</text:p>
          </table:table-cell>
          <table:table-cell office:value-type="string">
            <text:p>D39E-K49F-K49M-Q31A-Q31T-T43D-T52Y-T54W-V20D-V20E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341307411526">
            <text:p>0.0034130741</text:p>
          </table:table-cell>
          <table:table-cell office:value-type="float" office:value="0.441594913272">
            <text:p>0.4415949133</text:p>
          </table:table-cell>
          <table:table-cell office:value-type="string">
            <text:p>A22D-A22G-A22N-A23R-D39E-F29L-K27R-L4F-Q31T-Q31V-T43D-T43I-T43V-T52F-T52L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341307411526">
            <text:p>0.0034130741</text:p>
          </table:table-cell>
          <table:table-cell office:value-type="float" office:value="0.441594913272">
            <text:p>0.4415949133</text:p>
          </table:table-cell>
          <table:table-cell office:value-type="string">
            <text:p>A22D-A22G-A22N-A23R-D39E-F29L-K27R-L4F-Q31T-Q31V-T43D-T43I-T43V-T52F-T52L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341307411526">
            <text:p>0.0034130741</text:p>
          </table:table-cell>
          <table:table-cell office:value-type="float" office:value="0.441594913272">
            <text:p>0.4415949133</text:p>
          </table:table-cell>
          <table:table-cell office:value-type="string">
            <text:p>A22D-A22G-A22N-A23R-D39E-F29L-K27R-L4F-Q31T-Q31V-T43D-T43I-T43V-T52F-T52L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339268596454">
            <text:p>0.003392686</text:p>
          </table:table-cell>
          <table:table-cell office:value-type="float" office:value="0.492679350333">
            <text:p>0.4926793503</text:p>
          </table:table-cell>
          <table:table-cell office:value-type="string">
            <text:p>D39E-F29L-K49F-K49M-Q31T-T43D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339268596454">
            <text:p>0.003392686</text:p>
          </table:table-cell>
          <table:table-cell office:value-type="float" office:value="0.492679350333">
            <text:p>0.4926793503</text:p>
          </table:table-cell>
          <table:table-cell office:value-type="string">
            <text:p>D39E-F29L-K49F-K49M-Q31T-T43D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339268596454">
            <text:p>0.003392686</text:p>
          </table:table-cell>
          <table:table-cell office:value-type="float" office:value="0.492679350333">
            <text:p>0.4926793503</text:p>
          </table:table-cell>
          <table:table-cell office:value-type="string">
            <text:p>D39E-F29L-K49F-K49M-Q31T-T43D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339268596454">
            <text:p>0.003392686</text:p>
          </table:table-cell>
          <table:table-cell office:value-type="float" office:value="0.492679350333">
            <text:p>0.4926793503</text:p>
          </table:table-cell>
          <table:table-cell office:value-type="string">
            <text:p>D39E-F29L-K49F-K49M-Q31T-T43D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20791765329">
            <text:p>0.0020791765</text:p>
          </table:table-cell>
          <table:table-cell office:value-type="float" office:value="0.493721224845">
            <text:p>0.4937212248</text:p>
          </table:table-cell>
          <table:table-cell office:value-type="string">
            <text:p>D39E-F29L-K49F-K49M-Q31A-Q31T-T43D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20791765329">
            <text:p>0.0020791765</text:p>
          </table:table-cell>
          <table:table-cell office:value-type="float" office:value="0.493721224845">
            <text:p>0.4937212248</text:p>
          </table:table-cell>
          <table:table-cell office:value-type="string">
            <text:p>D39E-F29L-K49F-K49M-Q31A-Q31T-T43D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20791765329">
            <text:p>0.0020791765</text:p>
          </table:table-cell>
          <table:table-cell office:value-type="float" office:value="0.493721224845">
            <text:p>0.4937212248</text:p>
          </table:table-cell>
          <table:table-cell office:value-type="string">
            <text:p>D39E-F29L-K49F-K49M-Q31A-Q31T-T43D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204196830074">
            <text:p>0.0020419683</text:p>
          </table:table-cell>
          <table:table-cell office:value-type="float" office:value="0.583258079667">
            <text:p>0.5832580797</text:p>
          </table:table-cell>
          <table:table-cell office:value-type="string">
            <text:p>D39E-K49F-K49M-Q31A-Q31T-T52Y-V20D-V20E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204196830074">
            <text:p>0.0020419683</text:p>
          </table:table-cell>
          <table:table-cell office:value-type="float" office:value="0.583258079667">
            <text:p>0.5832580797</text:p>
          </table:table-cell>
          <table:table-cell office:value-type="string">
            <text:p>D39E-K49F-K49M-Q31A-Q31T-T52Y-V20D-V20E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10842150978">
            <text:p>0.0010842151</text:p>
          </table:table-cell>
          <table:table-cell office:value-type="float" office:value="0.368351561622">
            <text:p>0.3683515616</text:p>
          </table:table-cell>
          <table:table-cell office:value-type="string">
            <text:p>A22D-A22G-A22N-K27R-L4F-Q31V-T43I-T43V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10842150978">
            <text:p>0.0010842151</text:p>
          </table:table-cell>
          <table:table-cell office:value-type="float" office:value="0.368351561622">
            <text:p>0.3683515616</text:p>
          </table:table-cell>
          <table:table-cell office:value-type="string">
            <text:p>A22D-A22G-A22N-K27R-L4F-Q31V-T43I-T43V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10842150978">
            <text:p>0.0010842151</text:p>
          </table:table-cell>
          <table:table-cell office:value-type="float" office:value="0.368351561622">
            <text:p>0.3683515616</text:p>
          </table:table-cell>
          <table:table-cell office:value-type="string">
            <text:p>A22D-A22G-A22N-K27R-L4F-Q31V-T43I-T43V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10842150978">
            <text:p>0.0010842151</text:p>
          </table:table-cell>
          <table:table-cell office:value-type="float" office:value="0.368351561622">
            <text:p>0.3683515616</text:p>
          </table:table-cell>
          <table:table-cell office:value-type="string">
            <text:p>A22D-A22G-A22N-K27R-L4F-Q31V-T43I-T43V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0731633341296">
            <text:p>0.0007316333</text:p>
          </table:table-cell>
          <table:table-cell office:value-type="float" office:value="0.519166382475">
            <text:p>0.5191663825</text:p>
          </table:table-cell>
          <table:table-cell office:value-type="string">
            <text:p>D39E-F29L-K49F-K49M-Q31A-Q31T-T43D-T52Y-T54W-V20D-V20E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00115280312875">
            <text:p>-0.0001152803</text:p>
          </table:table-cell>
          <table:table-cell office:value-type="float" office:value="0.499404241038">
            <text:p>0.499404241</text:p>
          </table:table-cell>
          <table:table-cell office:value-type="string">
            <text:p>D39E-F29L-K49F-K49M-Q31A-Q31T-T43D-T52F-T52Y-T54W-V20D-V20E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00115280312875">
            <text:p>-0.0001152803</text:p>
          </table:table-cell>
          <table:table-cell office:value-type="float" office:value="0.499404241038">
            <text:p>0.499404241</text:p>
          </table:table-cell>
          <table:table-cell office:value-type="string">
            <text:p>D39E-F29L-K49F-K49M-Q31A-Q31T-T43D-T52F-T52Y-T54W-V20D-V20E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00662493944545">
            <text:p>-0.0006624939</text:p>
          </table:table-cell>
          <table:table-cell office:value-type="float" office:value="0.58311138827">
            <text:p>0.5831113883</text:p>
          </table:table-cell>
          <table:table-cell office:value-type="string">
            <text:p>D39E-K49F-K49M-Q31A-Q31T-T43D-T52Y-V20D-V20E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0152376840166">
            <text:p>-0.0015237684</text:p>
          </table:table-cell>
          <table:table-cell office:value-type="float" office:value="0.466240712376">
            <text:p>0.4662407124</text:p>
          </table:table-cell>
          <table:table-cell office:value-type="string">
            <text:p>A22D-A22G-A22N-A23R-D39E-K27R-L4F-Q31T-Q31V-T43D-T43I-T43V-T52F-T52L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0628240049036">
            <text:p>-0.0062824005</text:p>
          </table:table-cell>
          <table:table-cell office:value-type="float" office:value="0.326734154522">
            <text:p>0.3267341545</text:p>
          </table:table-cell>
          <table:table-cell office:value-type="string">
            <text:p>F29L-K49F-K49M-Q31T-T43D-T52F-T52L-T52Y-T54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0628240049036">
            <text:p>-0.0062824005</text:p>
          </table:table-cell>
          <table:table-cell office:value-type="float" office:value="0.326734154522">
            <text:p>0.3267341545</text:p>
          </table:table-cell>
          <table:table-cell office:value-type="string">
            <text:p>F29L-K49F-K49M-Q31T-T43D-T52F-T52L-T52Y-T54W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0795971758653">
            <text:p>-0.0079597176</text:p>
          </table:table-cell>
          <table:table-cell office:value-type="float" office:value="0.65822912852">
            <text:p>0.6582291285</text:p>
          </table:table-cell>
          <table:table-cell office:value-type="string">
            <text:p>D39E-K49M-Q31A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08044253099">
            <text:p>-0.0080442531</text:p>
          </table:table-cell>
          <table:table-cell office:value-type="float" office:value="0.38161318885">
            <text:p>0.3816131889</text:p>
          </table:table-cell>
          <table:table-cell office:value-type="string">
            <text:p>A22D-A22G-A22N-K27R-L4F-Q31V-T43I-T43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0818288072143">
            <text:p>-0.0081828807</text:p>
          </table:table-cell>
          <table:table-cell office:value-type="float" office:value="0.442748171685">
            <text:p>0.4427481717</text:p>
          </table:table-cell>
          <table:table-cell office:value-type="string">
            <text:p>A22D-A22G-A22N-A23R-D39E-K27R-K49F-K49M-L4F-Q31T-Q31V-T43D-T43I-T43V-T52F-T52L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45935327709">
            <text:p>-0.0145935328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45935327709">
            <text:p>-0.0145935328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45935327709">
            <text:p>-0.0145935328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45935327709">
            <text:p>-0.0145935328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45935327709">
            <text:p>-0.0145935328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45935327709">
            <text:p>-0.0145935328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45935327709">
            <text:p>-0.0145935328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45935327709">
            <text:p>-0.0145935328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45935327709">
            <text:p>-0.0145935328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45935327709">
            <text:p>-0.0145935328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52477662566">
            <text:p>-0.0152477663</text:p>
          </table:table-cell>
          <table:table-cell office:value-type="float" office:value="0.368456025658">
            <text:p>0.3684560257</text:p>
          </table:table-cell>
          <table:table-cell office:value-type="string">
            <text:p>A22D-A22G-A22N-K27R-L4F-Q31V-T43D-T43I-T43V-T52F-T52L-T52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62724202239">
            <text:p>-0.0162724202</text:p>
          </table:table-cell>
          <table:table-cell office:value-type="float" office:value="0.35774225984">
            <text:p>0.3577422598</text:p>
          </table:table-cell>
          <table:table-cell office:value-type="string">
            <text:p>A22D-A22G-A22N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62724202239">
            <text:p>-0.0162724202</text:p>
          </table:table-cell>
          <table:table-cell office:value-type="float" office:value="0.35774225984">
            <text:p>0.3577422598</text:p>
          </table:table-cell>
          <table:table-cell office:value-type="string">
            <text:p>A22D-A22G-A22N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62724202239">
            <text:p>-0.0162724202</text:p>
          </table:table-cell>
          <table:table-cell office:value-type="float" office:value="0.35774225984">
            <text:p>0.3577422598</text:p>
          </table:table-cell>
          <table:table-cell office:value-type="string">
            <text:p>A22D-A22G-A22N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62724202239">
            <text:p>-0.0162724202</text:p>
          </table:table-cell>
          <table:table-cell office:value-type="float" office:value="0.35774225984">
            <text:p>0.3577422598</text:p>
          </table:table-cell>
          <table:table-cell office:value-type="string">
            <text:p>A22D-A22G-A22N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62724202239">
            <text:p>-0.0162724202</text:p>
          </table:table-cell>
          <table:table-cell office:value-type="float" office:value="0.35774225984">
            <text:p>0.3577422598</text:p>
          </table:table-cell>
          <table:table-cell office:value-type="string">
            <text:p>A22D-A22G-A22N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62724202239">
            <text:p>-0.0162724202</text:p>
          </table:table-cell>
          <table:table-cell office:value-type="float" office:value="0.35774225984">
            <text:p>0.3577422598</text:p>
          </table:table-cell>
          <table:table-cell office:value-type="string">
            <text:p>A22D-A22G-A22N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62724202239">
            <text:p>-0.0162724202</text:p>
          </table:table-cell>
          <table:table-cell office:value-type="float" office:value="0.35774225984">
            <text:p>0.3577422598</text:p>
          </table:table-cell>
          <table:table-cell office:value-type="string">
            <text:p>A22D-A22G-A22N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62724202239">
            <text:p>-0.0162724202</text:p>
          </table:table-cell>
          <table:table-cell office:value-type="float" office:value="0.35774225984">
            <text:p>0.3577422598</text:p>
          </table:table-cell>
          <table:table-cell office:value-type="string">
            <text:p>A22D-A22G-A22N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187263090417">
            <text:p>-0.018726309</text:p>
          </table:table-cell>
          <table:table-cell office:value-type="float" office:value="0.621781043257">
            <text:p>0.6217810433</text:p>
          </table:table-cell>
          <table:table-cell office:value-type="string">
            <text:p>D39E-K49M-Q31A-T52Y-V20D-V20E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26879154151">
            <text:p>-0.0226879154</text:p>
          </table:table-cell>
          <table:table-cell office:value-type="float" office:value="0.6292650809">
            <text:p>0.6292650809</text:p>
          </table:table-cell>
          <table:table-cell office:value-type="string">
            <text:p>A23R-D39E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26879154151">
            <text:p>-0.0226879154</text:p>
          </table:table-cell>
          <table:table-cell office:value-type="float" office:value="0.6292650809">
            <text:p>0.6292650809</text:p>
          </table:table-cell>
          <table:table-cell office:value-type="string">
            <text:p>A23R-D39E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26879154151">
            <text:p>-0.0226879154</text:p>
          </table:table-cell>
          <table:table-cell office:value-type="float" office:value="0.6292650809">
            <text:p>0.6292650809</text:p>
          </table:table-cell>
          <table:table-cell office:value-type="string">
            <text:p>A23R-D39E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26879154151">
            <text:p>-0.0226879154</text:p>
          </table:table-cell>
          <table:table-cell office:value-type="float" office:value="0.6292650809">
            <text:p>0.6292650809</text:p>
          </table:table-cell>
          <table:table-cell office:value-type="string">
            <text:p>A23R-D39E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26879154151">
            <text:p>-0.0226879154</text:p>
          </table:table-cell>
          <table:table-cell office:value-type="float" office:value="0.6292650809">
            <text:p>0.6292650809</text:p>
          </table:table-cell>
          <table:table-cell office:value-type="string">
            <text:p>A23R-D39E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56348111391">
            <text:p>-0.0256348111</text:p>
          </table:table-cell>
          <table:table-cell office:value-type="float" office:value="0.44824986686">
            <text:p>0.4482498669</text:p>
          </table:table-cell>
          <table:table-cell office:value-type="string">
            <text:p>A22D-A22G-A22N-A23R-D39E-K27R-L4F-Q31V-T43I-T43V-T52F-T52L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56348111391">
            <text:p>-0.0256348111</text:p>
          </table:table-cell>
          <table:table-cell office:value-type="float" office:value="0.44824986686">
            <text:p>0.4482498669</text:p>
          </table:table-cell>
          <table:table-cell office:value-type="string">
            <text:p>A22D-A22G-A22N-A23R-D39E-K27R-L4F-Q31V-T43I-T43V-T52F-T52L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56348111391">
            <text:p>-0.0256348111</text:p>
          </table:table-cell>
          <table:table-cell office:value-type="float" office:value="0.44824986686">
            <text:p>0.4482498669</text:p>
          </table:table-cell>
          <table:table-cell office:value-type="string">
            <text:p>A22D-A22G-A22N-A23R-D39E-K27R-L4F-Q31V-T43I-T43V-T52F-T52L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56348111391">
            <text:p>-0.0256348111</text:p>
          </table:table-cell>
          <table:table-cell office:value-type="float" office:value="0.44824986686">
            <text:p>0.4482498669</text:p>
          </table:table-cell>
          <table:table-cell office:value-type="string">
            <text:p>A22D-A22G-A22N-A23R-D39E-K27R-L4F-Q31V-T43I-T43V-T52F-T52L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56348111391">
            <text:p>-0.0256348111</text:p>
          </table:table-cell>
          <table:table-cell office:value-type="float" office:value="0.44824986686">
            <text:p>0.4482498669</text:p>
          </table:table-cell>
          <table:table-cell office:value-type="string">
            <text:p>A22D-A22G-A22N-A23R-D39E-K27R-L4F-Q31V-T43I-T43V-T52F-T52L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56348111391">
            <text:p>-0.0256348111</text:p>
          </table:table-cell>
          <table:table-cell office:value-type="float" office:value="0.44824986686">
            <text:p>0.4482498669</text:p>
          </table:table-cell>
          <table:table-cell office:value-type="string">
            <text:p>A22D-A22G-A22N-A23R-D39E-K27R-L4F-Q31V-T43I-T43V-T52F-T52L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56348111391">
            <text:p>-0.0256348111</text:p>
          </table:table-cell>
          <table:table-cell office:value-type="float" office:value="0.44824986686">
            <text:p>0.4482498669</text:p>
          </table:table-cell>
          <table:table-cell office:value-type="string">
            <text:p>A22D-A22G-A22N-A23R-D39E-K27R-L4F-Q31V-T43I-T43V-T52F-T52L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58193846638">
            <text:p>-0.0258193847</text:p>
          </table:table-cell>
          <table:table-cell office:value-type="float" office:value="0.556282450075">
            <text:p>0.5562824501</text:p>
          </table:table-cell>
          <table:table-cell office:value-type="string">
            <text:p>D39E-K49F-K49M-Q31A-Q31T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58193846638">
            <text:p>-0.0258193847</text:p>
          </table:table-cell>
          <table:table-cell office:value-type="float" office:value="0.556282450075">
            <text:p>0.5562824501</text:p>
          </table:table-cell>
          <table:table-cell office:value-type="string">
            <text:p>D39E-K49F-K49M-Q31A-Q31T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78587194315">
            <text:p>-0.0278587194</text:p>
          </table:table-cell>
          <table:table-cell office:value-type="float" office:value="0.474432668092">
            <text:p>0.4744326681</text:p>
          </table:table-cell>
          <table:table-cell office:value-type="string">
            <text:p>D39E-F29L-K49F-K49M-Q31A-Q31T-T43D-T52F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78587194315">
            <text:p>-0.0278587194</text:p>
          </table:table-cell>
          <table:table-cell office:value-type="float" office:value="0.474432668092">
            <text:p>0.4744326681</text:p>
          </table:table-cell>
          <table:table-cell office:value-type="string">
            <text:p>D39E-F29L-K49F-K49M-Q31A-Q31T-T43D-T52F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78587194315">
            <text:p>-0.0278587194</text:p>
          </table:table-cell>
          <table:table-cell office:value-type="float" office:value="0.474432668092">
            <text:p>0.4744326681</text:p>
          </table:table-cell>
          <table:table-cell office:value-type="string">
            <text:p>D39E-F29L-K49F-K49M-Q31A-Q31T-T43D-T52F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96648147495">
            <text:p>-0.0296648147</text:p>
          </table:table-cell>
          <table:table-cell office:value-type="float" office:value="0.551437228062">
            <text:p>0.5514372281</text:p>
          </table:table-cell>
          <table:table-cell office:value-type="string">
            <text:p>D39E-K49F-K49M-Q31T-T43D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297796578918">
            <text:p>-0.0297796579</text:p>
          </table:table-cell>
          <table:table-cell office:value-type="float" office:value="0.592234031067">
            <text:p>0.5922340311</text:p>
          </table:table-cell>
          <table:table-cell office:value-type="string">
            <text:p>D39E-K49M-Q31A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10355828841">
            <text:p>-0.0310355829</text:p>
          </table:table-cell>
          <table:table-cell office:value-type="float" office:value="0.369745384609">
            <text:p>0.3697453846</text:p>
          </table:table-cell>
          <table:table-cell office:value-type="string">
            <text:p>A22D-A22G-A22N-A23R-K27R-L4F-Q31V-T43I-T43V-T52F-T52L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30572202882">
            <text:p>-0.0330572203</text:p>
          </table:table-cell>
          <table:table-cell office:value-type="float" office:value="0.46963726968">
            <text:p>0.4696372697</text:p>
          </table:table-cell>
          <table:table-cell office:value-type="string">
            <text:p>D39E-F29L-K49F-K49M-Q31T-T43D-T52F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30572202882">
            <text:p>-0.0330572203</text:p>
          </table:table-cell>
          <table:table-cell office:value-type="float" office:value="0.46963726968">
            <text:p>0.4696372697</text:p>
          </table:table-cell>
          <table:table-cell office:value-type="string">
            <text:p>D39E-F29L-K49F-K49M-Q31T-T43D-T52F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30572202882">
            <text:p>-0.0330572203</text:p>
          </table:table-cell>
          <table:table-cell office:value-type="float" office:value="0.46963726968">
            <text:p>0.4696372697</text:p>
          </table:table-cell>
          <table:table-cell office:value-type="string">
            <text:p>D39E-F29L-K49F-K49M-Q31T-T43D-T52F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57136688453">
            <text:p>-0.0357136688</text:p>
          </table:table-cell>
          <table:table-cell office:value-type="float" office:value="0.472328847822">
            <text:p>0.4723288478</text:p>
          </table:table-cell>
          <table:table-cell office:value-type="string">
            <text:p>D39G-K49F-K49M-Q31T-T43D-T52F-T52Y-T54W-V20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60271571561">
            <text:p>-0.0360271572</text:p>
          </table:table-cell>
          <table:table-cell office:value-type="float" office:value="0.48103805315">
            <text:p>0.4810380532</text:p>
          </table:table-cell>
          <table:table-cell office:value-type="string">
            <text:p>D39E-F29L-K49F-K49M-Q31T-T43D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60271571561">
            <text:p>-0.0360271572</text:p>
          </table:table-cell>
          <table:table-cell office:value-type="float" office:value="0.48103805315">
            <text:p>0.4810380532</text:p>
          </table:table-cell>
          <table:table-cell office:value-type="string">
            <text:p>D39E-F29L-K49F-K49M-Q31T-T43D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360271571561">
            <text:p>-0.0360271572</text:p>
          </table:table-cell>
          <table:table-cell office:value-type="float" office:value="0.48103805315">
            <text:p>0.4810380532</text:p>
          </table:table-cell>
          <table:table-cell office:value-type="string">
            <text:p>D39E-F29L-K49F-K49M-Q31T-T43D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12413603053">
            <text:p>-0.0412413603</text:p>
          </table:table-cell>
          <table:table-cell office:value-type="float" office:value="0.461534961364">
            <text:p>0.4615349614</text:p>
          </table:table-cell>
          <table:table-cell office:value-type="string">
            <text:p>A22D-A22G-A22N-A23R-D39E-K27R-L4F-Q31V-T43I-T43V-T52F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12413603053">
            <text:p>-0.0412413603</text:p>
          </table:table-cell>
          <table:table-cell office:value-type="float" office:value="0.461534961364">
            <text:p>0.4615349614</text:p>
          </table:table-cell>
          <table:table-cell office:value-type="string">
            <text:p>A22D-A22G-A22N-A23R-D39E-K27R-L4F-Q31V-T43I-T43V-T52F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12413603053">
            <text:p>-0.0412413603</text:p>
          </table:table-cell>
          <table:table-cell office:value-type="float" office:value="0.461534961364">
            <text:p>0.4615349614</text:p>
          </table:table-cell>
          <table:table-cell office:value-type="string">
            <text:p>A22D-A22G-A22N-A23R-D39E-K27R-L4F-Q31V-T43I-T43V-T52F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12413603053">
            <text:p>-0.0412413603</text:p>
          </table:table-cell>
          <table:table-cell office:value-type="float" office:value="0.461534961364">
            <text:p>0.4615349614</text:p>
          </table:table-cell>
          <table:table-cell office:value-type="string">
            <text:p>A22D-A22G-A22N-A23R-D39E-K27R-L4F-Q31V-T43I-T43V-T52F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74824624707">
            <text:p>-0.0474824625</text:p>
          </table:table-cell>
          <table:table-cell office:value-type="float" office:value="0.393631349233">
            <text:p>0.3936313492</text:p>
          </table:table-cell>
          <table:table-cell office:value-type="string">
            <text:p>A22D-A22G-A22N-A23R-K27R-L4F-Q31V-T43I-T43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74824624707">
            <text:p>-0.0474824625</text:p>
          </table:table-cell>
          <table:table-cell office:value-type="float" office:value="0.393631349233">
            <text:p>0.3936313492</text:p>
          </table:table-cell>
          <table:table-cell office:value-type="string">
            <text:p>A22D-A22G-A22N-A23R-K27R-L4F-Q31V-T43I-T43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74824624707">
            <text:p>-0.0474824625</text:p>
          </table:table-cell>
          <table:table-cell office:value-type="float" office:value="0.393631349233">
            <text:p>0.3936313492</text:p>
          </table:table-cell>
          <table:table-cell office:value-type="string">
            <text:p>A22D-A22G-A22N-A23R-K27R-L4F-Q31V-T43I-T43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74824624707">
            <text:p>-0.0474824625</text:p>
          </table:table-cell>
          <table:table-cell office:value-type="float" office:value="0.393631349233">
            <text:p>0.3936313492</text:p>
          </table:table-cell>
          <table:table-cell office:value-type="string">
            <text:p>A22D-A22G-A22N-A23R-K27R-L4F-Q31V-T43I-T43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74824624707">
            <text:p>-0.0474824625</text:p>
          </table:table-cell>
          <table:table-cell office:value-type="float" office:value="0.393631349233">
            <text:p>0.3936313492</text:p>
          </table:table-cell>
          <table:table-cell office:value-type="string">
            <text:p>A22D-A22G-A22N-A23R-K27R-L4F-Q31V-T43I-T43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74824624707">
            <text:p>-0.0474824625</text:p>
          </table:table-cell>
          <table:table-cell office:value-type="float" office:value="0.393631349233">
            <text:p>0.3936313492</text:p>
          </table:table-cell>
          <table:table-cell office:value-type="string">
            <text:p>A22D-A22G-A22N-A23R-K27R-L4F-Q31V-T43I-T43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74824624707">
            <text:p>-0.0474824625</text:p>
          </table:table-cell>
          <table:table-cell office:value-type="float" office:value="0.393631349233">
            <text:p>0.3936313492</text:p>
          </table:table-cell>
          <table:table-cell office:value-type="string">
            <text:p>A22D-A22G-A22N-A23R-K27R-L4F-Q31V-T43I-T43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74824624707">
            <text:p>-0.0474824625</text:p>
          </table:table-cell>
          <table:table-cell office:value-type="float" office:value="0.393631349233">
            <text:p>0.3936313492</text:p>
          </table:table-cell>
          <table:table-cell office:value-type="string">
            <text:p>A22D-A22G-A22N-A23R-K27R-L4F-Q31V-T43I-T43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83083771991">
            <text:p>-0.0483083772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83083771991">
            <text:p>-0.0483083772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83083771991">
            <text:p>-0.0483083772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83083771991">
            <text:p>-0.0483083772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83083771991">
            <text:p>-0.0483083772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483083771991">
            <text:p>-0.0483083772</text:p>
          </table:table-cell>
          <table:table-cell office:value-type="float" office:value="0.38049406869">
            <text:p>0.3804940687</text:p>
          </table:table-cell>
          <table:table-cell office:value-type="string">
            <text:p>A22D-A22G-A22N-A23R-K27R-L4F-Q31V-T43I-T43V-T52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503963911849">
            <text:p>-0.0503963912</text:p>
          </table:table-cell>
          <table:table-cell office:value-type="float" office:value="0.515506880782">
            <text:p>0.5155068808</text:p>
          </table:table-cell>
          <table:table-cell office:value-type="string">
            <text:p>D39E-K49F-K49M-Q31A-Q31T-T43D-T52F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547061766148">
            <text:p>-0.0547061766</text:p>
          </table:table-cell>
          <table:table-cell office:value-type="float" office:value="0.539935411388">
            <text:p>0.5399354114</text:p>
          </table:table-cell>
          <table:table-cell office:value-type="string">
            <text:p>A23R-D39E-K49F-K49M-Q31T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558043618788">
            <text:p>-0.0558043619</text:p>
          </table:table-cell>
          <table:table-cell office:value-type="float" office:value="0.461149006845">
            <text:p>0.4611490068</text:p>
          </table:table-cell>
          <table:table-cell office:value-type="string">
            <text:p>D39E-F29L-K49F-K49M-Q31T-T43D-T52F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558043618788">
            <text:p>-0.0558043619</text:p>
          </table:table-cell>
          <table:table-cell office:value-type="float" office:value="0.461149006845">
            <text:p>0.4611490068</text:p>
          </table:table-cell>
          <table:table-cell office:value-type="string">
            <text:p>D39E-F29L-K49F-K49M-Q31T-T43D-T52F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558043618788">
            <text:p>-0.0558043619</text:p>
          </table:table-cell>
          <table:table-cell office:value-type="float" office:value="0.461149006845">
            <text:p>0.4611490068</text:p>
          </table:table-cell>
          <table:table-cell office:value-type="string">
            <text:p>D39E-F29L-K49F-K49M-Q31T-T43D-T52F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563176200796">
            <text:p>-0.0563176201</text:p>
          </table:table-cell>
          <table:table-cell office:value-type="float" office:value="0.547100951257">
            <text:p>0.5471009513</text:p>
          </table:table-cell>
          <table:table-cell office:value-type="string">
            <text:p>D39E-K49F-K49M-Q31T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563176200796">
            <text:p>-0.0563176201</text:p>
          </table:table-cell>
          <table:table-cell office:value-type="float" office:value="0.547100951257">
            <text:p>0.5471009513</text:p>
          </table:table-cell>
          <table:table-cell office:value-type="string">
            <text:p>D39E-K49F-K49M-Q31T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625055376445">
            <text:p>-0.0625055376</text:p>
          </table:table-cell>
          <table:table-cell office:value-type="float" office:value="0.50500227468">
            <text:p>0.5050022747</text:p>
          </table:table-cell>
          <table:table-cell office:value-type="string">
            <text:p>D39E-K49F-K49M-Q31T-T43D-T52F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654398952663">
            <text:p>-0.0654398953</text:p>
          </table:table-cell>
          <table:table-cell office:value-type="float" office:value="0.446024059544">
            <text:p>0.4460240595</text:p>
          </table:table-cell>
          <table:table-cell office:value-type="string">
            <text:p>F29L-K49F-K49M-Q31T-T43D-T52Y-T54W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673865519044">
            <text:p>-0.0673865519</text:p>
          </table:table-cell>
          <table:table-cell office:value-type="float" office:value="0.396144274622">
            <text:p>0.3961442746</text:p>
          </table:table-cell>
          <table:table-cell office:value-type="string">
            <text:p>A22D-A22G-A22N-A23R-F29V-K27R-Q31V-T43I-T43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705665620929">
            <text:p>-0.0705665621</text:p>
          </table:table-cell>
          <table:table-cell office:value-type="float" office:value="0.66413719305">
            <text:p>0.6641371931</text:p>
          </table:table-cell>
          <table:table-cell office:value-type="string">
            <text:p>D39E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705665620929">
            <text:p>-0.0705665621</text:p>
          </table:table-cell>
          <table:table-cell office:value-type="float" office:value="0.66413719305">
            <text:p>0.6641371931</text:p>
          </table:table-cell>
          <table:table-cell office:value-type="string">
            <text:p>D39E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705665620929">
            <text:p>-0.0705665621</text:p>
          </table:table-cell>
          <table:table-cell office:value-type="float" office:value="0.66413719305">
            <text:p>0.6641371931</text:p>
          </table:table-cell>
          <table:table-cell office:value-type="string">
            <text:p>D39E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783286315978">
            <text:p>-0.0783286316</text:p>
          </table:table-cell>
          <table:table-cell office:value-type="float" office:value="0.5997827243">
            <text:p>0.5997827243</text:p>
          </table:table-cell>
          <table:table-cell office:value-type="string">
            <text:p>A23R-D39E-K27R-T43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869276101286">
            <text:p>-0.0869276101</text:p>
          </table:table-cell>
          <table:table-cell office:value-type="float" office:value="0.58657024892">
            <text:p>0.5865702489</text:p>
          </table:table-cell>
          <table:table-cell office:value-type="string">
            <text:p>D39E-K49M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869276101286">
            <text:p>-0.0869276101</text:p>
          </table:table-cell>
          <table:table-cell office:value-type="float" office:value="0.58657024892">
            <text:p>0.5865702489</text:p>
          </table:table-cell>
          <table:table-cell office:value-type="string">
            <text:p>D39E-K49M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0869276101286">
            <text:p>-0.0869276101</text:p>
          </table:table-cell>
          <table:table-cell office:value-type="float" office:value="0.58657024892">
            <text:p>0.5865702489</text:p>
          </table:table-cell>
          <table:table-cell office:value-type="string">
            <text:p>D39E-K49M-T52Y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100120141634">
            <text:p>-0.1001201416</text:p>
          </table:table-cell>
          <table:table-cell office:value-type="float" office:value="0.721016715175">
            <text:p>0.7210167152</text:p>
          </table:table-cell>
          <table:table-cell office:value-type="string">
            <text:p>A23R-D39E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100120141634">
            <text:p>-0.1001201416</text:p>
          </table:table-cell>
          <table:table-cell office:value-type="float" office:value="0.721016715175">
            <text:p>0.7210167152</text:p>
          </table:table-cell>
          <table:table-cell office:value-type="string">
            <text:p>A23R-D39E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100120141634">
            <text:p>-0.1001201416</text:p>
          </table:table-cell>
          <table:table-cell office:value-type="float" office:value="0.721016715175">
            <text:p>0.7210167152</text:p>
          </table:table-cell>
          <table:table-cell office:value-type="string">
            <text:p>A23R-D39E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100120141634">
            <text:p>-0.1001201416</text:p>
          </table:table-cell>
          <table:table-cell office:value-type="float" office:value="0.721016715175">
            <text:p>0.7210167152</text:p>
          </table:table-cell>
          <table:table-cell office:value-type="string">
            <text:p>A23R-D39E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100120141634">
            <text:p>-0.1001201416</text:p>
          </table:table-cell>
          <table:table-cell office:value-type="float" office:value="0.721016715175">
            <text:p>0.7210167152</text:p>
          </table:table-cell>
          <table:table-cell office:value-type="string">
            <text:p>A23R-D39E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100120141634">
            <text:p>-0.1001201416</text:p>
          </table:table-cell>
          <table:table-cell office:value-type="float" office:value="0.721016715175">
            <text:p>0.7210167152</text:p>
          </table:table-cell>
          <table:table-cell office:value-type="string">
            <text:p>A23R-D39E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100120141634">
            <text:p>-0.1001201416</text:p>
          </table:table-cell>
          <table:table-cell office:value-type="float" office:value="0.721016715175">
            <text:p>0.7210167152</text:p>
          </table:table-cell>
          <table:table-cell office:value-type="string">
            <text:p>A23R-D39E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100120141634">
            <text:p>-0.1001201416</text:p>
          </table:table-cell>
          <table:table-cell office:value-type="float" office:value="0.721016715175">
            <text:p>0.7210167152</text:p>
          </table:table-cell>
          <table:table-cell office:value-type="string">
            <text:p>A23R-D39E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100120141634">
            <text:p>-0.1001201416</text:p>
          </table:table-cell>
          <table:table-cell office:value-type="float" office:value="0.721016715175">
            <text:p>0.7210167152</text:p>
          </table:table-cell>
          <table:table-cell office:value-type="string">
            <text:p>A23R-D39E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100120141634">
            <text:p>-0.1001201416</text:p>
          </table:table-cell>
          <table:table-cell office:value-type="float" office:value="0.721016715175">
            <text:p>0.7210167152</text:p>
          </table:table-cell>
          <table:table-cell office:value-type="string">
            <text:p>A23R-D39E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100120141634">
            <text:p>-0.1001201416</text:p>
          </table:table-cell>
          <table:table-cell office:value-type="float" office:value="0.721016715175">
            <text:p>0.7210167152</text:p>
          </table:table-cell>
          <table:table-cell office:value-type="string">
            <text:p>A23R-D39E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101528370933">
            <text:p>-0.1015283709</text:p>
          </table:table-cell>
          <table:table-cell office:value-type="float" office:value="0.666209521667">
            <text:p>0.6662095217</text:p>
          </table:table-cell>
          <table:table-cell office:value-type="string">
            <text:p>A23R-D39E-K27R-T43V-V20D-V20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122600621904">
            <text:p>-0.1226006219</text:p>
          </table:table-cell>
          <table:table-cell office:value-type="float" office:value="0.49386204428">
            <text:p>0.4938620443</text:p>
          </table:table-cell>
          <table:table-cell office:value-type="string">
            <text:p>A22D-A23R-K27R-Q31V-T43V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D156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chnicholas </meta:initial-creator>
    <meta:creation-date>2014-09-09T00:24:49</meta:creation-date>
    <dc:date>2014-09-09T00:41:52</dc:date>
    <dc:creator>wchnicholas </dc:creator>
    <meta:editing-duration>PT16M29S</meta:editing-duration>
    <meta:editing-cycles>4</meta:editing-cycles>
    <meta:generator>LibreOffice/3.5$Linux_x86 LibreOffice_project/350m1$Build-2</meta:generator>
    <meta:document-statistic meta:table-count="3" meta:cell-count="62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start"/>
      <style:text-properties fo:color="#000000" fo:font-size="10pt" fo:font-weight="bold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fo:font-weight="bold" style:font-size-asian="10pt" style:font-size-complex="10pt"/>
    </style:style>
    <style:style style:name="ch5" style:family="chart" style:data-style-name="N0">
      <style:chart-properties chart:symbol-type="named-symbol" chart:symbol-name="circle" chart:symbol-width="0.1cm" chart:symbol-height="0.1cm">
        <chart:symbol-image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997cm" svg:height="7.04cm" xlink:href=".." xlink:type="simple" chart:class="chart:scatter" chart:style-name="ch1">
        <chart:plot-area chart:style-name="ch2" table:cell-range-address="Sheet1.B1:Sheet1.C1567" chart:data-source-has-labels="row" svg:x="1.076cm" svg:y="0.479cm" svg:width="11.418cm" svg:height="6.086cm">
          <chartooo:coordinate-region svg:x="1.909cm" svg:y="0.679cm" svg:width="10.345cm" svg:height="5.239cm"/>
          <chart:axis chart:dimension="x" chart:name="primary-x" chart:style-name="ch3"/>
          <chart:axis chart:dimension="y" chart:name="primary-y" chart:style-name="ch4"/>
          <chart:series chart:style-name="ch5" chart:values-cell-range-address="Sheet1.B2:Sheet1.B1567" chart:label-cell-address="Sheet1.C1:Sheet1.C1" chart:class="chart:scatter">
            <chart:domain table:cell-range-address="Sheet1.C2:Sheet1.C1567"/>
            <chart:data-point chart:repeated="156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S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23709608">
                <text:p>0.00523709608</text:p>
                <draw:g>
                  <svg:desc>Sheet1.C2:Sheet1.C1567</svg:desc>
                </draw:g>
              </table:table-cell>
              <table:table-cell office:value-type="float" office:value="0.913666051341">
                <text:p>0.913666051341</text:p>
                <draw:g>
                  <svg:desc>Sheet1.B2:Sheet1.B15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07240267714">
                <text:p>0.0607240267714</text:p>
              </table:table-cell>
              <table:table-cell office:value-type="float" office:value="0.912662322742">
                <text:p>0.912662322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22248695">
                <text:p>0.02422248695</text:p>
              </table:table-cell>
              <table:table-cell office:value-type="float" office:value="0.901030948312">
                <text:p>0.901030948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687071238">
                <text:p>0.115687071238</text:p>
              </table:table-cell>
              <table:table-cell office:value-type="float" office:value="0.887889211696">
                <text:p>0.887889211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654082125">
                <text:p>0.005654082125</text:p>
              </table:table-cell>
              <table:table-cell office:value-type="float" office:value="0.882352132187">
                <text:p>0.882352132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654082125">
                <text:p>0.005654082125</text:p>
              </table:table-cell>
              <table:table-cell office:value-type="float" office:value="0.882352132187">
                <text:p>0.882352132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654082125">
                <text:p>0.005654082125</text:p>
              </table:table-cell>
              <table:table-cell office:value-type="float" office:value="0.882352132187">
                <text:p>0.882352132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50858505333">
                <text:p>0.0550858505333</text:p>
              </table:table-cell>
              <table:table-cell office:value-type="float" office:value="0.878801365525">
                <text:p>0.878801365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50858505333">
                <text:p>0.0550858505333</text:p>
              </table:table-cell>
              <table:table-cell office:value-type="float" office:value="0.878801365525">
                <text:p>0.878801365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8289081575">
                <text:p>0.118289081575</text:p>
              </table:table-cell>
              <table:table-cell office:value-type="float" office:value="0.870979336609">
                <text:p>0.870979336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85211528333">
                <text:p>0.0585211528333</text:p>
              </table:table-cell>
              <table:table-cell office:value-type="float" office:value="0.858455959707">
                <text:p>0.858455959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85211528333">
                <text:p>0.0585211528333</text:p>
              </table:table-cell>
              <table:table-cell office:value-type="float" office:value="0.858455959707">
                <text:p>0.858455959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85211528333">
                <text:p>0.0585211528333</text:p>
              </table:table-cell>
              <table:table-cell office:value-type="float" office:value="0.858455959707">
                <text:p>0.858455959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5211528333">
                <text:p>0.0585211528333</text:p>
              </table:table-cell>
              <table:table-cell office:value-type="float" office:value="0.858455959707">
                <text:p>0.858455959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5211528333">
                <text:p>0.0585211528333</text:p>
              </table:table-cell>
              <table:table-cell office:value-type="float" office:value="0.858455959707">
                <text:p>0.858455959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85211528333">
                <text:p>0.0585211528333</text:p>
              </table:table-cell>
              <table:table-cell office:value-type="float" office:value="0.858455959707">
                <text:p>0.858455959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7021177">
                <text:p>0.0657021177</text:p>
              </table:table-cell>
              <table:table-cell office:value-type="float" office:value="0.855443979222">
                <text:p>0.855443979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626704685">
                <text:p>0.10626704685</text:p>
              </table:table-cell>
              <table:table-cell office:value-type="float" office:value="0.851288140991">
                <text:p>0.851288140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0465314">
                <text:p>0.0090465314</text:p>
              </table:table-cell>
              <table:table-cell office:value-type="float" office:value="0.850686761204">
                <text:p>0.850686761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90465314">
                <text:p>0.0090465314</text:p>
              </table:table-cell>
              <table:table-cell office:value-type="float" office:value="0.850686761204">
                <text:p>0.850686761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0465314">
                <text:p>0.0090465314</text:p>
              </table:table-cell>
              <table:table-cell office:value-type="float" office:value="0.850686761204">
                <text:p>0.850686761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0465314">
                <text:p>0.0090465314</text:p>
              </table:table-cell>
              <table:table-cell office:value-type="float" office:value="0.850686761204">
                <text:p>0.850686761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0465314">
                <text:p>0.0090465314</text:p>
              </table:table-cell>
              <table:table-cell office:value-type="float" office:value="0.850686761204">
                <text:p>0.850686761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0465314">
                <text:p>0.0090465314</text:p>
              </table:table-cell>
              <table:table-cell office:value-type="float" office:value="0.850686761204">
                <text:p>0.8506867612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0465314">
                <text:p>0.0090465314</text:p>
              </table:table-cell>
              <table:table-cell office:value-type="float" office:value="0.850686761204">
                <text:p>0.850686761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33545753">
                <text:p>0.0833545753</text:p>
              </table:table-cell>
              <table:table-cell office:value-type="float" office:value="0.840061401423">
                <text:p>0.8400614014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95035295">
                <text:p>0.1095035295</text:p>
              </table:table-cell>
              <table:table-cell office:value-type="float" office:value="0.839918019038">
                <text:p>0.8399180190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237890982">
                <text:p>0.01237890982</text:p>
              </table:table-cell>
              <table:table-cell office:value-type="float" office:value="0.836518757833">
                <text:p>0.836518757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237890982">
                <text:p>0.01237890982</text:p>
              </table:table-cell>
              <table:table-cell office:value-type="float" office:value="0.836518757833">
                <text:p>0.836518757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237890982">
                <text:p>0.01237890982</text:p>
              </table:table-cell>
              <table:table-cell office:value-type="float" office:value="0.836518757833">
                <text:p>0.836518757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37890982">
                <text:p>0.01237890982</text:p>
              </table:table-cell>
              <table:table-cell office:value-type="float" office:value="0.836518757833">
                <text:p>0.8365187578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37890982">
                <text:p>0.01237890982</text:p>
              </table:table-cell>
              <table:table-cell office:value-type="float" office:value="0.836518757833">
                <text:p>0.8365187578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37890982">
                <text:p>0.01237890982</text:p>
              </table:table-cell>
              <table:table-cell office:value-type="float" office:value="0.836518757833">
                <text:p>0.8365187578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29288167667">
                <text:p>0.0829288167667</text:p>
              </table:table-cell>
              <table:table-cell office:value-type="float" office:value="0.834486388168">
                <text:p>0.834486388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267150793">
                <text:p>0.10267150793</text:p>
              </table:table-cell>
              <table:table-cell office:value-type="float" office:value="0.832624608925">
                <text:p>0.832624608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024983925">
                <text:p>0.07024983925</text:p>
              </table:table-cell>
              <table:table-cell office:value-type="float" office:value="0.831952886239">
                <text:p>0.831952886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024983925">
                <text:p>0.07024983925</text:p>
              </table:table-cell>
              <table:table-cell office:value-type="float" office:value="0.831952886239">
                <text:p>0.8319528862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97765414">
                <text:p>0.0797765414</text:p>
              </table:table-cell>
              <table:table-cell office:value-type="float" office:value="0.831479999358">
                <text:p>0.831479999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501363748">
                <text:p>0.08501363748</text:p>
              </table:table-cell>
              <table:table-cell office:value-type="float" office:value="0.828568356177">
                <text:p>0.8285683561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38601681429">
                <text:p>0.0938601681429</text:p>
              </table:table-cell>
              <table:table-cell office:value-type="float" office:value="0.827470058512">
                <text:p>0.8274700585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38601681429">
                <text:p>0.0938601681429</text:p>
              </table:table-cell>
              <table:table-cell office:value-type="float" office:value="0.827470058512">
                <text:p>0.8274700585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38601681429">
                <text:p>0.0938601681429</text:p>
              </table:table-cell>
              <table:table-cell office:value-type="float" office:value="0.827470058512">
                <text:p>0.827470058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38601681429">
                <text:p>0.0938601681429</text:p>
              </table:table-cell>
              <table:table-cell office:value-type="float" office:value="0.827470058512">
                <text:p>0.8274700585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38601681429">
                <text:p>0.0938601681429</text:p>
              </table:table-cell>
              <table:table-cell office:value-type="float" office:value="0.827470058512">
                <text:p>0.8274700585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38601681429">
                <text:p>0.0938601681429</text:p>
              </table:table-cell>
              <table:table-cell office:value-type="float" office:value="0.827470058512">
                <text:p>0.827470058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38601681429">
                <text:p>0.0938601681429</text:p>
              </table:table-cell>
              <table:table-cell office:value-type="float" office:value="0.827470058512">
                <text:p>0.8274700585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61177476375">
                <text:p>0.0861177476375</text:p>
              </table:table-cell>
              <table:table-cell office:value-type="float" office:value="0.827425579967">
                <text:p>0.8274255799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97390390075">
                <text:p>0.097390390075</text:p>
              </table:table-cell>
              <table:table-cell office:value-type="float" office:value="0.826164626796">
                <text:p>0.8261646267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7390390075">
                <text:p>0.097390390075</text:p>
              </table:table-cell>
              <table:table-cell office:value-type="float" office:value="0.826164626796">
                <text:p>0.8261646267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9160944437">
                <text:p>0.129160944437</text:p>
              </table:table-cell>
              <table:table-cell office:value-type="float" office:value="0.822335232521">
                <text:p>0.8223352325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26287758">
                <text:p>0.0826287758</text:p>
              </table:table-cell>
              <table:table-cell office:value-type="float" office:value="0.821348718239">
                <text:p>0.8213487182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65069755456">
                <text:p>0.165069755456</text:p>
              </table:table-cell>
              <table:table-cell office:value-type="float" office:value="0.819089794189">
                <text:p>0.8190897941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43941268">
                <text:p>0.1143941268</text:p>
              </table:table-cell>
              <table:table-cell office:value-type="float" office:value="0.818657763419">
                <text:p>0.8186577634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43941268">
                <text:p>0.1143941268</text:p>
              </table:table-cell>
              <table:table-cell office:value-type="float" office:value="0.818657763419">
                <text:p>0.8186577634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143941268">
                <text:p>0.1143941268</text:p>
              </table:table-cell>
              <table:table-cell office:value-type="float" office:value="0.818657763419">
                <text:p>0.8186577634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675946988">
                <text:p>0.04675946988</text:p>
              </table:table-cell>
              <table:table-cell office:value-type="float" office:value="0.817601177122">
                <text:p>0.8176011771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9090273709">
                <text:p>0.119090273709</text:p>
              </table:table-cell>
              <table:table-cell office:value-type="float" office:value="0.816905075007">
                <text:p>0.8169050750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1870491767">
                <text:p>0.141870491767</text:p>
              </table:table-cell>
              <table:table-cell office:value-type="float" office:value="0.81613333658">
                <text:p>0.816133336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4079453256">
                <text:p>0.114079453256</text:p>
              </table:table-cell>
              <table:table-cell office:value-type="float" office:value="0.814478318087">
                <text:p>0.8144783180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1054275433">
                <text:p>0.111054275433</text:p>
              </table:table-cell>
              <table:table-cell office:value-type="float" office:value="0.813224651213">
                <text:p>0.8132246512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14042354">
                <text:p>0.1314042354</text:p>
              </table:table-cell>
              <table:table-cell office:value-type="float" office:value="0.809899151338">
                <text:p>0.8098991513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30703818">
                <text:p>0.1630703818</text:p>
              </table:table-cell>
              <table:table-cell office:value-type="float" office:value="0.809876771413">
                <text:p>0.8098767714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62440619">
                <text:p>0.1062440619</text:p>
              </table:table-cell>
              <table:table-cell office:value-type="float" office:value="0.807847808458">
                <text:p>0.8078478084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024459012">
                <text:p>0.17024459012</text:p>
              </table:table-cell>
              <table:table-cell office:value-type="float" office:value="0.806843608012">
                <text:p>0.8068436080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88522130436">
                <text:p>0.188522130436</text:p>
              </table:table-cell>
              <table:table-cell office:value-type="float" office:value="0.806335482746">
                <text:p>0.8063354827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26950564286">
                <text:p>0.0726950564286</text:p>
              </table:table-cell>
              <table:table-cell office:value-type="float" office:value="0.801548062358">
                <text:p>0.801548062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4823663517">
                <text:p>0.114823663517</text:p>
              </table:table-cell>
              <table:table-cell office:value-type="float" office:value="0.801138921581">
                <text:p>0.8011389215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082385963">
                <text:p>0.18082385963</text:p>
              </table:table-cell>
              <table:table-cell office:value-type="float" office:value="0.801059947494">
                <text:p>0.8010599474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082385963">
                <text:p>0.18082385963</text:p>
              </table:table-cell>
              <table:table-cell office:value-type="float" office:value="0.801059947494">
                <text:p>0.801059947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082385963">
                <text:p>0.18082385963</text:p>
              </table:table-cell>
              <table:table-cell office:value-type="float" office:value="0.801059947494">
                <text:p>0.8010599474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0851462667">
                <text:p>0.0140851462667</text:p>
              </table:table-cell>
              <table:table-cell office:value-type="float" office:value="0.798981048636">
                <text:p>0.7989810486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40851462667">
                <text:p>0.0140851462667</text:p>
              </table:table-cell>
              <table:table-cell office:value-type="float" office:value="0.798981048636">
                <text:p>0.7989810486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26336880207">
                <text:p>0.126336880207</text:p>
              </table:table-cell>
              <table:table-cell office:value-type="float" office:value="0.796632887221">
                <text:p>0.7966328872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88174569154">
                <text:p>0.188174569154</text:p>
              </table:table-cell>
              <table:table-cell office:value-type="float" office:value="0.795413936349">
                <text:p>0.7954139363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05069732">
                <text:p>0.2105069732</text:p>
              </table:table-cell>
              <table:table-cell office:value-type="float" office:value="0.794948919032">
                <text:p>0.7949489190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59330314">
                <text:p>0.1559330314</text:p>
              </table:table-cell>
              <table:table-cell office:value-type="float" office:value="0.788037425361">
                <text:p>0.7880374253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66986044857">
                <text:p>0.0566986044857</text:p>
              </table:table-cell>
              <table:table-cell office:value-type="float" office:value="0.787849127194">
                <text:p>0.7878491271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66986044857">
                <text:p>0.0566986044857</text:p>
              </table:table-cell>
              <table:table-cell office:value-type="float" office:value="0.787849127194">
                <text:p>0.787849127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66986044857">
                <text:p>0.0566986044857</text:p>
              </table:table-cell>
              <table:table-cell office:value-type="float" office:value="0.787849127194">
                <text:p>0.7878491271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66986044857">
                <text:p>0.0566986044857</text:p>
              </table:table-cell>
              <table:table-cell office:value-type="float" office:value="0.787849127194">
                <text:p>0.7878491271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66986044857">
                <text:p>0.0566986044857</text:p>
              </table:table-cell>
              <table:table-cell office:value-type="float" office:value="0.787849127194">
                <text:p>0.7878491271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325854405">
                <text:p>0.14325854405</text:p>
              </table:table-cell>
              <table:table-cell office:value-type="float" office:value="0.782198266988">
                <text:p>0.7821982669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325854405">
                <text:p>0.14325854405</text:p>
              </table:table-cell>
              <table:table-cell office:value-type="float" office:value="0.782198266988">
                <text:p>0.7821982669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9629648446">
                <text:p>0.19629648446</text:p>
              </table:table-cell>
              <table:table-cell office:value-type="float" office:value="0.781806674456">
                <text:p>0.7818066744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844933735">
                <text:p>0.05844933735</text:p>
              </table:table-cell>
              <table:table-cell office:value-type="float" office:value="0.779302447428">
                <text:p>0.779302447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052365436">
                <text:p>0.1052365436</text:p>
              </table:table-cell>
              <table:table-cell office:value-type="float" office:value="0.778529840511">
                <text:p>0.7785298405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87242003983">
                <text:p>0.187242003983</text:p>
              </table:table-cell>
              <table:table-cell office:value-type="float" office:value="0.776320440609">
                <text:p>0.7763204406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326513052">
                <text:p>0.13326513052</text:p>
              </table:table-cell>
              <table:table-cell office:value-type="float" office:value="0.771711620323">
                <text:p>0.7717116203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0138616254">
                <text:p>0.20138616254</text:p>
              </table:table-cell>
              <table:table-cell office:value-type="float" office:value="0.769063474649">
                <text:p>0.7690634746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67741911875">
                <text:p>0.167741911875</text:p>
              </table:table-cell>
              <table:table-cell office:value-type="float" office:value="0.766977151947">
                <text:p>0.7669771519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62439434978">
                <text:p>0.162439434978</text:p>
              </table:table-cell>
              <table:table-cell office:value-type="float" office:value="0.766023637075">
                <text:p>0.766023637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62439434978">
                <text:p>0.162439434978</text:p>
              </table:table-cell>
              <table:table-cell office:value-type="float" office:value="0.766023637075">
                <text:p>0.7660236370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2439434978">
                <text:p>0.162439434978</text:p>
              </table:table-cell>
              <table:table-cell office:value-type="float" office:value="0.766023637075">
                <text:p>0.7660236370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60927331025">
                <text:p>0.160927331025</text:p>
              </table:table-cell>
              <table:table-cell office:value-type="float" office:value="0.76466978585">
                <text:p>0.764669785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16371316408">
                <text:p>0.216371316408</text:p>
              </table:table-cell>
              <table:table-cell office:value-type="float" office:value="0.763859041882">
                <text:p>0.7638590418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582602697">
                <text:p>0.1582602697</text:p>
              </table:table-cell>
              <table:table-cell office:value-type="float" office:value="0.763504763974">
                <text:p>0.7635047639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60493146271">
                <text:p>0.160493146271</text:p>
              </table:table-cell>
              <table:table-cell office:value-type="float" office:value="0.763064860385">
                <text:p>0.7630648603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60493146271">
                <text:p>0.160493146271</text:p>
              </table:table-cell>
              <table:table-cell office:value-type="float" office:value="0.763064860385">
                <text:p>0.7630648603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60493146271">
                <text:p>0.160493146271</text:p>
              </table:table-cell>
              <table:table-cell office:value-type="float" office:value="0.763064860385">
                <text:p>0.7630648603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0493146271">
                <text:p>0.160493146271</text:p>
              </table:table-cell>
              <table:table-cell office:value-type="float" office:value="0.763064860385">
                <text:p>0.7630648603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0493146271">
                <text:p>0.160493146271</text:p>
              </table:table-cell>
              <table:table-cell office:value-type="float" office:value="0.763064860385">
                <text:p>0.7630648603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60493146271">
                <text:p>0.160493146271</text:p>
              </table:table-cell>
              <table:table-cell office:value-type="float" office:value="0.763064860385">
                <text:p>0.7630648603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0493146271">
                <text:p>0.160493146271</text:p>
              </table:table-cell>
              <table:table-cell office:value-type="float" office:value="0.763064860385">
                <text:p>0.7630648603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0493146271">
                <text:p>0.160493146271</text:p>
              </table:table-cell>
              <table:table-cell office:value-type="float" office:value="0.763064860385">
                <text:p>0.7630648603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594457246">
                <text:p>0.2594457246</text:p>
              </table:table-cell>
              <table:table-cell office:value-type="float" office:value="0.762281341095">
                <text:p>0.7622813410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8025600749">
                <text:p>0.18025600749</text:p>
              </table:table-cell>
              <table:table-cell office:value-type="float" office:value="0.761667897805">
                <text:p>0.7616678978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11349275444">
                <text:p>0.211349275444</text:p>
              </table:table-cell>
              <table:table-cell office:value-type="float" office:value="0.760869633889">
                <text:p>0.7608696338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937623419222">
                <text:p>0.0937623419222</text:p>
              </table:table-cell>
              <table:table-cell office:value-type="float" office:value="0.759757934626">
                <text:p>0.7597579346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1830624396">
                <text:p>0.21830624396</text:p>
              </table:table-cell>
              <table:table-cell office:value-type="float" office:value="0.759492383028">
                <text:p>0.7594923830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805367797">
                <text:p>0.0805367797</text:p>
              </table:table-cell>
              <table:table-cell office:value-type="float" office:value="0.759214160345">
                <text:p>0.7592141603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08746446014">
                <text:p>0.208746446014</text:p>
              </table:table-cell>
              <table:table-cell office:value-type="float" office:value="0.758657332706">
                <text:p>0.7586573327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1616847056">
                <text:p>0.151616847056</text:p>
              </table:table-cell>
              <table:table-cell office:value-type="float" office:value="0.758552109548">
                <text:p>0.7585521095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8382212933">
                <text:p>0.18382212933</text:p>
              </table:table-cell>
              <table:table-cell office:value-type="float" office:value="0.7575275186">
                <text:p>0.75752751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2653140262">
                <text:p>0.182653140262</text:p>
              </table:table-cell>
              <table:table-cell office:value-type="float" office:value="0.756587594179">
                <text:p>0.7565875941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6259627317">
                <text:p>0.136259627317</text:p>
              </table:table-cell>
              <table:table-cell office:value-type="float" office:value="0.756203588231">
                <text:p>0.7562035882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6259627317">
                <text:p>0.136259627317</text:p>
              </table:table-cell>
              <table:table-cell office:value-type="float" office:value="0.756203588231">
                <text:p>0.7562035882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6259627317">
                <text:p>0.136259627317</text:p>
              </table:table-cell>
              <table:table-cell office:value-type="float" office:value="0.756203588231">
                <text:p>0.7562035882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666285199">
                <text:p>0.1666285199</text:p>
              </table:table-cell>
              <table:table-cell office:value-type="float" office:value="0.755684436634">
                <text:p>0.7556844366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9142951584">
                <text:p>0.19142951584</text:p>
              </table:table-cell>
              <table:table-cell office:value-type="float" office:value="0.754789274088">
                <text:p>0.7547892740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9142951584">
                <text:p>0.19142951584</text:p>
              </table:table-cell>
              <table:table-cell office:value-type="float" office:value="0.754789274088">
                <text:p>0.7547892740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96429331273">
                <text:p>0.0796429331273</text:p>
              </table:table-cell>
              <table:table-cell office:value-type="float" office:value="0.754693526349">
                <text:p>0.7546935263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948609006833">
                <text:p>0.0948609006833</text:p>
              </table:table-cell>
              <table:table-cell office:value-type="float" office:value="0.753101418935">
                <text:p>0.7531014189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7242003983">
                <text:p>0.187242003983</text:p>
              </table:table-cell>
              <table:table-cell office:value-type="float" office:value="0.750580820037">
                <text:p>0.7505808200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7242003983">
                <text:p>0.187242003983</text:p>
              </table:table-cell>
              <table:table-cell office:value-type="float" office:value="0.750580820037">
                <text:p>0.7505808200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87242003983">
                <text:p>0.187242003983</text:p>
              </table:table-cell>
              <table:table-cell office:value-type="float" office:value="0.750580820037">
                <text:p>0.7505808200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7242003983">
                <text:p>0.187242003983</text:p>
              </table:table-cell>
              <table:table-cell office:value-type="float" office:value="0.750580820037">
                <text:p>0.7505808200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37767934875">
                <text:p>0.237767934875</text:p>
              </table:table-cell>
              <table:table-cell office:value-type="float" office:value="0.749649367031">
                <text:p>0.7496493670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37767934875">
                <text:p>0.237767934875</text:p>
              </table:table-cell>
              <table:table-cell office:value-type="float" office:value="0.749649367031">
                <text:p>0.7496493670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15450286943">
                <text:p>0.115450286943</text:p>
              </table:table-cell>
              <table:table-cell office:value-type="float" office:value="0.747714404828">
                <text:p>0.7477144048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63108012118">
                <text:p>0.163108012118</text:p>
              </table:table-cell>
              <table:table-cell office:value-type="float" office:value="0.73994331417">
                <text:p>0.739943314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640923995">
                <text:p>0.19640923995</text:p>
              </table:table-cell>
              <table:table-cell office:value-type="float" office:value="0.739913493437">
                <text:p>0.7399134934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28035602714">
                <text:p>0.228035602714</text:p>
              </table:table-cell>
              <table:table-cell office:value-type="float" office:value="0.738965147583">
                <text:p>0.7389651475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49194293233">
                <text:p>0.249194293233</text:p>
              </table:table-cell>
              <table:table-cell office:value-type="float" office:value="0.736266131487">
                <text:p>0.7362661314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6351155278">
                <text:p>0.16351155278</text:p>
              </table:table-cell>
              <table:table-cell office:value-type="float" office:value="0.736264968116">
                <text:p>0.7362649681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7455273925">
                <text:p>0.17455273925</text:p>
              </table:table-cell>
              <table:table-cell office:value-type="float" office:value="0.735595766568">
                <text:p>0.7355957665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976037113">
                <text:p>0.2976037113</text:p>
              </table:table-cell>
              <table:table-cell office:value-type="float" office:value="0.733749621684">
                <text:p>0.7337496216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90069670991">
                <text:p>0.290069670991</text:p>
              </table:table-cell>
              <table:table-cell office:value-type="float" office:value="0.73088189455">
                <text:p>0.730881894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2549003185">
                <text:p>0.22549003185</text:p>
              </table:table-cell>
              <table:table-cell office:value-type="float" office:value="0.727240314606">
                <text:p>0.7272403146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550888954">
                <text:p>0.2550888954</text:p>
              </table:table-cell>
              <table:table-cell office:value-type="float" office:value="0.722954071345">
                <text:p>0.7229540713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03846042137">
                <text:p>0.103846042137</text:p>
              </table:table-cell>
              <table:table-cell office:value-type="float" office:value="0.720896972934">
                <text:p>0.7208969729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03846042137">
                <text:p>0.103846042137</text:p>
              </table:table-cell>
              <table:table-cell office:value-type="float" office:value="0.720896972934">
                <text:p>0.7208969729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03846042137">
                <text:p>0.103846042137</text:p>
              </table:table-cell>
              <table:table-cell office:value-type="float" office:value="0.720896972934">
                <text:p>0.7208969729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03846042137">
                <text:p>0.103846042137</text:p>
              </table:table-cell>
              <table:table-cell office:value-type="float" office:value="0.720896972934">
                <text:p>0.7208969729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8629795242">
                <text:p>0.08629795242</text:p>
              </table:table-cell>
              <table:table-cell office:value-type="float" office:value="0.720306248624">
                <text:p>0.7203062486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914981851">
                <text:p>0.1914981851</text:p>
              </table:table-cell>
              <table:table-cell office:value-type="float" office:value="0.718315363373">
                <text:p>0.7183153633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22513526611">
                <text:p>0.122513526611</text:p>
              </table:table-cell>
              <table:table-cell office:value-type="float" office:value="0.717577553426">
                <text:p>0.7175775534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76693482729">
                <text:p>0.276693482729</text:p>
              </table:table-cell>
              <table:table-cell office:value-type="float" office:value="0.716634280694">
                <text:p>0.7166342806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27915875975">
                <text:p>0.127915875975</text:p>
              </table:table-cell>
              <table:table-cell office:value-type="float" office:value="0.716594037301">
                <text:p>0.7165940373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1993567495">
                <text:p>0.11993567495</text:p>
              </table:table-cell>
              <table:table-cell office:value-type="float" office:value="0.713147491375">
                <text:p>0.713147491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57509933989">
                <text:p>0.157509933989</text:p>
              </table:table-cell>
              <table:table-cell office:value-type="float" office:value="0.708669079766">
                <text:p>0.7086690797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11763522775">
                <text:p>0.311763522775</text:p>
              </table:table-cell>
              <table:table-cell office:value-type="float" office:value="0.70846421658">
                <text:p>0.708464216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741409502">
                <text:p>0.0741409502</text:p>
              </table:table-cell>
              <table:table-cell office:value-type="float" office:value="0.705919964176">
                <text:p>0.7059199641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741409502">
                <text:p>0.0741409502</text:p>
              </table:table-cell>
              <table:table-cell office:value-type="float" office:value="0.705919964176">
                <text:p>0.7059199641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41351228186">
                <text:p>0.341351228186</text:p>
              </table:table-cell>
              <table:table-cell office:value-type="float" office:value="0.698715896929">
                <text:p>0.6987158969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11046658575">
                <text:p>0.111046658575</text:p>
              </table:table-cell>
              <table:table-cell office:value-type="float" office:value="0.697548671344">
                <text:p>0.6975486713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29570583973">
                <text:p>0.329570583973</text:p>
              </table:table-cell>
              <table:table-cell office:value-type="float" office:value="0.696620683785">
                <text:p>0.6966206837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9594853996">
                <text:p>0.09594853996</text:p>
              </table:table-cell>
              <table:table-cell office:value-type="float" office:value="0.696404479071">
                <text:p>0.6964044790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08232866991">
                <text:p>0.208232866991</text:p>
              </table:table-cell>
              <table:table-cell office:value-type="float" office:value="0.692743451829">
                <text:p>0.6927434518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08232866991">
                <text:p>0.208232866991</text:p>
              </table:table-cell>
              <table:table-cell office:value-type="float" office:value="0.692743451829">
                <text:p>0.6927434518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043789495">
                <text:p>0.2043789495</text:p>
              </table:table-cell>
              <table:table-cell office:value-type="float" office:value="0.692191540986">
                <text:p>0.6921915409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5444610368">
                <text:p>0.15444610368</text:p>
              </table:table-cell>
              <table:table-cell office:value-type="float" office:value="0.687356452225">
                <text:p>0.6873564522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9594853996">
                <text:p>0.09594853996</text:p>
              </table:table-cell>
              <table:table-cell office:value-type="float" office:value="0.687053269551">
                <text:p>0.6870532695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4380985115">
                <text:p>0.14380985115</text:p>
              </table:table-cell>
              <table:table-cell office:value-type="float" office:value="0.686775500273">
                <text:p>0.6867755002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9142233586">
                <text:p>0.29142233586</text:p>
              </table:table-cell>
              <table:table-cell office:value-type="float" office:value="0.68560651941">
                <text:p>0.685606519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8375857798">
                <text:p>0.08375857798</text:p>
              </table:table-cell>
              <table:table-cell office:value-type="float" office:value="0.684960013405">
                <text:p>0.6849600134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735682030667">
                <text:p>0.0735682030667</text:p>
              </table:table-cell>
              <table:table-cell office:value-type="float" office:value="0.684877705724">
                <text:p>0.6848777057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735682030667">
                <text:p>0.0735682030667</text:p>
              </table:table-cell>
              <table:table-cell office:value-type="float" office:value="0.684877705724">
                <text:p>0.6848777057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36500404227">
                <text:p>0.136500404227</text:p>
              </table:table-cell>
              <table:table-cell office:value-type="float" office:value="0.684661384052">
                <text:p>0.6846613840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6224507057">
                <text:p>0.166224507057</text:p>
              </table:table-cell>
              <table:table-cell office:value-type="float" office:value="0.682481336214">
                <text:p>0.6824813362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07790473857">
                <text:p>0.107790473857</text:p>
              </table:table-cell>
              <table:table-cell office:value-type="float" office:value="0.680580428672">
                <text:p>0.6805804286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16810799557">
                <text:p>0.116810799557</text:p>
              </table:table-cell>
              <table:table-cell office:value-type="float" office:value="0.680511802028">
                <text:p>0.6805118020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44279500875">
                <text:p>0.044279500875</text:p>
              </table:table-cell>
              <table:table-cell office:value-type="float" office:value="0.677882678532">
                <text:p>0.6778826785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44279500875">
                <text:p>0.044279500875</text:p>
              </table:table-cell>
              <table:table-cell office:value-type="float" office:value="0.677882678532">
                <text:p>0.6778826785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37141779644">
                <text:p>0.137141779644</text:p>
              </table:table-cell>
              <table:table-cell office:value-type="float" office:value="0.677267766897">
                <text:p>0.6772677668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37141779644">
                <text:p>0.137141779644</text:p>
              </table:table-cell>
              <table:table-cell office:value-type="float" office:value="0.677267766897">
                <text:p>0.6772677668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37141779644">
                <text:p>0.137141779644</text:p>
              </table:table-cell>
              <table:table-cell office:value-type="float" office:value="0.677267766897">
                <text:p>0.6772677668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37141779644">
                <text:p>0.137141779644</text:p>
              </table:table-cell>
              <table:table-cell office:value-type="float" office:value="0.677267766897">
                <text:p>0.6772677668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37141779644">
                <text:p>0.137141779644</text:p>
              </table:table-cell>
              <table:table-cell office:value-type="float" office:value="0.677267766897">
                <text:p>0.6772677668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37141779644">
                <text:p>0.137141779644</text:p>
              </table:table-cell>
              <table:table-cell office:value-type="float" office:value="0.677267766897">
                <text:p>0.6772677668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37141779644">
                <text:p>0.137141779644</text:p>
              </table:table-cell>
              <table:table-cell office:value-type="float" office:value="0.677267766897">
                <text:p>0.6772677668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8888587896">
                <text:p>0.18888587896</text:p>
              </table:table-cell>
              <table:table-cell office:value-type="float" office:value="0.674339043351">
                <text:p>0.6743390433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52647909575">
                <text:p>0.152647909575</text:p>
              </table:table-cell>
              <table:table-cell office:value-type="float" office:value="0.672374950839">
                <text:p>0.6723749508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52647909575">
                <text:p>0.152647909575</text:p>
              </table:table-cell>
              <table:table-cell office:value-type="float" office:value="0.672374950839">
                <text:p>0.6723749508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71606781867">
                <text:p>0.171606781867</text:p>
              </table:table-cell>
              <table:table-cell office:value-type="float" office:value="0.671813268075">
                <text:p>0.6718132680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71606781867">
                <text:p>0.171606781867</text:p>
              </table:table-cell>
              <table:table-cell office:value-type="float" office:value="0.671813268075">
                <text:p>0.6718132680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71606781867">
                <text:p>0.171606781867</text:p>
              </table:table-cell>
              <table:table-cell office:value-type="float" office:value="0.671813268075">
                <text:p>0.6718132680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71606781867">
                <text:p>0.171606781867</text:p>
              </table:table-cell>
              <table:table-cell office:value-type="float" office:value="0.671813268075">
                <text:p>0.6718132680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71606781867">
                <text:p>0.171606781867</text:p>
              </table:table-cell>
              <table:table-cell office:value-type="float" office:value="0.671813268075">
                <text:p>0.6718132680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97397789575">
                <text:p>0.097397789575</text:p>
              </table:table-cell>
              <table:table-cell office:value-type="float" office:value="0.669351820554">
                <text:p>0.6693518205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971437056875">
                <text:p>0.0971437056875</text:p>
              </table:table-cell>
              <table:table-cell office:value-type="float" office:value="0.668758402983">
                <text:p>0.6687584029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971437056875">
                <text:p>0.0971437056875</text:p>
              </table:table-cell>
              <table:table-cell office:value-type="float" office:value="0.668758402983">
                <text:p>0.6687584029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971437056875">
                <text:p>0.0971437056875</text:p>
              </table:table-cell>
              <table:table-cell office:value-type="float" office:value="0.668758402983">
                <text:p>0.6687584029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45446443675">
                <text:p>0.145446443675</text:p>
              </table:table-cell>
              <table:table-cell office:value-type="float" office:value="0.668403864632">
                <text:p>0.6684038646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45446443675">
                <text:p>0.145446443675</text:p>
              </table:table-cell>
              <table:table-cell office:value-type="float" office:value="0.668403864632">
                <text:p>0.6684038646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84018521509">
                <text:p>0.184018521509</text:p>
              </table:table-cell>
              <table:table-cell office:value-type="float" office:value="0.668346272591">
                <text:p>0.6683462725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84018521509">
                <text:p>0.184018521509</text:p>
              </table:table-cell>
              <table:table-cell office:value-type="float" office:value="0.668346272591">
                <text:p>0.6683462725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84018521509">
                <text:p>0.184018521509</text:p>
              </table:table-cell>
              <table:table-cell office:value-type="float" office:value="0.668346272591">
                <text:p>0.6683462725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84018521509">
                <text:p>0.184018521509</text:p>
              </table:table-cell>
              <table:table-cell office:value-type="float" office:value="0.668346272591">
                <text:p>0.6683462725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84018521509">
                <text:p>0.184018521509</text:p>
              </table:table-cell>
              <table:table-cell office:value-type="float" office:value="0.668346272591">
                <text:p>0.6683462725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16810799557">
                <text:p>0.116810799557</text:p>
              </table:table-cell>
              <table:table-cell office:value-type="float" office:value="0.668145642658">
                <text:p>0.6681456426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16810799557">
                <text:p>0.116810799557</text:p>
              </table:table-cell>
              <table:table-cell office:value-type="float" office:value="0.668145642658">
                <text:p>0.6681456426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16810799557">
                <text:p>0.116810799557</text:p>
              </table:table-cell>
              <table:table-cell office:value-type="float" office:value="0.668145642658">
                <text:p>0.6681456426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16100815857">
                <text:p>0.116100815857</text:p>
              </table:table-cell>
              <table:table-cell office:value-type="float" office:value="0.66770145446">
                <text:p>0.667701454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4137864883">
                <text:p>0.264137864883</text:p>
              </table:table-cell>
              <table:table-cell office:value-type="float" office:value="0.667593762354">
                <text:p>0.6675937623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08297487945">
                <text:p>0.208297487945</text:p>
              </table:table-cell>
              <table:table-cell office:value-type="float" office:value="0.666873915568">
                <text:p>0.6668739155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57404899133">
                <text:p>0.157404899133</text:p>
              </table:table-cell>
              <table:table-cell office:value-type="float" office:value="0.66679824967">
                <text:p>0.666798249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57404899133">
                <text:p>0.157404899133</text:p>
              </table:table-cell>
              <table:table-cell office:value-type="float" office:value="0.66679824967">
                <text:p>0.666798249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74641796745">
                <text:p>0.174641796745</text:p>
              </table:table-cell>
              <table:table-cell office:value-type="float" office:value="0.665854110118">
                <text:p>0.6658541101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32553447125">
                <text:p>0.132553447125</text:p>
              </table:table-cell>
              <table:table-cell office:value-type="float" office:value="0.660203954928">
                <text:p>0.6602039549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72383991229">
                <text:p>0.172383991229</text:p>
              </table:table-cell>
              <table:table-cell office:value-type="float" office:value="0.659508501973">
                <text:p>0.6595085019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2905615369">
                <text:p>0.22905615369</text:p>
              </table:table-cell>
              <table:table-cell office:value-type="float" office:value="0.657522683951">
                <text:p>0.6575226839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958364066">
                <text:p>0.0958364066</text:p>
              </table:table-cell>
              <table:table-cell office:value-type="float" office:value="0.65709759761">
                <text:p>0.657097597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23573429467">
                <text:p>0.123573429467</text:p>
              </table:table-cell>
              <table:table-cell office:value-type="float" office:value="0.656566849387">
                <text:p>0.6565668493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11889288392">
                <text:p>0.211889288392</text:p>
              </table:table-cell>
              <table:table-cell office:value-type="float" office:value="0.656492722506">
                <text:p>0.6564927225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643541156">
                <text:p>0.1643541156</text:p>
              </table:table-cell>
              <table:table-cell office:value-type="float" office:value="0.655256402107">
                <text:p>0.6552564021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643541156">
                <text:p>0.1643541156</text:p>
              </table:table-cell>
              <table:table-cell office:value-type="float" office:value="0.655256402107">
                <text:p>0.6552564021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643541156">
                <text:p>0.1643541156</text:p>
              </table:table-cell>
              <table:table-cell office:value-type="float" office:value="0.655256402107">
                <text:p>0.6552564021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2568923453">
                <text:p>0.12568923453</text:p>
              </table:table-cell>
              <table:table-cell office:value-type="float" office:value="0.655151576366">
                <text:p>0.6551515763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2568923453">
                <text:p>0.12568923453</text:p>
              </table:table-cell>
              <table:table-cell office:value-type="float" office:value="0.655151576366">
                <text:p>0.6551515763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2568923453">
                <text:p>0.12568923453</text:p>
              </table:table-cell>
              <table:table-cell office:value-type="float" office:value="0.655151576366">
                <text:p>0.6551515763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2568923453">
                <text:p>0.12568923453</text:p>
              </table:table-cell>
              <table:table-cell office:value-type="float" office:value="0.655151576366">
                <text:p>0.6551515763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2568923453">
                <text:p>0.12568923453</text:p>
              </table:table-cell>
              <table:table-cell office:value-type="float" office:value="0.655151576366">
                <text:p>0.6551515763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2568923453">
                <text:p>0.12568923453</text:p>
              </table:table-cell>
              <table:table-cell office:value-type="float" office:value="0.655151576366">
                <text:p>0.6551515763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2568923453">
                <text:p>0.12568923453</text:p>
              </table:table-cell>
              <table:table-cell office:value-type="float" office:value="0.655151576366">
                <text:p>0.6551515763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930576296">
                <text:p>0.1930576296</text:p>
              </table:table-cell>
              <table:table-cell office:value-type="float" office:value="0.655007444961">
                <text:p>0.6550074449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930576296">
                <text:p>0.1930576296</text:p>
              </table:table-cell>
              <table:table-cell office:value-type="float" office:value="0.655007444961">
                <text:p>0.6550074449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41061565467">
                <text:p>0.241061565467</text:p>
              </table:table-cell>
              <table:table-cell office:value-type="float" office:value="0.652147246172">
                <text:p>0.6521472461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25755552833">
                <text:p>0.125755552833</text:p>
              </table:table-cell>
              <table:table-cell office:value-type="float" office:value="0.651970180668">
                <text:p>0.6519701806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25755552833">
                <text:p>0.125755552833</text:p>
              </table:table-cell>
              <table:table-cell office:value-type="float" office:value="0.651970180668">
                <text:p>0.6519701806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25755552833">
                <text:p>0.125755552833</text:p>
              </table:table-cell>
              <table:table-cell office:value-type="float" office:value="0.651970180668">
                <text:p>0.6519701806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20338211722">
                <text:p>0.120338211722</text:p>
              </table:table-cell>
              <table:table-cell office:value-type="float" office:value="0.651893282921">
                <text:p>0.6518932829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20338211722">
                <text:p>0.120338211722</text:p>
              </table:table-cell>
              <table:table-cell office:value-type="float" office:value="0.651893282921">
                <text:p>0.6518932829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20338211722">
                <text:p>0.120338211722</text:p>
              </table:table-cell>
              <table:table-cell office:value-type="float" office:value="0.651893282921">
                <text:p>0.6518932829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799623903">
                <text:p>0.1799623903</text:p>
              </table:table-cell>
              <table:table-cell office:value-type="float" office:value="0.650890403231">
                <text:p>0.6508904032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799623903">
                <text:p>0.1799623903</text:p>
              </table:table-cell>
              <table:table-cell office:value-type="float" office:value="0.650890403231">
                <text:p>0.6508904032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799623903">
                <text:p>0.1799623903</text:p>
              </table:table-cell>
              <table:table-cell office:value-type="float" office:value="0.650890403231">
                <text:p>0.6508904032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8503552968">
                <text:p>0.18503552968</text:p>
              </table:table-cell>
              <table:table-cell office:value-type="float" office:value="0.650729868298">
                <text:p>0.6507298682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8503552968">
                <text:p>0.18503552968</text:p>
              </table:table-cell>
              <table:table-cell office:value-type="float" office:value="0.650729868298">
                <text:p>0.6507298682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8503552968">
                <text:p>0.18503552968</text:p>
              </table:table-cell>
              <table:table-cell office:value-type="float" office:value="0.650729868298">
                <text:p>0.6507298682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11021377929">
                <text:p>0.111021377929</text:p>
              </table:table-cell>
              <table:table-cell office:value-type="float" office:value="0.647520569241">
                <text:p>0.6475205692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11021377929">
                <text:p>0.111021377929</text:p>
              </table:table-cell>
              <table:table-cell office:value-type="float" office:value="0.647520569241">
                <text:p>0.6475205692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11021377929">
                <text:p>0.111021377929</text:p>
              </table:table-cell>
              <table:table-cell office:value-type="float" office:value="0.647520569241">
                <text:p>0.6475205692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11021377929">
                <text:p>0.111021377929</text:p>
              </table:table-cell>
              <table:table-cell office:value-type="float" office:value="0.647520569241">
                <text:p>0.6475205692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11021377929">
                <text:p>0.111021377929</text:p>
              </table:table-cell>
              <table:table-cell office:value-type="float" office:value="0.647520569241">
                <text:p>0.6475205692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11021377929">
                <text:p>0.111021377929</text:p>
              </table:table-cell>
              <table:table-cell office:value-type="float" office:value="0.647520569241">
                <text:p>0.6475205692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11021377929">
                <text:p>0.111021377929</text:p>
              </table:table-cell>
              <table:table-cell office:value-type="float" office:value="0.647520569241">
                <text:p>0.6475205692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11021377929">
                <text:p>0.111021377929</text:p>
              </table:table-cell>
              <table:table-cell office:value-type="float" office:value="0.647520569241">
                <text:p>0.6475205692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11021377929">
                <text:p>0.111021377929</text:p>
              </table:table-cell>
              <table:table-cell office:value-type="float" office:value="0.647520569241">
                <text:p>0.6475205692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11021377929">
                <text:p>0.111021377929</text:p>
              </table:table-cell>
              <table:table-cell office:value-type="float" office:value="0.647520569241">
                <text:p>0.6475205692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11021377929">
                <text:p>0.111021377929</text:p>
              </table:table-cell>
              <table:table-cell office:value-type="float" office:value="0.647520569241">
                <text:p>0.6475205692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26542429762">
                <text:p>0.126542429762</text:p>
              </table:table-cell>
              <table:table-cell office:value-type="float" office:value="0.645944136128">
                <text:p>0.6459441361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811851804">
                <text:p>0.1811851804</text:p>
              </table:table-cell>
              <table:table-cell office:value-type="float" office:value="0.639031325685">
                <text:p>0.6390313256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3627926615">
                <text:p>0.13627926615</text:p>
              </table:table-cell>
              <table:table-cell office:value-type="float" office:value="0.639028888859">
                <text:p>0.6390288888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3627926615">
                <text:p>0.13627926615</text:p>
              </table:table-cell>
              <table:table-cell office:value-type="float" office:value="0.639028888859">
                <text:p>0.6390288888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3627926615">
                <text:p>0.13627926615</text:p>
              </table:table-cell>
              <table:table-cell office:value-type="float" office:value="0.639028888859">
                <text:p>0.6390288888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3627926615">
                <text:p>0.13627926615</text:p>
              </table:table-cell>
              <table:table-cell office:value-type="float" office:value="0.639028888859">
                <text:p>0.6390288888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8888587896">
                <text:p>0.18888587896</text:p>
              </table:table-cell>
              <table:table-cell office:value-type="float" office:value="0.638145613268">
                <text:p>0.6381456132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17740863017">
                <text:p>0.117740863017</text:p>
              </table:table-cell>
              <table:table-cell office:value-type="float" office:value="0.636866202432">
                <text:p>0.6368662024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9267618775">
                <text:p>0.09267618775</text:p>
              </table:table-cell>
              <table:table-cell office:value-type="float" office:value="0.631361422179">
                <text:p>0.6313614221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9267618775">
                <text:p>0.09267618775</text:p>
              </table:table-cell>
              <table:table-cell office:value-type="float" office:value="0.631361422179">
                <text:p>0.6313614221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9267618775">
                <text:p>0.09267618775</text:p>
              </table:table-cell>
              <table:table-cell office:value-type="float" office:value="0.631361422179">
                <text:p>0.6313614221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8828184368">
                <text:p>0.08828184368</text:p>
              </table:table-cell>
              <table:table-cell office:value-type="float" office:value="0.630904026042">
                <text:p>0.6309040260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8828184368">
                <text:p>0.08828184368</text:p>
              </table:table-cell>
              <table:table-cell office:value-type="float" office:value="0.630904026042">
                <text:p>0.6309040260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8828184368">
                <text:p>0.08828184368</text:p>
              </table:table-cell>
              <table:table-cell office:value-type="float" office:value="0.630904026042">
                <text:p>0.6309040260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828184368">
                <text:p>0.08828184368</text:p>
              </table:table-cell>
              <table:table-cell office:value-type="float" office:value="0.630904026042">
                <text:p>0.6309040260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392868948">
                <text:p>0.2392868948</text:p>
              </table:table-cell>
              <table:table-cell office:value-type="float" office:value="0.626604804734">
                <text:p>0.6266048047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04698222475">
                <text:p>0.104698222475</text:p>
              </table:table-cell>
              <table:table-cell office:value-type="float" office:value="0.619213703644">
                <text:p>0.6192137036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4828811536">
                <text:p>0.14828811536</text:p>
              </table:table-cell>
              <table:table-cell office:value-type="float" office:value="0.618505039129">
                <text:p>0.6185050391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5145866135">
                <text:p>0.25145866135</text:p>
              </table:table-cell>
              <table:table-cell office:value-type="float" office:value="0.614778374125">
                <text:p>0.614778374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57508582129">
                <text:p>0.257508582129</text:p>
              </table:table-cell>
              <table:table-cell office:value-type="float" office:value="0.613040106879">
                <text:p>0.6130401068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5901185368">
                <text:p>0.15901185368</text:p>
              </table:table-cell>
              <table:table-cell office:value-type="float" office:value="0.610910486652">
                <text:p>0.6109104866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54142580937">
                <text:p>0.254142580937</text:p>
              </table:table-cell>
              <table:table-cell office:value-type="float" office:value="0.610712651379">
                <text:p>0.6107126513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89837549925">
                <text:p>0.189837549925</text:p>
              </table:table-cell>
              <table:table-cell office:value-type="float" office:value="0.605294441869">
                <text:p>0.6052944418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96187792187">
                <text:p>0.396187792187</text:p>
              </table:table-cell>
              <table:table-cell office:value-type="float" office:value="0.601821490166">
                <text:p>0.6018214901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96187792187">
                <text:p>0.396187792187</text:p>
              </table:table-cell>
              <table:table-cell office:value-type="float" office:value="0.601821490166">
                <text:p>0.6018214901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7881434365">
                <text:p>0.07881434365</text:p>
              </table:table-cell>
              <table:table-cell office:value-type="float" office:value="0.600767507749">
                <text:p>0.6007675077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65952656892">
                <text:p>0.165952656892</text:p>
              </table:table-cell>
              <table:table-cell office:value-type="float" office:value="0.600723886861">
                <text:p>0.6007238868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53612147175">
                <text:p>0.353612147175</text:p>
              </table:table-cell>
              <table:table-cell office:value-type="float" office:value="0.596137281769">
                <text:p>0.5961372817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598927675">
                <text:p>0.2598927675</text:p>
              </table:table-cell>
              <table:table-cell office:value-type="float" office:value="0.594117279741">
                <text:p>0.5941172797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81039262064">
                <text:p>0.181039262064</text:p>
              </table:table-cell>
              <table:table-cell office:value-type="float" office:value="0.593796993624">
                <text:p>0.5937969936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1444926788">
                <text:p>0.21444926788</text:p>
              </table:table-cell>
              <table:table-cell office:value-type="float" office:value="0.593372913445">
                <text:p>0.5933729134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1444926788">
                <text:p>0.21444926788</text:p>
              </table:table-cell>
              <table:table-cell office:value-type="float" office:value="0.593372913445">
                <text:p>0.5933729134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81915496592">
                <text:p>0.181915496592</text:p>
              </table:table-cell>
              <table:table-cell office:value-type="float" office:value="0.591348172384">
                <text:p>0.5913481723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3390349075">
                <text:p>0.23390349075</text:p>
              </table:table-cell>
              <table:table-cell office:value-type="float" office:value="0.590727348815">
                <text:p>0.5907273488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54142580937">
                <text:p>0.254142580937</text:p>
              </table:table-cell>
              <table:table-cell office:value-type="float" office:value="0.584071399105">
                <text:p>0.5840713991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54142580937">
                <text:p>0.254142580937</text:p>
              </table:table-cell>
              <table:table-cell office:value-type="float" office:value="0.584071399105">
                <text:p>0.5840713991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81915496592">
                <text:p>0.181915496592</text:p>
              </table:table-cell>
              <table:table-cell office:value-type="float" office:value="0.581857599006">
                <text:p>0.5818575990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14450012155">
                <text:p>0.314450012155</text:p>
              </table:table-cell>
              <table:table-cell office:value-type="float" office:value="0.576412896696">
                <text:p>0.5764128966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041281682">
                <text:p>0.4041281682</text:p>
              </table:table-cell>
              <table:table-cell office:value-type="float" office:value="0.575180363024">
                <text:p>0.5751803630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22290867317">
                <text:p>0.422290867317</text:p>
              </table:table-cell>
              <table:table-cell office:value-type="float" office:value="0.574190458042">
                <text:p>0.5741904580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22290867317">
                <text:p>0.422290867317</text:p>
              </table:table-cell>
              <table:table-cell office:value-type="float" office:value="0.574190458042">
                <text:p>0.5741904580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22290867317">
                <text:p>0.422290867317</text:p>
              </table:table-cell>
              <table:table-cell office:value-type="float" office:value="0.574190458042">
                <text:p>0.5741904580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22290867317">
                <text:p>0.422290867317</text:p>
              </table:table-cell>
              <table:table-cell office:value-type="float" office:value="0.574190458042">
                <text:p>0.5741904580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10536652771">
                <text:p>0.210536652771</text:p>
              </table:table-cell>
              <table:table-cell office:value-type="float" office:value="0.571000321267">
                <text:p>0.5710003212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70527156991">
                <text:p>0.270527156991</text:p>
              </table:table-cell>
              <table:table-cell office:value-type="float" office:value="0.570562866401">
                <text:p>0.5705628664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13133742592">
                <text:p>0.313133742592</text:p>
              </table:table-cell>
              <table:table-cell office:value-type="float" office:value="0.569572985471">
                <text:p>0.5695729854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54142580937">
                <text:p>0.254142580937</text:p>
              </table:table-cell>
              <table:table-cell office:value-type="float" office:value="0.567501415684">
                <text:p>0.5675014156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88095730992">
                <text:p>0.188095730992</text:p>
              </table:table-cell>
              <table:table-cell office:value-type="float" office:value="0.566289297014">
                <text:p>0.5662892970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38217386333">
                <text:p>0.238217386333</text:p>
              </table:table-cell>
              <table:table-cell office:value-type="float" office:value="0.563356220838">
                <text:p>0.5633562208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264814755">
                <text:p>0.2264814755</text:p>
              </table:table-cell>
              <table:table-cell office:value-type="float" office:value="0.563339741582">
                <text:p>0.5633397415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98453269009">
                <text:p>0.198453269009</text:p>
              </table:table-cell>
              <table:table-cell office:value-type="float" office:value="0.560753442818">
                <text:p>0.5607534428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12616636693">
                <text:p>0.312616636693</text:p>
              </table:table-cell>
              <table:table-cell office:value-type="float" office:value="0.5560650952">
                <text:p>0.55606509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81915496592">
                <text:p>0.181915496592</text:p>
              </table:table-cell>
              <table:table-cell office:value-type="float" office:value="0.555494026216">
                <text:p>0.5554940262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85240144436">
                <text:p>0.385240144436</text:p>
              </table:table-cell>
              <table:table-cell office:value-type="float" office:value="0.552785211409">
                <text:p>0.5527852114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66162728883">
                <text:p>0.466162728883</text:p>
              </table:table-cell>
              <table:table-cell office:value-type="float" office:value="0.54815886453">
                <text:p>0.548158864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5128833473">
                <text:p>0.25128833473</text:p>
              </table:table-cell>
              <table:table-cell office:value-type="float" office:value="0.547966196114">
                <text:p>0.5479661961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43088449567">
                <text:p>0.243088449567</text:p>
              </table:table-cell>
              <table:table-cell office:value-type="float" office:value="0.547075277915">
                <text:p>0.5470752779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13731227585">
                <text:p>0.213731227585</text:p>
              </table:table-cell>
              <table:table-cell office:value-type="float" office:value="0.54647156677">
                <text:p>0.546471566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44453949833">
                <text:p>0.244453949833</text:p>
              </table:table-cell>
              <table:table-cell office:value-type="float" office:value="0.545340413357">
                <text:p>0.5453404133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24740851158">
                <text:p>0.324740851158</text:p>
              </table:table-cell>
              <table:table-cell office:value-type="float" office:value="0.543316894851">
                <text:p>0.5433168948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24740851158">
                <text:p>0.324740851158</text:p>
              </table:table-cell>
              <table:table-cell office:value-type="float" office:value="0.543316894851">
                <text:p>0.5433168948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14293734127">
                <text:p>0.314293734127</text:p>
              </table:table-cell>
              <table:table-cell office:value-type="float" office:value="0.542309330743">
                <text:p>0.5423093307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07399542514">
                <text:p>0.307399542514</text:p>
              </table:table-cell>
              <table:table-cell office:value-type="float" office:value="0.540336197102">
                <text:p>0.5403361971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07399542514">
                <text:p>0.307399542514</text:p>
              </table:table-cell>
              <table:table-cell office:value-type="float" office:value="0.540336197102">
                <text:p>0.5403361971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0925737555">
                <text:p>0.30925737555</text:p>
              </table:table-cell>
              <table:table-cell office:value-type="float" office:value="0.539614386541">
                <text:p>0.5396143865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44874730691">
                <text:p>0.344874730691</text:p>
              </table:table-cell>
              <table:table-cell office:value-type="float" office:value="0.539070875761">
                <text:p>0.5390708757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01536491529">
                <text:p>0.201536491529</text:p>
              </table:table-cell>
              <table:table-cell office:value-type="float" office:value="0.538672629533">
                <text:p>0.5386726295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03770375242">
                <text:p>0.203770375242</text:p>
              </table:table-cell>
              <table:table-cell office:value-type="float" office:value="0.53795414802">
                <text:p>0.537954148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48225933343">
                <text:p>0.448225933343</text:p>
              </table:table-cell>
              <table:table-cell office:value-type="float" office:value="0.53758043933">
                <text:p>0.537580439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31252868488">
                <text:p>0.231252868488</text:p>
              </table:table-cell>
              <table:table-cell office:value-type="float" office:value="0.537250620762">
                <text:p>0.5372506207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25652286822">
                <text:p>0.425652286822</text:p>
              </table:table-cell>
              <table:table-cell office:value-type="float" office:value="0.533083191588">
                <text:p>0.5330831915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91365829211">
                <text:p>0.391365829211</text:p>
              </table:table-cell>
              <table:table-cell office:value-type="float" office:value="0.531859216782">
                <text:p>0.5318592167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03467754173">
                <text:p>0.403467754173</text:p>
              </table:table-cell>
              <table:table-cell office:value-type="float" office:value="0.531626541319">
                <text:p>0.5316265413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3902331525">
                <text:p>0.23902331525</text:p>
              </table:table-cell>
              <table:table-cell office:value-type="float" office:value="0.53021664748">
                <text:p>0.530216647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60187623892">
                <text:p>0.360187623892</text:p>
              </table:table-cell>
              <table:table-cell office:value-type="float" office:value="0.530149253287">
                <text:p>0.5301492532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36072845478">
                <text:p>0.436072845478</text:p>
              </table:table-cell>
              <table:table-cell office:value-type="float" office:value="0.529614536529">
                <text:p>0.5296145365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39120775267">
                <text:p>0.239120775267</text:p>
              </table:table-cell>
              <table:table-cell office:value-type="float" office:value="0.528762427444">
                <text:p>0.5287624274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7033470644">
                <text:p>0.47033470644</text:p>
              </table:table-cell>
              <table:table-cell office:value-type="float" office:value="0.527702770472">
                <text:p>0.5277027704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36233143122">
                <text:p>0.436233143122</text:p>
              </table:table-cell>
              <table:table-cell office:value-type="float" office:value="0.527208700224">
                <text:p>0.5272087002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84749100478">
                <text:p>0.484749100478</text:p>
              </table:table-cell>
              <table:table-cell office:value-type="float" office:value="0.526071686781">
                <text:p>0.5260716867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46737229615">
                <text:p>0.346737229615</text:p>
              </table:table-cell>
              <table:table-cell office:value-type="float" office:value="0.525945331158">
                <text:p>0.5259453311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55707802375">
                <text:p>0.355707802375</text:p>
              </table:table-cell>
              <table:table-cell office:value-type="float" office:value="0.52552201785">
                <text:p>0.525522017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55707802375">
                <text:p>0.355707802375</text:p>
              </table:table-cell>
              <table:table-cell office:value-type="float" office:value="0.52552201785">
                <text:p>0.525522017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246820116">
                <text:p>0.2246820116</text:p>
              </table:table-cell>
              <table:table-cell office:value-type="float" office:value="0.523879603937">
                <text:p>0.5238796039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8521553365">
                <text:p>0.38521553365</text:p>
              </table:table-cell>
              <table:table-cell office:value-type="float" office:value="0.523809729186">
                <text:p>0.5238097291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8521553365">
                <text:p>0.38521553365</text:p>
              </table:table-cell>
              <table:table-cell office:value-type="float" office:value="0.523809729186">
                <text:p>0.5238097291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92700039267">
                <text:p>0.192700039267</text:p>
              </table:table-cell>
              <table:table-cell office:value-type="float" office:value="0.522578942117">
                <text:p>0.5225789421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07378989183">
                <text:p>0.207378989183</text:p>
              </table:table-cell>
              <table:table-cell office:value-type="float" office:value="0.52116454458">
                <text:p>0.521164544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0991887515">
                <text:p>0.20991887515</text:p>
              </table:table-cell>
              <table:table-cell office:value-type="float" office:value="0.520682759066">
                <text:p>0.5206827590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0991887515">
                <text:p>0.20991887515</text:p>
              </table:table-cell>
              <table:table-cell office:value-type="float" office:value="0.520682759066">
                <text:p>0.5206827590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0879687457">
                <text:p>0.30879687457</text:p>
              </table:table-cell>
              <table:table-cell office:value-type="float" office:value="0.519419558936">
                <text:p>0.5194195589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08883696044">
                <text:p>0.308883696044</text:p>
              </table:table-cell>
              <table:table-cell office:value-type="float" office:value="0.518520616135">
                <text:p>0.5185206161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34773336688">
                <text:p>0.434773336688</text:p>
              </table:table-cell>
              <table:table-cell office:value-type="float" office:value="0.518234235232">
                <text:p>0.5182342352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21541986336">
                <text:p>0.221541986336</text:p>
              </table:table-cell>
              <table:table-cell office:value-type="float" office:value="0.518217874305">
                <text:p>0.5182178743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34953671538">
                <text:p>0.434953671538</text:p>
              </table:table-cell>
              <table:table-cell office:value-type="float" office:value="0.51629063988">
                <text:p>0.516290639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4068476737">
                <text:p>0.44068476737</text:p>
              </table:table-cell>
              <table:table-cell office:value-type="float" office:value="0.513836682787">
                <text:p>0.5138366827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33141611267">
                <text:p>0.333141611267</text:p>
              </table:table-cell>
              <table:table-cell office:value-type="float" office:value="0.51334663371">
                <text:p>0.513346633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10519127091">
                <text:p>0.310519127091</text:p>
              </table:table-cell>
              <table:table-cell office:value-type="float" office:value="0.510852731849">
                <text:p>0.5108527318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60924334111">
                <text:p>0.360924334111</text:p>
              </table:table-cell>
              <table:table-cell office:value-type="float" office:value="0.507433702942">
                <text:p>0.5074337029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4030453292">
                <text:p>0.44030453292</text:p>
              </table:table-cell>
              <table:table-cell office:value-type="float" office:value="0.506807011362">
                <text:p>0.5068070113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85429422837">
                <text:p>0.385429422837</text:p>
              </table:table-cell>
              <table:table-cell office:value-type="float" office:value="0.506645708274">
                <text:p>0.5066457082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54262746718">
                <text:p>0.354262746718</text:p>
              </table:table-cell>
              <table:table-cell office:value-type="float" office:value="0.506141711296">
                <text:p>0.5061417112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0827577543">
                <text:p>0.410827577543</text:p>
              </table:table-cell>
              <table:table-cell office:value-type="float" office:value="0.505089192414">
                <text:p>0.5050891924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311442268">
                <text:p>0.3311442268</text:p>
              </table:table-cell>
              <table:table-cell office:value-type="float" office:value="0.504989136664">
                <text:p>0.5049891366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311442268">
                <text:p>0.3311442268</text:p>
              </table:table-cell>
              <table:table-cell office:value-type="float" office:value="0.504989136664">
                <text:p>0.5049891366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2974795785">
                <text:p>0.32974795785</text:p>
              </table:table-cell>
              <table:table-cell office:value-type="float" office:value="0.50475304287">
                <text:p>0.504753042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07440996771">
                <text:p>0.307440996771</text:p>
              </table:table-cell>
              <table:table-cell office:value-type="float" office:value="0.503723929102">
                <text:p>0.5037239291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07905985654">
                <text:p>0.507905985654</text:p>
              </table:table-cell>
              <table:table-cell office:value-type="float" office:value="0.502371887984">
                <text:p>0.5023718879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67263535488">
                <text:p>0.367263535488</text:p>
              </table:table-cell>
              <table:table-cell office:value-type="float" office:value="0.50146750042">
                <text:p>0.501467500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598927675">
                <text:p>0.2598927675</text:p>
              </table:table-cell>
              <table:table-cell office:value-type="float" office:value="0.501450968556">
                <text:p>0.5014509685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76854808971">
                <text:p>0.376854808971</text:p>
              </table:table-cell>
              <table:table-cell office:value-type="float" office:value="0.501252094983">
                <text:p>0.5012520949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61628479721">
                <text:p>0.261628479721</text:p>
              </table:table-cell>
              <table:table-cell office:value-type="float" office:value="0.500766900494">
                <text:p>0.5007669004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3992275535">
                <text:p>0.43992275535</text:p>
              </table:table-cell>
              <table:table-cell office:value-type="float" office:value="0.50041539989">
                <text:p>0.500415399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78227871419">
                <text:p>0.478227871419</text:p>
              </table:table-cell>
              <table:table-cell office:value-type="float" office:value="0.500085499906">
                <text:p>0.5000854999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02049775363">
                <text:p>0.402049775363</text:p>
              </table:table-cell>
              <table:table-cell office:value-type="float" office:value="0.499538504157">
                <text:p>0.4995385041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8191619404">
                <text:p>0.28191619404</text:p>
              </table:table-cell>
              <table:table-cell office:value-type="float" office:value="0.499262414417">
                <text:p>0.4992624144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9532607388">
                <text:p>0.19532607388</text:p>
              </table:table-cell>
              <table:table-cell office:value-type="float" office:value="0.498458134272">
                <text:p>0.4984581342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99234072945">
                <text:p>0.299234072945</text:p>
              </table:table-cell>
              <table:table-cell office:value-type="float" office:value="0.498077251767">
                <text:p>0.4980772517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85971500608">
                <text:p>0.385971500608</text:p>
              </table:table-cell>
              <table:table-cell office:value-type="float" office:value="0.497973689287">
                <text:p>0.4979736892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51970918931">
                <text:p>0.251970918931</text:p>
              </table:table-cell>
              <table:table-cell office:value-type="float" office:value="0.49760283745">
                <text:p>0.497602837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94466285088">
                <text:p>0.294466285088</text:p>
              </table:table-cell>
              <table:table-cell office:value-type="float" office:value="0.495167122987">
                <text:p>0.4951671229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137541049">
                <text:p>0.2137541049</text:p>
              </table:table-cell>
              <table:table-cell office:value-type="float" office:value="0.494923116713">
                <text:p>0.4949231167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579102075">
                <text:p>0.4579102075</text:p>
              </table:table-cell>
              <table:table-cell office:value-type="float" office:value="0.494562217673">
                <text:p>0.4945622176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55516727564">
                <text:p>0.455516727564</text:p>
              </table:table-cell>
              <table:table-cell office:value-type="float" office:value="0.494127151849">
                <text:p>0.4941271518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04553703432">
                <text:p>0.404553703432</text:p>
              </table:table-cell>
              <table:table-cell office:value-type="float" office:value="0.493969103274">
                <text:p>0.4939691032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92833717243">
                <text:p>0.292833717243</text:p>
              </table:table-cell>
              <table:table-cell office:value-type="float" office:value="0.493600020827">
                <text:p>0.4936000208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92833717243">
                <text:p>0.292833717243</text:p>
              </table:table-cell>
              <table:table-cell office:value-type="float" office:value="0.493600020827">
                <text:p>0.4936000208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92833717243">
                <text:p>0.292833717243</text:p>
              </table:table-cell>
              <table:table-cell office:value-type="float" office:value="0.493600020827">
                <text:p>0.4936000208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15664862973">
                <text:p>0.415664862973</text:p>
              </table:table-cell>
              <table:table-cell office:value-type="float" office:value="0.49329294514">
                <text:p>0.493292945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14022925929">
                <text:p>0.414022925929</text:p>
              </table:table-cell>
              <table:table-cell office:value-type="float" office:value="0.493139892512">
                <text:p>0.4931398925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87149001186">
                <text:p>0.387149001186</text:p>
              </table:table-cell>
              <table:table-cell office:value-type="float" office:value="0.492329732164">
                <text:p>0.4923297321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62387529764">
                <text:p>0.262387529764</text:p>
              </table:table-cell>
              <table:table-cell office:value-type="float" office:value="0.490009696198">
                <text:p>0.4900096961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269169842">
                <text:p>0.2269169842</text:p>
              </table:table-cell>
              <table:table-cell office:value-type="float" office:value="0.489903739552">
                <text:p>0.4899037395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06408775482">
                <text:p>0.406408775482</text:p>
              </table:table-cell>
              <table:table-cell office:value-type="float" office:value="0.489641123875">
                <text:p>0.4896411238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53681121007">
                <text:p>0.353681121007</text:p>
              </table:table-cell>
              <table:table-cell office:value-type="float" office:value="0.488330850687">
                <text:p>0.4883308506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077161403">
                <text:p>0.4077161403</text:p>
              </table:table-cell>
              <table:table-cell office:value-type="float" office:value="0.487346139644">
                <text:p>0.4873461396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4878835214">
                <text:p>0.34878835214</text:p>
              </table:table-cell>
              <table:table-cell office:value-type="float" office:value="0.486995433984">
                <text:p>0.4869954339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4878835214">
                <text:p>0.34878835214</text:p>
              </table:table-cell>
              <table:table-cell office:value-type="float" office:value="0.486995433984">
                <text:p>0.4869954339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73109026378">
                <text:p>0.273109026378</text:p>
              </table:table-cell>
              <table:table-cell office:value-type="float" office:value="0.486541001119">
                <text:p>0.4865410011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10689164671">
                <text:p>0.410689164671</text:p>
              </table:table-cell>
              <table:table-cell office:value-type="float" office:value="0.486075347367">
                <text:p>0.4860753473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29753203587">
                <text:p>0.329753203587</text:p>
              </table:table-cell>
              <table:table-cell office:value-type="float" office:value="0.486020182031">
                <text:p>0.4860201820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95998466571">
                <text:p>0.295998466571</text:p>
              </table:table-cell>
              <table:table-cell office:value-type="float" office:value="0.483727527773">
                <text:p>0.4837275277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92891370909">
                <text:p>0.192891370909</text:p>
              </table:table-cell>
              <table:table-cell office:value-type="float" office:value="0.483449146469">
                <text:p>0.4834491464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92891370909">
                <text:p>0.192891370909</text:p>
              </table:table-cell>
              <table:table-cell office:value-type="float" office:value="0.483449146469">
                <text:p>0.4834491464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80889573871">
                <text:p>0.380889573871</text:p>
              </table:table-cell>
              <table:table-cell office:value-type="float" office:value="0.483081622444">
                <text:p>0.4830816224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74078160911">
                <text:p>0.474078160911</text:p>
              </table:table-cell>
              <table:table-cell office:value-type="float" office:value="0.479361155377">
                <text:p>0.4793611553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49273659392">
                <text:p>0.349273659392</text:p>
              </table:table-cell>
              <table:table-cell office:value-type="float" office:value="0.47913769893">
                <text:p>0.479137698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331616241">
                <text:p>0.3331616241</text:p>
              </table:table-cell>
              <table:table-cell office:value-type="float" office:value="0.479090862177">
                <text:p>0.4790908621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42702049857">
                <text:p>0.142702049857</text:p>
              </table:table-cell>
              <table:table-cell office:value-type="float" office:value="0.476972003986">
                <text:p>0.4769720039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1177263626">
                <text:p>0.31177263626</text:p>
              </table:table-cell>
              <table:table-cell office:value-type="float" office:value="0.476523790393">
                <text:p>0.4765237903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1177263626">
                <text:p>0.31177263626</text:p>
              </table:table-cell>
              <table:table-cell office:value-type="float" office:value="0.476523790393">
                <text:p>0.4765237903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92379363437">
                <text:p>0.292379363437</text:p>
              </table:table-cell>
              <table:table-cell office:value-type="float" office:value="0.475821968368">
                <text:p>0.4758219683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5909959539">
                <text:p>0.35909959539</text:p>
              </table:table-cell>
              <table:table-cell office:value-type="float" office:value="0.475372184653">
                <text:p>0.4753721846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49134537243">
                <text:p>0.249134537243</text:p>
              </table:table-cell>
              <table:table-cell office:value-type="float" office:value="0.475066185453">
                <text:p>0.4750661854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9549163205">
                <text:p>0.19549163205</text:p>
              </table:table-cell>
              <table:table-cell office:value-type="float" office:value="0.473734272909">
                <text:p>0.47373427290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38003785583">
                <text:p>0.438003785583</text:p>
              </table:table-cell>
              <table:table-cell office:value-type="float" office:value="0.472779599648">
                <text:p>0.4727795996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11747818867">
                <text:p>0.411747818867</text:p>
              </table:table-cell>
              <table:table-cell office:value-type="float" office:value="0.471995292066">
                <text:p>0.4719952920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82609821791">
                <text:p>0.382609821791</text:p>
              </table:table-cell>
              <table:table-cell office:value-type="float" office:value="0.471953777168">
                <text:p>0.4719537771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56026768471">
                <text:p>0.456026768471</text:p>
              </table:table-cell>
              <table:table-cell office:value-type="float" office:value="0.47136733591">
                <text:p>0.471367335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765745823">
                <text:p>0.4765745823</text:p>
              </table:table-cell>
              <table:table-cell office:value-type="float" office:value="0.471185301425">
                <text:p>0.4711853014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52460115607">
                <text:p>0.452460115607</text:p>
              </table:table-cell>
              <table:table-cell office:value-type="float" office:value="0.470290819269">
                <text:p>0.4702908192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52460115607">
                <text:p>0.452460115607</text:p>
              </table:table-cell>
              <table:table-cell office:value-type="float" office:value="0.470290819269">
                <text:p>0.4702908192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41639336783">
                <text:p>0.341639336783</text:p>
              </table:table-cell>
              <table:table-cell office:value-type="float" office:value="0.470149496992">
                <text:p>0.4701494969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68176497646">
                <text:p>0.268176497646</text:p>
              </table:table-cell>
              <table:table-cell office:value-type="float" office:value="0.469660472014">
                <text:p>0.4696604720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3736645456">
                <text:p>0.23736645456</text:p>
              </table:table-cell>
              <table:table-cell office:value-type="float" office:value="0.469320206835">
                <text:p>0.4693202068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1942031754">
                <text:p>0.41942031754</text:p>
              </table:table-cell>
              <table:table-cell office:value-type="float" office:value="0.468998424596">
                <text:p>0.4689984245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7638754974">
                <text:p>0.27638754974</text:p>
              </table:table-cell>
              <table:table-cell office:value-type="float" office:value="0.468711987101">
                <text:p>0.4687119871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18141888977">
                <text:p>0.218141888977</text:p>
              </table:table-cell>
              <table:table-cell office:value-type="float" office:value="0.467069875626">
                <text:p>0.4670698756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27097546978">
                <text:p>0.327097546978</text:p>
              </table:table-cell>
              <table:table-cell office:value-type="float" office:value="0.465876450516">
                <text:p>0.4658764505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2545609995">
                <text:p>0.62545609995</text:p>
              </table:table-cell>
              <table:table-cell office:value-type="float" office:value="0.465205843627">
                <text:p>0.4652058436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2545609995">
                <text:p>0.62545609995</text:p>
              </table:table-cell>
              <table:table-cell office:value-type="float" office:value="0.465205843627">
                <text:p>0.46520584362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2545609995">
                <text:p>0.62545609995</text:p>
              </table:table-cell>
              <table:table-cell office:value-type="float" office:value="0.465205843627">
                <text:p>0.4652058436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25041375455">
                <text:p>0.225041375455</text:p>
              </table:table-cell>
              <table:table-cell office:value-type="float" office:value="0.465027871152">
                <text:p>0.4650278711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63657628962">
                <text:p>0.163657628962</text:p>
              </table:table-cell>
              <table:table-cell office:value-type="float" office:value="0.464684007651">
                <text:p>0.4646840076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1622823713">
                <text:p>0.41622823713</text:p>
              </table:table-cell>
              <table:table-cell office:value-type="float" office:value="0.463950845104">
                <text:p>0.4639508451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08172621542">
                <text:p>0.208172621542</text:p>
              </table:table-cell>
              <table:table-cell office:value-type="float" office:value="0.461957753855">
                <text:p>0.4619577538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59485457557">
                <text:p>0.459485457557</text:p>
              </table:table-cell>
              <table:table-cell office:value-type="float" office:value="0.461867371042">
                <text:p>0.4618673710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15616624567">
                <text:p>0.415616624567</text:p>
              </table:table-cell>
              <table:table-cell office:value-type="float" office:value="0.46157966731">
                <text:p>0.4615796673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15616624567">
                <text:p>0.415616624567</text:p>
              </table:table-cell>
              <table:table-cell office:value-type="float" office:value="0.46157966731">
                <text:p>0.461579667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15616624567">
                <text:p>0.415616624567</text:p>
              </table:table-cell>
              <table:table-cell office:value-type="float" office:value="0.46157966731">
                <text:p>0.461579667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45054769293">
                <text:p>0.445054769293</text:p>
              </table:table-cell>
              <table:table-cell office:value-type="float" office:value="0.461193950629">
                <text:p>0.4611939506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52313222967">
                <text:p>0.552313222967</text:p>
              </table:table-cell>
              <table:table-cell office:value-type="float" office:value="0.460676695087">
                <text:p>0.4606766950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51131034629">
                <text:p>0.451131034629</text:p>
              </table:table-cell>
              <table:table-cell office:value-type="float" office:value="0.460349170461">
                <text:p>0.4603491704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51131034629">
                <text:p>0.451131034629</text:p>
              </table:table-cell>
              <table:table-cell office:value-type="float" office:value="0.460349170461">
                <text:p>0.46034917046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55739669558">
                <text:p>0.555739669558</text:p>
              </table:table-cell>
              <table:table-cell office:value-type="float" office:value="0.460298490595">
                <text:p>0.4602984905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55739669558">
                <text:p>0.555739669558</text:p>
              </table:table-cell>
              <table:table-cell office:value-type="float" office:value="0.460298490595">
                <text:p>0.4602984905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47545513">
                <text:p>0.247545513</text:p>
              </table:table-cell>
              <table:table-cell office:value-type="float" office:value="0.459738846203">
                <text:p>0.4597388462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74031902362">
                <text:p>0.274031902362</text:p>
              </table:table-cell>
              <table:table-cell office:value-type="float" office:value="0.457962699899">
                <text:p>0.4579626998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74031902362">
                <text:p>0.274031902362</text:p>
              </table:table-cell>
              <table:table-cell office:value-type="float" office:value="0.457962699899">
                <text:p>0.4579626998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05233226342">
                <text:p>0.305233226342</text:p>
              </table:table-cell>
              <table:table-cell office:value-type="float" office:value="0.457612233826">
                <text:p>0.45761223382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22906343313">
                <text:p>0.322906343313</text:p>
              </table:table-cell>
              <table:table-cell office:value-type="float" office:value="0.457281028509">
                <text:p>0.4572810285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719082074">
                <text:p>0.2719082074</text:p>
              </table:table-cell>
              <table:table-cell office:value-type="float" office:value="0.456941956978">
                <text:p>0.45694195697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1651084473">
                <text:p>0.21651084473</text:p>
              </table:table-cell>
              <table:table-cell office:value-type="float" office:value="0.456743372712">
                <text:p>0.4567433727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1651084473">
                <text:p>0.21651084473</text:p>
              </table:table-cell>
              <table:table-cell office:value-type="float" office:value="0.456743372712">
                <text:p>0.4567433727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90448663929">
                <text:p>0.290448663929</text:p>
              </table:table-cell>
              <table:table-cell office:value-type="float" office:value="0.456589040191">
                <text:p>0.4565890401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72968395993">
                <text:p>0.472968395993</text:p>
              </table:table-cell>
              <table:table-cell office:value-type="float" office:value="0.456115209328">
                <text:p>0.4561152093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68260613467">
                <text:p>0.268260613467</text:p>
              </table:table-cell>
              <table:table-cell office:value-type="float" office:value="0.456074255823">
                <text:p>0.4560742558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68260613467">
                <text:p>0.268260613467</text:p>
              </table:table-cell>
              <table:table-cell office:value-type="float" office:value="0.456074255823">
                <text:p>0.4560742558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5238073912">
                <text:p>0.35238073912</text:p>
              </table:table-cell>
              <table:table-cell office:value-type="float" office:value="0.453136921341">
                <text:p>0.4531369213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7752931655">
                <text:p>0.47752931655</text:p>
              </table:table-cell>
              <table:table-cell office:value-type="float" office:value="0.452357887031">
                <text:p>0.4523578870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6877444774">
                <text:p>0.56877444774</text:p>
              </table:table-cell>
              <table:table-cell office:value-type="float" office:value="0.448719137259">
                <text:p>0.4487191372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6877444774">
                <text:p>0.56877444774</text:p>
              </table:table-cell>
              <table:table-cell office:value-type="float" office:value="0.448719137259">
                <text:p>0.44871913725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07641635038">
                <text:p>0.407641635038</text:p>
              </table:table-cell>
              <table:table-cell office:value-type="float" office:value="0.44725970981">
                <text:p>0.447259709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1067958954">
                <text:p>0.31067958954</text:p>
              </table:table-cell>
              <table:table-cell office:value-type="float" office:value="0.446900219362">
                <text:p>0.4469002193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1067958954">
                <text:p>0.31067958954</text:p>
              </table:table-cell>
              <table:table-cell office:value-type="float" office:value="0.446900219362">
                <text:p>0.4469002193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1067958954">
                <text:p>0.31067958954</text:p>
              </table:table-cell>
              <table:table-cell office:value-type="float" office:value="0.446900219362">
                <text:p>0.4469002193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7081437387">
                <text:p>0.17081437387</text:p>
              </table:table-cell>
              <table:table-cell office:value-type="float" office:value="0.446769674769">
                <text:p>0.4467696747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499414952">
                <text:p>0.4499414952</text:p>
              </table:table-cell>
              <table:table-cell office:value-type="float" office:value="0.446546289158">
                <text:p>0.44654628915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08235050415">
                <text:p>0.508235050415</text:p>
              </table:table-cell>
              <table:table-cell office:value-type="float" office:value="0.446275833556">
                <text:p>0.4462758335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96967532967">
                <text:p>0.496967532967</text:p>
              </table:table-cell>
              <table:table-cell office:value-type="float" office:value="0.446223361008">
                <text:p>0.4462233610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62376780933">
                <text:p>0.262376780933</text:p>
              </table:table-cell>
              <table:table-cell office:value-type="float" office:value="0.445723697346">
                <text:p>0.4457236973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33460133386">
                <text:p>0.533460133386</text:p>
              </table:table-cell>
              <table:table-cell office:value-type="float" office:value="0.445309763157">
                <text:p>0.4453097631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33460133386">
                <text:p>0.533460133386</text:p>
              </table:table-cell>
              <table:table-cell office:value-type="float" office:value="0.445309763157">
                <text:p>0.4453097631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6798474035">
                <text:p>0.36798474035</text:p>
              </table:table-cell>
              <table:table-cell office:value-type="float" office:value="0.445187202265">
                <text:p>0.44518720226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43545457685">
                <text:p>0.443545457685</text:p>
              </table:table-cell>
              <table:table-cell office:value-type="float" office:value="0.44374310736">
                <text:p>0.4437431073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43545457685">
                <text:p>0.443545457685</text:p>
              </table:table-cell>
              <table:table-cell office:value-type="float" office:value="0.44374310736">
                <text:p>0.443743107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8636464989">
                <text:p>0.28636464989</text:p>
              </table:table-cell>
              <table:table-cell office:value-type="float" office:value="0.44157067915">
                <text:p>0.441570679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71877433825">
                <text:p>0.271877433825</text:p>
              </table:table-cell>
              <table:table-cell office:value-type="float" office:value="0.440083144736">
                <text:p>0.44008314473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71877433825">
                <text:p>0.271877433825</text:p>
              </table:table-cell>
              <table:table-cell office:value-type="float" office:value="0.440083144736">
                <text:p>0.44008314473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77337325192">
                <text:p>0.477337325192</text:p>
              </table:table-cell>
              <table:table-cell office:value-type="float" office:value="0.438871589042">
                <text:p>0.4388715890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674844575">
                <text:p>0.4674844575</text:p>
              </table:table-cell>
              <table:table-cell office:value-type="float" office:value="0.437879318602">
                <text:p>0.4378793186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25109117564">
                <text:p>0.25109117564</text:p>
              </table:table-cell>
              <table:table-cell office:value-type="float" office:value="0.43769966556">
                <text:p>0.437699665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5109117564">
                <text:p>0.25109117564</text:p>
              </table:table-cell>
              <table:table-cell office:value-type="float" office:value="0.43769966556">
                <text:p>0.437699665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5650492588">
                <text:p>0.25650492588</text:p>
              </table:table-cell>
              <table:table-cell office:value-type="float" office:value="0.437220042623">
                <text:p>0.4372200426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61059052786">
                <text:p>0.261059052786</text:p>
              </table:table-cell>
              <table:table-cell office:value-type="float" office:value="0.436993074832">
                <text:p>0.4369930748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4072848935">
                <text:p>0.34072848935</text:p>
              </table:table-cell>
              <table:table-cell office:value-type="float" office:value="0.436840401092">
                <text:p>0.43684040109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46207959094">
                <text:p>0.446207959094</text:p>
              </table:table-cell>
              <table:table-cell office:value-type="float" office:value="0.436095510406">
                <text:p>0.4360955104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16961447243">
                <text:p>0.516961447243</text:p>
              </table:table-cell>
              <table:table-cell office:value-type="float" office:value="0.435601574688">
                <text:p>0.4356015746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62545609995">
                <text:p>0.62545609995</text:p>
              </table:table-cell>
              <table:table-cell office:value-type="float" office:value="0.433433204751">
                <text:p>0.43343320475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74613286167">
                <text:p>0.174613286167</text:p>
              </table:table-cell>
              <table:table-cell office:value-type="float" office:value="0.433107311568">
                <text:p>0.4331073115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77398588257">
                <text:p>0.277398588257</text:p>
              </table:table-cell>
              <table:table-cell office:value-type="float" office:value="0.431555602275">
                <text:p>0.4315556022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4200860166">
                <text:p>0.54200860166</text:p>
              </table:table-cell>
              <table:table-cell office:value-type="float" office:value="0.431258171999">
                <text:p>0.4312581719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26214788764">
                <text:p>0.426214788764</text:p>
              </table:table-cell>
              <table:table-cell office:value-type="float" office:value="0.430395726791">
                <text:p>0.4303957267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60825965047">
                <text:p>0.460825965047</text:p>
              </table:table-cell>
              <table:table-cell office:value-type="float" office:value="0.429011727769">
                <text:p>0.4290117277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57448232423">
                <text:p>0.357448232423</text:p>
              </table:table-cell>
              <table:table-cell office:value-type="float" office:value="0.428167471603">
                <text:p>0.4281674716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33197384723">
                <text:p>0.533197384723</text:p>
              </table:table-cell>
              <table:table-cell office:value-type="float" office:value="0.426950427544">
                <text:p>0.4269504275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55016390825">
                <text:p>0.455016390825</text:p>
              </table:table-cell>
              <table:table-cell office:value-type="float" office:value="0.424529101282">
                <text:p>0.42452910128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62315521389">
                <text:p>0.462315521389</text:p>
              </table:table-cell>
              <table:table-cell office:value-type="float" office:value="0.424440132244">
                <text:p>0.4244401322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62315521389">
                <text:p>0.462315521389</text:p>
              </table:table-cell>
              <table:table-cell office:value-type="float" office:value="0.424440132244">
                <text:p>0.4244401322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20387395333">
                <text:p>0.520387395333</text:p>
              </table:table-cell>
              <table:table-cell office:value-type="float" office:value="0.424159208912">
                <text:p>0.4241592089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65936318692">
                <text:p>0.465936318692</text:p>
              </table:table-cell>
              <table:table-cell office:value-type="float" office:value="0.423916187503">
                <text:p>0.42391618750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19282508164">
                <text:p>0.419282508164</text:p>
              </table:table-cell>
              <table:table-cell office:value-type="float" office:value="0.422857103992">
                <text:p>0.42285710399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95591282">
                <text:p>0.495591282</text:p>
              </table:table-cell>
              <table:table-cell office:value-type="float" office:value="0.42269429666">
                <text:p>0.4226942966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30746233133">
                <text:p>0.530746233133</text:p>
              </table:table-cell>
              <table:table-cell office:value-type="float" office:value="0.422665891211">
                <text:p>0.4226658912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30746233133">
                <text:p>0.530746233133</text:p>
              </table:table-cell>
              <table:table-cell office:value-type="float" office:value="0.422665891211">
                <text:p>0.4226658912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30746233133">
                <text:p>0.530746233133</text:p>
              </table:table-cell>
              <table:table-cell office:value-type="float" office:value="0.422665891211">
                <text:p>0.4226658912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30746233133">
                <text:p>0.530746233133</text:p>
              </table:table-cell>
              <table:table-cell office:value-type="float" office:value="0.422665891211">
                <text:p>0.4226658912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30746233133">
                <text:p>0.530746233133</text:p>
              </table:table-cell>
              <table:table-cell office:value-type="float" office:value="0.422665891211">
                <text:p>0.4226658912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30746233133">
                <text:p>0.530746233133</text:p>
              </table:table-cell>
              <table:table-cell office:value-type="float" office:value="0.422665891211">
                <text:p>0.4226658912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30746233133">
                <text:p>0.530746233133</text:p>
              </table:table-cell>
              <table:table-cell office:value-type="float" office:value="0.422665891211">
                <text:p>0.4226658912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30746233133">
                <text:p>0.530746233133</text:p>
              </table:table-cell>
              <table:table-cell office:value-type="float" office:value="0.422665891211">
                <text:p>0.4226658912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30746233133">
                <text:p>0.530746233133</text:p>
              </table:table-cell>
              <table:table-cell office:value-type="float" office:value="0.422665891211">
                <text:p>0.4226658912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30746233133">
                <text:p>0.530746233133</text:p>
              </table:table-cell>
              <table:table-cell office:value-type="float" office:value="0.422665891211">
                <text:p>0.4226658912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30746233133">
                <text:p>0.530746233133</text:p>
              </table:table-cell>
              <table:table-cell office:value-type="float" office:value="0.422665891211">
                <text:p>0.4226658912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30746233133">
                <text:p>0.530746233133</text:p>
              </table:table-cell>
              <table:table-cell office:value-type="float" office:value="0.422665891211">
                <text:p>0.4226658912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30746233133">
                <text:p>0.530746233133</text:p>
              </table:table-cell>
              <table:table-cell office:value-type="float" office:value="0.422665891211">
                <text:p>0.4226658912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01070030578">
                <text:p>0.301070030578</text:p>
              </table:table-cell>
              <table:table-cell office:value-type="float" office:value="0.422349611744">
                <text:p>0.4223496117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6087512871">
                <text:p>0.46087512871</text:p>
              </table:table-cell>
              <table:table-cell office:value-type="float" office:value="0.420698074991">
                <text:p>0.4206980749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4528388015">
                <text:p>0.24528388015</text:p>
              </table:table-cell>
              <table:table-cell office:value-type="float" office:value="0.419999673624">
                <text:p>0.4199996736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4528388015">
                <text:p>0.24528388015</text:p>
              </table:table-cell>
              <table:table-cell office:value-type="float" office:value="0.419999673624">
                <text:p>0.4199996736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253908404">
                <text:p>0.4253908404</text:p>
              </table:table-cell>
              <table:table-cell office:value-type="float" office:value="0.41862664072">
                <text:p>0.418626640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14020814413">
                <text:p>0.414020814413</text:p>
              </table:table-cell>
              <table:table-cell office:value-type="float" office:value="0.418414280016">
                <text:p>0.4184142800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05018534658">
                <text:p>0.205018534658</text:p>
              </table:table-cell>
              <table:table-cell office:value-type="float" office:value="0.414714296343">
                <text:p>0.41471429634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93725783778">
                <text:p>0.293725783778</text:p>
              </table:table-cell>
              <table:table-cell office:value-type="float" office:value="0.413958302437">
                <text:p>0.4139583024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92379363437">
                <text:p>0.292379363437</text:p>
              </table:table-cell>
              <table:table-cell office:value-type="float" office:value="0.412943116719">
                <text:p>0.4129431167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53691990882">
                <text:p>0.253691990882</text:p>
              </table:table-cell>
              <table:table-cell office:value-type="float" office:value="0.412146034903">
                <text:p>0.4121460349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08926784111">
                <text:p>0.508926784111</text:p>
              </table:table-cell>
              <table:table-cell office:value-type="float" office:value="0.410545705763">
                <text:p>0.4105457057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32926123067">
                <text:p>0.232926123067</text:p>
              </table:table-cell>
              <table:table-cell office:value-type="float" office:value="0.410512095885">
                <text:p>0.41051209588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01512495017">
                <text:p>0.501512495017</text:p>
              </table:table-cell>
              <table:table-cell office:value-type="float" office:value="0.41023648019">
                <text:p>0.410236480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2645639606">
                <text:p>0.2645639606</text:p>
              </table:table-cell>
              <table:table-cell office:value-type="float" office:value="0.408447003974">
                <text:p>0.4084470039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81500559973">
                <text:p>0.281500559973</text:p>
              </table:table-cell>
              <table:table-cell office:value-type="float" office:value="0.407652658932">
                <text:p>0.4076526589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5028875314">
                <text:p>0.45028875314</text:p>
              </table:table-cell>
              <table:table-cell office:value-type="float" office:value="0.406744770626">
                <text:p>0.4067447706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4415759235">
                <text:p>0.24415759235</text:p>
              </table:table-cell>
              <table:table-cell office:value-type="float" office:value="0.405891128646">
                <text:p>0.40589112864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22023760253">
                <text:p>0.522023760253</text:p>
              </table:table-cell>
              <table:table-cell office:value-type="float" office:value="0.405862280407">
                <text:p>0.4058622804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03069991427">
                <text:p>0.403069991427</text:p>
              </table:table-cell>
              <table:table-cell office:value-type="float" office:value="0.40561846292">
                <text:p>0.405618462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18038698483">
                <text:p>0.218038698483</text:p>
              </table:table-cell>
              <table:table-cell office:value-type="float" office:value="0.405340875025">
                <text:p>0.4053408750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43217721154">
                <text:p>0.543217721154</text:p>
              </table:table-cell>
              <table:table-cell office:value-type="float" office:value="0.40331453663">
                <text:p>0.403314536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422074484592">
                <text:p>0.422074484592</text:p>
              </table:table-cell>
              <table:table-cell office:value-type="float" office:value="0.403033515371">
                <text:p>0.4030335153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83968195458">
                <text:p>0.383968195458</text:p>
              </table:table-cell>
              <table:table-cell office:value-type="float" office:value="0.403027019519">
                <text:p>0.4030270195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1219511955">
                <text:p>0.51219511955</text:p>
              </table:table-cell>
              <table:table-cell office:value-type="float" office:value="0.399850816122">
                <text:p>0.39985081612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035832227">
                <text:p>0.5035832227</text:p>
              </table:table-cell>
              <table:table-cell office:value-type="float" office:value="0.396976587399">
                <text:p>0.3969765873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09882034617">
                <text:p>0.309882034617</text:p>
              </table:table-cell>
              <table:table-cell office:value-type="float" office:value="0.396758413244">
                <text:p>0.3967584132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09882034617">
                <text:p>0.309882034617</text:p>
              </table:table-cell>
              <table:table-cell office:value-type="float" office:value="0.396758413244">
                <text:p>0.39675841324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09882034617">
                <text:p>0.309882034617</text:p>
              </table:table-cell>
              <table:table-cell office:value-type="float" office:value="0.396758413244">
                <text:p>0.39675841324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09882034617">
                <text:p>0.309882034617</text:p>
              </table:table-cell>
              <table:table-cell office:value-type="float" office:value="0.396758413244">
                <text:p>0.3967584132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09882034617">
                <text:p>0.309882034617</text:p>
              </table:table-cell>
              <table:table-cell office:value-type="float" office:value="0.396758413244">
                <text:p>0.3967584132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09882034617">
                <text:p>0.309882034617</text:p>
              </table:table-cell>
              <table:table-cell office:value-type="float" office:value="0.396758413244">
                <text:p>0.3967584132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09882034617">
                <text:p>0.309882034617</text:p>
              </table:table-cell>
              <table:table-cell office:value-type="float" office:value="0.396758413244">
                <text:p>0.3967584132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09882034617">
                <text:p>0.309882034617</text:p>
              </table:table-cell>
              <table:table-cell office:value-type="float" office:value="0.396758413244">
                <text:p>0.3967584132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09882034617">
                <text:p>0.309882034617</text:p>
              </table:table-cell>
              <table:table-cell office:value-type="float" office:value="0.396758413244">
                <text:p>0.3967584132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09882034617">
                <text:p>0.309882034617</text:p>
              </table:table-cell>
              <table:table-cell office:value-type="float" office:value="0.396758413244">
                <text:p>0.39675841324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09882034617">
                <text:p>0.309882034617</text:p>
              </table:table-cell>
              <table:table-cell office:value-type="float" office:value="0.396758413244">
                <text:p>0.3967584132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09882034617">
                <text:p>0.309882034617</text:p>
              </table:table-cell>
              <table:table-cell office:value-type="float" office:value="0.396758413244">
                <text:p>0.3967584132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09882034617">
                <text:p>0.309882034617</text:p>
              </table:table-cell>
              <table:table-cell office:value-type="float" office:value="0.396758413244">
                <text:p>0.3967584132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09882034617">
                <text:p>0.309882034617</text:p>
              </table:table-cell>
              <table:table-cell office:value-type="float" office:value="0.396758413244">
                <text:p>0.3967584132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09882034617">
                <text:p>0.309882034617</text:p>
              </table:table-cell>
              <table:table-cell office:value-type="float" office:value="0.396758413244">
                <text:p>0.39675841324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500107454968">
                <text:p>0.500107454968</text:p>
              </table:table-cell>
              <table:table-cell office:value-type="float" office:value="0.396449213084">
                <text:p>0.39644921308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03078678786">
                <text:p>0.303078678786</text:p>
              </table:table-cell>
              <table:table-cell office:value-type="float" office:value="0.396319675413">
                <text:p>0.3963196754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03078678786">
                <text:p>0.303078678786</text:p>
              </table:table-cell>
              <table:table-cell office:value-type="float" office:value="0.396319675413">
                <text:p>0.3963196754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65615761219">
                <text:p>0.465615761219</text:p>
              </table:table-cell>
              <table:table-cell office:value-type="float" office:value="0.395882575869">
                <text:p>0.3958825758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60930563256">
                <text:p>0.360930563256</text:p>
              </table:table-cell>
              <table:table-cell office:value-type="float" office:value="0.395814249471">
                <text:p>0.39581424947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66484670025">
                <text:p>0.166484670025</text:p>
              </table:table-cell>
              <table:table-cell office:value-type="float" office:value="0.395010637707">
                <text:p>0.3950106377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58766767393">
                <text:p>0.458766767393</text:p>
              </table:table-cell>
              <table:table-cell office:value-type="float" office:value="0.394740159342">
                <text:p>0.39474015934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28863594967">
                <text:p>0.428863594967</text:p>
              </table:table-cell>
              <table:table-cell office:value-type="float" office:value="0.394724343137">
                <text:p>0.3947243431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98655453935">
                <text:p>0.498655453935</text:p>
              </table:table-cell>
              <table:table-cell office:value-type="float" office:value="0.393313385861">
                <text:p>0.39331338586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589863144311">
                <text:p>0.589863144311</text:p>
              </table:table-cell>
              <table:table-cell office:value-type="float" office:value="0.392774054444">
                <text:p>0.39277405444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0940049758">
                <text:p>0.20940049758</text:p>
              </table:table-cell>
              <table:table-cell office:value-type="float" office:value="0.391952041611">
                <text:p>0.3919520416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5187130712">
                <text:p>0.5187130712</text:p>
              </table:table-cell>
              <table:table-cell office:value-type="float" office:value="0.390680898967">
                <text:p>0.3906808989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6963667496">
                <text:p>0.26963667496</text:p>
              </table:table-cell>
              <table:table-cell office:value-type="float" office:value="0.390528206218">
                <text:p>0.3905282062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87253948444">
                <text:p>0.487253948444</text:p>
              </table:table-cell>
              <table:table-cell office:value-type="float" office:value="0.389549089912">
                <text:p>0.3895490899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55524725682">
                <text:p>0.55524725682</text:p>
              </table:table-cell>
              <table:table-cell office:value-type="float" office:value="0.388253761377">
                <text:p>0.38825376137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95380347646">
                <text:p>0.295380347646</text:p>
              </table:table-cell>
              <table:table-cell office:value-type="float" office:value="0.387610318525">
                <text:p>0.3876103185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9540807012">
                <text:p>0.29540807012</text:p>
              </table:table-cell>
              <table:table-cell office:value-type="float" office:value="0.386530417419">
                <text:p>0.3865304174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53267821214">
                <text:p>0.53267821214</text:p>
              </table:table-cell>
              <table:table-cell office:value-type="float" office:value="0.386048976462">
                <text:p>0.3860489764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71877433825">
                <text:p>0.271877433825</text:p>
              </table:table-cell>
              <table:table-cell office:value-type="float" office:value="0.384395199398">
                <text:p>0.3843951993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71877433825">
                <text:p>0.271877433825</text:p>
              </table:table-cell>
              <table:table-cell office:value-type="float" office:value="0.384395199398">
                <text:p>0.3843951993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71877433825">
                <text:p>0.271877433825</text:p>
              </table:table-cell>
              <table:table-cell office:value-type="float" office:value="0.384395199398">
                <text:p>0.3843951993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15279804983">
                <text:p>0.315279804983</text:p>
              </table:table-cell>
              <table:table-cell office:value-type="float" office:value="0.384254152631">
                <text:p>0.3842541526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98140497967">
                <text:p>0.298140497967</text:p>
              </table:table-cell>
              <table:table-cell office:value-type="float" office:value="0.384140004532">
                <text:p>0.3841400045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09312352529">
                <text:p>0.309312352529</text:p>
              </table:table-cell>
              <table:table-cell office:value-type="float" office:value="0.383376714696">
                <text:p>0.3833767146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09312352529">
                <text:p>0.309312352529</text:p>
              </table:table-cell>
              <table:table-cell office:value-type="float" office:value="0.383376714696">
                <text:p>0.3833767146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09312352529">
                <text:p>0.309312352529</text:p>
              </table:table-cell>
              <table:table-cell office:value-type="float" office:value="0.383376714696">
                <text:p>0.38337671469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09312352529">
                <text:p>0.309312352529</text:p>
              </table:table-cell>
              <table:table-cell office:value-type="float" office:value="0.383376714696">
                <text:p>0.3833767146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309312352529">
                <text:p>0.309312352529</text:p>
              </table:table-cell>
              <table:table-cell office:value-type="float" office:value="0.383376714696">
                <text:p>0.38337671469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309312352529">
                <text:p>0.309312352529</text:p>
              </table:table-cell>
              <table:table-cell office:value-type="float" office:value="0.383376714696">
                <text:p>0.38337671469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09312352529">
                <text:p>0.309312352529</text:p>
              </table:table-cell>
              <table:table-cell office:value-type="float" office:value="0.383376714696">
                <text:p>0.38337671469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09312352529">
                <text:p>0.309312352529</text:p>
              </table:table-cell>
              <table:table-cell office:value-type="float" office:value="0.383376714696">
                <text:p>0.3833767146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09312352529">
                <text:p>0.309312352529</text:p>
              </table:table-cell>
              <table:table-cell office:value-type="float" office:value="0.383376714696">
                <text:p>0.38337671469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09312352529">
                <text:p>0.309312352529</text:p>
              </table:table-cell>
              <table:table-cell office:value-type="float" office:value="0.383376714696">
                <text:p>0.38337671469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309312352529">
                <text:p>0.309312352529</text:p>
              </table:table-cell>
              <table:table-cell office:value-type="float" office:value="0.383376714696">
                <text:p>0.38337671469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64984473788">
                <text:p>0.264984473788</text:p>
              </table:table-cell>
              <table:table-cell office:value-type="float" office:value="0.383332714457">
                <text:p>0.3833327144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72350439171">
                <text:p>0.272350439171</text:p>
              </table:table-cell>
              <table:table-cell office:value-type="float" office:value="0.383012673252">
                <text:p>0.3830126732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94537534309">
                <text:p>0.294537534309</text:p>
              </table:table-cell>
              <table:table-cell office:value-type="float" office:value="0.380431768523">
                <text:p>0.3804317685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94537534309">
                <text:p>0.294537534309</text:p>
              </table:table-cell>
              <table:table-cell office:value-type="float" office:value="0.380431768523">
                <text:p>0.3804317685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94537534309">
                <text:p>0.294537534309</text:p>
              </table:table-cell>
              <table:table-cell office:value-type="float" office:value="0.380431768523">
                <text:p>0.38043176852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94537534309">
                <text:p>0.294537534309</text:p>
              </table:table-cell>
              <table:table-cell office:value-type="float" office:value="0.380431768523">
                <text:p>0.38043176852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542161559346">
                <text:p>0.542161559346</text:p>
              </table:table-cell>
              <table:table-cell office:value-type="float" office:value="0.379974370533">
                <text:p>0.3799743705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212551152">
                <text:p>0.4212551152</text:p>
              </table:table-cell>
              <table:table-cell office:value-type="float" office:value="0.379952773431">
                <text:p>0.3799527734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212551152">
                <text:p>0.4212551152</text:p>
              </table:table-cell>
              <table:table-cell office:value-type="float" office:value="0.379952773431">
                <text:p>0.3799527734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212551152">
                <text:p>0.4212551152</text:p>
              </table:table-cell>
              <table:table-cell office:value-type="float" office:value="0.379952773431">
                <text:p>0.3799527734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53797175175">
                <text:p>0.53797175175</text:p>
              </table:table-cell>
              <table:table-cell office:value-type="float" office:value="0.379738183401">
                <text:p>0.37973818340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53797175175">
                <text:p>0.53797175175</text:p>
              </table:table-cell>
              <table:table-cell office:value-type="float" office:value="0.379738183401">
                <text:p>0.3797381834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53797175175">
                <text:p>0.53797175175</text:p>
              </table:table-cell>
              <table:table-cell office:value-type="float" office:value="0.379738183401">
                <text:p>0.37973818340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53797175175">
                <text:p>0.53797175175</text:p>
              </table:table-cell>
              <table:table-cell office:value-type="float" office:value="0.379738183401">
                <text:p>0.37973818340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4205620674">
                <text:p>0.44205620674</text:p>
              </table:table-cell>
              <table:table-cell office:value-type="float" office:value="0.379374544612">
                <text:p>0.3793745446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474739418471">
                <text:p>0.474739418471</text:p>
              </table:table-cell>
              <table:table-cell office:value-type="float" office:value="0.378828696464">
                <text:p>0.3788286964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08710451775">
                <text:p>0.308710451775</text:p>
              </table:table-cell>
              <table:table-cell office:value-type="float" office:value="0.378445678982">
                <text:p>0.3784456789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08710451775">
                <text:p>0.308710451775</text:p>
              </table:table-cell>
              <table:table-cell office:value-type="float" office:value="0.378445678982">
                <text:p>0.37844567898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08710451775">
                <text:p>0.308710451775</text:p>
              </table:table-cell>
              <table:table-cell office:value-type="float" office:value="0.378445678982">
                <text:p>0.37844567898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08710451775">
                <text:p>0.308710451775</text:p>
              </table:table-cell>
              <table:table-cell office:value-type="float" office:value="0.378445678982">
                <text:p>0.3784456789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5443872341">
                <text:p>0.45443872341</text:p>
              </table:table-cell>
              <table:table-cell office:value-type="float" office:value="0.377538746911">
                <text:p>0.3775387469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60864411283">
                <text:p>0.360864411283</text:p>
              </table:table-cell>
              <table:table-cell office:value-type="float" office:value="0.376334851711">
                <text:p>0.3763348517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9395442188">
                <text:p>0.39395442188</text:p>
              </table:table-cell>
              <table:table-cell office:value-type="float" office:value="0.375914696867">
                <text:p>0.37591469686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54846409017">
                <text:p>0.354846409017</text:p>
              </table:table-cell>
              <table:table-cell office:value-type="float" office:value="0.3758733849">
                <text:p>0.37587338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87280823356">
                <text:p>0.187280823356</text:p>
              </table:table-cell>
              <table:table-cell office:value-type="float" office:value="0.375822177864">
                <text:p>0.3758221778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87280823356">
                <text:p>0.187280823356</text:p>
              </table:table-cell>
              <table:table-cell office:value-type="float" office:value="0.375822177864">
                <text:p>0.37582217786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7199999835">
                <text:p>0.37199999835</text:p>
              </table:table-cell>
              <table:table-cell office:value-type="float" office:value="0.374751325546">
                <text:p>0.37475132554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31810972314">
                <text:p>0.31810972314</text:p>
              </table:table-cell>
              <table:table-cell office:value-type="float" office:value="0.373141337147">
                <text:p>0.3731413371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322817908225">
                <text:p>0.322817908225</text:p>
              </table:table-cell>
              <table:table-cell office:value-type="float" office:value="0.372893711791">
                <text:p>0.3728937117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322817908225">
                <text:p>0.322817908225</text:p>
              </table:table-cell>
              <table:table-cell office:value-type="float" office:value="0.372893711791">
                <text:p>0.3728937117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423067909267">
                <text:p>0.423067909267</text:p>
              </table:table-cell>
              <table:table-cell office:value-type="float" office:value="0.37284569021">
                <text:p>0.3728456902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14534285608">
                <text:p>0.414534285608</text:p>
              </table:table-cell>
              <table:table-cell office:value-type="float" office:value="0.372691249998">
                <text:p>0.3726912499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414534285608">
                <text:p>0.414534285608</text:p>
              </table:table-cell>
              <table:table-cell office:value-type="float" office:value="0.372691249998">
                <text:p>0.3726912499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414534285608">
                <text:p>0.414534285608</text:p>
              </table:table-cell>
              <table:table-cell office:value-type="float" office:value="0.372691249998">
                <text:p>0.3726912499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414534285608">
                <text:p>0.414534285608</text:p>
              </table:table-cell>
              <table:table-cell office:value-type="float" office:value="0.372691249998">
                <text:p>0.37269124999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14534285608">
                <text:p>0.414534285608</text:p>
              </table:table-cell>
              <table:table-cell office:value-type="float" office:value="0.372691249998">
                <text:p>0.3726912499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58565333416">
                <text:p>0.58565333416</text:p>
              </table:table-cell>
              <table:table-cell office:value-type="float" office:value="0.372546486063">
                <text:p>0.3725464860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3252441796">
                <text:p>0.3252441796</text:p>
              </table:table-cell>
              <table:table-cell office:value-type="float" office:value="0.371805259366">
                <text:p>0.37180525936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472648521217">
                <text:p>0.472648521217</text:p>
              </table:table-cell>
              <table:table-cell office:value-type="float" office:value="0.370323150554">
                <text:p>0.37032315055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382647032869">
                <text:p>0.382647032869</text:p>
              </table:table-cell>
              <table:table-cell office:value-type="float" office:value="0.369041916998">
                <text:p>0.3690419169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382647032869">
                <text:p>0.382647032869</text:p>
              </table:table-cell>
              <table:table-cell office:value-type="float" office:value="0.369041916998">
                <text:p>0.3690419169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382647032869">
                <text:p>0.382647032869</text:p>
              </table:table-cell>
              <table:table-cell office:value-type="float" office:value="0.369041916998">
                <text:p>0.36904191699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518593913313">
                <text:p>0.518593913313</text:p>
              </table:table-cell>
              <table:table-cell office:value-type="float" office:value="0.368723475319">
                <text:p>0.3687234753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3742075063">
                <text:p>0.3742075063</text:p>
              </table:table-cell>
              <table:table-cell office:value-type="float" office:value="0.367319002033">
                <text:p>0.3673190020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71137519208">
                <text:p>0.271137519208</text:p>
              </table:table-cell>
              <table:table-cell office:value-type="float" office:value="0.367250713642">
                <text:p>0.36725071364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410935920171">
                <text:p>0.410935920171</text:p>
              </table:table-cell>
              <table:table-cell office:value-type="float" office:value="0.366963275805">
                <text:p>0.3669632758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51284178898">
                <text:p>0.51284178898</text:p>
              </table:table-cell>
              <table:table-cell office:value-type="float" office:value="0.366546669284">
                <text:p>0.3665466692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3812099799">
                <text:p>0.23812099799</text:p>
              </table:table-cell>
              <table:table-cell office:value-type="float" office:value="0.365707644916">
                <text:p>0.3657076449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80732215637">
                <text:p>0.380732215637</text:p>
              </table:table-cell>
              <table:table-cell office:value-type="float" office:value="0.365048945767">
                <text:p>0.3650489457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56052760675">
                <text:p>0.256052760675</text:p>
              </table:table-cell>
              <table:table-cell office:value-type="float" office:value="0.364856706604">
                <text:p>0.3648567066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496487383744">
                <text:p>0.496487383744</text:p>
              </table:table-cell>
              <table:table-cell office:value-type="float" office:value="0.364593238951">
                <text:p>0.3645932389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326461643285">
                <text:p>0.326461643285</text:p>
              </table:table-cell>
              <table:table-cell office:value-type="float" office:value="0.36355642613">
                <text:p>0.363556426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584500690255">
                <text:p>0.584500690255</text:p>
              </table:table-cell>
              <table:table-cell office:value-type="float" office:value="0.362422137337">
                <text:p>0.3624221373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496039464736">
                <text:p>0.496039464736</text:p>
              </table:table-cell>
              <table:table-cell office:value-type="float" office:value="0.361370073111">
                <text:p>0.3613700731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395911578279">
                <text:p>0.395911578279</text:p>
              </table:table-cell>
              <table:table-cell office:value-type="float" office:value="0.361299991252">
                <text:p>0.3612999912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91847618433">
                <text:p>0.291847618433</text:p>
              </table:table-cell>
              <table:table-cell office:value-type="float" office:value="0.361036121928">
                <text:p>0.3610361219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91847618433">
                <text:p>0.291847618433</text:p>
              </table:table-cell>
              <table:table-cell office:value-type="float" office:value="0.361036121928">
                <text:p>0.3610361219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40654555986">
                <text:p>0.40654555986</text:p>
              </table:table-cell>
              <table:table-cell office:value-type="float" office:value="0.360926731464">
                <text:p>0.3609267314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424489170557">
                <text:p>0.424489170557</text:p>
              </table:table-cell>
              <table:table-cell office:value-type="float" office:value="0.360415766698">
                <text:p>0.3604157666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424489170557">
                <text:p>0.424489170557</text:p>
              </table:table-cell>
              <table:table-cell office:value-type="float" office:value="0.360415766698">
                <text:p>0.3604157666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24489170557">
                <text:p>0.424489170557</text:p>
              </table:table-cell>
              <table:table-cell office:value-type="float" office:value="0.360415766698">
                <text:p>0.36041576669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424489170557">
                <text:p>0.424489170557</text:p>
              </table:table-cell>
              <table:table-cell office:value-type="float" office:value="0.360415766698">
                <text:p>0.3604157666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24489170557">
                <text:p>0.424489170557</text:p>
              </table:table-cell>
              <table:table-cell office:value-type="float" office:value="0.360415766698">
                <text:p>0.3604157666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424489170557">
                <text:p>0.424489170557</text:p>
              </table:table-cell>
              <table:table-cell office:value-type="float" office:value="0.360415766698">
                <text:p>0.3604157666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24489170557">
                <text:p>0.424489170557</text:p>
              </table:table-cell>
              <table:table-cell office:value-type="float" office:value="0.360415766698">
                <text:p>0.3604157666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424489170557">
                <text:p>0.424489170557</text:p>
              </table:table-cell>
              <table:table-cell office:value-type="float" office:value="0.360415766698">
                <text:p>0.3604157666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564718385456">
                <text:p>0.564718385456</text:p>
              </table:table-cell>
              <table:table-cell office:value-type="float" office:value="0.359989036811">
                <text:p>0.3599890368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442546375569">
                <text:p>0.442546375569</text:p>
              </table:table-cell>
              <table:table-cell office:value-type="float" office:value="0.358510717192">
                <text:p>0.3585107171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42546375569">
                <text:p>0.442546375569</text:p>
              </table:table-cell>
              <table:table-cell office:value-type="float" office:value="0.358510717192">
                <text:p>0.3585107171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426366315069">
                <text:p>0.426366315069</text:p>
              </table:table-cell>
              <table:table-cell office:value-type="float" office:value="0.358319976323">
                <text:p>0.35831997632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426366315069">
                <text:p>0.426366315069</text:p>
              </table:table-cell>
              <table:table-cell office:value-type="float" office:value="0.358319976323">
                <text:p>0.3583199763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426366315069">
                <text:p>0.426366315069</text:p>
              </table:table-cell>
              <table:table-cell office:value-type="float" office:value="0.358319976323">
                <text:p>0.35831997632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426366315069">
                <text:p>0.426366315069</text:p>
              </table:table-cell>
              <table:table-cell office:value-type="float" office:value="0.358319976323">
                <text:p>0.3583199763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426366315069">
                <text:p>0.426366315069</text:p>
              </table:table-cell>
              <table:table-cell office:value-type="float" office:value="0.358319976323">
                <text:p>0.35831997632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432062684483">
                <text:p>0.432062684483</text:p>
              </table:table-cell>
              <table:table-cell office:value-type="float" office:value="0.358070843162">
                <text:p>0.35807084316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432062684483">
                <text:p>0.432062684483</text:p>
              </table:table-cell>
              <table:table-cell office:value-type="float" office:value="0.358070843162">
                <text:p>0.3580708431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453934051867">
                <text:p>0.453934051867</text:p>
              </table:table-cell>
              <table:table-cell office:value-type="float" office:value="0.357228910726">
                <text:p>0.3572289107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3695868726">
                <text:p>0.3695868726</text:p>
              </table:table-cell>
              <table:table-cell office:value-type="float" office:value="0.356257756846">
                <text:p>0.35625775684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350099326044">
                <text:p>0.350099326044</text:p>
              </table:table-cell>
              <table:table-cell office:value-type="float" office:value="0.355722398652">
                <text:p>0.3557223986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398712197993">
                <text:p>0.398712197993</text:p>
              </table:table-cell>
              <table:table-cell office:value-type="float" office:value="0.354930572843">
                <text:p>0.35493057284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398803804253">
                <text:p>0.398803804253</text:p>
              </table:table-cell>
              <table:table-cell office:value-type="float" office:value="0.354731558838">
                <text:p>0.35473155883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424044148467">
                <text:p>0.424044148467</text:p>
              </table:table-cell>
              <table:table-cell office:value-type="float" office:value="0.353538834678">
                <text:p>0.35353883467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400550978064">
                <text:p>0.400550978064</text:p>
              </table:table-cell>
              <table:table-cell office:value-type="float" office:value="0.353320049511">
                <text:p>0.3533200495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400550978064">
                <text:p>0.400550978064</text:p>
              </table:table-cell>
              <table:table-cell office:value-type="float" office:value="0.353320049511">
                <text:p>0.3533200495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400550978064">
                <text:p>0.400550978064</text:p>
              </table:table-cell>
              <table:table-cell office:value-type="float" office:value="0.353320049511">
                <text:p>0.3533200495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518497734727">
                <text:p>0.518497734727</text:p>
              </table:table-cell>
              <table:table-cell office:value-type="float" office:value="0.353216465479">
                <text:p>0.35321646547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40654555986">
                <text:p>0.40654555986</text:p>
              </table:table-cell>
              <table:table-cell office:value-type="float" office:value="0.353046600209">
                <text:p>0.3530466002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34914990945">
                <text:p>0.34914990945</text:p>
              </table:table-cell>
              <table:table-cell office:value-type="float" office:value="0.351361735119">
                <text:p>0.3513617351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45417013505">
                <text:p>0.45417013505</text:p>
              </table:table-cell>
              <table:table-cell office:value-type="float" office:value="0.35127205852">
                <text:p>0.351272058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2758341215">
                <text:p>0.62758341215</text:p>
              </table:table-cell>
              <table:table-cell office:value-type="float" office:value="0.350148412166">
                <text:p>0.35014841216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578451038553">
                <text:p>0.578451038553</text:p>
              </table:table-cell>
              <table:table-cell office:value-type="float" office:value="0.349993665243">
                <text:p>0.3499936652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4515323965">
                <text:p>0.4515323965</text:p>
              </table:table-cell>
              <table:table-cell office:value-type="float" office:value="0.349909677865">
                <text:p>0.34990967786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515323965">
                <text:p>0.4515323965</text:p>
              </table:table-cell>
              <table:table-cell office:value-type="float" office:value="0.349909677865">
                <text:p>0.3499096778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515323965">
                <text:p>0.4515323965</text:p>
              </table:table-cell>
              <table:table-cell office:value-type="float" office:value="0.349909677865">
                <text:p>0.34990967786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4515323965">
                <text:p>0.4515323965</text:p>
              </table:table-cell>
              <table:table-cell office:value-type="float" office:value="0.349909677865">
                <text:p>0.34990967786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4515323965">
                <text:p>0.4515323965</text:p>
              </table:table-cell>
              <table:table-cell office:value-type="float" office:value="0.349909677865">
                <text:p>0.34990967786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4515323965">
                <text:p>0.4515323965</text:p>
              </table:table-cell>
              <table:table-cell office:value-type="float" office:value="0.349909677865">
                <text:p>0.34990967786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515323965">
                <text:p>0.4515323965</text:p>
              </table:table-cell>
              <table:table-cell office:value-type="float" office:value="0.349909677865">
                <text:p>0.34990967786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4515323965">
                <text:p>0.4515323965</text:p>
              </table:table-cell>
              <table:table-cell office:value-type="float" office:value="0.349909677865">
                <text:p>0.3499096778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4515323965">
                <text:p>0.4515323965</text:p>
              </table:table-cell>
              <table:table-cell office:value-type="float" office:value="0.349909677865">
                <text:p>0.34990967786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4515323965">
                <text:p>0.4515323965</text:p>
              </table:table-cell>
              <table:table-cell office:value-type="float" office:value="0.349909677865">
                <text:p>0.3499096778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549821388964">
                <text:p>0.549821388964</text:p>
              </table:table-cell>
              <table:table-cell office:value-type="float" office:value="0.349669567574">
                <text:p>0.34966956757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522093268917">
                <text:p>0.522093268917</text:p>
              </table:table-cell>
              <table:table-cell office:value-type="float" office:value="0.349435860665">
                <text:p>0.3494358606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522093268917">
                <text:p>0.522093268917</text:p>
              </table:table-cell>
              <table:table-cell office:value-type="float" office:value="0.349435860665">
                <text:p>0.34943586066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522093268917">
                <text:p>0.522093268917</text:p>
              </table:table-cell>
              <table:table-cell office:value-type="float" office:value="0.349435860665">
                <text:p>0.34943586066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564296285975">
                <text:p>0.564296285975</text:p>
              </table:table-cell>
              <table:table-cell office:value-type="float" office:value="0.349431748186">
                <text:p>0.3494317481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564296285975">
                <text:p>0.564296285975</text:p>
              </table:table-cell>
              <table:table-cell office:value-type="float" office:value="0.349431748186">
                <text:p>0.3494317481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78802112717">
                <text:p>0.278802112717</text:p>
              </table:table-cell>
              <table:table-cell office:value-type="float" office:value="0.349316959614">
                <text:p>0.3493169596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619121591643">
                <text:p>0.619121591643</text:p>
              </table:table-cell>
              <table:table-cell office:value-type="float" office:value="0.348466285612">
                <text:p>0.34846628561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432949057856">
                <text:p>0.432949057856</text:p>
              </table:table-cell>
              <table:table-cell office:value-type="float" office:value="0.347042830135">
                <text:p>0.34704283013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518593913313">
                <text:p>0.518593913313</text:p>
              </table:table-cell>
              <table:table-cell office:value-type="float" office:value="0.3465193301">
                <text:p>0.346519330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576883558956">
                <text:p>0.576883558956</text:p>
              </table:table-cell>
              <table:table-cell office:value-type="float" office:value="0.344095480309">
                <text:p>0.34409548030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409580209933">
                <text:p>0.409580209933</text:p>
              </table:table-cell>
              <table:table-cell office:value-type="float" office:value="0.34358603369">
                <text:p>0.3435860336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48623639082">
                <text:p>0.248623639082</text:p>
              </table:table-cell>
              <table:table-cell office:value-type="float" office:value="0.343234235869">
                <text:p>0.34323423586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48623639082">
                <text:p>0.248623639082</text:p>
              </table:table-cell>
              <table:table-cell office:value-type="float" office:value="0.343234235869">
                <text:p>0.34323423586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48623639082">
                <text:p>0.248623639082</text:p>
              </table:table-cell>
              <table:table-cell office:value-type="float" office:value="0.343234235869">
                <text:p>0.34323423586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496166396229">
                <text:p>0.496166396229</text:p>
              </table:table-cell>
              <table:table-cell office:value-type="float" office:value="0.342671741716">
                <text:p>0.3426717417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5146548358">
                <text:p>0.35146548358</text:p>
              </table:table-cell>
              <table:table-cell office:value-type="float" office:value="0.342171519374">
                <text:p>0.34217151937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5146548358">
                <text:p>0.35146548358</text:p>
              </table:table-cell>
              <table:table-cell office:value-type="float" office:value="0.342171519374">
                <text:p>0.34217151937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5146548358">
                <text:p>0.35146548358</text:p>
              </table:table-cell>
              <table:table-cell office:value-type="float" office:value="0.342171519374">
                <text:p>0.34217151937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35146548358">
                <text:p>0.35146548358</text:p>
              </table:table-cell>
              <table:table-cell office:value-type="float" office:value="0.342171519374">
                <text:p>0.34217151937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35146548358">
                <text:p>0.35146548358</text:p>
              </table:table-cell>
              <table:table-cell office:value-type="float" office:value="0.342171519374">
                <text:p>0.34217151937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572053831986">
                <text:p>0.572053831986</text:p>
              </table:table-cell>
              <table:table-cell office:value-type="float" office:value="0.34067396517">
                <text:p>0.340673965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594454014027">
                <text:p>0.594454014027</text:p>
              </table:table-cell>
              <table:table-cell office:value-type="float" office:value="0.339874382039">
                <text:p>0.33987438203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594454014027">
                <text:p>0.594454014027</text:p>
              </table:table-cell>
              <table:table-cell office:value-type="float" office:value="0.339874382039">
                <text:p>0.33987438203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59319306733">
                <text:p>0.359319306733</text:p>
              </table:table-cell>
              <table:table-cell office:value-type="float" office:value="0.339577657409">
                <text:p>0.33957765740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49687047487">
                <text:p>0.449687047487</text:p>
              </table:table-cell>
              <table:table-cell office:value-type="float" office:value="0.338650288255">
                <text:p>0.3386502882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422546782431">
                <text:p>0.422546782431</text:p>
              </table:table-cell>
              <table:table-cell office:value-type="float" office:value="0.33818507825">
                <text:p>0.338185078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422546782431">
                <text:p>0.422546782431</text:p>
              </table:table-cell>
              <table:table-cell office:value-type="float" office:value="0.33818507825">
                <text:p>0.338185078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821728965">
                <text:p>0.3821728965</text:p>
              </table:table-cell>
              <table:table-cell office:value-type="float" office:value="0.336407831816">
                <text:p>0.3364078318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121455571">
                <text:p>0.3121455571</text:p>
              </table:table-cell>
              <table:table-cell office:value-type="float" office:value="0.33633254238">
                <text:p>0.3363325423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5187584973">
                <text:p>0.25187584973</text:p>
              </table:table-cell>
              <table:table-cell office:value-type="float" office:value="0.33481521062">
                <text:p>0.334815210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54152972805">
                <text:p>0.54152972805</text:p>
              </table:table-cell>
              <table:table-cell office:value-type="float" office:value="0.334243265338">
                <text:p>0.3342432653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597267427488">
                <text:p>0.597267427488</text:p>
              </table:table-cell>
              <table:table-cell office:value-type="float" office:value="0.333583737786">
                <text:p>0.33358373778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419426483192">
                <text:p>0.419426483192</text:p>
              </table:table-cell>
              <table:table-cell office:value-type="float" office:value="0.331603887651">
                <text:p>0.33160388765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570526854864">
                <text:p>0.570526854864</text:p>
              </table:table-cell>
              <table:table-cell office:value-type="float" office:value="0.331389431135">
                <text:p>0.33138943113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29789696533">
                <text:p>0.229789696533</text:p>
              </table:table-cell>
              <table:table-cell office:value-type="float" office:value="0.331025107279">
                <text:p>0.33102510727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29789696533">
                <text:p>0.229789696533</text:p>
              </table:table-cell>
              <table:table-cell office:value-type="float" office:value="0.331025107279">
                <text:p>0.33102510727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18379220109">
                <text:p>0.318379220109</text:p>
              </table:table-cell>
              <table:table-cell office:value-type="float" office:value="0.330310137855">
                <text:p>0.3303101378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59848407708">
                <text:p>0.259848407708</text:p>
              </table:table-cell>
              <table:table-cell office:value-type="float" office:value="0.329438211635">
                <text:p>0.3294382116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93223485571">
                <text:p>0.193223485571</text:p>
              </table:table-cell>
              <table:table-cell office:value-type="float" office:value="0.3293100438">
                <text:p>0.329310043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57513041184">
                <text:p>0.57513041184</text:p>
              </table:table-cell>
              <table:table-cell office:value-type="float" office:value="0.329282329402">
                <text:p>0.32928232940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57513041184">
                <text:p>0.57513041184</text:p>
              </table:table-cell>
              <table:table-cell office:value-type="float" office:value="0.329282329402">
                <text:p>0.32928232940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57513041184">
                <text:p>0.57513041184</text:p>
              </table:table-cell>
              <table:table-cell office:value-type="float" office:value="0.329282329402">
                <text:p>0.32928232940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57513041184">
                <text:p>0.57513041184</text:p>
              </table:table-cell>
              <table:table-cell office:value-type="float" office:value="0.329282329402">
                <text:p>0.3292823294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57513041184">
                <text:p>0.57513041184</text:p>
              </table:table-cell>
              <table:table-cell office:value-type="float" office:value="0.329282329402">
                <text:p>0.3292823294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57513041184">
                <text:p>0.57513041184</text:p>
              </table:table-cell>
              <table:table-cell office:value-type="float" office:value="0.329282329402">
                <text:p>0.3292823294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57513041184">
                <text:p>0.57513041184</text:p>
              </table:table-cell>
              <table:table-cell office:value-type="float" office:value="0.329282329402">
                <text:p>0.32928232940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57513041184">
                <text:p>0.57513041184</text:p>
              </table:table-cell>
              <table:table-cell office:value-type="float" office:value="0.329282329402">
                <text:p>0.3292823294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26607463275">
                <text:p>0.326607463275</text:p>
              </table:table-cell>
              <table:table-cell office:value-type="float" office:value="0.328361796186">
                <text:p>0.32836179618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8390414455">
                <text:p>0.28390414455</text:p>
              </table:table-cell>
              <table:table-cell office:value-type="float" office:value="0.327351909542">
                <text:p>0.3273519095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563176843585">
                <text:p>0.563176843585</text:p>
              </table:table-cell>
              <table:table-cell office:value-type="float" office:value="0.327199781229">
                <text:p>0.32719978122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402220709957">
                <text:p>0.402220709957</text:p>
              </table:table-cell>
              <table:table-cell office:value-type="float" office:value="0.322376744426">
                <text:p>0.32237674442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402220709957">
                <text:p>0.402220709957</text:p>
              </table:table-cell>
              <table:table-cell office:value-type="float" office:value="0.322376744426">
                <text:p>0.32237674442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456206410733">
                <text:p>0.456206410733</text:p>
              </table:table-cell>
              <table:table-cell office:value-type="float" office:value="0.321530094391">
                <text:p>0.3215300943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98029217917">
                <text:p>0.498029217917</text:p>
              </table:table-cell>
              <table:table-cell office:value-type="float" office:value="0.321392110939">
                <text:p>0.3213921109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463433822433">
                <text:p>0.463433822433</text:p>
              </table:table-cell>
              <table:table-cell office:value-type="float" office:value="0.320649576871">
                <text:p>0.32064957687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643914154108">
                <text:p>0.643914154108</text:p>
              </table:table-cell>
              <table:table-cell office:value-type="float" office:value="0.319550864135">
                <text:p>0.31955086413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6647878765">
                <text:p>0.46647878765</text:p>
              </table:table-cell>
              <table:table-cell office:value-type="float" office:value="0.319524935608">
                <text:p>0.3195249356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9409738264">
                <text:p>0.49409738264</text:p>
              </table:table-cell>
              <table:table-cell office:value-type="float" office:value="0.319346991755">
                <text:p>0.3193469917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21408437037">
                <text:p>0.321408437037</text:p>
              </table:table-cell>
              <table:table-cell office:value-type="float" office:value="0.319088905221">
                <text:p>0.3190889052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559772937823">
                <text:p>0.559772937823</text:p>
              </table:table-cell>
              <table:table-cell office:value-type="float" office:value="0.318898724346">
                <text:p>0.31889872434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522144495825">
                <text:p>0.522144495825</text:p>
              </table:table-cell>
              <table:table-cell office:value-type="float" office:value="0.316612552766">
                <text:p>0.31661255276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27955992512">
                <text:p>0.427955992512</text:p>
              </table:table-cell>
              <table:table-cell office:value-type="float" office:value="0.316151734599">
                <text:p>0.31615173459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496166396229">
                <text:p>0.496166396229</text:p>
              </table:table-cell>
              <table:table-cell office:value-type="float" office:value="0.31581109677">
                <text:p>0.3158110967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496166396229">
                <text:p>0.496166396229</text:p>
              </table:table-cell>
              <table:table-cell office:value-type="float" office:value="0.31581109677">
                <text:p>0.3158110967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496166396229">
                <text:p>0.496166396229</text:p>
              </table:table-cell>
              <table:table-cell office:value-type="float" office:value="0.31581109677">
                <text:p>0.315811096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496166396229">
                <text:p>0.496166396229</text:p>
              </table:table-cell>
              <table:table-cell office:value-type="float" office:value="0.31581109677">
                <text:p>0.3158110967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496166396229">
                <text:p>0.496166396229</text:p>
              </table:table-cell>
              <table:table-cell office:value-type="float" office:value="0.31581109677">
                <text:p>0.3158110967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496166396229">
                <text:p>0.496166396229</text:p>
              </table:table-cell>
              <table:table-cell office:value-type="float" office:value="0.31581109677">
                <text:p>0.3158110967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489751000571">
                <text:p>0.489751000571</text:p>
              </table:table-cell>
              <table:table-cell office:value-type="float" office:value="0.313948313572">
                <text:p>0.31394831357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489751000571">
                <text:p>0.489751000571</text:p>
              </table:table-cell>
              <table:table-cell office:value-type="float" office:value="0.313948313572">
                <text:p>0.31394831357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600194871908">
                <text:p>0.600194871908</text:p>
              </table:table-cell>
              <table:table-cell office:value-type="float" office:value="0.31389204859">
                <text:p>0.3138920485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57696465875">
                <text:p>0.57696465875</text:p>
              </table:table-cell>
              <table:table-cell office:value-type="float" office:value="0.313584774325">
                <text:p>0.3135847743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618241065071">
                <text:p>0.618241065071</text:p>
              </table:table-cell>
              <table:table-cell office:value-type="float" office:value="0.313133429793">
                <text:p>0.31313342979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5349154064">
                <text:p>0.5349154064</text:p>
              </table:table-cell>
              <table:table-cell office:value-type="float" office:value="0.31312356244">
                <text:p>0.313123562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606488971528">
                <text:p>0.606488971528</text:p>
              </table:table-cell>
              <table:table-cell office:value-type="float" office:value="0.312641417068">
                <text:p>0.31264141706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4742221622">
                <text:p>0.4742221622</text:p>
              </table:table-cell>
              <table:table-cell office:value-type="float" office:value="0.310985489116">
                <text:p>0.3109854891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4742221622">
                <text:p>0.4742221622</text:p>
              </table:table-cell>
              <table:table-cell office:value-type="float" office:value="0.310985489116">
                <text:p>0.3109854891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40197154683">
                <text:p>0.440197154683</text:p>
              </table:table-cell>
              <table:table-cell office:value-type="float" office:value="0.310498964418">
                <text:p>0.3104989644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440197154683">
                <text:p>0.440197154683</text:p>
              </table:table-cell>
              <table:table-cell office:value-type="float" office:value="0.310498964418">
                <text:p>0.31049896441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627537320193">
                <text:p>0.627537320193</text:p>
              </table:table-cell>
              <table:table-cell office:value-type="float" office:value="0.310356512483">
                <text:p>0.31035651248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627537320193">
                <text:p>0.627537320193</text:p>
              </table:table-cell>
              <table:table-cell office:value-type="float" office:value="0.310356512483">
                <text:p>0.31035651248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650211111233">
                <text:p>0.650211111233</text:p>
              </table:table-cell>
              <table:table-cell office:value-type="float" office:value="0.309396035261">
                <text:p>0.30939603526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615910079046">
                <text:p>0.615910079046</text:p>
              </table:table-cell>
              <table:table-cell office:value-type="float" office:value="0.30932972301">
                <text:p>0.3093297230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512874349271">
                <text:p>0.512874349271</text:p>
              </table:table-cell>
              <table:table-cell office:value-type="float" office:value="0.308555756082">
                <text:p>0.30855575608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487669091686">
                <text:p>0.487669091686</text:p>
              </table:table-cell>
              <table:table-cell office:value-type="float" office:value="0.307568344221">
                <text:p>0.30756834422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519277583946">
                <text:p>0.519277583946</text:p>
              </table:table-cell>
              <table:table-cell office:value-type="float" office:value="0.307346758939">
                <text:p>0.30734675893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59925288275">
                <text:p>0.59925288275</text:p>
              </table:table-cell>
              <table:table-cell office:value-type="float" office:value="0.306766851786">
                <text:p>0.30676685178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630966226681">
                <text:p>0.630966226681</text:p>
              </table:table-cell>
              <table:table-cell office:value-type="float" office:value="0.305833597223">
                <text:p>0.30583359722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453991738391">
                <text:p>0.453991738391</text:p>
              </table:table-cell>
              <table:table-cell office:value-type="float" office:value="0.305787521132">
                <text:p>0.30578752113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524268054811">
                <text:p>0.524268054811</text:p>
              </table:table-cell>
              <table:table-cell office:value-type="float" office:value="0.305699267792">
                <text:p>0.3056992677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45938228304">
                <text:p>0.45938228304</text:p>
              </table:table-cell>
              <table:table-cell office:value-type="float" office:value="0.305426482761">
                <text:p>0.30542648276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6128150576">
                <text:p>0.6128150576</text:p>
              </table:table-cell>
              <table:table-cell office:value-type="float" office:value="0.304014773938">
                <text:p>0.30401477393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582824960633">
                <text:p>0.582824960633</text:p>
              </table:table-cell>
              <table:table-cell office:value-type="float" office:value="0.303415658153">
                <text:p>0.30341565815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408119922835">
                <text:p>0.408119922835</text:p>
              </table:table-cell>
              <table:table-cell office:value-type="float" office:value="0.303109506074">
                <text:p>0.30310950607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5859709393">
                <text:p>0.5859709393</text:p>
              </table:table-cell>
              <table:table-cell office:value-type="float" office:value="0.303101026824">
                <text:p>0.3031010268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428108734411">
                <text:p>0.428108734411</text:p>
              </table:table-cell>
              <table:table-cell office:value-type="float" office:value="0.303008892644">
                <text:p>0.3030088926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562502698683">
                <text:p>0.562502698683</text:p>
              </table:table-cell>
              <table:table-cell office:value-type="float" office:value="0.30247970225">
                <text:p>0.302479702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525325755267">
                <text:p>0.525325755267</text:p>
              </table:table-cell>
              <table:table-cell office:value-type="float" office:value="0.302402239932">
                <text:p>0.3024022399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525325755267">
                <text:p>0.525325755267</text:p>
              </table:table-cell>
              <table:table-cell office:value-type="float" office:value="0.302402239932">
                <text:p>0.3024022399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600023326471">
                <text:p>0.600023326471</text:p>
              </table:table-cell>
              <table:table-cell office:value-type="float" office:value="0.302182728868">
                <text:p>0.3021827288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41057133608">
                <text:p>0.241057133608</text:p>
              </table:table-cell>
              <table:table-cell office:value-type="float" office:value="0.301905943504">
                <text:p>0.3019059435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250679668945">
                <text:p>0.250679668945</text:p>
              </table:table-cell>
              <table:table-cell office:value-type="float" office:value="0.301347169714">
                <text:p>0.3013471697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408208456681">
                <text:p>0.408208456681</text:p>
              </table:table-cell>
              <table:table-cell office:value-type="float" office:value="0.299239872464">
                <text:p>0.29923987246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754853869">
                <text:p>0.3754853869</text:p>
              </table:table-cell>
              <table:table-cell office:value-type="float" office:value="0.299231963192">
                <text:p>0.29923196319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429747594391">
                <text:p>0.429747594391</text:p>
              </table:table-cell>
              <table:table-cell office:value-type="float" office:value="0.299195696492">
                <text:p>0.29919569649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649609024815">
                <text:p>0.649609024815</text:p>
              </table:table-cell>
              <table:table-cell office:value-type="float" office:value="0.298858583379">
                <text:p>0.29885858337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608504688107">
                <text:p>0.608504688107</text:p>
              </table:table-cell>
              <table:table-cell office:value-type="float" office:value="0.297897525666">
                <text:p>0.29789752566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608504688107">
                <text:p>0.608504688107</text:p>
              </table:table-cell>
              <table:table-cell office:value-type="float" office:value="0.297897525666">
                <text:p>0.2978975256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566142048069">
                <text:p>0.566142048069</text:p>
              </table:table-cell>
              <table:table-cell office:value-type="float" office:value="0.296210654542">
                <text:p>0.29621065454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87583837185">
                <text:p>0.387583837185</text:p>
              </table:table-cell>
              <table:table-cell office:value-type="float" office:value="0.29486630016">
                <text:p>0.2948663001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533957968229">
                <text:p>0.533957968229</text:p>
              </table:table-cell>
              <table:table-cell office:value-type="float" office:value="0.294477667019">
                <text:p>0.2944776670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422248071133">
                <text:p>0.422248071133</text:p>
              </table:table-cell>
              <table:table-cell office:value-type="float" office:value="0.294249017119">
                <text:p>0.2942490171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6628758225">
                <text:p>0.36628758225</text:p>
              </table:table-cell>
              <table:table-cell office:value-type="float" office:value="0.294232552426">
                <text:p>0.29423255242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595892106431">
                <text:p>0.595892106431</text:p>
              </table:table-cell>
              <table:table-cell office:value-type="float" office:value="0.29349002191">
                <text:p>0.293490021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632258621707">
                <text:p>0.632258621707</text:p>
              </table:table-cell>
              <table:table-cell office:value-type="float" office:value="0.291406930804">
                <text:p>0.29140693080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471297686367">
                <text:p>0.471297686367</text:p>
              </table:table-cell>
              <table:table-cell office:value-type="float" office:value="0.29076349504">
                <text:p>0.290763495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252485378233">
                <text:p>0.252485378233</text:p>
              </table:table-cell>
              <table:table-cell office:value-type="float" office:value="0.289939459729">
                <text:p>0.28993945972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40052776671">
                <text:p>0.340052776671</text:p>
              </table:table-cell>
              <table:table-cell office:value-type="float" office:value="0.289563332094">
                <text:p>0.28956333209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40052776671">
                <text:p>0.340052776671</text:p>
              </table:table-cell>
              <table:table-cell office:value-type="float" office:value="0.289563332094">
                <text:p>0.28956333209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40052776671">
                <text:p>0.340052776671</text:p>
              </table:table-cell>
              <table:table-cell office:value-type="float" office:value="0.289563332094">
                <text:p>0.28956333209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40052776671">
                <text:p>0.340052776671</text:p>
              </table:table-cell>
              <table:table-cell office:value-type="float" office:value="0.289563332094">
                <text:p>0.28956333209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472729157582">
                <text:p>0.472729157582</text:p>
              </table:table-cell>
              <table:table-cell office:value-type="float" office:value="0.289223263913">
                <text:p>0.28922326391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27348600299">
                <text:p>0.27348600299</text:p>
              </table:table-cell>
              <table:table-cell office:value-type="float" office:value="0.288977609699">
                <text:p>0.28897760969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7348600299">
                <text:p>0.27348600299</text:p>
              </table:table-cell>
              <table:table-cell office:value-type="float" office:value="0.288977609699">
                <text:p>0.28897760969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50666200255">
                <text:p>0.50666200255</text:p>
              </table:table-cell>
              <table:table-cell office:value-type="float" office:value="0.288795291336">
                <text:p>0.28879529133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69549251305">
                <text:p>0.69549251305</text:p>
              </table:table-cell>
              <table:table-cell office:value-type="float" office:value="0.288611477913">
                <text:p>0.2886114779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47624384321">
                <text:p>0.347624384321</text:p>
              </table:table-cell>
              <table:table-cell office:value-type="float" office:value="0.287622947343">
                <text:p>0.28762294734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617237169475">
                <text:p>0.617237169475</text:p>
              </table:table-cell>
              <table:table-cell office:value-type="float" office:value="0.286125594037">
                <text:p>0.28612559403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675239123642">
                <text:p>0.675239123642</text:p>
              </table:table-cell>
              <table:table-cell office:value-type="float" office:value="0.286118146796">
                <text:p>0.28611814679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50235319925">
                <text:p>0.50235319925</text:p>
              </table:table-cell>
              <table:table-cell office:value-type="float" office:value="0.285679935026">
                <text:p>0.28567993502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492568863075">
                <text:p>0.492568863075</text:p>
              </table:table-cell>
              <table:table-cell office:value-type="float" office:value="0.284260173893">
                <text:p>0.2842601738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492568863075">
                <text:p>0.492568863075</text:p>
              </table:table-cell>
              <table:table-cell office:value-type="float" office:value="0.284260173893">
                <text:p>0.28426017389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55253189125">
                <text:p>0.255253189125</text:p>
              </table:table-cell>
              <table:table-cell office:value-type="float" office:value="0.284147244055">
                <text:p>0.2841472440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483173826317">
                <text:p>0.483173826317</text:p>
              </table:table-cell>
              <table:table-cell office:value-type="float" office:value="0.281384066547">
                <text:p>0.28138406654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90193460117">
                <text:p>0.390193460117</text:p>
              </table:table-cell>
              <table:table-cell office:value-type="float" office:value="0.281227577609">
                <text:p>0.28122757760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07435821891">
                <text:p>0.607435821891</text:p>
              </table:table-cell>
              <table:table-cell office:value-type="float" office:value="0.280950644434">
                <text:p>0.28095064443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69095395493">
                <text:p>0.69095395493</text:p>
              </table:table-cell>
              <table:table-cell office:value-type="float" office:value="0.280828842728">
                <text:p>0.28082884272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300471908">
                <text:p>0.3300471908</text:p>
              </table:table-cell>
              <table:table-cell office:value-type="float" office:value="0.280668379837">
                <text:p>0.28066837983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415029403127">
                <text:p>0.415029403127</text:p>
              </table:table-cell>
              <table:table-cell office:value-type="float" office:value="0.27948008641">
                <text:p>0.2794800864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266877446522">
                <text:p>0.266877446522</text:p>
              </table:table-cell>
              <table:table-cell office:value-type="float" office:value="0.278888455944">
                <text:p>0.27888845594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96118610625">
                <text:p>0.396118610625</text:p>
              </table:table-cell>
              <table:table-cell office:value-type="float" office:value="0.278066525137">
                <text:p>0.27806652513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455876651675">
                <text:p>0.455876651675</text:p>
              </table:table-cell>
              <table:table-cell office:value-type="float" office:value="0.276667520793">
                <text:p>0.27666752079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41531778856">
                <text:p>0.41531778856</text:p>
              </table:table-cell>
              <table:table-cell office:value-type="float" office:value="0.276005029429">
                <text:p>0.27600502942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4746488624">
                <text:p>0.34746488624</text:p>
              </table:table-cell>
              <table:table-cell office:value-type="float" office:value="0.27594268684">
                <text:p>0.2759426868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4746488624">
                <text:p>0.34746488624</text:p>
              </table:table-cell>
              <table:table-cell office:value-type="float" office:value="0.27594268684">
                <text:p>0.2759426868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4746488624">
                <text:p>0.34746488624</text:p>
              </table:table-cell>
              <table:table-cell office:value-type="float" office:value="0.27594268684">
                <text:p>0.2759426868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2832162447">
                <text:p>0.32832162447</text:p>
              </table:table-cell>
              <table:table-cell office:value-type="float" office:value="0.274078826316">
                <text:p>0.2740788263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46880148623">
                <text:p>0.46880148623</text:p>
              </table:table-cell>
              <table:table-cell office:value-type="float" office:value="0.272941499408">
                <text:p>0.27294149940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573961391686">
                <text:p>0.573961391686</text:p>
              </table:table-cell>
              <table:table-cell office:value-type="float" office:value="0.272817289016">
                <text:p>0.2728172890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458638879322">
                <text:p>0.458638879322</text:p>
              </table:table-cell>
              <table:table-cell office:value-type="float" office:value="0.272798558257">
                <text:p>0.27279855825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580523913071">
                <text:p>0.580523913071</text:p>
              </table:table-cell>
              <table:table-cell office:value-type="float" office:value="0.272577384043">
                <text:p>0.27257738404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57895783813">
                <text:p>0.57895783813</text:p>
              </table:table-cell>
              <table:table-cell office:value-type="float" office:value="0.271510926904">
                <text:p>0.2715109269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57895783813">
                <text:p>0.57895783813</text:p>
              </table:table-cell>
              <table:table-cell office:value-type="float" office:value="0.271510926904">
                <text:p>0.2715109269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57895783813">
                <text:p>0.57895783813</text:p>
              </table:table-cell>
              <table:table-cell office:value-type="float" office:value="0.271510926904">
                <text:p>0.27151092690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57895783813">
                <text:p>0.57895783813</text:p>
              </table:table-cell>
              <table:table-cell office:value-type="float" office:value="0.271510926904">
                <text:p>0.27151092690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57895783813">
                <text:p>0.57895783813</text:p>
              </table:table-cell>
              <table:table-cell office:value-type="float" office:value="0.271510926904">
                <text:p>0.27151092690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57895783813">
                <text:p>0.57895783813</text:p>
              </table:table-cell>
              <table:table-cell office:value-type="float" office:value="0.271510926904">
                <text:p>0.2715109269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705917519067">
                <text:p>0.705917519067</text:p>
              </table:table-cell>
              <table:table-cell office:value-type="float" office:value="0.271477155364">
                <text:p>0.2714771553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653541104179">
                <text:p>0.653541104179</text:p>
              </table:table-cell>
              <table:table-cell office:value-type="float" office:value="0.27118433379">
                <text:p>0.2711843337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653541104179">
                <text:p>0.653541104179</text:p>
              </table:table-cell>
              <table:table-cell office:value-type="float" office:value="0.27118433379">
                <text:p>0.2711843337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44531421">
                <text:p>0.44531421</text:p>
              </table:table-cell>
              <table:table-cell office:value-type="float" office:value="0.270314289135">
                <text:p>0.2703142891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492419515633">
                <text:p>0.492419515633</text:p>
              </table:table-cell>
              <table:table-cell office:value-type="float" office:value="0.270225063026">
                <text:p>0.27022506302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299875900725">
                <text:p>0.299875900725</text:p>
              </table:table-cell>
              <table:table-cell office:value-type="float" office:value="0.269787573396">
                <text:p>0.2697875733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520933318338">
                <text:p>0.520933318338</text:p>
              </table:table-cell>
              <table:table-cell office:value-type="float" office:value="0.269542543244">
                <text:p>0.26954254324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409778522727">
                <text:p>0.409778522727</text:p>
              </table:table-cell>
              <table:table-cell office:value-type="float" office:value="0.266983234965">
                <text:p>0.26698323496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583502568436">
                <text:p>0.583502568436</text:p>
              </table:table-cell>
              <table:table-cell office:value-type="float" office:value="0.266699042248">
                <text:p>0.2666990422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57968662532">
                <text:p>0.57968662532</text:p>
              </table:table-cell>
              <table:table-cell office:value-type="float" office:value="0.266492509988">
                <text:p>0.26649250998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514071866529">
                <text:p>0.514071866529</text:p>
              </table:table-cell>
              <table:table-cell office:value-type="float" office:value="0.26567181395">
                <text:p>0.265671813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443068708167">
                <text:p>0.443068708167</text:p>
              </table:table-cell>
              <table:table-cell office:value-type="float" office:value="0.265632766339">
                <text:p>0.26563276633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52892594038">
                <text:p>0.352892594038</text:p>
              </table:table-cell>
              <table:table-cell office:value-type="float" office:value="0.265527741723">
                <text:p>0.26552774172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607771362083">
                <text:p>0.607771362083</text:p>
              </table:table-cell>
              <table:table-cell office:value-type="float" office:value="0.265305382205">
                <text:p>0.26530538220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537825352513">
                <text:p>0.537825352513</text:p>
              </table:table-cell>
              <table:table-cell office:value-type="float" office:value="0.265089080232">
                <text:p>0.26508908023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537825352513">
                <text:p>0.537825352513</text:p>
              </table:table-cell>
              <table:table-cell office:value-type="float" office:value="0.265089080232">
                <text:p>0.26508908023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537825352513">
                <text:p>0.537825352513</text:p>
              </table:table-cell>
              <table:table-cell office:value-type="float" office:value="0.265089080232">
                <text:p>0.26508908023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537825352513">
                <text:p>0.537825352513</text:p>
              </table:table-cell>
              <table:table-cell office:value-type="float" office:value="0.265089080232">
                <text:p>0.2650890802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6332852879">
                <text:p>0.6332852879</text:p>
              </table:table-cell>
              <table:table-cell office:value-type="float" office:value="0.26449624505">
                <text:p>0.264496245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612664831443">
                <text:p>0.612664831443</text:p>
              </table:table-cell>
              <table:table-cell office:value-type="float" office:value="0.264084338359">
                <text:p>0.26408433835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592845797218">
                <text:p>0.592845797218</text:p>
              </table:table-cell>
              <table:table-cell office:value-type="float" office:value="0.26355470684">
                <text:p>0.263554706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661322064085">
                <text:p>0.661322064085</text:p>
              </table:table-cell>
              <table:table-cell office:value-type="float" office:value="0.263478946677">
                <text:p>0.26347894667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580599954692">
                <text:p>0.580599954692</text:p>
              </table:table-cell>
              <table:table-cell office:value-type="float" office:value="0.263083376546">
                <text:p>0.26308337654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580599954692">
                <text:p>0.580599954692</text:p>
              </table:table-cell>
              <table:table-cell office:value-type="float" office:value="0.263083376546">
                <text:p>0.2630833765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59616554618">
                <text:p>0.59616554618</text:p>
              </table:table-cell>
              <table:table-cell office:value-type="float" office:value="0.262791965037">
                <text:p>0.26279196503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59616554618">
                <text:p>0.59616554618</text:p>
              </table:table-cell>
              <table:table-cell office:value-type="float" office:value="0.262791965037">
                <text:p>0.26279196503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447838574">
                <text:p>0.447838574</text:p>
              </table:table-cell>
              <table:table-cell office:value-type="float" office:value="0.262681904345">
                <text:p>0.26268190434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514751976514">
                <text:p>0.514751976514</text:p>
              </table:table-cell>
              <table:table-cell office:value-type="float" office:value="0.26265496186">
                <text:p>0.2626549618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614158547683">
                <text:p>0.614158547683</text:p>
              </table:table-cell>
              <table:table-cell office:value-type="float" office:value="0.262474695796">
                <text:p>0.2624746957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577463437979">
                <text:p>0.577463437979</text:p>
              </table:table-cell>
              <table:table-cell office:value-type="float" office:value="0.262327435621">
                <text:p>0.26232743562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599730018546">
                <text:p>0.599730018546</text:p>
              </table:table-cell>
              <table:table-cell office:value-type="float" office:value="0.262254345491">
                <text:p>0.26225434549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604480141365">
                <text:p>0.604480141365</text:p>
              </table:table-cell>
              <table:table-cell office:value-type="float" office:value="0.26131183813">
                <text:p>0.261311838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59144819443">
                <text:p>0.359144819443</text:p>
              </table:table-cell>
              <table:table-cell office:value-type="float" office:value="0.260802787201">
                <text:p>0.26080278720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59144819443">
                <text:p>0.359144819443</text:p>
              </table:table-cell>
              <table:table-cell office:value-type="float" office:value="0.260802787201">
                <text:p>0.26080278720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617947666082">
                <text:p>0.617947666082</text:p>
              </table:table-cell>
              <table:table-cell office:value-type="float" office:value="0.259980758431">
                <text:p>0.25998075843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4468355074">
                <text:p>0.4468355074</text:p>
              </table:table-cell>
              <table:table-cell office:value-type="float" office:value="0.259643707894">
                <text:p>0.25964370789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579559335671">
                <text:p>0.579559335671</text:p>
              </table:table-cell>
              <table:table-cell office:value-type="float" office:value="0.259550158857">
                <text:p>0.25955015885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566284103694">
                <text:p>0.566284103694</text:p>
              </table:table-cell>
              <table:table-cell office:value-type="float" office:value="0.259122052507">
                <text:p>0.25912205250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566284103694">
                <text:p>0.566284103694</text:p>
              </table:table-cell>
              <table:table-cell office:value-type="float" office:value="0.259122052507">
                <text:p>0.25912205250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566284103694">
                <text:p>0.566284103694</text:p>
              </table:table-cell>
              <table:table-cell office:value-type="float" office:value="0.259122052507">
                <text:p>0.2591220525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566284103694">
                <text:p>0.566284103694</text:p>
              </table:table-cell>
              <table:table-cell office:value-type="float" office:value="0.259122052507">
                <text:p>0.25912205250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566284103694">
                <text:p>0.566284103694</text:p>
              </table:table-cell>
              <table:table-cell office:value-type="float" office:value="0.259122052507">
                <text:p>0.2591220525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566284103694">
                <text:p>0.566284103694</text:p>
              </table:table-cell>
              <table:table-cell office:value-type="float" office:value="0.259122052507">
                <text:p>0.25912205250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566284103694">
                <text:p>0.566284103694</text:p>
              </table:table-cell>
              <table:table-cell office:value-type="float" office:value="0.259122052507">
                <text:p>0.25912205250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566284103694">
                <text:p>0.566284103694</text:p>
              </table:table-cell>
              <table:table-cell office:value-type="float" office:value="0.259122052507">
                <text:p>0.2591220525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566284103694">
                <text:p>0.566284103694</text:p>
              </table:table-cell>
              <table:table-cell office:value-type="float" office:value="0.259122052507">
                <text:p>0.25912205250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566284103694">
                <text:p>0.566284103694</text:p>
              </table:table-cell>
              <table:table-cell office:value-type="float" office:value="0.259122052507">
                <text:p>0.25912205250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566284103694">
                <text:p>0.566284103694</text:p>
              </table:table-cell>
              <table:table-cell office:value-type="float" office:value="0.259122052507">
                <text:p>0.2591220525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566284103694">
                <text:p>0.566284103694</text:p>
              </table:table-cell>
              <table:table-cell office:value-type="float" office:value="0.259122052507">
                <text:p>0.25912205250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566284103694">
                <text:p>0.566284103694</text:p>
              </table:table-cell>
              <table:table-cell office:value-type="float" office:value="0.259122052507">
                <text:p>0.25912205250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566284103694">
                <text:p>0.566284103694</text:p>
              </table:table-cell>
              <table:table-cell office:value-type="float" office:value="0.259122052507">
                <text:p>0.25912205250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566284103694">
                <text:p>0.566284103694</text:p>
              </table:table-cell>
              <table:table-cell office:value-type="float" office:value="0.259122052507">
                <text:p>0.25912205250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49895876133">
                <text:p>0.349895876133</text:p>
              </table:table-cell>
              <table:table-cell office:value-type="float" office:value="0.258986666988">
                <text:p>0.25898666698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88795924075">
                <text:p>0.388795924075</text:p>
              </table:table-cell>
              <table:table-cell office:value-type="float" office:value="0.258121321917">
                <text:p>0.25812132191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69968601767">
                <text:p>0.469968601767</text:p>
              </table:table-cell>
              <table:table-cell office:value-type="float" office:value="0.257653320857">
                <text:p>0.25765332085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469968601767">
                <text:p>0.469968601767</text:p>
              </table:table-cell>
              <table:table-cell office:value-type="float" office:value="0.257653320857">
                <text:p>0.2576533208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69968601767">
                <text:p>0.469968601767</text:p>
              </table:table-cell>
              <table:table-cell office:value-type="float" office:value="0.257653320857">
                <text:p>0.25765332085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6005206114">
                <text:p>0.6005206114</text:p>
              </table:table-cell>
              <table:table-cell office:value-type="float" office:value="0.257557699666">
                <text:p>0.2575576996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285111055625">
                <text:p>0.285111055625</text:p>
              </table:table-cell>
              <table:table-cell office:value-type="float" office:value="0.257218614449">
                <text:p>0.25721861444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9361639846">
                <text:p>0.39361639846</text:p>
              </table:table-cell>
              <table:table-cell office:value-type="float" office:value="0.256740775326">
                <text:p>0.2567407753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9361639846">
                <text:p>0.39361639846</text:p>
              </table:table-cell>
              <table:table-cell office:value-type="float" office:value="0.256740775326">
                <text:p>0.2567407753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9361639846">
                <text:p>0.39361639846</text:p>
              </table:table-cell>
              <table:table-cell office:value-type="float" office:value="0.256740775326">
                <text:p>0.2567407753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9361639846">
                <text:p>0.39361639846</text:p>
              </table:table-cell>
              <table:table-cell office:value-type="float" office:value="0.256740775326">
                <text:p>0.2567407753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9361639846">
                <text:p>0.39361639846</text:p>
              </table:table-cell>
              <table:table-cell office:value-type="float" office:value="0.256740775326">
                <text:p>0.25674077532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9361639846">
                <text:p>0.39361639846</text:p>
              </table:table-cell>
              <table:table-cell office:value-type="float" office:value="0.256740775326">
                <text:p>0.25674077532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9361639846">
                <text:p>0.39361639846</text:p>
              </table:table-cell>
              <table:table-cell office:value-type="float" office:value="0.256740775326">
                <text:p>0.25674077532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9361639846">
                <text:p>0.39361639846</text:p>
              </table:table-cell>
              <table:table-cell office:value-type="float" office:value="0.256740775326">
                <text:p>0.25674077532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9361639846">
                <text:p>0.39361639846</text:p>
              </table:table-cell>
              <table:table-cell office:value-type="float" office:value="0.256740775326">
                <text:p>0.25674077532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39361639846">
                <text:p>0.39361639846</text:p>
              </table:table-cell>
              <table:table-cell office:value-type="float" office:value="0.256740775326">
                <text:p>0.25674077532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39361639846">
                <text:p>0.39361639846</text:p>
              </table:table-cell>
              <table:table-cell office:value-type="float" office:value="0.256740775326">
                <text:p>0.25674077532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6200947991">
                <text:p>0.6200947991</text:p>
              </table:table-cell>
              <table:table-cell office:value-type="float" office:value="0.256688511552">
                <text:p>0.2566885115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590622231194">
                <text:p>0.590622231194</text:p>
              </table:table-cell>
              <table:table-cell office:value-type="float" office:value="0.256495000235">
                <text:p>0.25649500023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602352086982">
                <text:p>0.602352086982</text:p>
              </table:table-cell>
              <table:table-cell office:value-type="float" office:value="0.254920956575">
                <text:p>0.25492095657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602352086982">
                <text:p>0.602352086982</text:p>
              </table:table-cell>
              <table:table-cell office:value-type="float" office:value="0.254920956575">
                <text:p>0.2549209565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8717418815">
                <text:p>0.38717418815</text:p>
              </table:table-cell>
              <table:table-cell office:value-type="float" office:value="0.254714810771">
                <text:p>0.25471481077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577463437979">
                <text:p>0.577463437979</text:p>
              </table:table-cell>
              <table:table-cell office:value-type="float" office:value="0.254301370069">
                <text:p>0.25430137006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577463437979">
                <text:p>0.577463437979</text:p>
              </table:table-cell>
              <table:table-cell office:value-type="float" office:value="0.254301370069">
                <text:p>0.25430137006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619409190291">
                <text:p>0.619409190291</text:p>
              </table:table-cell>
              <table:table-cell office:value-type="float" office:value="0.254007101253">
                <text:p>0.25400710125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605329117729">
                <text:p>0.605329117729</text:p>
              </table:table-cell>
              <table:table-cell office:value-type="float" office:value="0.25354874499">
                <text:p>0.2535487449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610129809563">
                <text:p>0.610129809563</text:p>
              </table:table-cell>
              <table:table-cell office:value-type="float" office:value="0.253214341395">
                <text:p>0.25321434139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610129809563">
                <text:p>0.610129809563</text:p>
              </table:table-cell>
              <table:table-cell office:value-type="float" office:value="0.253214341395">
                <text:p>0.25321434139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610129809563">
                <text:p>0.610129809563</text:p>
              </table:table-cell>
              <table:table-cell office:value-type="float" office:value="0.253214341395">
                <text:p>0.25321434139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608528005577">
                <text:p>0.608528005577</text:p>
              </table:table-cell>
              <table:table-cell office:value-type="float" office:value="0.253134025187">
                <text:p>0.25313402518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529889732482">
                <text:p>0.529889732482</text:p>
              </table:table-cell>
              <table:table-cell office:value-type="float" office:value="0.252894748165">
                <text:p>0.2528947481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529889732482">
                <text:p>0.529889732482</text:p>
              </table:table-cell>
              <table:table-cell office:value-type="float" office:value="0.252894748165">
                <text:p>0.2528947481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529889732482">
                <text:p>0.529889732482</text:p>
              </table:table-cell>
              <table:table-cell office:value-type="float" office:value="0.252894748165">
                <text:p>0.25289474816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529889732482">
                <text:p>0.529889732482</text:p>
              </table:table-cell>
              <table:table-cell office:value-type="float" office:value="0.252894748165">
                <text:p>0.2528947481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529889732482">
                <text:p>0.529889732482</text:p>
              </table:table-cell>
              <table:table-cell office:value-type="float" office:value="0.252894748165">
                <text:p>0.25289474816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529889732482">
                <text:p>0.529889732482</text:p>
              </table:table-cell>
              <table:table-cell office:value-type="float" office:value="0.252894748165">
                <text:p>0.25289474816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529889732482">
                <text:p>0.529889732482</text:p>
              </table:table-cell>
              <table:table-cell office:value-type="float" office:value="0.252894748165">
                <text:p>0.25289474816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529889732482">
                <text:p>0.529889732482</text:p>
              </table:table-cell>
              <table:table-cell office:value-type="float" office:value="0.252894748165">
                <text:p>0.2528947481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566162541053">
                <text:p>0.566162541053</text:p>
              </table:table-cell>
              <table:table-cell office:value-type="float" office:value="0.252272486654">
                <text:p>0.2522724866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566162541053">
                <text:p>0.566162541053</text:p>
              </table:table-cell>
              <table:table-cell office:value-type="float" office:value="0.252272486654">
                <text:p>0.25227248665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566162541053">
                <text:p>0.566162541053</text:p>
              </table:table-cell>
              <table:table-cell office:value-type="float" office:value="0.252272486654">
                <text:p>0.2522724866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566162541053">
                <text:p>0.566162541053</text:p>
              </table:table-cell>
              <table:table-cell office:value-type="float" office:value="0.252272486654">
                <text:p>0.25227248665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566162541053">
                <text:p>0.566162541053</text:p>
              </table:table-cell>
              <table:table-cell office:value-type="float" office:value="0.252272486654">
                <text:p>0.25227248665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566162541053">
                <text:p>0.566162541053</text:p>
              </table:table-cell>
              <table:table-cell office:value-type="float" office:value="0.252272486654">
                <text:p>0.25227248665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566162541053">
                <text:p>0.566162541053</text:p>
              </table:table-cell>
              <table:table-cell office:value-type="float" office:value="0.252272486654">
                <text:p>0.25227248665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566162541053">
                <text:p>0.566162541053</text:p>
              </table:table-cell>
              <table:table-cell office:value-type="float" office:value="0.252272486654">
                <text:p>0.25227248665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64714532543">
                <text:p>0.64714532543</text:p>
              </table:table-cell>
              <table:table-cell office:value-type="float" office:value="0.25215532975">
                <text:p>0.2521553297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6251034012">
                <text:p>0.6251034012</text:p>
              </table:table-cell>
              <table:table-cell office:value-type="float" office:value="0.25205313803">
                <text:p>0.2520531380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59651516088">
                <text:p>0.59651516088</text:p>
              </table:table-cell>
              <table:table-cell office:value-type="float" office:value="0.251530606315">
                <text:p>0.25153060631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625661250571">
                <text:p>0.625661250571</text:p>
              </table:table-cell>
              <table:table-cell office:value-type="float" office:value="0.250388051047">
                <text:p>0.25038805104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582787920757">
                <text:p>0.582787920757</text:p>
              </table:table-cell>
              <table:table-cell office:value-type="float" office:value="0.250218131213">
                <text:p>0.25021813121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6007652737">
                <text:p>0.6007652737</text:p>
              </table:table-cell>
              <table:table-cell office:value-type="float" office:value="0.249639282086">
                <text:p>0.24963928208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577969702944">
                <text:p>0.577969702944</text:p>
              </table:table-cell>
              <table:table-cell office:value-type="float" office:value="0.249279810534">
                <text:p>0.24927981053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577969702944">
                <text:p>0.577969702944</text:p>
              </table:table-cell>
              <table:table-cell office:value-type="float" office:value="0.249279810534">
                <text:p>0.24927981053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641753728394">
                <text:p>0.641753728394</text:p>
              </table:table-cell>
              <table:table-cell office:value-type="float" office:value="0.248954624536">
                <text:p>0.24895462453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641753728394">
                <text:p>0.641753728394</text:p>
              </table:table-cell>
              <table:table-cell office:value-type="float" office:value="0.248954624536">
                <text:p>0.24895462453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641753728394">
                <text:p>0.641753728394</text:p>
              </table:table-cell>
              <table:table-cell office:value-type="float" office:value="0.248954624536">
                <text:p>0.24895462453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656447617083">
                <text:p>0.656447617083</text:p>
              </table:table-cell>
              <table:table-cell office:value-type="float" office:value="0.248911521831">
                <text:p>0.24891152183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614816226357">
                <text:p>0.614816226357</text:p>
              </table:table-cell>
              <table:table-cell office:value-type="float" office:value="0.248331633057">
                <text:p>0.24833163305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608707523675">
                <text:p>0.608707523675</text:p>
              </table:table-cell>
              <table:table-cell office:value-type="float" office:value="0.248019629169">
                <text:p>0.24801962916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368590013163">
                <text:p>0.368590013163</text:p>
              </table:table-cell>
              <table:table-cell office:value-type="float" office:value="0.246642261427">
                <text:p>0.24664226142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368590013163">
                <text:p>0.368590013163</text:p>
              </table:table-cell>
              <table:table-cell office:value-type="float" office:value="0.246642261427">
                <text:p>0.24664226142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624863371385">
                <text:p>0.624863371385</text:p>
              </table:table-cell>
              <table:table-cell office:value-type="float" office:value="0.245107002921">
                <text:p>0.24510700292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587524838835">
                <text:p>0.587524838835</text:p>
              </table:table-cell>
              <table:table-cell office:value-type="float" office:value="0.245102080917">
                <text:p>0.24510208091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587524838835">
                <text:p>0.587524838835</text:p>
              </table:table-cell>
              <table:table-cell office:value-type="float" office:value="0.245102080917">
                <text:p>0.24510208091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587524838835">
                <text:p>0.587524838835</text:p>
              </table:table-cell>
              <table:table-cell office:value-type="float" office:value="0.245102080917">
                <text:p>0.24510208091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587524838835">
                <text:p>0.587524838835</text:p>
              </table:table-cell>
              <table:table-cell office:value-type="float" office:value="0.245102080917">
                <text:p>0.24510208091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587524838835">
                <text:p>0.587524838835</text:p>
              </table:table-cell>
              <table:table-cell office:value-type="float" office:value="0.245102080917">
                <text:p>0.24510208091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587524838835">
                <text:p>0.587524838835</text:p>
              </table:table-cell>
              <table:table-cell office:value-type="float" office:value="0.245102080917">
                <text:p>0.24510208091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587524838835">
                <text:p>0.587524838835</text:p>
              </table:table-cell>
              <table:table-cell office:value-type="float" office:value="0.245102080917">
                <text:p>0.24510208091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587524838835">
                <text:p>0.587524838835</text:p>
              </table:table-cell>
              <table:table-cell office:value-type="float" office:value="0.245102080917">
                <text:p>0.24510208091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587524838835">
                <text:p>0.587524838835</text:p>
              </table:table-cell>
              <table:table-cell office:value-type="float" office:value="0.245102080917">
                <text:p>0.24510208091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587524838835">
                <text:p>0.587524838835</text:p>
              </table:table-cell>
              <table:table-cell office:value-type="float" office:value="0.245102080917">
                <text:p>0.24510208091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587524838835">
                <text:p>0.587524838835</text:p>
              </table:table-cell>
              <table:table-cell office:value-type="float" office:value="0.245102080917">
                <text:p>0.24510208091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587524838835">
                <text:p>0.587524838835</text:p>
              </table:table-cell>
              <table:table-cell office:value-type="float" office:value="0.245102080917">
                <text:p>0.24510208091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593475109817">
                <text:p>0.593475109817</text:p>
              </table:table-cell>
              <table:table-cell office:value-type="float" office:value="0.244732147736">
                <text:p>0.24473214773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603472954907">
                <text:p>0.603472954907</text:p>
              </table:table-cell>
              <table:table-cell office:value-type="float" office:value="0.244659770588">
                <text:p>0.24465977058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591592849246">
                <text:p>0.591592849246</text:p>
              </table:table-cell>
              <table:table-cell office:value-type="float" office:value="0.244061332473">
                <text:p>0.24406133247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594493971644">
                <text:p>0.594493971644</text:p>
              </table:table-cell>
              <table:table-cell office:value-type="float" office:value="0.244016409513">
                <text:p>0.24401640951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616069306423">
                <text:p>0.616069306423</text:p>
              </table:table-cell>
              <table:table-cell office:value-type="float" office:value="0.243817905227">
                <text:p>0.24381790522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459192678033">
                <text:p>0.459192678033</text:p>
              </table:table-cell>
              <table:table-cell office:value-type="float" office:value="0.243115761641">
                <text:p>0.24311576164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459192678033">
                <text:p>0.459192678033</text:p>
              </table:table-cell>
              <table:table-cell office:value-type="float" office:value="0.243115761641">
                <text:p>0.24311576164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459192678033">
                <text:p>0.459192678033</text:p>
              </table:table-cell>
              <table:table-cell office:value-type="float" office:value="0.243115761641">
                <text:p>0.24311576164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459192678033">
                <text:p>0.459192678033</text:p>
              </table:table-cell>
              <table:table-cell office:value-type="float" office:value="0.243115761641">
                <text:p>0.24311576164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459192678033">
                <text:p>0.459192678033</text:p>
              </table:table-cell>
              <table:table-cell office:value-type="float" office:value="0.243115761641">
                <text:p>0.24311576164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583892981915">
                <text:p>0.583892981915</text:p>
              </table:table-cell>
              <table:table-cell office:value-type="float" office:value="0.243003928115">
                <text:p>0.24300392811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550155851608">
                <text:p>0.550155851608</text:p>
              </table:table-cell>
              <table:table-cell office:value-type="float" office:value="0.242188224767">
                <text:p>0.24218822476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60015340719">
                <text:p>0.60015340719</text:p>
              </table:table-cell>
              <table:table-cell office:value-type="float" office:value="0.2419507191">
                <text:p>0.241950719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28972861238">
                <text:p>0.28972861238</text:p>
              </table:table-cell>
              <table:table-cell office:value-type="float" office:value="0.241715057433">
                <text:p>0.24171505743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59993934608">
                <text:p>0.59993934608</text:p>
              </table:table-cell>
              <table:table-cell office:value-type="float" office:value="0.241256946814">
                <text:p>0.24125694681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473393094225">
                <text:p>0.473393094225</text:p>
              </table:table-cell>
              <table:table-cell office:value-type="float" office:value="0.241031570279">
                <text:p>0.24103157027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5191472357">
                <text:p>0.5191472357</text:p>
              </table:table-cell>
              <table:table-cell office:value-type="float" office:value="0.240853822884">
                <text:p>0.24085382288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5191472357">
                <text:p>0.5191472357</text:p>
              </table:table-cell>
              <table:table-cell office:value-type="float" office:value="0.240853822884">
                <text:p>0.24085382288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5191472357">
                <text:p>0.5191472357</text:p>
              </table:table-cell>
              <table:table-cell office:value-type="float" office:value="0.240853822884">
                <text:p>0.24085382288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5191472357">
                <text:p>0.5191472357</text:p>
              </table:table-cell>
              <table:table-cell office:value-type="float" office:value="0.240853822884">
                <text:p>0.24085382288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571209663295">
                <text:p>0.571209663295</text:p>
              </table:table-cell>
              <table:table-cell office:value-type="float" office:value="0.240379124096">
                <text:p>0.24037912409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571209663295">
                <text:p>0.571209663295</text:p>
              </table:table-cell>
              <table:table-cell office:value-type="float" office:value="0.240379124096">
                <text:p>0.24037912409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571209663295">
                <text:p>0.571209663295</text:p>
              </table:table-cell>
              <table:table-cell office:value-type="float" office:value="0.240379124096">
                <text:p>0.24037912409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401648531212">
                <text:p>0.401648531212</text:p>
              </table:table-cell>
              <table:table-cell office:value-type="float" office:value="0.238971962623">
                <text:p>0.23897196262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47057828304">
                <text:p>0.47057828304</text:p>
              </table:table-cell>
              <table:table-cell office:value-type="float" office:value="0.237841243007">
                <text:p>0.23784124300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596628011038">
                <text:p>0.596628011038</text:p>
              </table:table-cell>
              <table:table-cell office:value-type="float" office:value="0.237724246449">
                <text:p>0.23772424644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593412384652">
                <text:p>0.593412384652</text:p>
              </table:table-cell>
              <table:table-cell office:value-type="float" office:value="0.237156409714">
                <text:p>0.23715640971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464947237725">
                <text:p>0.464947237725</text:p>
              </table:table-cell>
              <table:table-cell office:value-type="float" office:value="0.236647564694">
                <text:p>0.23664756469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59177120765">
                <text:p>0.59177120765</text:p>
              </table:table-cell>
              <table:table-cell office:value-type="float" office:value="0.236185716144">
                <text:p>0.23618571614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607539419046">
                <text:p>0.607539419046</text:p>
              </table:table-cell>
              <table:table-cell office:value-type="float" office:value="0.236158934481">
                <text:p>0.23615893448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596628011038">
                <text:p>0.596628011038</text:p>
              </table:table-cell>
              <table:table-cell office:value-type="float" office:value="0.233387603884">
                <text:p>0.23338760388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596628011038">
                <text:p>0.596628011038</text:p>
              </table:table-cell>
              <table:table-cell office:value-type="float" office:value="0.233387603884">
                <text:p>0.2333876038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520779003067">
                <text:p>0.520779003067</text:p>
              </table:table-cell>
              <table:table-cell office:value-type="float" office:value="0.233297625819">
                <text:p>0.23329762581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588355759595">
                <text:p>0.588355759595</text:p>
              </table:table-cell>
              <table:table-cell office:value-type="float" office:value="0.231916036094">
                <text:p>0.23191603609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35698840535">
                <text:p>0.35698840535</text:p>
              </table:table-cell>
              <table:table-cell office:value-type="float" office:value="0.231856453323">
                <text:p>0.23185645332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46610701662">
                <text:p>0.46610701662</text:p>
              </table:table-cell>
              <table:table-cell office:value-type="float" office:value="0.231700249151">
                <text:p>0.23170024915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46610701662">
                <text:p>0.46610701662</text:p>
              </table:table-cell>
              <table:table-cell office:value-type="float" office:value="0.231700249151">
                <text:p>0.23170024915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46610701662">
                <text:p>0.46610701662</text:p>
              </table:table-cell>
              <table:table-cell office:value-type="float" office:value="0.231700249151">
                <text:p>0.23170024915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46610701662">
                <text:p>0.46610701662</text:p>
              </table:table-cell>
              <table:table-cell office:value-type="float" office:value="0.231700249151">
                <text:p>0.23170024915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46610701662">
                <text:p>0.46610701662</text:p>
              </table:table-cell>
              <table:table-cell office:value-type="float" office:value="0.231700249151">
                <text:p>0.23170024915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46610701662">
                <text:p>0.46610701662</text:p>
              </table:table-cell>
              <table:table-cell office:value-type="float" office:value="0.231700249151">
                <text:p>0.23170024915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328944342567">
                <text:p>0.328944342567</text:p>
              </table:table-cell>
              <table:table-cell office:value-type="float" office:value="0.228905191272">
                <text:p>0.22890519127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328944342567">
                <text:p>0.328944342567</text:p>
              </table:table-cell>
              <table:table-cell office:value-type="float" office:value="0.228905191272">
                <text:p>0.22890519127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328944342567">
                <text:p>0.328944342567</text:p>
              </table:table-cell>
              <table:table-cell office:value-type="float" office:value="0.228905191272">
                <text:p>0.22890519127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354563040783">
                <text:p>0.354563040783</text:p>
              </table:table-cell>
              <table:table-cell office:value-type="float" office:value="0.227878227537">
                <text:p>0.22787822753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3147159527">
                <text:p>0.3147159527</text:p>
              </table:table-cell>
              <table:table-cell office:value-type="float" office:value="0.227588103343">
                <text:p>0.22758810334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3147159527">
                <text:p>0.3147159527</text:p>
              </table:table-cell>
              <table:table-cell office:value-type="float" office:value="0.227588103343">
                <text:p>0.22758810334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3147159527">
                <text:p>0.3147159527</text:p>
              </table:table-cell>
              <table:table-cell office:value-type="float" office:value="0.227588103343">
                <text:p>0.22758810334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3147159527">
                <text:p>0.3147159527</text:p>
              </table:table-cell>
              <table:table-cell office:value-type="float" office:value="0.227588103343">
                <text:p>0.22758810334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3147159527">
                <text:p>0.3147159527</text:p>
              </table:table-cell>
              <table:table-cell office:value-type="float" office:value="0.227588103343">
                <text:p>0.22758810334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3147159527">
                <text:p>0.3147159527</text:p>
              </table:table-cell>
              <table:table-cell office:value-type="float" office:value="0.227588103343">
                <text:p>0.22758810334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3147159527">
                <text:p>0.3147159527</text:p>
              </table:table-cell>
              <table:table-cell office:value-type="float" office:value="0.227588103343">
                <text:p>0.22758810334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3147159527">
                <text:p>0.3147159527</text:p>
              </table:table-cell>
              <table:table-cell office:value-type="float" office:value="0.227588103343">
                <text:p>0.22758810334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3147159527">
                <text:p>0.3147159527</text:p>
              </table:table-cell>
              <table:table-cell office:value-type="float" office:value="0.227588103343">
                <text:p>0.22758810334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377411823467">
                <text:p>0.377411823467</text:p>
              </table:table-cell>
              <table:table-cell office:value-type="float" office:value="0.22732580416">
                <text:p>0.2273258041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363145246286">
                <text:p>0.363145246286</text:p>
              </table:table-cell>
              <table:table-cell office:value-type="float" office:value="0.226574199881">
                <text:p>0.22657419988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363145246286">
                <text:p>0.363145246286</text:p>
              </table:table-cell>
              <table:table-cell office:value-type="float" office:value="0.226574199881">
                <text:p>0.22657419988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363145246286">
                <text:p>0.363145246286</text:p>
              </table:table-cell>
              <table:table-cell office:value-type="float" office:value="0.226574199881">
                <text:p>0.22657419988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363145246286">
                <text:p>0.363145246286</text:p>
              </table:table-cell>
              <table:table-cell office:value-type="float" office:value="0.226574199881">
                <text:p>0.22657419988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363145246286">
                <text:p>0.363145246286</text:p>
              </table:table-cell>
              <table:table-cell office:value-type="float" office:value="0.226574199881">
                <text:p>0.22657419988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386095576577">
                <text:p>0.386095576577</text:p>
              </table:table-cell>
              <table:table-cell office:value-type="float" office:value="0.226287469172">
                <text:p>0.22628746917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598254741388">
                <text:p>0.598254741388</text:p>
              </table:table-cell>
              <table:table-cell office:value-type="float" office:value="0.22369261578">
                <text:p>0.2236926157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55242747792">
                <text:p>0.55242747792</text:p>
              </table:table-cell>
              <table:table-cell office:value-type="float" office:value="0.223589305677">
                <text:p>0.22358930567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554490572114">
                <text:p>0.554490572114</text:p>
              </table:table-cell>
              <table:table-cell office:value-type="float" office:value="0.221991701355">
                <text:p>0.22199170135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327256931678">
                <text:p>0.327256931678</text:p>
              </table:table-cell>
              <table:table-cell office:value-type="float" office:value="0.220649645724">
                <text:p>0.22064964572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400926409771">
                <text:p>0.400926409771</text:p>
              </table:table-cell>
              <table:table-cell office:value-type="float" office:value="0.220154466682">
                <text:p>0.22015446668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400926409771">
                <text:p>0.400926409771</text:p>
              </table:table-cell>
              <table:table-cell office:value-type="float" office:value="0.220154466682">
                <text:p>0.22015446668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220012611214">
                <text:p>0.22001261121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500556399337">
                <text:p>0.500556399337</text:p>
              </table:table-cell>
              <table:table-cell office:value-type="float" office:value="0.219506996602">
                <text:p>0.21950699660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486746397022">
                <text:p>0.486746397022</text:p>
              </table:table-cell>
              <table:table-cell office:value-type="float" office:value="0.215662222688">
                <text:p>0.21566222268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486746397022">
                <text:p>0.486746397022</text:p>
              </table:table-cell>
              <table:table-cell office:value-type="float" office:value="0.215662222688">
                <text:p>0.21566222268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348819148075">
                <text:p>0.348819148075</text:p>
              </table:table-cell>
              <table:table-cell office:value-type="float" office:value="0.215455685625">
                <text:p>0.21545568562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348819148075">
                <text:p>0.348819148075</text:p>
              </table:table-cell>
              <table:table-cell office:value-type="float" office:value="0.215455685625">
                <text:p>0.21545568562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348819148075">
                <text:p>0.348819148075</text:p>
              </table:table-cell>
              <table:table-cell office:value-type="float" office:value="0.215455685625">
                <text:p>0.21545568562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348819148075">
                <text:p>0.348819148075</text:p>
              </table:table-cell>
              <table:table-cell office:value-type="float" office:value="0.215455685625">
                <text:p>0.21545568562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348819148075">
                <text:p>0.348819148075</text:p>
              </table:table-cell>
              <table:table-cell office:value-type="float" office:value="0.215455685625">
                <text:p>0.21545568562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348819148075">
                <text:p>0.348819148075</text:p>
              </table:table-cell>
              <table:table-cell office:value-type="float" office:value="0.215455685625">
                <text:p>0.21545568562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348819148075">
                <text:p>0.348819148075</text:p>
              </table:table-cell>
              <table:table-cell office:value-type="float" office:value="0.215455685625">
                <text:p>0.21545568562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348819148075">
                <text:p>0.348819148075</text:p>
              </table:table-cell>
              <table:table-cell office:value-type="float" office:value="0.215455685625">
                <text:p>0.21545568562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397396517783">
                <text:p>0.397396517783</text:p>
              </table:table-cell>
              <table:table-cell office:value-type="float" office:value="0.214486958142">
                <text:p>0.21448695814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560984803486">
                <text:p>0.560984803486</text:p>
              </table:table-cell>
              <table:table-cell office:value-type="float" office:value="0.213875683141">
                <text:p>0.21387568314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560984803486">
                <text:p>0.560984803486</text:p>
              </table:table-cell>
              <table:table-cell office:value-type="float" office:value="0.213875683141">
                <text:p>0.21387568314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292226459378">
                <text:p>0.292226459378</text:p>
              </table:table-cell>
              <table:table-cell office:value-type="float" office:value="0.213818454549">
                <text:p>0.21381845454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586977446781">
                <text:p>0.586977446781</text:p>
              </table:table-cell>
              <table:table-cell office:value-type="float" office:value="0.212327295812">
                <text:p>0.21232729581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481240782775">
                <text:p>0.481240782775</text:p>
              </table:table-cell>
              <table:table-cell office:value-type="float" office:value="0.209777432352">
                <text:p>0.20977743235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481240782775">
                <text:p>0.481240782775</text:p>
              </table:table-cell>
              <table:table-cell office:value-type="float" office:value="0.209777432352">
                <text:p>0.20977743235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481240782775">
                <text:p>0.481240782775</text:p>
              </table:table-cell>
              <table:table-cell office:value-type="float" office:value="0.209777432352">
                <text:p>0.20977743235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279544983711">
                <text:p>0.279544983711</text:p>
              </table:table-cell>
              <table:table-cell office:value-type="float" office:value="0.207433816074">
                <text:p>0.20743381607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292164856083">
                <text:p>0.292164856083</text:p>
              </table:table-cell>
              <table:table-cell office:value-type="float" office:value="0.20634632509">
                <text:p>0.2063463250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5060194771">
                <text:p>0.5060194771</text:p>
              </table:table-cell>
              <table:table-cell office:value-type="float" office:value="0.206043899937">
                <text:p>0.20604389993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5060194771">
                <text:p>0.5060194771</text:p>
              </table:table-cell>
              <table:table-cell office:value-type="float" office:value="0.206043899937">
                <text:p>0.20604389993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5060194771">
                <text:p>0.5060194771</text:p>
              </table:table-cell>
              <table:table-cell office:value-type="float" office:value="0.206043899937">
                <text:p>0.20604389993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5060194771">
                <text:p>0.5060194771</text:p>
              </table:table-cell>
              <table:table-cell office:value-type="float" office:value="0.206043899937">
                <text:p>0.20604389993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5060194771">
                <text:p>0.5060194771</text:p>
              </table:table-cell>
              <table:table-cell office:value-type="float" office:value="0.206043899937">
                <text:p>0.20604389993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448483865273">
                <text:p>0.448483865273</text:p>
              </table:table-cell>
              <table:table-cell office:value-type="float" office:value="0.204304889784">
                <text:p>0.20430488978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451294632522">
                <text:p>0.451294632522</text:p>
              </table:table-cell>
              <table:table-cell office:value-type="float" office:value="0.202628696018">
                <text:p>0.20262869601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387484110317">
                <text:p>0.387484110317</text:p>
              </table:table-cell>
              <table:table-cell office:value-type="float" office:value="0.200046001352">
                <text:p>0.20004600135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4388769644">
                <text:p>0.4388769644</text:p>
              </table:table-cell>
              <table:table-cell office:value-type="float" office:value="0.200009641918">
                <text:p>0.20000964191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411110209833">
                <text:p>0.411110209833</text:p>
              </table:table-cell>
              <table:table-cell office:value-type="float" office:value="0.198849684499">
                <text:p>0.19884968449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372626531933">
                <text:p>0.372626531933</text:p>
              </table:table-cell>
              <table:table-cell office:value-type="float" office:value="0.195794882219">
                <text:p>0.19579488221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3652241302">
                <text:p>0.3652241302</text:p>
              </table:table-cell>
              <table:table-cell office:value-type="float" office:value="0.195600554512">
                <text:p>0.19560055451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5165543754">
                <text:p>0.5165543754</text:p>
              </table:table-cell>
              <table:table-cell office:value-type="float" office:value="0.194992074493">
                <text:p>0.19499207449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240613890525">
                <text:p>0.240613890525</text:p>
              </table:table-cell>
              <table:table-cell office:value-type="float" office:value="0.194671629827">
                <text:p>0.19467162982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58669837385">
                <text:p>0.58669837385</text:p>
              </table:table-cell>
              <table:table-cell office:value-type="float" office:value="0.193763066598">
                <text:p>0.19376306659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58669837385">
                <text:p>0.58669837385</text:p>
              </table:table-cell>
              <table:table-cell office:value-type="float" office:value="0.193763066598">
                <text:p>0.19376306659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58669837385">
                <text:p>0.58669837385</text:p>
              </table:table-cell>
              <table:table-cell office:value-type="float" office:value="0.193763066598">
                <text:p>0.19376306659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58669837385">
                <text:p>0.58669837385</text:p>
              </table:table-cell>
              <table:table-cell office:value-type="float" office:value="0.193763066598">
                <text:p>0.19376306659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58669837385">
                <text:p>0.58669837385</text:p>
              </table:table-cell>
              <table:table-cell office:value-type="float" office:value="0.193763066598">
                <text:p>0.19376306659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31515399628">
                <text:p>0.31515399628</text:p>
              </table:table-cell>
              <table:table-cell office:value-type="float" office:value="0.190121210003">
                <text:p>0.19012121000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384038736833">
                <text:p>0.384038736833</text:p>
              </table:table-cell>
              <table:table-cell office:value-type="float" office:value="0.189821040595">
                <text:p>0.18982104059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2820579091">
                <text:p>0.2820579091</text:p>
              </table:table-cell>
              <table:table-cell office:value-type="float" office:value="0.189416254765">
                <text:p>0.18941625476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556636660229">
                <text:p>0.556636660229</text:p>
              </table:table-cell>
              <table:table-cell office:value-type="float" office:value="0.188716028971">
                <text:p>0.18871602897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483364507822">
                <text:p>0.483364507822</text:p>
              </table:table-cell>
              <table:table-cell office:value-type="float" office:value="0.186993585214">
                <text:p>0.18699358521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3558920279">
                <text:p>0.3558920279</text:p>
              </table:table-cell>
              <table:table-cell office:value-type="float" office:value="0.186486480041">
                <text:p>0.18648648004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342315055044">
                <text:p>0.342315055044</text:p>
              </table:table-cell>
              <table:table-cell office:value-type="float" office:value="0.185073895846">
                <text:p>0.18507389584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389986380538">
                <text:p>0.389986380538</text:p>
              </table:table-cell>
              <table:table-cell office:value-type="float" office:value="0.184990089026">
                <text:p>0.18499008902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315049523787">
                <text:p>0.315049523787</text:p>
              </table:table-cell>
              <table:table-cell office:value-type="float" office:value="0.184827025657">
                <text:p>0.18482702565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424833044236">
                <text:p>0.424833044236</text:p>
              </table:table-cell>
              <table:table-cell office:value-type="float" office:value="0.184680471091">
                <text:p>0.18468047109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289141328454">
                <text:p>0.289141328454</text:p>
              </table:table-cell>
              <table:table-cell office:value-type="float" office:value="0.183547251606">
                <text:p>0.18354725160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289141328454">
                <text:p>0.289141328454</text:p>
              </table:table-cell>
              <table:table-cell office:value-type="float" office:value="0.183547251606">
                <text:p>0.18354725160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300758001793">
                <text:p>0.300758001793</text:p>
              </table:table-cell>
              <table:table-cell office:value-type="float" office:value="0.182162622935">
                <text:p>0.18216262293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300310896117">
                <text:p>0.300310896117</text:p>
              </table:table-cell>
              <table:table-cell office:value-type="float" office:value="0.178497156427">
                <text:p>0.17849715642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294874845786">
                <text:p>0.294874845786</text:p>
              </table:table-cell>
              <table:table-cell office:value-type="float" office:value="0.177000870407">
                <text:p>0.17700087040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436251752371">
                <text:p>0.436251752371</text:p>
              </table:table-cell>
              <table:table-cell office:value-type="float" office:value="0.176997962066">
                <text:p>0.17699796206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420021114588">
                <text:p>0.420021114588</text:p>
              </table:table-cell>
              <table:table-cell office:value-type="float" office:value="0.176151540174">
                <text:p>0.17615154017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39272545218">
                <text:p>0.39272545218</text:p>
              </table:table-cell>
              <table:table-cell office:value-type="float" office:value="0.175847581293">
                <text:p>0.17584758129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34571018739">
                <text:p>0.34571018739</text:p>
              </table:table-cell>
              <table:table-cell office:value-type="float" office:value="0.17558233898">
                <text:p>0.1755823389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339117069">
                <text:p>0.339117069</text:p>
              </table:table-cell>
              <table:table-cell office:value-type="float" office:value="0.173738447845">
                <text:p>0.17373844784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460535814">
                <text:p>0.460535814</text:p>
              </table:table-cell>
              <table:table-cell office:value-type="float" office:value="0.17286372522">
                <text:p>0.1728637252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500999429614">
                <text:p>0.500999429614</text:p>
              </table:table-cell>
              <table:table-cell office:value-type="float" office:value="0.170982339203">
                <text:p>0.17098233920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46726562535">
                <text:p>0.46726562535</text:p>
              </table:table-cell>
              <table:table-cell office:value-type="float" office:value="0.170557453461">
                <text:p>0.17055745346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46726562535">
                <text:p>0.46726562535</text:p>
              </table:table-cell>
              <table:table-cell office:value-type="float" office:value="0.170557453461">
                <text:p>0.17055745346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46726562535">
                <text:p>0.46726562535</text:p>
              </table:table-cell>
              <table:table-cell office:value-type="float" office:value="0.170557453461">
                <text:p>0.17055745346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46726562535">
                <text:p>0.46726562535</text:p>
              </table:table-cell>
              <table:table-cell office:value-type="float" office:value="0.170557453461">
                <text:p>0.17055745346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381662321181">
                <text:p>0.381662321181</text:p>
              </table:table-cell>
              <table:table-cell office:value-type="float" office:value="0.170236807102">
                <text:p>0.17023680710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385775611638">
                <text:p>0.385775611638</text:p>
              </table:table-cell>
              <table:table-cell office:value-type="float" office:value="0.169400223243">
                <text:p>0.16940022324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35418056445">
                <text:p>0.35418056445</text:p>
              </table:table-cell>
              <table:table-cell office:value-type="float" office:value="0.169100798432">
                <text:p>0.16910079843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35418056445">
                <text:p>0.35418056445</text:p>
              </table:table-cell>
              <table:table-cell office:value-type="float" office:value="0.169100798432">
                <text:p>0.16910079843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35418056445">
                <text:p>0.35418056445</text:p>
              </table:table-cell>
              <table:table-cell office:value-type="float" office:value="0.169100798432">
                <text:p>0.16910079843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35418056445">
                <text:p>0.35418056445</text:p>
              </table:table-cell>
              <table:table-cell office:value-type="float" office:value="0.169100798432">
                <text:p>0.16910079843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35418056445">
                <text:p>0.35418056445</text:p>
              </table:table-cell>
              <table:table-cell office:value-type="float" office:value="0.169100798432">
                <text:p>0.16910079843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35418056445">
                <text:p>0.35418056445</text:p>
              </table:table-cell>
              <table:table-cell office:value-type="float" office:value="0.169100798432">
                <text:p>0.16910079843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35418056445">
                <text:p>0.35418056445</text:p>
              </table:table-cell>
              <table:table-cell office:value-type="float" office:value="0.169100798432">
                <text:p>0.16910079843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35418056445">
                <text:p>0.35418056445</text:p>
              </table:table-cell>
              <table:table-cell office:value-type="float" office:value="0.169100798432">
                <text:p>0.16910079843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35418056445">
                <text:p>0.35418056445</text:p>
              </table:table-cell>
              <table:table-cell office:value-type="float" office:value="0.169100798432">
                <text:p>0.16910079843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35418056445">
                <text:p>0.35418056445</text:p>
              </table:table-cell>
              <table:table-cell office:value-type="float" office:value="0.169100798432">
                <text:p>0.16910079843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35418056445">
                <text:p>0.35418056445</text:p>
              </table:table-cell>
              <table:table-cell office:value-type="float" office:value="0.169100798432">
                <text:p>0.16910079843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35418056445">
                <text:p>0.35418056445</text:p>
              </table:table-cell>
              <table:table-cell office:value-type="float" office:value="0.169100798432">
                <text:p>0.16910079843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425356739438">
                <text:p>0.425356739438</text:p>
              </table:table-cell>
              <table:table-cell office:value-type="float" office:value="0.168586414099">
                <text:p>0.16858641409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49244404572">
                <text:p>0.49244404572</text:p>
              </table:table-cell>
              <table:table-cell office:value-type="float" office:value="0.168395378703">
                <text:p>0.16839537870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473388837892">
                <text:p>0.473388837892</text:p>
              </table:table-cell>
              <table:table-cell office:value-type="float" office:value="0.168210623627">
                <text:p>0.16821062362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278862337129">
                <text:p>0.278862337129</text:p>
              </table:table-cell>
              <table:table-cell office:value-type="float" office:value="0.167256226514">
                <text:p>0.16725622651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46043917664">
                <text:p>0.46043917664</text:p>
              </table:table-cell>
              <table:table-cell office:value-type="float" office:value="0.167184181971">
                <text:p>0.16718418197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46043917664">
                <text:p>0.46043917664</text:p>
              </table:table-cell>
              <table:table-cell office:value-type="float" office:value="0.167184181971">
                <text:p>0.16718418197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44217012217">
                <text:p>0.44217012217</text:p>
              </table:table-cell>
              <table:table-cell office:value-type="float" office:value="0.165370165734">
                <text:p>0.16537016573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410979951383">
                <text:p>0.410979951383</text:p>
              </table:table-cell>
              <table:table-cell office:value-type="float" office:value="0.165165148023">
                <text:p>0.16516514802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36851839005">
                <text:p>0.36851839005</text:p>
              </table:table-cell>
              <table:table-cell office:value-type="float" office:value="0.164808532253">
                <text:p>0.16480853225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33863974065">
                <text:p>0.33863974065</text:p>
              </table:table-cell>
              <table:table-cell office:value-type="float" office:value="0.163647764476">
                <text:p>0.16364776447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446249314683">
                <text:p>0.446249314683</text:p>
              </table:table-cell>
              <table:table-cell office:value-type="float" office:value="0.163443269798">
                <text:p>0.16344326979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41825614021">
                <text:p>0.41825614021</text:p>
              </table:table-cell>
              <table:table-cell office:value-type="float" office:value="0.161506334002">
                <text:p>0.16150633400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41825614021">
                <text:p>0.41825614021</text:p>
              </table:table-cell>
              <table:table-cell office:value-type="float" office:value="0.161506334002">
                <text:p>0.16150633400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4457160458">
                <text:p>0.4457160458</text:p>
              </table:table-cell>
              <table:table-cell office:value-type="float" office:value="0.161031509107">
                <text:p>0.16103150910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502876847133">
                <text:p>0.502876847133</text:p>
              </table:table-cell>
              <table:table-cell office:value-type="float" office:value="0.159413655154">
                <text:p>0.15941365515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502876847133">
                <text:p>0.502876847133</text:p>
              </table:table-cell>
              <table:table-cell office:value-type="float" office:value="0.159413655154">
                <text:p>0.15941365515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374221479983">
                <text:p>0.374221479983</text:p>
              </table:table-cell>
              <table:table-cell office:value-type="float" office:value="0.157549498132">
                <text:p>0.15754949813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374221479983">
                <text:p>0.374221479983</text:p>
              </table:table-cell>
              <table:table-cell office:value-type="float" office:value="0.157549498132">
                <text:p>0.15754949813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401132506743">
                <text:p>0.401132506743</text:p>
              </table:table-cell>
              <table:table-cell office:value-type="float" office:value="0.157522206806">
                <text:p>0.15752220680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3876999491">
                <text:p>0.3876999491</text:p>
              </table:table-cell>
              <table:table-cell office:value-type="float" office:value="0.157185082352">
                <text:p>0.15718508235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3876999491">
                <text:p>0.3876999491</text:p>
              </table:table-cell>
              <table:table-cell office:value-type="float" office:value="0.157185082352">
                <text:p>0.15718508235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3876999491">
                <text:p>0.3876999491</text:p>
              </table:table-cell>
              <table:table-cell office:value-type="float" office:value="0.157185082352">
                <text:p>0.15718508235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342315055044">
                <text:p>0.342315055044</text:p>
              </table:table-cell>
              <table:table-cell office:value-type="float" office:value="0.156420453494">
                <text:p>0.15642045349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342315055044">
                <text:p>0.342315055044</text:p>
              </table:table-cell>
              <table:table-cell office:value-type="float" office:value="0.156420453494">
                <text:p>0.15642045349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342315055044">
                <text:p>0.342315055044</text:p>
              </table:table-cell>
              <table:table-cell office:value-type="float" office:value="0.156420453494">
                <text:p>0.15642045349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342315055044">
                <text:p>0.342315055044</text:p>
              </table:table-cell>
              <table:table-cell office:value-type="float" office:value="0.156420453494">
                <text:p>0.15642045349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4424291979">
                <text:p>0.4424291979</text:p>
              </table:table-cell>
              <table:table-cell office:value-type="float" office:value="0.156370277324">
                <text:p>0.15637027732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349932830925">
                <text:p>0.349932830925</text:p>
              </table:table-cell>
              <table:table-cell office:value-type="float" office:value="0.155694747277">
                <text:p>0.15569474727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539051266743">
                <text:p>0.539051266743</text:p>
              </table:table-cell>
              <table:table-cell office:value-type="float" office:value="0.155328379403">
                <text:p>0.15532837940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370401662158">
                <text:p>0.370401662158</text:p>
              </table:table-cell>
              <table:table-cell office:value-type="float" office:value="0.155059351442">
                <text:p>0.15505935144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466451519364">
                <text:p>0.466451519364</text:p>
              </table:table-cell>
              <table:table-cell office:value-type="float" office:value="0.154937756201">
                <text:p>0.15493775620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466451519364">
                <text:p>0.466451519364</text:p>
              </table:table-cell>
              <table:table-cell office:value-type="float" office:value="0.154937756201">
                <text:p>0.15493775620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425792196625">
                <text:p>0.425792196625</text:p>
              </table:table-cell>
              <table:table-cell office:value-type="float" office:value="0.153618729704">
                <text:p>0.15361872970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5146444566">
                <text:p>0.5146444566</text:p>
              </table:table-cell>
              <table:table-cell office:value-type="float" office:value="0.153161841801">
                <text:p>0.15316184180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46024590192">
                <text:p>0.46024590192</text:p>
              </table:table-cell>
              <table:table-cell office:value-type="float" office:value="0.149342679036">
                <text:p>0.14934267903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446249314683">
                <text:p>0.446249314683</text:p>
              </table:table-cell>
              <table:table-cell office:value-type="float" office:value="0.147942725865">
                <text:p>0.14794272586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446249314683">
                <text:p>0.446249314683</text:p>
              </table:table-cell>
              <table:table-cell office:value-type="float" office:value="0.147942725865">
                <text:p>0.14794272586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446249314683">
                <text:p>0.446249314683</text:p>
              </table:table-cell>
              <table:table-cell office:value-type="float" office:value="0.147942725865">
                <text:p>0.14794272586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446249314683">
                <text:p>0.446249314683</text:p>
              </table:table-cell>
              <table:table-cell office:value-type="float" office:value="0.147942725865">
                <text:p>0.14794272586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446249314683">
                <text:p>0.446249314683</text:p>
              </table:table-cell>
              <table:table-cell office:value-type="float" office:value="0.147942725865">
                <text:p>0.14794272586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322514038714">
                <text:p>0.322514038714</text:p>
              </table:table-cell>
              <table:table-cell office:value-type="float" office:value="0.146556568434">
                <text:p>0.14655656843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285624921388">
                <text:p>0.285624921388</text:p>
              </table:table-cell>
              <table:table-cell office:value-type="float" office:value="0.146084201473">
                <text:p>0.14608420147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380053838057">
                <text:p>0.380053838057</text:p>
              </table:table-cell>
              <table:table-cell office:value-type="float" office:value="0.146073946313">
                <text:p>0.14607394631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326639381322">
                <text:p>0.326639381322</text:p>
              </table:table-cell>
              <table:table-cell office:value-type="float" office:value="0.144817974441">
                <text:p>0.14481797444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500686749">
                <text:p>0.500686749</text:p>
              </table:table-cell>
              <table:table-cell office:value-type="float" office:value="0.144626971947">
                <text:p>0.14462697194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436251752371">
                <text:p>0.436251752371</text:p>
              </table:table-cell>
              <table:table-cell office:value-type="float" office:value="0.14429655632">
                <text:p>0.1442965563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436251752371">
                <text:p>0.436251752371</text:p>
              </table:table-cell>
              <table:table-cell office:value-type="float" office:value="0.14429655632">
                <text:p>0.1442965563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441089021192">
                <text:p>0.441089021192</text:p>
              </table:table-cell>
              <table:table-cell office:value-type="float" office:value="0.143741880146">
                <text:p>0.14374188014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477413603683">
                <text:p>0.477413603683</text:p>
              </table:table-cell>
              <table:table-cell office:value-type="float" office:value="0.142922750713">
                <text:p>0.14292275071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477413603683">
                <text:p>0.477413603683</text:p>
              </table:table-cell>
              <table:table-cell office:value-type="float" office:value="0.142922750713">
                <text:p>0.14292275071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46024590192">
                <text:p>0.46024590192</text:p>
              </table:table-cell>
              <table:table-cell office:value-type="float" office:value="0.140898342156">
                <text:p>0.14089834215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46024590192">
                <text:p>0.46024590192</text:p>
              </table:table-cell>
              <table:table-cell office:value-type="float" office:value="0.140898342156">
                <text:p>0.14089834215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46024590192">
                <text:p>0.46024590192</text:p>
              </table:table-cell>
              <table:table-cell office:value-type="float" office:value="0.140898342156">
                <text:p>0.14089834215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46024590192">
                <text:p>0.46024590192</text:p>
              </table:table-cell>
              <table:table-cell office:value-type="float" office:value="0.140898342156">
                <text:p>0.14089834215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46024590192">
                <text:p>0.46024590192</text:p>
              </table:table-cell>
              <table:table-cell office:value-type="float" office:value="0.140898342156">
                <text:p>0.14089834215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140332474032">
                <text:p>0.14033247403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428753580638">
                <text:p>0.428753580638</text:p>
              </table:table-cell>
              <table:table-cell office:value-type="float" office:value="0.140241751755">
                <text:p>0.14024175175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419956506125">
                <text:p>0.419956506125</text:p>
              </table:table-cell>
              <table:table-cell office:value-type="float" office:value="0.140231342001">
                <text:p>0.14023134200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46024590192">
                <text:p>0.46024590192</text:p>
              </table:table-cell>
              <table:table-cell office:value-type="float" office:value="0.139598434205">
                <text:p>0.13959843420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422921669289">
                <text:p>0.422921669289</text:p>
              </table:table-cell>
              <table:table-cell office:value-type="float" office:value="0.139324365829">
                <text:p>0.13932436582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422921669289">
                <text:p>0.422921669289</text:p>
              </table:table-cell>
              <table:table-cell office:value-type="float" office:value="0.139324365829">
                <text:p>0.13932436582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422921669289">
                <text:p>0.422921669289</text:p>
              </table:table-cell>
              <table:table-cell office:value-type="float" office:value="0.139324365829">
                <text:p>0.13932436582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422921669289">
                <text:p>0.422921669289</text:p>
              </table:table-cell>
              <table:table-cell office:value-type="float" office:value="0.139324365829">
                <text:p>0.13932436582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422921669289">
                <text:p>0.422921669289</text:p>
              </table:table-cell>
              <table:table-cell office:value-type="float" office:value="0.139324365829">
                <text:p>0.13932436582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300731122513">
                <text:p>0.300731122513</text:p>
              </table:table-cell>
              <table:table-cell office:value-type="float" office:value="0.139000496088">
                <text:p>0.13900049608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311005833791">
                <text:p>0.311005833791</text:p>
              </table:table-cell>
              <table:table-cell office:value-type="float" office:value="0.137858028714">
                <text:p>0.13785802871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446249314683">
                <text:p>0.446249314683</text:p>
              </table:table-cell>
              <table:table-cell office:value-type="float" office:value="0.135540068213">
                <text:p>0.13554006821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37381250028">
                <text:p>0.37381250028</text:p>
              </table:table-cell>
              <table:table-cell office:value-type="float" office:value="0.135309302274">
                <text:p>0.13530930227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399381530938">
                <text:p>0.399381530938</text:p>
              </table:table-cell>
              <table:table-cell office:value-type="float" office:value="0.134721217761">
                <text:p>0.13472121776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42356145316">
                <text:p>0.42356145316</text:p>
              </table:table-cell>
              <table:table-cell office:value-type="float" office:value="0.13385007783">
                <text:p>0.1338500778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4408660119">
                <text:p>0.4408660119</text:p>
              </table:table-cell>
              <table:table-cell office:value-type="float" office:value="0.133546306751">
                <text:p>0.13354630675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4408660119">
                <text:p>0.4408660119</text:p>
              </table:table-cell>
              <table:table-cell office:value-type="float" office:value="0.133546306751">
                <text:p>0.13354630675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4408660119">
                <text:p>0.4408660119</text:p>
              </table:table-cell>
              <table:table-cell office:value-type="float" office:value="0.133546306751">
                <text:p>0.13354630675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4408660119">
                <text:p>0.4408660119</text:p>
              </table:table-cell>
              <table:table-cell office:value-type="float" office:value="0.133546306751">
                <text:p>0.13354630675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4408660119">
                <text:p>0.4408660119</text:p>
              </table:table-cell>
              <table:table-cell office:value-type="float" office:value="0.133546306751">
                <text:p>0.13354630675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4408660119">
                <text:p>0.4408660119</text:p>
              </table:table-cell>
              <table:table-cell office:value-type="float" office:value="0.133546306751">
                <text:p>0.13354630675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4408660119">
                <text:p>0.4408660119</text:p>
              </table:table-cell>
              <table:table-cell office:value-type="float" office:value="0.133546306751">
                <text:p>0.13354630675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2424358585">
                <text:p>0.2424358585</text:p>
              </table:table-cell>
              <table:table-cell office:value-type="float" office:value="0.133134023331">
                <text:p>0.13313402333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46227804372">
                <text:p>0.46227804372</text:p>
              </table:table-cell>
              <table:table-cell office:value-type="float" office:value="0.132084349532">
                <text:p>0.13208434953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13192398437">
                <text:p>0.1319239843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13192398437">
                <text:p>0.1319239843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13192398437">
                <text:p>0.1319239843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13192398437">
                <text:p>0.1319239843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13192398437">
                <text:p>0.1319239843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402390530136">
                <text:p>0.402390530136</text:p>
              </table:table-cell>
              <table:table-cell office:value-type="float" office:value="0.128445417751">
                <text:p>0.12844541775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45656227898">
                <text:p>0.45656227898</text:p>
              </table:table-cell>
              <table:table-cell office:value-type="float" office:value="0.127454634612">
                <text:p>0.12745463461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331369707133">
                <text:p>0.331369707133</text:p>
              </table:table-cell>
              <table:table-cell office:value-type="float" office:value="0.12663089914">
                <text:p>0.1266308991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37268285078">
                <text:p>0.37268285078</text:p>
              </table:table-cell>
              <table:table-cell office:value-type="float" office:value="0.125771327606">
                <text:p>0.12577132760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325339393317">
                <text:p>0.325339393317</text:p>
              </table:table-cell>
              <table:table-cell office:value-type="float" office:value="0.125734233589">
                <text:p>0.12573423358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325339393317">
                <text:p>0.325339393317</text:p>
              </table:table-cell>
              <table:table-cell office:value-type="float" office:value="0.125734233589">
                <text:p>0.12573423358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516715437667">
                <text:p>0.516715437667</text:p>
              </table:table-cell>
              <table:table-cell office:value-type="float" office:value="0.123104624015">
                <text:p>0.12310462401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516715437667">
                <text:p>0.516715437667</text:p>
              </table:table-cell>
              <table:table-cell office:value-type="float" office:value="0.123104624015">
                <text:p>0.12310462401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516715437667">
                <text:p>0.516715437667</text:p>
              </table:table-cell>
              <table:table-cell office:value-type="float" office:value="0.123104624015">
                <text:p>0.12310462401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52159488675">
                <text:p>0.52159488675</text:p>
              </table:table-cell>
              <table:table-cell office:value-type="float" office:value="0.122558737912">
                <text:p>0.12255873791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122555385243">
                <text:p>0.12255538524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120620813325">
                <text:p>0.12062081332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120620813325">
                <text:p>0.12062081332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120620813325">
                <text:p>0.12062081332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120620813325">
                <text:p>0.12062081332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120620813325">
                <text:p>0.12062081332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120620813325">
                <text:p>0.12062081332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120620813325">
                <text:p>0.12062081332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4085661952">
                <text:p>0.4085661952</text:p>
              </table:table-cell>
              <table:table-cell office:value-type="float" office:value="0.120556945682">
                <text:p>0.12055694568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4085661952">
                <text:p>0.4085661952</text:p>
              </table:table-cell>
              <table:table-cell office:value-type="float" office:value="0.120556945682">
                <text:p>0.12055694568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4085661952">
                <text:p>0.4085661952</text:p>
              </table:table-cell>
              <table:table-cell office:value-type="float" office:value="0.120556945682">
                <text:p>0.12055694568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269866465833">
                <text:p>0.269866465833</text:p>
              </table:table-cell>
              <table:table-cell office:value-type="float" office:value="0.119914637427">
                <text:p>0.11991463742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4316746884">
                <text:p>0.4316746884</text:p>
              </table:table-cell>
              <table:table-cell office:value-type="float" office:value="0.119393135071">
                <text:p>0.11939313507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467695969164">
                <text:p>0.467695969164</text:p>
              </table:table-cell>
              <table:table-cell office:value-type="float" office:value="0.119063581235">
                <text:p>0.11906358123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117871562751">
                <text:p>0.11787156275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292831199375">
                <text:p>0.292831199375</text:p>
              </table:table-cell>
              <table:table-cell office:value-type="float" office:value="0.11697816875">
                <text:p>0.1169781687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379580405613">
                <text:p>0.379580405613</text:p>
              </table:table-cell>
              <table:table-cell office:value-type="float" office:value="0.116336737493">
                <text:p>0.11633673749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379580405613">
                <text:p>0.379580405613</text:p>
              </table:table-cell>
              <table:table-cell office:value-type="float" office:value="0.116336737493">
                <text:p>0.11633673749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379622627623">
                <text:p>0.379622627623</text:p>
              </table:table-cell>
              <table:table-cell office:value-type="float" office:value="0.116117987533">
                <text:p>0.11611798753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436251752371">
                <text:p>0.436251752371</text:p>
              </table:table-cell>
              <table:table-cell office:value-type="float" office:value="0.114671202941">
                <text:p>0.11467120294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516232250867">
                <text:p>0.516232250867</text:p>
              </table:table-cell>
              <table:table-cell office:value-type="float" office:value="0.112814610428">
                <text:p>0.11281461042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422921669289">
                <text:p>0.422921669289</text:p>
              </table:table-cell>
              <table:table-cell office:value-type="float" office:value="0.111962599659">
                <text:p>0.11196259965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422921669289">
                <text:p>0.422921669289</text:p>
              </table:table-cell>
              <table:table-cell office:value-type="float" office:value="0.111962599659">
                <text:p>0.11196259965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422921669289">
                <text:p>0.422921669289</text:p>
              </table:table-cell>
              <table:table-cell office:value-type="float" office:value="0.111962599659">
                <text:p>0.11196259965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5025547226">
                <text:p>0.5025547226</text:p>
              </table:table-cell>
              <table:table-cell office:value-type="float" office:value="0.111245114205">
                <text:p>0.11124511420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446116009357">
                <text:p>0.446116009357</text:p>
              </table:table-cell>
              <table:table-cell office:value-type="float" office:value="0.11061300538">
                <text:p>0.1106130053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4261895957">
                <text:p>0.4261895957</text:p>
              </table:table-cell>
              <table:table-cell office:value-type="float" office:value="0.109948863238">
                <text:p>0.10994886323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414438889145">
                <text:p>0.414438889145</text:p>
              </table:table-cell>
              <table:table-cell office:value-type="float" office:value="0.109832002323">
                <text:p>0.10983200232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414438889145">
                <text:p>0.414438889145</text:p>
              </table:table-cell>
              <table:table-cell office:value-type="float" office:value="0.109832002323">
                <text:p>0.10983200232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402058772354">
                <text:p>0.402058772354</text:p>
              </table:table-cell>
              <table:table-cell office:value-type="float" office:value="0.10900133214">
                <text:p>0.1090013321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4085661952">
                <text:p>0.4085661952</text:p>
              </table:table-cell>
              <table:table-cell office:value-type="float" office:value="0.108979668312">
                <text:p>0.10897966831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332655262475">
                <text:p>0.332655262475</text:p>
              </table:table-cell>
              <table:table-cell office:value-type="float" office:value="0.10886724417">
                <text:p>0.1088672441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332655262475">
                <text:p>0.332655262475</text:p>
              </table:table-cell>
              <table:table-cell office:value-type="float" office:value="0.10886724417">
                <text:p>0.1088672441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332655262475">
                <text:p>0.332655262475</text:p>
              </table:table-cell>
              <table:table-cell office:value-type="float" office:value="0.10886724417">
                <text:p>0.1088672441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472956279921">
                <text:p>0.472956279921</text:p>
              </table:table-cell>
              <table:table-cell office:value-type="float" office:value="0.107457264697">
                <text:p>0.10745726469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399796361762">
                <text:p>0.399796361762</text:p>
              </table:table-cell>
              <table:table-cell office:value-type="float" office:value="0.10539164259">
                <text:p>0.1053916425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42505490964">
                <text:p>0.42505490964</text:p>
              </table:table-cell>
              <table:table-cell office:value-type="float" office:value="0.105070614346">
                <text:p>0.10507061434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42505490964">
                <text:p>0.42505490964</text:p>
              </table:table-cell>
              <table:table-cell office:value-type="float" office:value="0.105070614346">
                <text:p>0.10507061434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42505490964">
                <text:p>0.42505490964</text:p>
              </table:table-cell>
              <table:table-cell office:value-type="float" office:value="0.105070614346">
                <text:p>0.10507061434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42505490964">
                <text:p>0.42505490964</text:p>
              </table:table-cell>
              <table:table-cell office:value-type="float" office:value="0.105070614346">
                <text:p>0.10507061434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35346481156">
                <text:p>0.35346481156</text:p>
              </table:table-cell>
              <table:table-cell office:value-type="float" office:value="0.104765774422">
                <text:p>0.10476577442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478171096992">
                <text:p>0.478171096992</text:p>
              </table:table-cell>
              <table:table-cell office:value-type="float" office:value="0.104250927087">
                <text:p>0.10425092708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478171096992">
                <text:p>0.478171096992</text:p>
              </table:table-cell>
              <table:table-cell office:value-type="float" office:value="0.104250927087">
                <text:p>0.10425092708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411257846592">
                <text:p>0.411257846592</text:p>
              </table:table-cell>
              <table:table-cell office:value-type="float" office:value="0.103250662532">
                <text:p>0.10325066253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411257846592">
                <text:p>0.411257846592</text:p>
              </table:table-cell>
              <table:table-cell office:value-type="float" office:value="0.103250662532">
                <text:p>0.10325066253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411257846592">
                <text:p>0.411257846592</text:p>
              </table:table-cell>
              <table:table-cell office:value-type="float" office:value="0.103250662532">
                <text:p>0.10325066253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419964918843">
                <text:p>0.419964918843</text:p>
              </table:table-cell>
              <table:table-cell office:value-type="float" office:value="0.102230362943">
                <text:p>0.10223036294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359784582387">
                <text:p>0.359784582387</text:p>
              </table:table-cell>
              <table:table-cell office:value-type="float" office:value="0.0961061314473">
                <text:p>0.096106131447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446249314683">
                <text:p>0.446249314683</text:p>
              </table:table-cell>
              <table:table-cell office:value-type="float" office:value="0.0959444163106">
                <text:p>0.095944416310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0958889984602">
                <text:p>0.095888998460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0958889984602">
                <text:p>0.095888998460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409215320238">
                <text:p>0.409215320238</text:p>
              </table:table-cell>
              <table:table-cell office:value-type="float" office:value="0.0951766596845">
                <text:p>0.095176659684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4272480089">
                <text:p>0.4272480089</text:p>
              </table:table-cell>
              <table:table-cell office:value-type="float" office:value="0.0947315934667">
                <text:p>0.094731593466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46024590192">
                <text:p>0.46024590192</text:p>
              </table:table-cell>
              <table:table-cell office:value-type="float" office:value="0.0943664797906">
                <text:p>0.094366479790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399796361762">
                <text:p>0.399796361762</text:p>
              </table:table-cell>
              <table:table-cell office:value-type="float" office:value="0.0943369333923">
                <text:p>0.094336933392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399796361762">
                <text:p>0.399796361762</text:p>
              </table:table-cell>
              <table:table-cell office:value-type="float" office:value="0.0943369333923">
                <text:p>0.094336933392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430209145443">
                <text:p>0.430209145443</text:p>
              </table:table-cell>
              <table:table-cell office:value-type="float" office:value="0.0938656477228">
                <text:p>0.093865647722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539171660825">
                <text:p>0.539171660825</text:p>
              </table:table-cell>
              <table:table-cell office:value-type="float" office:value="0.0926016596455">
                <text:p>0.09260165964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414438889145">
                <text:p>0.414438889145</text:p>
              </table:table-cell>
              <table:table-cell office:value-type="float" office:value="0.0901494884077">
                <text:p>0.090149488407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0892151538397">
                <text:p>0.089215153839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0876131846829">
                <text:p>0.087613184682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4145026013">
                <text:p>0.4145026013</text:p>
              </table:table-cell>
              <table:table-cell office:value-type="float" office:value="0.0871251068965">
                <text:p>0.087125106896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361790452623">
                <text:p>0.361790452623</text:p>
              </table:table-cell>
              <table:table-cell office:value-type="float" office:value="0.0867344588911">
                <text:p>0.086734458891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40979649051">
                <text:p>0.40979649051</text:p>
              </table:table-cell>
              <table:table-cell office:value-type="float" office:value="0.0856758851241">
                <text:p>0.085675885124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0841802149628">
                <text:p>0.084180214962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3762663785">
                <text:p>0.3762663785</text:p>
              </table:table-cell>
              <table:table-cell office:value-type="float" office:value="0.0841802149628">
                <text:p>0.084180214962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419012438667">
                <text:p>0.419012438667</text:p>
              </table:table-cell>
              <table:table-cell office:value-type="float" office:value="0.0836077050983">
                <text:p>0.083607705098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357265072717">
                <text:p>0.357265072717</text:p>
              </table:table-cell>
              <table:table-cell office:value-type="float" office:value="0.0801616696697">
                <text:p>0.080161669669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481240782775">
                <text:p>0.481240782775</text:p>
              </table:table-cell>
              <table:table-cell office:value-type="float" office:value="0.0743749620125">
                <text:p>0.074374962012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394651157789">
                <text:p>0.394651157789</text:p>
              </table:table-cell>
              <table:table-cell office:value-type="float" office:value="0.0738189478111">
                <text:p>0.073818947811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366544643189">
                <text:p>0.366544643189</text:p>
              </table:table-cell>
              <table:table-cell office:value-type="float" office:value="0.0717742854833">
                <text:p>0.071774285483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388616716947">
                <text:p>0.388616716947</text:p>
              </table:table-cell>
              <table:table-cell office:value-type="float" office:value="0.0712481855988">
                <text:p>0.071248185598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32333965995">
                <text:p>0.32333965995</text:p>
              </table:table-cell>
              <table:table-cell office:value-type="float" office:value="0.0670204895186">
                <text:p>0.067020489518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343149482071">
                <text:p>0.343149482071</text:p>
              </table:table-cell>
              <table:table-cell office:value-type="float" office:value="0.0605041095746">
                <text:p>0.060504109574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463950572136">
                <text:p>0.463950572136</text:p>
              </table:table-cell>
              <table:table-cell office:value-type="float" office:value="0.0582390142886">
                <text:p>0.058239014288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370584628847">
                <text:p>0.370584628847</text:p>
              </table:table-cell>
              <table:table-cell office:value-type="float" office:value="0.0530298239034">
                <text:p>0.053029823903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356631305117">
                <text:p>0.356631305117</text:p>
              </table:table-cell>
              <table:table-cell office:value-type="float" office:value="0.0501898637321">
                <text:p>0.050189863732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356631305117">
                <text:p>0.356631305117</text:p>
              </table:table-cell>
              <table:table-cell office:value-type="float" office:value="0.0501898637321">
                <text:p>0.050189863732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443441636982">
                <text:p>0.443441636982</text:p>
              </table:table-cell>
              <table:table-cell office:value-type="float" office:value="0.0499648355522">
                <text:p>0.049964835552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37180474495">
                <text:p>0.37180474495</text:p>
              </table:table-cell>
              <table:table-cell office:value-type="float" office:value="0.0458654470115">
                <text:p>0.045865447011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315610967511">
                <text:p>0.315610967511</text:p>
              </table:table-cell>
              <table:table-cell office:value-type="float" office:value="0.0394198414879">
                <text:p>0.039419841487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401894177437">
                <text:p>0.401894177437</text:p>
              </table:table-cell>
              <table:table-cell office:value-type="float" office:value="0.0393761287945">
                <text:p>0.039376128794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448313230492">
                <text:p>0.448313230492</text:p>
              </table:table-cell>
              <table:table-cell office:value-type="float" office:value="0.0371078020334">
                <text:p>0.037107802033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37269707166">
                <text:p>0.37269707166</text:p>
              </table:table-cell>
              <table:table-cell office:value-type="float" office:value="0.0222113599396">
                <text:p>0.022211359939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50546670948">
                <text:p>0.50546670948</text:p>
              </table:table-cell>
              <table:table-cell office:value-type="float" office:value="0.0221224514903">
                <text:p>0.022122451490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50546670948">
                <text:p>0.50546670948</text:p>
              </table:table-cell>
              <table:table-cell office:value-type="float" office:value="0.0221224514903">
                <text:p>0.022122451490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50546670948">
                <text:p>0.50546670948</text:p>
              </table:table-cell>
              <table:table-cell office:value-type="float" office:value="0.0221224514903">
                <text:p>0.022122451490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50546670948">
                <text:p>0.50546670948</text:p>
              </table:table-cell>
              <table:table-cell office:value-type="float" office:value="0.0221224514903">
                <text:p>0.022122451490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50546670948">
                <text:p>0.50546670948</text:p>
              </table:table-cell>
              <table:table-cell office:value-type="float" office:value="0.0221224514903">
                <text:p>0.022122451490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50546670948">
                <text:p>0.50546670948</text:p>
              </table:table-cell>
              <table:table-cell office:value-type="float" office:value="0.0221224514903">
                <text:p>0.022122451490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50546670948">
                <text:p>0.50546670948</text:p>
              </table:table-cell>
              <table:table-cell office:value-type="float" office:value="0.0221224514903">
                <text:p>0.022122451490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362727197113">
                <text:p>0.362727197113</text:p>
              </table:table-cell>
              <table:table-cell office:value-type="float" office:value="0.019707143559">
                <text:p>0.01970714355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369903529493">
                <text:p>0.369903529493</text:p>
              </table:table-cell>
              <table:table-cell office:value-type="float" office:value="0.0166014772474">
                <text:p>0.016601477247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374274655523">
                <text:p>0.374274655523</text:p>
              </table:table-cell>
              <table:table-cell office:value-type="float" office:value="0.0128572281464">
                <text:p>0.012857228146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452816508511">
                <text:p>0.452816508511</text:p>
              </table:table-cell>
              <table:table-cell office:value-type="float" office:value="0.0127731251645">
                <text:p>0.012773125164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343149482071">
                <text:p>0.343149482071</text:p>
              </table:table-cell>
              <table:table-cell office:value-type="float" office:value="0.0124616042163">
                <text:p>0.012461604216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35652984716">
                <text:p>0.35652984716</text:p>
              </table:table-cell>
              <table:table-cell office:value-type="float" office:value="0.01211209244">
                <text:p>0.0121120924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559116751811">
                <text:p>0.559116751811</text:p>
              </table:table-cell>
              <table:table-cell office:value-type="float" office:value="0.00997869630044">
                <text:p>0.0099786963004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543447591">
                <text:p>0.543447591</text:p>
              </table:table-cell>
              <table:table-cell office:value-type="float" office:value="0.00911179115319">
                <text:p>0.0091117911531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422741893438">
                <text:p>0.422741893438</text:p>
              </table:table-cell>
              <table:table-cell office:value-type="float" office:value="0.0086419343421">
                <text:p>0.008641934342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422741893438">
                <text:p>0.422741893438</text:p>
              </table:table-cell>
              <table:table-cell office:value-type="float" office:value="0.0086419343421">
                <text:p>0.008641934342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564307296473">
                <text:p>0.564307296473</text:p>
              </table:table-cell>
              <table:table-cell office:value-type="float" office:value="0.00769102401691">
                <text:p>0.0076910240169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564307296473">
                <text:p>0.564307296473</text:p>
              </table:table-cell>
              <table:table-cell office:value-type="float" office:value="0.00769102401691">
                <text:p>0.0076910240169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564307296473">
                <text:p>0.564307296473</text:p>
              </table:table-cell>
              <table:table-cell office:value-type="float" office:value="0.00769102401691">
                <text:p>0.0076910240169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564307296473">
                <text:p>0.564307296473</text:p>
              </table:table-cell>
              <table:table-cell office:value-type="float" office:value="0.00769102401691">
                <text:p>0.0076910240169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564307296473">
                <text:p>0.564307296473</text:p>
              </table:table-cell>
              <table:table-cell office:value-type="float" office:value="0.00769102401691">
                <text:p>0.0076910240169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441594913272">
                <text:p>0.441594913272</text:p>
              </table:table-cell>
              <table:table-cell office:value-type="float" office:value="0.00341307411526">
                <text:p>0.0034130741152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441594913272">
                <text:p>0.441594913272</text:p>
              </table:table-cell>
              <table:table-cell office:value-type="float" office:value="0.00341307411526">
                <text:p>0.0034130741152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441594913272">
                <text:p>0.441594913272</text:p>
              </table:table-cell>
              <table:table-cell office:value-type="float" office:value="0.00341307411526">
                <text:p>0.0034130741152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492679350333">
                <text:p>0.492679350333</text:p>
              </table:table-cell>
              <table:table-cell office:value-type="float" office:value="0.00339268596454">
                <text:p>0.0033926859645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492679350333">
                <text:p>0.492679350333</text:p>
              </table:table-cell>
              <table:table-cell office:value-type="float" office:value="0.00339268596454">
                <text:p>0.0033926859645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492679350333">
                <text:p>0.492679350333</text:p>
              </table:table-cell>
              <table:table-cell office:value-type="float" office:value="0.00339268596454">
                <text:p>0.0033926859645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492679350333">
                <text:p>0.492679350333</text:p>
              </table:table-cell>
              <table:table-cell office:value-type="float" office:value="0.00339268596454">
                <text:p>0.0033926859645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493721224845">
                <text:p>0.493721224845</text:p>
              </table:table-cell>
              <table:table-cell office:value-type="float" office:value="0.0020791765329">
                <text:p>0.002079176532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493721224845">
                <text:p>0.493721224845</text:p>
              </table:table-cell>
              <table:table-cell office:value-type="float" office:value="0.0020791765329">
                <text:p>0.002079176532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493721224845">
                <text:p>0.493721224845</text:p>
              </table:table-cell>
              <table:table-cell office:value-type="float" office:value="0.0020791765329">
                <text:p>0.002079176532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583258079667">
                <text:p>0.583258079667</text:p>
              </table:table-cell>
              <table:table-cell office:value-type="float" office:value="0.00204196830074">
                <text:p>0.0020419683007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583258079667">
                <text:p>0.583258079667</text:p>
              </table:table-cell>
              <table:table-cell office:value-type="float" office:value="0.00204196830074">
                <text:p>0.0020419683007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368351561622">
                <text:p>0.368351561622</text:p>
              </table:table-cell>
              <table:table-cell office:value-type="float" office:value="0.0010842150978">
                <text:p>0.001084215097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368351561622">
                <text:p>0.368351561622</text:p>
              </table:table-cell>
              <table:table-cell office:value-type="float" office:value="0.0010842150978">
                <text:p>0.001084215097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368351561622">
                <text:p>0.368351561622</text:p>
              </table:table-cell>
              <table:table-cell office:value-type="float" office:value="0.0010842150978">
                <text:p>0.001084215097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368351561622">
                <text:p>0.368351561622</text:p>
              </table:table-cell>
              <table:table-cell office:value-type="float" office:value="0.0010842150978">
                <text:p>0.001084215097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519166382475">
                <text:p>0.519166382475</text:p>
              </table:table-cell>
              <table:table-cell office:value-type="float" office:value="0.000731633341296">
                <text:p>0.00073163334129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499404241038">
                <text:p>0.499404241038</text:p>
              </table:table-cell>
              <table:table-cell office:value-type="float" office:value="-0.000115280312875">
                <text:p>-0.00011528031287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499404241038">
                <text:p>0.499404241038</text:p>
              </table:table-cell>
              <table:table-cell office:value-type="float" office:value="-0.000115280312875">
                <text:p>-0.00011528031287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58311138827">
                <text:p>0.58311138827</text:p>
              </table:table-cell>
              <table:table-cell office:value-type="float" office:value="-0.000662493944545">
                <text:p>-0.00066249394454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466240712376">
                <text:p>0.466240712376</text:p>
              </table:table-cell>
              <table:table-cell office:value-type="float" office:value="-0.00152376840166">
                <text:p>-0.0015237684016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326734154522">
                <text:p>0.326734154522</text:p>
              </table:table-cell>
              <table:table-cell office:value-type="float" office:value="-0.00628240049036">
                <text:p>-0.0062824004903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326734154522">
                <text:p>0.326734154522</text:p>
              </table:table-cell>
              <table:table-cell office:value-type="float" office:value="-0.00628240049036">
                <text:p>-0.0062824004903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65822912852">
                <text:p>0.65822912852</text:p>
              </table:table-cell>
              <table:table-cell office:value-type="float" office:value="-0.00795971758653">
                <text:p>-0.0079597175865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38161318885">
                <text:p>0.38161318885</text:p>
              </table:table-cell>
              <table:table-cell office:value-type="float" office:value="-0.008044253099">
                <text:p>-0.00804425309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442748171685">
                <text:p>0.442748171685</text:p>
              </table:table-cell>
              <table:table-cell office:value-type="float" office:value="-0.00818288072143">
                <text:p>-0.0081828807214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145935327709">
                <text:p>-0.014593532770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145935327709">
                <text:p>-0.014593532770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145935327709">
                <text:p>-0.014593532770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145935327709">
                <text:p>-0.014593532770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145935327709">
                <text:p>-0.014593532770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145935327709">
                <text:p>-0.014593532770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145935327709">
                <text:p>-0.014593532770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145935327709">
                <text:p>-0.014593532770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145935327709">
                <text:p>-0.014593532770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145935327709">
                <text:p>-0.014593532770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368456025658">
                <text:p>0.368456025658</text:p>
              </table:table-cell>
              <table:table-cell office:value-type="float" office:value="-0.0152477662566">
                <text:p>-0.015247766256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35774225984">
                <text:p>0.35774225984</text:p>
              </table:table-cell>
              <table:table-cell office:value-type="float" office:value="-0.0162724202239">
                <text:p>-0.016272420223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35774225984">
                <text:p>0.35774225984</text:p>
              </table:table-cell>
              <table:table-cell office:value-type="float" office:value="-0.0162724202239">
                <text:p>-0.016272420223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35774225984">
                <text:p>0.35774225984</text:p>
              </table:table-cell>
              <table:table-cell office:value-type="float" office:value="-0.0162724202239">
                <text:p>-0.016272420223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35774225984">
                <text:p>0.35774225984</text:p>
              </table:table-cell>
              <table:table-cell office:value-type="float" office:value="-0.0162724202239">
                <text:p>-0.016272420223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35774225984">
                <text:p>0.35774225984</text:p>
              </table:table-cell>
              <table:table-cell office:value-type="float" office:value="-0.0162724202239">
                <text:p>-0.016272420223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35774225984">
                <text:p>0.35774225984</text:p>
              </table:table-cell>
              <table:table-cell office:value-type="float" office:value="-0.0162724202239">
                <text:p>-0.016272420223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35774225984">
                <text:p>0.35774225984</text:p>
              </table:table-cell>
              <table:table-cell office:value-type="float" office:value="-0.0162724202239">
                <text:p>-0.016272420223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35774225984">
                <text:p>0.35774225984</text:p>
              </table:table-cell>
              <table:table-cell office:value-type="float" office:value="-0.0162724202239">
                <text:p>-0.016272420223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621781043257">
                <text:p>0.621781043257</text:p>
              </table:table-cell>
              <table:table-cell office:value-type="float" office:value="-0.0187263090417">
                <text:p>-0.018726309041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6292650809">
                <text:p>0.6292650809</text:p>
              </table:table-cell>
              <table:table-cell office:value-type="float" office:value="-0.0226879154151">
                <text:p>-0.022687915415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6292650809">
                <text:p>0.6292650809</text:p>
              </table:table-cell>
              <table:table-cell office:value-type="float" office:value="-0.0226879154151">
                <text:p>-0.022687915415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6292650809">
                <text:p>0.6292650809</text:p>
              </table:table-cell>
              <table:table-cell office:value-type="float" office:value="-0.0226879154151">
                <text:p>-0.022687915415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6292650809">
                <text:p>0.6292650809</text:p>
              </table:table-cell>
              <table:table-cell office:value-type="float" office:value="-0.0226879154151">
                <text:p>-0.022687915415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6292650809">
                <text:p>0.6292650809</text:p>
              </table:table-cell>
              <table:table-cell office:value-type="float" office:value="-0.0226879154151">
                <text:p>-0.022687915415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44824986686">
                <text:p>0.44824986686</text:p>
              </table:table-cell>
              <table:table-cell office:value-type="float" office:value="-0.0256348111391">
                <text:p>-0.025634811139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44824986686">
                <text:p>0.44824986686</text:p>
              </table:table-cell>
              <table:table-cell office:value-type="float" office:value="-0.0256348111391">
                <text:p>-0.025634811139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44824986686">
                <text:p>0.44824986686</text:p>
              </table:table-cell>
              <table:table-cell office:value-type="float" office:value="-0.0256348111391">
                <text:p>-0.025634811139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44824986686">
                <text:p>0.44824986686</text:p>
              </table:table-cell>
              <table:table-cell office:value-type="float" office:value="-0.0256348111391">
                <text:p>-0.025634811139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44824986686">
                <text:p>0.44824986686</text:p>
              </table:table-cell>
              <table:table-cell office:value-type="float" office:value="-0.0256348111391">
                <text:p>-0.025634811139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44824986686">
                <text:p>0.44824986686</text:p>
              </table:table-cell>
              <table:table-cell office:value-type="float" office:value="-0.0256348111391">
                <text:p>-0.025634811139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44824986686">
                <text:p>0.44824986686</text:p>
              </table:table-cell>
              <table:table-cell office:value-type="float" office:value="-0.0256348111391">
                <text:p>-0.025634811139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556282450075">
                <text:p>0.556282450075</text:p>
              </table:table-cell>
              <table:table-cell office:value-type="float" office:value="-0.0258193846638">
                <text:p>-0.025819384663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556282450075">
                <text:p>0.556282450075</text:p>
              </table:table-cell>
              <table:table-cell office:value-type="float" office:value="-0.0258193846638">
                <text:p>-0.025819384663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474432668092">
                <text:p>0.474432668092</text:p>
              </table:table-cell>
              <table:table-cell office:value-type="float" office:value="-0.0278587194315">
                <text:p>-0.02785871943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474432668092">
                <text:p>0.474432668092</text:p>
              </table:table-cell>
              <table:table-cell office:value-type="float" office:value="-0.0278587194315">
                <text:p>-0.027858719431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474432668092">
                <text:p>0.474432668092</text:p>
              </table:table-cell>
              <table:table-cell office:value-type="float" office:value="-0.0278587194315">
                <text:p>-0.027858719431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551437228062">
                <text:p>0.551437228062</text:p>
              </table:table-cell>
              <table:table-cell office:value-type="float" office:value="-0.0296648147495">
                <text:p>-0.029664814749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592234031067">
                <text:p>0.592234031067</text:p>
              </table:table-cell>
              <table:table-cell office:value-type="float" office:value="-0.0297796578918">
                <text:p>-0.029779657891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369745384609">
                <text:p>0.369745384609</text:p>
              </table:table-cell>
              <table:table-cell office:value-type="float" office:value="-0.0310355828841">
                <text:p>-0.031035582884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46963726968">
                <text:p>0.46963726968</text:p>
              </table:table-cell>
              <table:table-cell office:value-type="float" office:value="-0.0330572202882">
                <text:p>-0.033057220288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46963726968">
                <text:p>0.46963726968</text:p>
              </table:table-cell>
              <table:table-cell office:value-type="float" office:value="-0.0330572202882">
                <text:p>-0.033057220288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46963726968">
                <text:p>0.46963726968</text:p>
              </table:table-cell>
              <table:table-cell office:value-type="float" office:value="-0.0330572202882">
                <text:p>-0.033057220288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472328847822">
                <text:p>0.472328847822</text:p>
              </table:table-cell>
              <table:table-cell office:value-type="float" office:value="-0.0357136688453">
                <text:p>-0.035713668845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48103805315">
                <text:p>0.48103805315</text:p>
              </table:table-cell>
              <table:table-cell office:value-type="float" office:value="-0.0360271571561">
                <text:p>-0.036027157156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48103805315">
                <text:p>0.48103805315</text:p>
              </table:table-cell>
              <table:table-cell office:value-type="float" office:value="-0.0360271571561">
                <text:p>-0.036027157156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48103805315">
                <text:p>0.48103805315</text:p>
              </table:table-cell>
              <table:table-cell office:value-type="float" office:value="-0.0360271571561">
                <text:p>-0.036027157156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461534961364">
                <text:p>0.461534961364</text:p>
              </table:table-cell>
              <table:table-cell office:value-type="float" office:value="-0.0412413603053">
                <text:p>-0.041241360305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461534961364">
                <text:p>0.461534961364</text:p>
              </table:table-cell>
              <table:table-cell office:value-type="float" office:value="-0.0412413603053">
                <text:p>-0.041241360305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461534961364">
                <text:p>0.461534961364</text:p>
              </table:table-cell>
              <table:table-cell office:value-type="float" office:value="-0.0412413603053">
                <text:p>-0.041241360305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461534961364">
                <text:p>0.461534961364</text:p>
              </table:table-cell>
              <table:table-cell office:value-type="float" office:value="-0.0412413603053">
                <text:p>-0.041241360305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393631349233">
                <text:p>0.393631349233</text:p>
              </table:table-cell>
              <table:table-cell office:value-type="float" office:value="-0.0474824624707">
                <text:p>-0.047482462470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393631349233">
                <text:p>0.393631349233</text:p>
              </table:table-cell>
              <table:table-cell office:value-type="float" office:value="-0.0474824624707">
                <text:p>-0.047482462470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393631349233">
                <text:p>0.393631349233</text:p>
              </table:table-cell>
              <table:table-cell office:value-type="float" office:value="-0.0474824624707">
                <text:p>-0.047482462470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393631349233">
                <text:p>0.393631349233</text:p>
              </table:table-cell>
              <table:table-cell office:value-type="float" office:value="-0.0474824624707">
                <text:p>-0.047482462470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393631349233">
                <text:p>0.393631349233</text:p>
              </table:table-cell>
              <table:table-cell office:value-type="float" office:value="-0.0474824624707">
                <text:p>-0.047482462470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393631349233">
                <text:p>0.393631349233</text:p>
              </table:table-cell>
              <table:table-cell office:value-type="float" office:value="-0.0474824624707">
                <text:p>-0.047482462470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393631349233">
                <text:p>0.393631349233</text:p>
              </table:table-cell>
              <table:table-cell office:value-type="float" office:value="-0.0474824624707">
                <text:p>-0.047482462470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393631349233">
                <text:p>0.393631349233</text:p>
              </table:table-cell>
              <table:table-cell office:value-type="float" office:value="-0.0474824624707">
                <text:p>-0.047482462470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483083771991">
                <text:p>-0.048308377199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483083771991">
                <text:p>-0.048308377199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483083771991">
                <text:p>-0.048308377199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483083771991">
                <text:p>-0.048308377199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483083771991">
                <text:p>-0.048308377199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38049406869">
                <text:p>0.38049406869</text:p>
              </table:table-cell>
              <table:table-cell office:value-type="float" office:value="-0.0483083771991">
                <text:p>-0.048308377199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515506880782">
                <text:p>0.515506880782</text:p>
              </table:table-cell>
              <table:table-cell office:value-type="float" office:value="-0.0503963911849">
                <text:p>-0.050396391184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539935411388">
                <text:p>0.539935411388</text:p>
              </table:table-cell>
              <table:table-cell office:value-type="float" office:value="-0.0547061766148">
                <text:p>-0.054706176614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461149006845">
                <text:p>0.461149006845</text:p>
              </table:table-cell>
              <table:table-cell office:value-type="float" office:value="-0.0558043618788">
                <text:p>-0.055804361878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461149006845">
                <text:p>0.461149006845</text:p>
              </table:table-cell>
              <table:table-cell office:value-type="float" office:value="-0.0558043618788">
                <text:p>-0.055804361878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461149006845">
                <text:p>0.461149006845</text:p>
              </table:table-cell>
              <table:table-cell office:value-type="float" office:value="-0.0558043618788">
                <text:p>-0.055804361878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547100951257">
                <text:p>0.547100951257</text:p>
              </table:table-cell>
              <table:table-cell office:value-type="float" office:value="-0.0563176200796">
                <text:p>-0.056317620079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547100951257">
                <text:p>0.547100951257</text:p>
              </table:table-cell>
              <table:table-cell office:value-type="float" office:value="-0.0563176200796">
                <text:p>-0.056317620079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50500227468">
                <text:p>0.50500227468</text:p>
              </table:table-cell>
              <table:table-cell office:value-type="float" office:value="-0.0625055376445">
                <text:p>-0.062505537644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446024059544">
                <text:p>0.446024059544</text:p>
              </table:table-cell>
              <table:table-cell office:value-type="float" office:value="-0.0654398952663">
                <text:p>-0.065439895266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396144274622">
                <text:p>0.396144274622</text:p>
              </table:table-cell>
              <table:table-cell office:value-type="float" office:value="-0.0673865519044">
                <text:p>-0.067386551904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66413719305">
                <text:p>0.66413719305</text:p>
              </table:table-cell>
              <table:table-cell office:value-type="float" office:value="-0.0705665620929">
                <text:p>-0.070566562092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66413719305">
                <text:p>0.66413719305</text:p>
              </table:table-cell>
              <table:table-cell office:value-type="float" office:value="-0.0705665620929">
                <text:p>-0.070566562092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66413719305">
                <text:p>0.66413719305</text:p>
              </table:table-cell>
              <table:table-cell office:value-type="float" office:value="-0.0705665620929">
                <text:p>-0.070566562092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5997827243">
                <text:p>0.5997827243</text:p>
              </table:table-cell>
              <table:table-cell office:value-type="float" office:value="-0.0783286315978">
                <text:p>-0.078328631597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58657024892">
                <text:p>0.58657024892</text:p>
              </table:table-cell>
              <table:table-cell office:value-type="float" office:value="-0.0869276101286">
                <text:p>-0.086927610128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58657024892">
                <text:p>0.58657024892</text:p>
              </table:table-cell>
              <table:table-cell office:value-type="float" office:value="-0.0869276101286">
                <text:p>-0.086927610128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58657024892">
                <text:p>0.58657024892</text:p>
              </table:table-cell>
              <table:table-cell office:value-type="float" office:value="-0.0869276101286">
                <text:p>-0.086927610128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721016715175">
                <text:p>0.721016715175</text:p>
              </table:table-cell>
              <table:table-cell office:value-type="float" office:value="-0.100120141634">
                <text:p>-0.10012014163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721016715175">
                <text:p>0.721016715175</text:p>
              </table:table-cell>
              <table:table-cell office:value-type="float" office:value="-0.100120141634">
                <text:p>-0.10012014163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721016715175">
                <text:p>0.721016715175</text:p>
              </table:table-cell>
              <table:table-cell office:value-type="float" office:value="-0.100120141634">
                <text:p>-0.10012014163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721016715175">
                <text:p>0.721016715175</text:p>
              </table:table-cell>
              <table:table-cell office:value-type="float" office:value="-0.100120141634">
                <text:p>-0.10012014163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721016715175">
                <text:p>0.721016715175</text:p>
              </table:table-cell>
              <table:table-cell office:value-type="float" office:value="-0.100120141634">
                <text:p>-0.10012014163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721016715175">
                <text:p>0.721016715175</text:p>
              </table:table-cell>
              <table:table-cell office:value-type="float" office:value="-0.100120141634">
                <text:p>-0.10012014163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721016715175">
                <text:p>0.721016715175</text:p>
              </table:table-cell>
              <table:table-cell office:value-type="float" office:value="-0.100120141634">
                <text:p>-0.10012014163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721016715175">
                <text:p>0.721016715175</text:p>
              </table:table-cell>
              <table:table-cell office:value-type="float" office:value="-0.100120141634">
                <text:p>-0.1001201416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721016715175">
                <text:p>0.721016715175</text:p>
              </table:table-cell>
              <table:table-cell office:value-type="float" office:value="-0.100120141634">
                <text:p>-0.10012014163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721016715175">
                <text:p>0.721016715175</text:p>
              </table:table-cell>
              <table:table-cell office:value-type="float" office:value="-0.100120141634">
                <text:p>-0.10012014163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721016715175">
                <text:p>0.721016715175</text:p>
              </table:table-cell>
              <table:table-cell office:value-type="float" office:value="-0.100120141634">
                <text:p>-0.10012014163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666209521667">
                <text:p>0.666209521667</text:p>
              </table:table-cell>
              <table:table-cell office:value-type="float" office:value="-0.101528370933">
                <text:p>-0.10152837093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49386204428">
                <text:p>0.49386204428</text:p>
              </table:table-cell>
              <table:table-cell office:value-type="float" office:value="-0.122600621904">
                <text:p>-0.122600621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